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B00000090F3E3DBF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Wingdings" svg:font-family="Wingdings"/>
    <style:font-face style:name="Courier New" svg:font-family="'Courier New'" style:font-family-generic="modern"/>
    <style:font-face style:name="Calibri1" svg:font-family="Calibri" style:font-family-generic="swiss"/>
    <style:font-face style:name="arial" svg:font-family="arial" style:font-family-generic="swiss"/>
    <style:font-face style:name="arial1" svg:font-family="arial, sans-serif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995cm" fo:margin-left="-0.238cm" table:align="left" style:writing-mode="lr-tb"/>
    </style:style>
    <style:style style:name="Table1.A" style:family="table-column">
      <style:table-column-properties style:column-width="1.623cm"/>
    </style:style>
    <style:style style:name="Table1.B" style:family="table-column">
      <style:table-column-properties style:column-width="1.021cm"/>
    </style:style>
    <style:style style:name="Table1.C" style:family="table-column">
      <style:table-column-properties style:column-width="2.009cm"/>
    </style:style>
    <style:style style:name="Table1.D" style:family="table-column">
      <style:table-column-properties style:column-width="0.233cm"/>
    </style:style>
    <style:style style:name="Table1.E" style:family="table-column">
      <style:table-column-properties style:column-width="2.51cm"/>
    </style:style>
    <style:style style:name="Table1.F" style:family="table-column">
      <style:table-column-properties style:column-width="0.751cm"/>
    </style:style>
    <style:style style:name="Table1.G" style:family="table-column">
      <style:table-column-properties style:column-width="1.506cm"/>
    </style:style>
    <style:style style:name="Table1.H" style:family="table-column">
      <style:table-column-properties style:column-width="2.06cm"/>
    </style:style>
    <style:style style:name="Table1.I" style:family="table-column">
      <style:table-column-properties style:column-width="4.098cm"/>
    </style:style>
    <style:style style:name="Table1.J" style:family="table-column">
      <style:table-column-properties style:column-width="0.088cm"/>
    </style:style>
    <style:style style:name="Table1.K" style:family="table-column">
      <style:table-column-properties style:column-width="0.095cm"/>
    </style:style>
    <style:style style:name="Table1.1" style:family="table-row">
      <style:table-row-properties style:min-row-height="0.529cm" style:keep-together="false" fo:keep-together="always"/>
    </style:style>
    <style:style style:name="Table1.A1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e1.K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Table1.2" style:family="table-row">
      <style:table-row-properties style:min-row-height="1.191cm" style:keep-together="false" fo:keep-together="always"/>
    </style:style>
    <style:style style:name="Table1.A2" style:family="table-cell">
      <style:table-cell-properties style:vertical-align="middle" fo:padding="0cm" fo:border-left="0.018cm solid #000000" fo:border-right="none" fo:border-top="none" fo:border-bottom="0.035cm solid #000000" style:writing-mode="lr-tb"/>
    </style:style>
    <style:style style:name="Table1.C2" style:family="table-cell">
      <style:table-cell-properties style:vertical-align="middle" fo:padding="0cm" fo:border-left="0.018cm solid #000000" fo:border-right="none" fo:border-top="0.018cm solid #000000" fo:border-bottom="0.035cm solid #000000" style:writing-mode="lr-tb"/>
    </style:style>
    <style:style style:name="Table1.D2" style:family="table-cell">
      <style:table-cell-properties style:vertical-align="bottom" fo:padding="0cm" fo:border-left="0.018cm solid #000000" fo:border-right="none" fo:border-top="0.018cm solid #000000" fo:border-bottom="none" style:writing-mode="lr-tb"/>
    </style:style>
    <style:style style:name="Table1.G2" style:family="table-cell">
      <style:table-cell-properties style:vertical-align="bottom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965cm" style:keep-together="false" fo:keep-together="always"/>
    </style:style>
    <style:style style:name="Table1.4" style:family="table-row">
      <style:table-row-properties style:min-row-height="0.688cm" style:keep-together="false" fo:keep-together="always"/>
    </style:style>
    <style:style style:name="Table1.G4" style:family="table-cell">
      <style:table-cell-properties style:vertical-align="bottom" fo:padding="0cm" fo:border-left="0.018cm solid #000000" fo:border-right="none" fo:border-top="none" fo:border-bottom="0.035cm solid #000000" style:writing-mode="lr-tb"/>
    </style:style>
    <style:style style:name="Table1.H4" style:family="table-cell">
      <style:table-cell-properties style:vertical-align="bottom" fo:padding="0cm" fo:border-left="0.018cm solid #000000" fo:border-right="none" fo:border-top="0.018cm solid #000000" fo:border-bottom="0.035cm solid #000000" style:writing-mode="lr-tb"/>
    </style:style>
    <style:style style:name="Table1.5" style:family="table-row">
      <style:table-row-properties style:min-row-height="0.318cm" style:keep-together="false" fo:keep-together="always"/>
    </style:style>
    <style:style style:name="Table1.A5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e1.J5" style:family="table-cell">
      <style:table-cell-properties style:vertical-align="top" fo:padding="0cm" fo:border="none" style:writing-mode="lr-tb"/>
    </style:style>
    <style:style style:name="Table1.6" style:family="table-row">
      <style:table-row-properties style:min-row-height="0.353cm" style:keep-together="false" fo:keep-together="always"/>
    </style:style>
    <style:style style:name="Table1.7" style:family="table-row">
      <style:table-row-properties style:min-row-height="0.45cm" style:keep-together="false" fo:keep-together="always"/>
    </style:style>
    <style:style style:name="Table1.A7" style:family="table-cell">
      <style:table-cell-properties style:vertical-align="bottom" fo:padding="0cm" fo:border-left="0.018cm solid #000000" fo:border-right="none" fo:border-top="0.035cm solid #000000" fo:border-bottom="0.018cm solid #000000" style:writing-mode="lr-tb"/>
    </style:style>
    <style:style style:name="Table1.8" style:family="table-row">
      <style:table-row-properties style:min-row-height="1.221cm" style:keep-together="false" fo:keep-together="always"/>
    </style:style>
    <style:style style:name="Table1.A8" style:family="table-cell">
      <style:table-cell-properties style:vertical-align="bottom" fo:padding="0cm" fo:border-left="0.035cm solid #000000" fo:border-right="none" fo:border-top="none" fo:border-bottom="0.018cm solid #000000" style:writing-mode="lr-tb"/>
    </style:style>
    <style:style style:name="Table1.I8" style:family="table-cell">
      <style:table-cell-properties style:vertical-align="bottom" fo:padding="0cm" fo:border-left="0.018cm solid #000000" fo:border-right="0.035cm solid #000000" fo:border-top="none" fo:border-bottom="0.018cm solid #000000" style:writing-mode="lr-tb"/>
    </style:style>
    <style:style style:name="Table1.9" style:family="table-row">
      <style:table-row-properties style:min-row-height="1.212cm" style:keep-together="false" fo:keep-together="always"/>
    </style:style>
    <style:style style:name="Table1.10" style:family="table-row">
      <style:table-row-properties style:min-row-height="1.254cm" style:keep-together="false" fo:keep-together="always"/>
    </style:style>
    <style:style style:name="Table1.11" style:family="table-row">
      <style:table-row-properties style:min-row-height="1.198cm" style:keep-together="false" fo:keep-together="always"/>
    </style:style>
    <style:style style:name="Table1.12" style:family="table-row">
      <style:table-row-properties style:min-row-height="1.265cm" style:keep-together="false" fo:keep-together="always"/>
    </style:style>
    <style:style style:name="Table1.13" style:family="table-row">
      <style:table-row-properties style:min-row-height="1.459cm" style:keep-together="false" fo:keep-together="always"/>
    </style:style>
    <style:style style:name="Table1.A13" style:family="table-cell">
      <style:table-cell-properties style:vertical-align="bottom" fo:padding="0cm" fo:border-left="0.035cm solid #000000" fo:border-right="none" fo:border-top="none" fo:border-bottom="0.035cm solid #000000" style:writing-mode="lr-tb"/>
    </style:style>
    <style:style style:name="Table1.I13" style:family="table-cell">
      <style:table-cell-properties style:vertical-align="bottom" fo:padding="0cm" fo:border-left="0.018cm solid #000000" fo:border-right="0.035cm solid #000000" fo:border-top="none" fo:border-bottom="0.035cm solid #000000" style:writing-mode="lr-tb"/>
    </style:style>
    <style:style style:name="Table2" style:family="table">
      <style:table-properties style:width="15.889cm" fo:margin-left="-0.185cm" table:align="left" style:writing-mode="lr-tb"/>
    </style:style>
    <style:style style:name="Table2.A" style:family="table-column">
      <style:table-column-properties style:column-width="3.868cm"/>
    </style:style>
    <style:style style:name="Table2.B" style:family="table-column">
      <style:table-column-properties style:column-width="1.75cm"/>
    </style:style>
    <style:style style:name="Table2.D" style:family="table-column">
      <style:table-column-properties style:column-width="1.499cm"/>
    </style:style>
    <style:style style:name="Table2.E" style:family="table-column">
      <style:table-column-properties style:column-width="7.022cm"/>
    </style:style>
    <style:style style:name="Table2.1" style:family="table-row">
      <style:table-row-properties style:min-row-height="0.383cm" style:keep-together="false" fo:keep-together="always"/>
    </style:style>
    <style:style style:name="Table2.A1" style:family="table-cell">
      <style:table-cell-properties style:vertical-align="bottom" fo:padding="0cm" fo:border-left="0.018cm solid #000000" fo:border-right="0.018cm solid #000000" fo:border-top="0.018cm solid #000000" fo:border-bottom="none" style:writing-mode="lr-tb"/>
    </style:style>
    <style:style style:name="Table2.2" style:family="table-row">
      <style:table-row-properties style:min-row-height="0.974cm" style:keep-together="false" fo:keep-together="always"/>
    </style:style>
    <style:style style:name="Table2.3" style:family="table-row">
      <style:table-row-properties style:min-row-height="0.476cm" style:keep-together="false" fo:keep-together="always"/>
    </style:style>
    <style:style style:name="Table2.A3" style:family="table-cell">
      <style:table-cell-properties style:vertical-align="bottom" fo:padding="0cm" fo:border-left="0.018cm solid #000000" fo:border-right="none" fo:border-top="0.018cm solid #000000" fo:border-bottom="none" style:writing-mode="lr-tb"/>
    </style:style>
    <style:style style:name="Table2.23" style:family="table-row">
      <style:table-row-properties style:min-row-height="0.669cm" style:keep-together="false" fo:keep-together="always"/>
    </style:style>
    <style:style style:name="Table2.A23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e2.E23" style:family="table-cell">
      <style:table-cell-properties style:vertical-align="bottom" fo:padding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style:font-name="Times New Roman" fo:font-size="8pt" fo:language="es" fo:country="AR" fo:font-style="italic" fo:font-weight="bold" style:font-size-asian="8pt" style:font-style-asian="italic" style:font-weight-asian="bold" style:font-name-complex="Times New Roman"/>
    </style:style>
    <style:style style:name="P5" style:family="paragraph" style:parent-style-name="Standard">
      <style:paragraph-properties style:snap-to-layout-grid="false"/>
      <style:text-properties style:font-name="Monotype Corsiva" fo:font-size="8pt" fo:language="es" fo:country="AR" style:font-size-asian="8pt" style:font-name-complex="Monotype Corsiva"/>
    </style:style>
    <style:style style:name="P6" style:family="paragraph" style:parent-style-name="Standard">
      <style:text-properties fo:language="es" fo:country="AR"/>
    </style:style>
    <style:style style:name="P7" style:family="paragraph" style:parent-style-name="Standard">
      <style:text-properties fo:language="es" fo:country="AR" style:font-name-complex="Arial"/>
    </style:style>
    <style:style style:name="P8" style:family="paragraph" style:parent-style-name="Standard">
      <style:paragraph-properties style:snap-to-layout-grid="false"/>
      <style:text-properties fo:language="es" fo:country="AR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es" fo:country="AR" style:font-name-complex="Arial"/>
    </style:style>
    <style:style style:name="P10" style:family="paragraph" style:parent-style-name="Standard">
      <style:paragraph-properties fo:text-align="end" style:justify-single-word="false" style:snap-to-layout-grid="false"/>
      <style:text-properties fo:language="es" fo:country="AR" style:font-name-complex="Arial"/>
    </style:style>
    <style:style style:name="P11" style:family="paragraph" style:parent-style-name="Standard">
      <style:paragraph-properties style:snap-to-layout-grid="false"/>
      <style:text-properties fo:language="es" fo:country="AR" fo:font-weight="bold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fo:language="es" fo:country="AR" fo:font-weight="bold" style:font-name-asian="Arial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name-asian="Arial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fo:language="es" fo:country="AR" style:font-name-asian="Arial" style:font-name-complex="Arial"/>
    </style:style>
    <style:style style:name="P16" style:family="paragraph" style:parent-style-name="Standard">
      <style:paragraph-properties>
        <style:tab-stops>
          <style:tab-stop style:position="14.988cm" style:type="right" style:leader-style="dotted" style:leader-text="."/>
        </style:tab-stops>
      </style:paragraph-properties>
      <style:text-properties fo:language="es" fo:country="AR"/>
    </style:style>
    <style:style style:name="P17" style:family="paragraph" style:parent-style-name="Standard">
      <style:paragraph-properties style:snap-to-layout-grid="false"/>
      <style:text-properties fo:font-size="100pt" fo:language="es" fo:country="AR" style:font-size-asian="100pt"/>
    </style:style>
    <style:style style:name="P18" style:family="paragraph" style:parent-style-name="Standard">
      <style:text-properties fo:font-size="12pt" fo:language="es" fo:country="AR" style:font-size-asian="12pt" style:font-size-complex="12pt"/>
    </style:style>
    <style:style style:name="P19" style:family="paragraph" style:parent-style-name="Standard">
      <style:paragraph-properties style:snap-to-layout-grid="false"/>
      <style:text-properties fo:font-size="12pt" fo:language="es" fo:country="AR" fo:font-weight="bold" style:font-size-asian="12pt" style:font-weight-asian="bold" style:font-name-complex="Arial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2pt" fo:language="es" fo:country="AR" fo:font-weight="bold" style:font-size-asian="12pt" style:font-weight-asian="bold" style:font-name-complex="Arial" style:font-weight-complex="bold"/>
    </style:style>
    <style:style style:name="P21" style:family="paragraph" style:parent-style-name="Standard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24" style:family="paragraph" style:parent-style-name="Standard">
      <style:text-properties fo:font-size="12pt" fo:language="es" fo:country="AR" style:text-underline-style="none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language="es" fo:country="A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language="es" fo:country="AR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style:font-size-asian="12pt" style:font-name-complex="Arial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arial" fo:font-size="12pt" fo:language="es" fo:country="AR" style:font-size-asian="12pt" style:font-name-complex="arial" style:font-size-complex="12pt"/>
    </style:style>
    <style:style style:name="P32" style:family="paragraph" style:parent-style-name="Standard">
      <style:text-properties fo:font-size="10pt" style:font-size-asian="10pt" style:font-size-complex="10pt"/>
    </style:style>
    <style:style style:name="P33" style:family="paragraph" style:parent-style-name="Standard">
      <style:text-properties fo:font-size="10pt" fo:language="es" fo:country="AR" style:text-underline-style="none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Header">
      <style:text-properties fo:language="es" fo:country="AR" style:language-asian="zxx" style:country-asian="none"/>
    </style:style>
    <style:style style:name="P36" style:family="paragraph" style:parent-style-name="Header">
      <style:paragraph-properties style:snap-to-layout-grid="false">
        <style:tab-stops/>
      </style:paragraph-properties>
    </style:style>
    <style:style style:name="P37" style:family="paragraph" style:parent-style-name="Footer">
      <style:text-properties fo:language="es" fo:country="AR"/>
    </style:style>
    <style:style style:name="P38" style:family="paragraph" style:parent-style-name="Standard">
      <style:paragraph-properties fo:break-before="page"/>
      <style:text-properties fo:language="es" fo:country="AR"/>
    </style:style>
    <style:style style:name="P39" style:family="paragraph" style:parent-style-name="Standard">
      <style:paragraph-properties fo:margin-left="0cm" fo:margin-right="0cm" fo:text-indent="-0.635cm" style:auto-text-indent="false"/>
      <style:text-properties fo:language="es" fo:country="AR"/>
    </style:style>
    <style:style style:name="P40" style:family="paragraph" style:parent-style-name="Standard">
      <style:paragraph-properties fo:margin-left="0cm" fo:margin-right="0cm" fo:text-indent="-0.635cm" style:auto-text-indent="false" fo:break-before="page"/>
      <style:text-properties fo:language="es" fo:country="AR"/>
    </style:style>
    <style:style style:name="P41" style:family="paragraph" style:parent-style-name="Standard">
      <style:paragraph-properties fo:margin-top="0cm" fo:margin-bottom="0cm" fo:text-align="justify" style:justify-single-word="false"/>
    </style:style>
    <style:style style:name="P42" style:family="paragraph" style:parent-style-name="Standard">
      <style:paragraph-properties fo:margin-top="0cm" fo:margin-bottom="0cm" fo:text-align="justify" style:justify-single-word="false"/>
      <style:text-properties fo:language="es" fo:country="AR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fo:language="es" fo:country="AR" style:text-underline-style="solid" style:text-underline-width="auto" style:text-underline-color="font-color" fo:font-weight="bold" style:font-weight-asian="bold"/>
    </style:style>
    <style:style style:name="P44" style:family="paragraph" style:parent-style-name="Standard">
      <style:paragraph-properties fo:margin-top="0cm" fo:margin-bottom="0cm" fo:text-align="justify" style:justify-single-word="false"/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fo:text-align="center" style:justify-single-word="false"/>
    </style:style>
    <style:style style:name="P46" style:family="paragraph" style:parent-style-name="Standard">
      <style:paragraph-properties fo:margin-top="0cm" fo:margin-bottom="0cm" fo:text-align="justify" style:justify-single-word="false"/>
      <style:text-properties fo:font-size="10pt" fo:language="es" fo:country="AR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fo:text-align="justify" style:justify-single-word="false"/>
      <style:text-properties fo:font-size="10pt" fo:language="es" fo:country="AR" style:text-underline-style="none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top="0cm" fo:margin-bottom="0cm"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49" style:family="paragraph" style:parent-style-name="Standard">
      <style:paragraph-properties fo:margin-top="0cm" fo:margin-bottom="0cm" fo:text-align="start" style:justify-single-word="false"/>
    </style:style>
    <style:style style:name="P50" style:family="paragraph" style:parent-style-name="Standard">
      <style:paragraph-properties fo:margin-top="0cm" fo:margin-bottom="0cm" fo:text-align="justify" style:justify-single-word="false"/>
      <style:text-properties style:font-name="arial1" fo:font-size="10pt" fo:background-color="#ffffff" style:font-size-asian="10pt" style:font-name-complex="arial1"/>
    </style:style>
    <style:style style:name="P51" style:family="paragraph" style:parent-style-name="Standard">
      <style:paragraph-properties fo:margin-top="0cm" fo:margin-bottom="0cm" fo:text-align="justify" style:justify-single-word="false"/>
      <style:text-properties style:font-name="arial1" fo:font-size="10pt" fo:background-color="#ffffff" style:font-name-asian="arial1" style:font-size-asian="10pt" style:font-name-complex="arial1"/>
    </style:style>
    <style:style style:name="P52" style:family="paragraph" style:parent-style-name="Standard">
      <style:paragraph-properties fo:margin-top="0cm" fo:margin-bottom="0.499cm" fo:orphans="2" fo:widows="2"/>
    </style:style>
    <style:style style:name="P53" style:family="paragraph" style:parent-style-name="Standard">
      <style:paragraph-properties fo:margin-top="0.212cm" fo:margin-bottom="0cm" fo:text-align="justify" style:justify-single-word="false"/>
    </style:style>
    <style:style style:name="P54" style:family="paragraph" style:parent-style-name="Título">
      <style:text-properties fo:language="es" fo:country="AR"/>
    </style:style>
    <style:style style:name="P55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56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fo:language="es" fo:country="AR"/>
    </style:style>
    <style:style style:name="P57" style:family="paragraph" style:parent-style-name="Contents_20_Heading">
      <style:text-properties fo:language="es" fo:country="AR"/>
    </style:style>
    <style:style style:name="P5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6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62" style:family="paragraph" style:parent-style-name="Standard" style:list-style-name="WW8Num4"/>
    <style:style style:name="P63" style:family="paragraph" style:parent-style-name="Standard" style:list-style-name="WW8Num4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4" style:family="paragraph" style:parent-style-name="Standard" style:list-style-name="L1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5" style:family="paragraph" style:parent-style-name="Standard" style:list-style-name="L2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6" style:family="paragraph" style:parent-style-name="Standard" style:list-style-name="L3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7" style:family="paragraph" style:parent-style-name="Standard" style:list-style-name="L4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8" style:family="paragraph" style:parent-style-name="Standard" style:list-style-name="L5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6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0" style:family="paragraph" style:parent-style-name="Standard" style:list-style-name="L7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1" style:family="paragraph" style:parent-style-name="Standard" style:list-style-name="L8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2" style:family="paragraph" style:parent-style-name="Standard" style:list-style-name="L9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3" style:family="paragraph" style:parent-style-name="Standard" style:list-style-name="L10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4" style:family="paragraph" style:parent-style-name="Standard" style:list-style-name="L11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12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6" style:family="paragraph" style:parent-style-name="Standard" style:list-style-name="L13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77" style:family="paragraph" style:parent-style-name="Standard" style:list-style-name="L4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8" style:family="paragraph" style:parent-style-name="Standard" style:list-style-name="L5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9" style:family="paragraph" style:parent-style-name="Standard" style:list-style-name="L6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80" style:family="paragraph" style:parent-style-name="Standard" style:list-style-name="L9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81" style:family="paragraph" style:parent-style-name="Standard" style:list-style-name="L10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82" style:family="paragraph" style:parent-style-name="Standard" style:list-style-name="L11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83" style:family="paragraph" style:parent-style-name="Standard" style:list-style-name="L12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84" style:family="paragraph" style:parent-style-name="Standard" style:list-style-name="L13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85" style:family="paragraph" style:parent-style-name="Standard" style:list-style-name="WW8Num27">
      <style:paragraph-properties fo:text-align="justify" style:justify-single-word="false"/>
      <style:text-properties fo:font-size="12pt" style:font-size-asian="12pt" style:font-size-complex="12pt"/>
    </style:style>
    <style:style style:name="P86" style:family="paragraph" style:parent-style-name="Standard" style:list-style-name="WW8Num21">
      <style:paragraph-properties fo:text-align="justify" style:justify-single-word="false"/>
      <style:text-properties fo:font-size="12pt" style:font-size-asian="12pt" style:font-size-complex="12pt"/>
    </style:style>
    <style:style style:name="P87" style:family="paragraph" style:parent-style-name="Standard" style:list-style-name="WW8Num39">
      <style:paragraph-properties fo:text-align="justify" style:justify-single-word="false"/>
      <style:text-properties fo:font-size="12pt" style:font-size-asian="12pt" style:font-size-complex="12pt"/>
    </style:style>
    <style:style style:name="P88" style:family="paragraph" style:parent-style-name="Standard" style:list-style-name="WW8Num30">
      <style:paragraph-properties fo:text-align="justify" style:justify-single-word="false"/>
      <style:text-properties fo:font-size="12pt" style:font-size-asian="12pt" style:font-size-complex="12pt"/>
    </style:style>
    <style:style style:name="P89" style:family="paragraph" style:parent-style-name="Standard" style:list-style-name="WW8Num33">
      <style:paragraph-properties fo:text-align="justify" style:justify-single-word="false"/>
      <style:text-properties fo:font-size="12pt" style:font-size-asian="12pt" style:font-size-complex="12pt"/>
    </style:style>
    <style:style style:name="P90" style:family="paragraph" style:parent-style-name="Standard" style:list-style-name="WW8Num31">
      <style:paragraph-properties fo:text-align="justify" style:justify-single-word="false"/>
      <style:text-properties fo:font-size="12pt" style:font-size-asian="12pt" style:font-size-complex="12pt"/>
    </style:style>
    <style:style style:name="P91" style:family="paragraph" style:parent-style-name="Standard" style:list-style-name="WW8Num32">
      <style:paragraph-properties fo:text-align="justify" style:justify-single-word="false"/>
      <style:text-properties fo:font-size="12pt" style:font-size-asian="12pt" style:font-size-complex="12pt"/>
    </style:style>
    <style:style style:name="P92" style:family="paragraph" style:parent-style-name="Standard" style:list-style-name="WW8Num36">
      <style:paragraph-properties fo:text-align="justify" style:justify-single-word="false"/>
      <style:text-properties fo:font-size="12pt" style:font-size-asian="12pt" style:font-size-complex="12pt"/>
    </style:style>
    <style:style style:name="P93" style:family="paragraph" style:parent-style-name="Standard" style:list-style-name="WW8Num28">
      <style:paragraph-properties fo:text-align="justify" style:justify-single-word="false"/>
      <style:text-properties fo:font-size="12pt" style:font-size-asian="12pt" style:font-size-complex="12pt"/>
    </style:style>
    <style:style style:name="P94" style:family="paragraph" style:parent-style-name="Standard" style:list-style-name="WW8Num22">
      <style:paragraph-properties fo:text-align="justify" style:justify-single-word="false"/>
      <style:text-properties fo:font-size="12pt" style:font-size-asian="12pt" style:font-size-complex="12pt"/>
    </style:style>
    <style:style style:name="P95" style:family="paragraph" style:parent-style-name="Standard" style:list-style-name="WW8Num23">
      <style:paragraph-properties fo:text-align="justify" style:justify-single-word="false"/>
      <style:text-properties fo:font-size="12pt" style:font-size-asian="12pt" style:font-size-complex="12pt"/>
    </style:style>
    <style:style style:name="P96" style:family="paragraph" style:parent-style-name="Standard" style:list-style-name="WW8Num26">
      <style:paragraph-properties fo:text-align="justify" style:justify-single-word="false"/>
      <style:text-properties fo:font-size="12pt" style:font-size-asian="12pt" style:font-size-complex="12pt"/>
    </style:style>
    <style:style style:name="P97" style:family="paragraph" style:parent-style-name="Standard" style:list-style-name="WW8Num20">
      <style:paragraph-properties fo:text-align="justify" style:justify-single-word="false"/>
      <style:text-properties fo:font-size="12pt" style:font-size-asian="12pt" style:font-size-complex="12pt"/>
    </style:style>
    <style:style style:name="P98" style:family="paragraph" style:parent-style-name="Standard" style:list-style-name="WW8Num24">
      <style:paragraph-properties fo:text-align="justify" style:justify-single-word="false"/>
      <style:text-properties fo:font-size="12pt" style:font-size-asian="12pt" style:font-size-complex="12pt"/>
    </style:style>
    <style:style style:name="P99" style:family="paragraph" style:parent-style-name="Standard" style:list-style-name="WW8Num37">
      <style:paragraph-properties fo:text-align="justify" style:justify-single-word="false"/>
      <style:text-properties fo:font-size="12pt" style:font-size-asian="12pt" style:font-size-complex="12pt"/>
    </style:style>
    <style:style style:name="P100" style:family="paragraph" style:parent-style-name="Standard" style:list-style-name="WW8Num35">
      <style:paragraph-properties fo:text-align="justify" style:justify-single-word="false"/>
      <style:text-properties fo:font-size="12pt" style:font-size-asian="12pt" style:font-size-complex="12pt"/>
    </style:style>
    <style:style style:name="P101" style:family="paragraph" style:parent-style-name="Standard" style:list-style-name="WW8Num25">
      <style:paragraph-properties fo:text-align="justify" style:justify-single-word="false"/>
      <style:text-properties fo:font-size="12pt" style:font-size-asian="12pt" style:font-size-complex="12pt"/>
    </style:style>
    <style:style style:name="P102" style:family="paragraph" style:parent-style-name="Standard" style:list-style-name="L2"/>
    <style:style style:name="P103" style:family="paragraph" style:parent-style-name="Standard" style:list-style-name="WW8Num38">
      <style:paragraph-properties fo:text-align="justify" style:justify-single-word="false"/>
    </style:style>
    <style:style style:name="P104" style:family="paragraph" style:parent-style-name="Standard" style:list-style-name="WW8Num21">
      <style:paragraph-properties fo:text-align="justify" style:justify-single-word="false"/>
    </style:style>
    <style:style style:name="P105" style:family="paragraph" style:parent-style-name="Standard" style:list-style-name="WW8Num30">
      <style:paragraph-properties fo:text-align="justify" style:justify-single-word="false"/>
    </style:style>
    <style:style style:name="P106" style:family="paragraph" style:parent-style-name="Standard" style:list-style-name="WW8Num22">
      <style:paragraph-properties fo:text-align="justify" style:justify-single-word="false"/>
    </style:style>
    <style:style style:name="P107" style:family="paragraph" style:parent-style-name="Standard" style:list-style-name="WW8Num26">
      <style:paragraph-properties fo:text-align="justify" style:justify-single-word="false"/>
    </style:style>
    <style:style style:name="P108" style:family="paragraph" style:parent-style-name="Standard" style:list-style-name="WW8Num20">
      <style:paragraph-properties fo:text-align="justify" style:justify-single-word="false"/>
    </style:style>
    <style:style style:name="P109" style:family="paragraph" style:parent-style-name="Standard" style:list-style-name="WW8Num39">
      <style:paragraph-properties fo:text-align="justify" style:justify-single-word="false"/>
    </style:style>
    <style:style style:name="P110" style:family="paragraph" style:parent-style-name="Standard" style:list-style-name="WW8Num35">
      <style:paragraph-properties fo:text-align="justify" style:justify-single-word="false"/>
    </style:style>
    <style:style style:name="P111" style:family="paragraph" style:parent-style-name="Standard" style:list-style-name="WW8Num3"/>
    <style:style style:name="P112" style:family="paragraph" style:parent-style-name="Standard" style:list-style-name="WW8Num5"/>
    <style:style style:name="P113" style:family="paragraph" style:parent-style-name="Standard" style:list-style-name="WW8Num6"/>
    <style:style style:name="P114" style:family="paragraph" style:parent-style-name="Standard" style:list-style-name="WW8Num2"/>
    <style:style style:name="P115" style:family="paragraph" style:parent-style-name="Standard" style:list-style-name="WW8Num7"/>
    <style:style style:name="P116" style:family="paragraph" style:parent-style-name="Standard" style:list-style-name="WW8Num8"/>
    <style:style style:name="P117" style:family="paragraph" style:parent-style-name="Standard" style:list-style-name="WW8Num9"/>
    <style:style style:name="P118" style:family="paragraph" style:parent-style-name="Standard" style:list-style-name="WW8Num10"/>
    <style:style style:name="P119" style:family="paragraph" style:parent-style-name="Standard" style:list-style-name="WW8Num13"/>
    <style:style style:name="P120" style:family="paragraph" style:parent-style-name="Standard" style:list-style-name="WW8Num11"/>
    <style:style style:name="P121" style:family="paragraph" style:parent-style-name="Standard" style:list-style-name="WW8Num12"/>
    <style:style style:name="P122" style:family="paragraph" style:parent-style-name="Standard" style:list-style-name="WW8Num14"/>
    <style:style style:name="P123" style:family="paragraph" style:parent-style-name="Standard" style:list-style-name="WW8Num15"/>
    <style:style style:name="P124" style:family="paragraph" style:parent-style-name="Standard" style:list-style-name="WW8Num16"/>
    <style:style style:name="P125" style:family="paragraph" style:parent-style-name="Standard" style:list-style-name="WW8Num17"/>
    <style:style style:name="P126" style:family="paragraph" style:parent-style-name="Standard" style:list-style-name="WW8Num18"/>
    <style:style style:name="P127" style:family="paragraph" style:parent-style-name="Standard">
      <style:paragraph-properties fo:margin-top="0cm" fo:margin-bottom="0cm" fo:text-align="justify" style:justify-single-word="false"/>
      <style:text-properties fo:font-size="10pt" fo:language="es" fo:country="AR" style:text-underline-style="none" fo:font-weight="normal" style:font-size-asian="10pt" style:font-weight-asian="normal" style:font-size-complex="10pt" style:font-weight-complex="normal"/>
    </style:style>
    <style:style style:name="P128" style:family="paragraph" style:parent-style-name="List_20_Paragraph" style:list-style-name="WW8Num19">
      <style:paragraph-properties fo:margin-top="0cm" fo:margin-bottom="0cm" fo:text-align="justify" style:justify-single-word="false"/>
    </style:style>
    <style:style style:name="P129" style:family="paragraph" style:parent-style-name="Heading_20_7">
      <style:paragraph-properties style:snap-to-layout-grid="false"/>
      <style:text-properties fo:language="es" fo:country="AR" style:font-name-complex="Arial"/>
    </style:style>
    <style:style style:name="P130" style:family="paragraph" style:parent-style-name="Heading_20_2">
      <style:text-properties fo:language="es" fo:country="AR"/>
    </style:style>
    <style:style style:name="P131" style:family="paragraph" style:parent-style-name="Heading_20_1">
      <style:text-properties fo:language="es" fo:country="AR"/>
    </style:style>
    <style:style style:name="P132" style:family="paragraph" style:parent-style-name="Heading_20_1" style:master-page-name="Standard">
      <style:paragraph-properties fo:margin-top="0.423cm" fo:margin-bottom="0.106cm" style:page-number="auto"/>
      <style:text-properties fo:language="es" fo:country="AR"/>
    </style:style>
    <style:style style:name="P133" style:family="paragraph" style:parent-style-name="Heading_20_1">
      <style:paragraph-properties fo:break-before="page"/>
    </style:style>
    <style:style style:name="P134" style:family="paragraph">
      <style:paragraph-properties fo:text-align="center" style:writing-mode="lr-tb"/>
    </style:style>
    <style:style style:name="T1" style:family="text">
      <style:text-properties fo:font-size="12pt" fo:language="es" fo:country="AR" fo:font-weight="bold" style:font-size-asian="12pt" style:font-weight-asian="bold"/>
    </style:style>
    <style:style style:name="T2" style:family="text">
      <style:text-properties fo:font-size="12pt" fo:language="es" fo:country="AR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es" fo:country="AR" style:text-underline-style="none" fo:font-weight="bold" style:font-name-asian="Arial" style:font-size-asian="12pt" style:font-weight-asian="bold" style:font-name-complex="Arial" style:font-size-complex="12pt" style:font-weight-complex="bold"/>
    </style:style>
    <style:style style:name="T4" style:family="text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T6" style:family="text">
      <style:text-properties fo:font-size="12pt" fo:language="es" fo:country="AR" style:text-underline-style="none" fo:font-weight="normal" style:font-name-asian="Arial" style:font-size-asian="12pt" style:font-weight-asian="normal" style:font-size-complex="12pt" style:font-weight-complex="normal"/>
    </style:style>
    <style:style style:name="T7" style:family="text">
      <style:text-properties fo:font-size="12pt" fo:language="es" fo:country="AR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name-complex="Arial" style:font-size-complex="12pt"/>
    </style:style>
    <style:style style:name="T10" style:family="text">
      <style:text-properties fo:font-size="12pt" style:font-name-asian="Arial" style:font-size-asian="12pt" style:font-size-complex="12pt"/>
    </style:style>
    <style:style style:name="T11" style:family="text">
      <style:text-properties fo:font-size="12pt" style:font-name-asian="Arial" style:font-size-asian="12pt" style:font-name-complex="Arial" style:font-size-complex="12pt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fo:font-weight="bold" style:font-name-asian="Arial" style:font-size-asian="12pt" style:font-weight-asian="bold" style:font-size-complex="12pt"/>
    </style:style>
    <style:style style:name="T14" style:family="text">
      <style:text-properties style:font-name="Monotype Corsiva" fo:font-size="8pt" fo:language="es" fo:country="AR" style:font-size-asian="8pt" style:font-name-complex="Monotype Corsiva"/>
    </style:style>
    <style:style style:name="T15" style:family="text">
      <style:text-properties style:font-name="Monotype Corsiva" fo:font-size="8pt" fo:language="es" fo:country="AR" style:font-name-asian="Monotype Corsiva" style:font-size-asian="8pt" style:font-name-complex="Monotype Corsiva"/>
    </style:style>
    <style:style style:name="T16" style:family="text">
      <style:text-properties fo:language="es" fo:country="AR"/>
    </style:style>
    <style:style style:name="T17" style:family="text">
      <style:text-properties fo:language="es" fo:country="AR" fo:font-style="italic" style:text-underline-style="solid" style:text-underline-width="auto" style:text-underline-color="font-color" fo:font-weight="bold" style:font-style-asian="italic" style:font-weight-asian="bold"/>
    </style:style>
    <style:style style:name="T18" style:family="text">
      <style:text-properties fo:language="es" fo:country="AR" fo:font-style="italic" style:text-underline-style="solid" style:text-underline-width="auto" style:text-underline-color="font-color" fo:font-weight="bold" style:font-name-asian="Arial" style:font-style-asian="italic" style:font-weight-asian="bold" style:font-name-complex="Arial"/>
    </style:style>
    <style:style style:name="T19" style:family="text">
      <style:text-properties fo:language="es" fo:country="AR" fo:font-weight="bold" style:font-weight-asian="bold"/>
    </style:style>
    <style:style style:name="T20" style:family="text">
      <style:text-properties fo:language="es" fo:country="AR" fo:font-weight="bold" style:font-weight-asian="bold" style:font-name-complex="Arial"/>
    </style:style>
    <style:style style:name="T21" style:family="text">
      <style:text-properties fo:language="es" fo:country="AR" fo:font-weight="bold" style:font-name-asian="Arial" style:font-weight-asian="bold" style:font-name-complex="Arial"/>
    </style:style>
    <style:style style:name="T22" style:family="text">
      <style:text-properties fo:language="es" fo:country="AR" style:font-name-complex="Arial"/>
    </style:style>
    <style:style style:name="T23" style:family="text">
      <style:text-properties fo:language="es" fo:country="AR" style:font-name-asian="Arial" style:font-name-complex="Arial"/>
    </style:style>
    <style:style style:name="T24" style:family="text">
      <style:text-properties fo:language="es" fo:country="AR" style:text-underline-style="solid" style:text-underline-width="auto" style:text-underline-color="font-color"/>
    </style:style>
    <style:style style:name="T25" style:family="text">
      <style:text-properties fo:language="es" fo:country="AR" style:text-underline-style="solid" style:text-underline-width="auto" style:text-underline-color="font-color" style:font-name-asian="Arial" style:font-name-complex="Arial"/>
    </style:style>
    <style:style style:name="T26" style:family="text">
      <style:text-properties fo:language="es" fo:country="AR" style:text-underline-style="solid" style:text-underline-width="auto" style:text-underline-color="font-color" fo:font-weight="bold" style:font-weight-asian="bold"/>
    </style:style>
    <style:style style:name="T27" style:family="text">
      <style:text-properties fo:language="es" fo:country="AR" style:text-underline-style="solid" style:text-underline-width="auto" style:text-underline-color="font-color" fo:font-weight="bold" style:font-name-asian="Arial" style:font-weight-asian="bold" style:font-name-complex="Arial"/>
    </style:style>
    <style:style style:name="T28" style:family="text">
      <style:text-properties fo:language="es" fo:country="AR" style:text-underline-style="none"/>
    </style:style>
    <style:style style:name="T29" style:family="text">
      <style:text-properties fo:language="es" fo:country="AR" style:text-underline-style="none" fo:font-weight="normal" style:font-name-asian="Arial" style:font-weight-asian="normal" style:font-weight-complex="normal"/>
    </style:style>
    <style:style style:name="T30" style:family="text">
      <style:text-properties fo:font-size="8pt" fo:language="es" fo:country="AR" style:font-size-asian="8pt" style:font-size-complex="8pt"/>
    </style:style>
    <style:style style:name="T31" style:family="text">
      <style:text-properties fo:font-size="8pt" fo:language="es" fo:country="AR" style:font-name-asian="Arial" style:font-size-asian="8pt" style:font-name-complex="Arial" style:font-size-complex="8pt"/>
    </style:style>
    <style:style style:name="T32" style:family="text">
      <style:text-properties fo:font-size="16pt" fo:language="es" fo:country="AR" style:font-size-asian="16pt" style:font-name-complex="Arial"/>
    </style:style>
    <style:style style:name="T33" style:family="text">
      <style:text-properties fo:font-size="16pt" fo:language="es" fo:country="AR" style:font-name-asian="Arial" style:font-size-asian="16pt" style:font-name-complex="Arial"/>
    </style:style>
    <style:style style:name="T34" style:family="text">
      <style:text-properties fo:font-size="16pt" fo:language="es" fo:country="AR" fo:font-weight="bold" style:font-size-asian="16pt" style:font-weight-asian="bold" style:font-size-complex="16pt"/>
    </style:style>
    <style:style style:name="T35" style:family="text">
      <style:text-properties fo:font-size="16pt" fo:language="es" fo:country="AR" fo:font-weight="bold" style:font-name-asian="Arial" style:font-size-asian="16pt" style:font-weight-asian="bold" style:font-name-complex="Arial" style:font-size-complex="16pt"/>
    </style:style>
    <style:style style:name="T36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name-asian="arial" style:font-size-asian="12pt" style:font-style-asian="normal" style:font-weight-asian="normal" style:font-name-complex="arial2" style:font-size-complex="12pt"/>
    </style:style>
    <style:style style:name="T37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name-asian="arial2" style:font-size-asian="12pt" style:font-style-asian="normal" style:font-weight-asian="normal" style:font-name-complex="arial2" style:font-size-complex="12pt"/>
    </style:style>
    <style:style style:name="T38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size-asian="12pt" style:font-style-asian="normal" style:font-weight-asian="normal" style:font-name-complex="arial2" style:font-size-complex="12pt"/>
    </style:style>
    <style:style style:name="T39" style:family="text">
      <style:text-properties style:font-name="arial" fo:font-size="12pt" fo:language="es" fo:country="AR" style:text-underline-style="none" style:font-size-asian="12pt" style:font-name-complex="arial" style:font-size-complex="12pt"/>
    </style:style>
    <style:style style:name="T40" style:family="text">
      <style:text-properties style:font-name="arial" fo:font-size="12pt" fo:language="es" fo:country="AR" style:text-underline-style="none" style:font-name-asian="Arial" style:font-size-asian="12pt" style:font-name-complex="arial" style:font-size-complex="12pt"/>
    </style:style>
    <style:style style:name="T41" style:family="text">
      <style:text-properties fo:font-size="10pt" fo:language="es" fo:country="AR" style:text-underline-style="none" fo:font-weight="normal" style:font-size-asian="10pt" style:font-weight-asian="normal" style:font-size-complex="10pt" style:font-weight-complex="normal"/>
    </style:style>
    <style:style style:name="T42" style:family="text">
      <style:text-properties fo:font-size="10pt" fo:language="es" fo:country="AR" style:text-underline-style="none" fo:font-weight="normal" style:font-name-asian="Arial" style:font-size-asian="10pt" style:font-weight-asian="normal" style:font-name-complex="Arial" style:font-size-complex="10pt" style:font-weight-complex="normal"/>
    </style:style>
    <style:style style:name="T43" style:family="text">
      <style:text-properties style:font-name-asian="Liberation Serif" style:font-name-complex="Liberation Serif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style:font-name-asian="Liberation Serif" style:font-name-complex="Liberation Serif"/>
    </style:style>
    <style:style style:name="T46" style:family="text">
      <style:text-properties style:font-name-asian="arial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style:font-name-asian="Liberation Serif" style:font-weight-asian="normal" style:font-name-complex="Liberation Serif" style:font-weight-complex="normal"/>
    </style:style>
    <style:style style:name="T49" style:family="text">
      <style:text-properties style:font-name-asian="Ari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2" text:outline-level="1">Carátula</text:h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2" office:value-type="string">
            <text:p text:style-name="P11">Tema</text:p>
          </table:table-cell>
          <table:covered-table-cell/>
          <table:table-cell table:style-name="Table1.A1" office:value-type="string">
            <text:p text:style-name="P12">Grupo</text:p>
          </table:table-cell>
          <table:table-cell table:style-name="Table1.A1" table:number-columns-spanned="3" office:value-type="string">
            <text:p text:style-name="P12">Ayudante</text:p>
          </table:table-cell>
          <table:covered-table-cell/>
          <table:covered-table-cell/>
          <table:table-cell table:style-name="Table1.A1" office:value-type="string">
            <text:p text:style-name="P12"> </text:p>
          </table:table-cell>
          <table:table-cell table:style-name="Table1.A1" table:number-columns-spanned="3" office:value-type="string">
            <text:p text:style-name="P2"><text:span text:style-name="T20">Evaluación</text:span><text:span text:style-name="T21"> </text:span><text:span text:style-name="T20">Grupal</text:span><text:span text:style-name="T21"> </text:span><text:span text:style-name="T20">del</text:span><text:span text:style-name="T21"> </text:span><text:span text:style-name="T20">TP</text:span></text:p>
          </table:table-cell>
          <table:covered-table-cell/>
          <table:covered-table-cell/>
          <table:table-cell table:style-name="Table1.K1" office:value-type="string">
            <text:p text:style-name="P17"/>
          </table:table-cell>
        </table:table-row>
        <table:table-row table:style-name="Table1.2">
          <table:table-cell table:style-name="Table1.A2" table:number-rows-spanned="3" table:number-columns-spanned="2" office:value-type="string">
            <text:p text:style-name="P17">R</text:p>
          </table:table-cell>
          <table:covered-table-cell/>
          <table:table-cell table:style-name="Table1.C2" table:number-rows-spanned="3" office:value-type="string">
            <text:h text:style-name="P129" text:outline-level="7">10</text:h>
          </table:table-cell>
          <table:table-cell table:style-name="Table1.D2" table:number-rows-spanned="3" table:number-columns-spanned="3" office:value-type="string">
            <text:p text:style-name="P13"><text:s text:c="3"/></text:p>
          </table:table-cell>
          <table:covered-table-cell/>
          <table:covered-table-cell/>
          <table:table-cell table:style-name="Table1.G2" office:value-type="string">
            <text:p text:style-name="P3"><text:span text:style-name="T19">Nota</text:span><text:span text:style-name="T21"> <text:s text:c="3"/></text:span></text:p>
          </table:table-cell>
          <table:table-cell table:style-name="Table1.A1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11">Fecha</text:p>
          </table:table-cell>
          <table:table-cell table:style-name="Table1.A1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4" office:value-type="string">
            <text:p text:style-name="P11">Firma</text:p>
          </table:table-cell>
          <table:table-cell table:style-name="Table1.H4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5">
          <table:table-cell table:style-name="Table1.A5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5" office:value-type="string">
            <text:p text:style-name="P19"/>
          </table:table-cell>
          <table:table-cell table:style-name="Table1.J5" office:value-type="string">
            <text:p text:style-name="P19"/>
          </table:table-cell>
        </table:table-row>
        <table:table-row table:style-name="Table1.6">
          <table:table-cell table:style-name="Table1.D2" table:number-columns-spanned="10" office:value-type="string">
            <text:p text:style-name="P20">Integr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1"/>
          </table:table-cell>
        </table:table-row>
        <table:table-row table:style-name="Table1.7">
          <table:table-cell table:style-name="Table1.A7" office:value-type="string">
            <text:p text:style-name="P11">Padrón</text:p>
          </table:table-cell>
          <table:table-cell table:style-name="Table1.A7" table:number-columns-spanned="3" office:value-type="string">
            <text:p text:style-name="P11">Apellido</text:p>
          </table:table-cell>
          <table:covered-table-cell/>
          <table:covered-table-cell/>
          <table:table-cell table:style-name="Table1.A7" office:value-type="string">
            <text:p text:style-name="P11">Nombre</text:p>
          </table:table-cell>
          <table:table-cell table:style-name="Table1.A7" table:number-columns-spanned="2" office:value-type="string">
            <text:p text:style-name="P3"><text:span text:style-name="T20">Asistencia</text:span><text:span text:style-name="T21"> </text:span><text:span text:style-name="T20">a</text:span><text:span text:style-name="T21"> </text:span><text:span text:style-name="T20">Entrega</text:span></text:p>
          </table:table-cell>
          <table:covered-table-cell/>
          <table:table-cell table:style-name="Table1.A7" office:value-type="string">
            <text:p text:style-name="P3"><text:span text:style-name="T20">Asistencia</text:span><text:span text:style-name="T21"> </text:span><text:span text:style-name="T20">a</text:span><text:span text:style-name="T21"> </text:span><text:span text:style-name="T20">Revisión</text:span></text:p>
          </table:table-cell>
          <table:table-cell table:style-name="Table1.A7" table:number-columns-spanned="2" office:value-type="string">
            <text:p text:style-name="P3"><text:span text:style-name="T20">Evaluación</text:span><text:span text:style-name="T21"> </text:span><text:span text:style-name="T20">Individual</text:span><text:span text:style-name="T21"> </text:span><text:span text:style-name="T20">Final</text:span></text:p>
          </table:table-cell>
          <table:covered-table-cell/>
          <table:table-cell table:style-name="Table1.K1" office:value-type="string">
            <text:p text:style-name="P8"/>
          </table:table-cell>
        </table:table-row>
        <table:table-row table:style-name="Table1.8">
          <table:table-cell table:style-name="Table1.A8" office:value-type="string">
            <text:p text:style-name="P8">88845</text:p>
          </table:table-cell>
          <table:table-cell table:style-name="Table1.G2" table:number-columns-spanned="3" office:value-type="string">
            <text:p text:style-name="P3"><text:span text:style-name="T22">Szperling</text:span><text:span text:style-name="T23"> </text:span></text:p>
          </table:table-cell>
          <table:covered-table-cell/>
          <table:covered-table-cell/>
          <table:table-cell table:style-name="Table1.G2" office:value-type="string">
            <text:p text:style-name="P3"><text:span text:style-name="T22">Leonel</text:span><text:span text:style-name="T23"> </text:span><text:span text:style-name="T22">Esteban</text:span><text:span text:style-name="T23"> </text:span>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9">
          <table:table-cell table:style-name="Table1.A8" office:value-type="string">
            <text:p text:style-name="P15">88548 </text:p>
          </table:table-cell>
          <table:table-cell table:style-name="Table1.G2" table:number-columns-spanned="3" office:value-type="string">
            <text:p text:style-name="P15">Notari </text:p>
          </table:table-cell>
          <table:covered-table-cell/>
          <table:covered-table-cell/>
          <table:table-cell table:style-name="Table1.G2" office:value-type="string">
            <text:p text:style-name="P15">Pablo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0">
          <table:table-cell table:style-name="Table1.A8" office:value-type="string">
            <text:p text:style-name="P15">90983 </text:p>
          </table:table-cell>
          <table:table-cell table:style-name="Table1.G2" table:number-columns-spanned="3" office:value-type="string">
            <text:p text:style-name="P15">Ciruzzi </text:p>
          </table:table-cell>
          <table:covered-table-cell/>
          <table:covered-table-cell/>
          <table:table-cell table:style-name="Table1.G2" office:value-type="string">
            <text:p text:style-name="P15">Martin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1">
          <table:table-cell table:style-name="Table1.A8" office:value-type="string">
            <text:p text:style-name="P15">87187 </text:p>
          </table:table-cell>
          <table:table-cell table:style-name="Table1.G2" table:number-columns-spanned="3" office:value-type="string">
            <text:p text:style-name="P15">Ferro </text:p>
          </table:table-cell>
          <table:covered-table-cell/>
          <table:covered-table-cell/>
          <table:table-cell table:style-name="Table1.G2" office:value-type="string">
            <text:p text:style-name="P15">Flavio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2">
          <table:table-cell table:style-name="Table1.A8" office:value-type="string">
            <text:p text:style-name="P3"><text:span text:style-name="T23"><text:s/></text:span><text:span text:style-name="T23">89510</text:span></text:p>
          </table:table-cell>
          <table:table-cell table:style-name="Table1.G2" table:number-columns-spanned="3" office:value-type="string">
            <text:p text:style-name="P15">Cruz</text:p>
          </table:table-cell>
          <table:covered-table-cell/>
          <table:covered-table-cell/>
          <table:table-cell table:style-name="Table1.G2" office:value-type="string">
            <text:p text:style-name="P15">Rodolfo</text:p>
          </table:table-cell>
          <table:table-cell table:style-name="Table1.G2" table:number-columns-spanned="2" office:value-type="string">
            <text:p text:style-name="P15"/>
          </table:table-cell>
          <table:covered-table-cell/>
          <table:table-cell table:style-name="Table1.G2" office:value-type="string">
            <text:p text:style-name="P8"/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15"><text:s/></text:p>
          </table:table-cell>
          <table:table-cell table:style-name="Table1.G4" table:number-columns-spanned="3" office:value-type="string">
            <text:p text:style-name="P15"><text:s/></text:p>
          </table:table-cell>
          <table:covered-table-cell/>
          <table:covered-table-cell/>
          <table:table-cell table:style-name="Table1.G4" office:value-type="string">
            <text:p text:style-name="P15"><text:s/></text:p>
          </table:table-cell>
          <table:table-cell table:style-name="Table1.G4" table:number-columns-spanned="2" office:value-type="string">
            <text:p text:style-name="P15"><text:s/></text:p>
          </table:table-cell>
          <table:covered-table-cell/>
          <table:table-cell table:style-name="Table1.G4" office:value-type="string">
            <text:p text:style-name="P8"> </text:p>
          </table:table-cell>
          <table:table-cell table:style-name="Table1.I13" table:number-columns-spanned="3" office:value-type="string">
            <text:p text:style-name="P8"> </text:p>
          </table:table-cell>
          <table:covered-table-cell/>
          <table:covered-table-cell/>
        </table:table-row>
      </table:table>
      <text:p text:style-name="Standard"/>
      <text:p text:style-name="P38"/>
      <text:h text:style-name="Heading_20_1" text:outline-level="1"><text:span text:style-name="T16">Planilla</text:span><text:span text:style-name="T23"> </text:span><text:span text:style-name="T16">del</text:span><text:span text:style-name="T23"> </text:span><text:span text:style-name="T16">Docente</text:span>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3"><text:span text:style-name="T32">Planilla</text:span><text:span text:style-name="T33"> </text:span><text:span text:style-name="T32">del</text:span><text:span text:style-name="T33"> </text:span><text:span text:style-name="T32">Docente</text:span></text:p>
            <text:p text:style-name="Standard"><text:span text:style-name="T22">Todos</text:span><text:span text:style-name="T23"> </text:span><text:span text:style-name="T22">los</text:span><text:span text:style-name="T23"> </text:span><text:span text:style-name="T22">ítems</text:span><text:span text:style-name="T23"> </text:span><text:span text:style-name="T22">son</text:span><text:span text:style-name="T23"> </text:span><text:span text:style-name="T22">de</text:span><text:span text:style-name="T23"> </text:span><text:span text:style-name="T22">cumplimiento</text:span><text:span text:style-name="T23"> </text:span><text:span text:style-name="T22">obligatorio</text:span><text:span text:style-name="T23"> </text:span><text:span text:style-name="T22">para</text:span><text:span text:style-name="T23"> </text:span><text:span text:style-name="T22">alcanzar</text:span><text:span text:style-name="T23"> </text:span><text:span text:style-name="T22">la</text:span><text:span text:style-name="T23"> </text:span><text:span text:style-name="T22">aprobación</text:span><text:span text:style-name="T23"> </text:span><text:span text:style-name="T22">del</text:span><text:span text:style-name="T23"> </text:span><text:span text:style-name="T22">TP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5" office:value-type="string">
            <text:p text:style-name="P3"><text:span text:style-name="T22">GRUPO</text:span><text:span text:style-name="T23"> </text:span><text:span text:style-name="T22">NRO:</text:span><text:span text:style-name="T23"> <text:s text:c="17"/></text:span><text:span text:style-name="T22">FECHA:</text:span><text:span text:style-name="T23"> <text:s text:c="37"/></text:span><text:span text:style-name="T22">HORA</text:span><text:span text:style-name="T23"> </text:span><text:span text:style-name="T22">INICIO:</text:span><text:span text:style-name="T23"> <text:s text:c="11"/></text:span><text:span text:style-name="T22">HORA</text:span><text:span text:style-name="T23"> </text:span><text:span text:style-name="T22">FIN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9">Ítem</text:p>
          </table:table-cell>
          <table:table-cell table:style-name="Table2.A3" office:value-type="string">
            <text:p text:style-name="P9">Aprobada</text:p>
          </table:table-cell>
          <table:table-cell table:style-name="Table2.A3" office:value-type="string">
            <text:p text:style-name="P2"><text:span text:style-name="T22">A</text:span><text:span text:style-name="T23"> </text:span><text:span text:style-name="T22">Revisión</text:span></text:p>
          </table:table-cell>
          <table:table-cell table:style-name="Table2.A3" office:value-type="string">
            <text:p text:style-name="P2"><text:span text:style-name="T22">No</text:span><text:span text:style-name="T23"> </text:span><text:span text:style-name="T22">posee</text:span></text:p>
          </table:table-cell>
          <table:table-cell table:style-name="Table2.A1" office:value-type="string">
            <text:p text:style-name="P9">Observaciones</text:p>
          </table:table-cell>
        </table:table-row>
        <table:table-row table:style-name="Table2.3">
          <table:table-cell table:style-name="Table2.A3" office:value-type="string">
            <text:p text:style-name="P3"><text:span text:style-name="T22">Presentación</text:span><text:span text:style-name="T23"> </text:span><text:span text:style-name="T22">de</text:span><text:span text:style-name="T23"> </text:span><text:span text:style-name="T22">la</text:span><text:span text:style-name="T23"> </text:span><text:span text:style-name="T22">carpeta</text:span><text:span text:style-name="T23"> <text:s/></text:span><text:span text:style-name="T22">solicitada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22">hipótesis</text:span><text:span text:style-name="T23"> </text:span><text:span text:style-name="T22">y</text:span><text:span text:style-name="T23"> </text:span><text:span text:style-name="T22">aclaraciones</text:span><text:span text:style-name="T23"> </text:span><text:span text:style-name="T22">pertinentes</text:span><text:span text:style-name="T23"> </text:span><text:span text:style-name="T22">y</text:span><text:span text:style-name="T23"> </text:span><text:span text:style-name="T22">completa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22">Problemas</text:span><text:span text:style-name="T23"> </text:span><text:span text:style-name="T22">Relevantes</text:span><text:span text:style-name="T23"> </text:span><text:span text:style-name="T22">documentados</text:span></text:p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6"><text:span text:style-name="T22">Instructivo</text:span><text:span text:style-name="T23"> </text:span><text:span text:style-name="T22">Readme</text:span><text:span text:style-name="T23"> </text:span><text:span text:style-name="T22">completo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22">Fuentes</text:span><text:span text:style-name="T23"> </text:span><text:span text:style-name="T22">y</text:span><text:span text:style-name="T23"> </text:span><text:span text:style-name="T22">estructuras</text:span><text:span text:style-name="T23"> </text:span><text:span text:style-name="T22">nuevas</text:span><text:span text:style-name="T23"> </text:span><text:span text:style-name="T22">documentadas</text:span><text:span text:style-name="T23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2">Estructuras</text:span><text:span text:style-name="T23"> </text:span><text:span text:style-name="T22">auxiliares</text:span><text:span text:style-name="T23"> </text:span><text:span text:style-name="T22">documentada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2">Hoja</text:span><text:span text:style-name="T23"> </text:span><text:span text:style-name="T22">de</text:span><text:span text:style-name="T23"> </text:span><text:span text:style-name="T22">ruta</text:span><text:span text:style-name="T23"> </text:span><text:span text:style-name="T22">para</text:span><text:span text:style-name="T23"> </text:span><text:span text:style-name="T22">la</text:span><text:span text:style-name="T23"> </text:span><text:span text:style-name="T22">corrección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2">Datos</text:span><text:span text:style-name="T23"> </text:span><text:span text:style-name="T22">de</text:span><text:span text:style-name="T23"> </text:span><text:span text:style-name="T22">Prueba</text:span><text:span text:style-name="T23"> </text:span><text:span text:style-name="T22">completos</text:span><text:span text:style-name="T23"> </text:span><text:span text:style-name="T22">y</text:span><text:span text:style-name="T23"> </text:span><text:span text:style-name="T22">variados</text:span><text:span text:style-name="T23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2">Capacidad</text:span><text:span text:style-name="T23"> </text:span><text:span text:style-name="T22">para</text:span><text:span text:style-name="T23"> </text:span><text:span text:style-name="T22">la</text:span><text:span text:style-name="T23"> </text:span><text:span text:style-name="T22">aplicación</text:span><text:span text:style-name="T23"> </text:span><text:span text:style-name="T22">de</text:span><text:span text:style-name="T23"> </text:span><text:span text:style-name="T22">cambio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2">Uso</text:span><text:span text:style-name="T23"> </text:span><text:span text:style-name="T22">de</text:span><text:span text:style-name="T23"> </text:span><text:span text:style-name="T22">vi</text:span><text:span text:style-name="T23"> </text:span><text:span text:style-name="T22">o</text:span><text:span text:style-name="T23"> </text:span><text:span text:style-name="T22">vim</text:span>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2">instalarC</text:span><text:span text:style-name="T23"> </text:span>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Inici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Detect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Sum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List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Move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LoguearC</text:p>
            <text:p text:style-name="P8">mirarC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StopD</text:p>
            <text:p text:style-name="P8">StartD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22">Encadenamiento</text:span><text:span text:style-name="T23"> </text:span><text:span text:style-name="T22">de</text:span><text:span text:style-name="T23"> </text:span><text:span text:style-name="T22">comandos</text:span><text:span text:style-name="T23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23">
          <table:table-cell table:style-name="Table2.A23" office:value-type="string">
            <text:p text:style-name="P3"><text:span text:style-name="T22">Funcionamiento</text:span><text:span text:style-name="T23"> </text:span><text:span text:style-name="T22">General</text:span><text:span text:style-name="T23"> </text:span><text:span text:style-name="T22">del</text:span><text:span text:style-name="T23"> </text:span><text:span text:style-name="T22">TP</text:span></text:p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E23" office:value-type="string">
            <text:p text:style-name="P8"/>
          </table:table-cell>
        </table:table-row>
        <table:table-row table:style-name="Table2.3">
          <table:table-cell table:style-name="Table2.A23" office:value-type="string">
            <text:p text:style-name="P3"><text:span text:style-name="T22">Trabajo</text:span><text:span text:style-name="T23"> </text:span><text:span text:style-name="T22">en</text:span><text:span text:style-name="T23"> </text:span><text:span text:style-name="T22">Equipo</text:span></text:p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</table:table>
      <text:section text:style-name="Sect1" text:name="Section1">
        <text:p text:style-name="P57"><text:soft-page-break/>Índice</text:p>
      </text:section>
      <text:table-of-content text:style-name="Sect2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Título_20_de_20_TDC"/>
          </text:index-source-styles>
        </text:table-of-content-source>
        <text:index-body>
          <text:p text:style-name="P58">Carátula<text:tab/>1</text:p>
          <text:p text:style-name="P58">Planilla del Docente<text:tab/>2</text:p>
          <text:p text:style-name="P58">Hipótesis y Aclaraciones Globales<text:tab/>4</text:p>
          <text:p text:style-name="P58">Problemas Relevantes<text:tab/>5</text:p>
          <text:p text:style-name="P58">Archivo README<text:tab/>6</text:p>
          <text:p text:style-name="P58">Listado de Comandos y Funciones<text:tab/>8</text:p>
          <text:p text:style-name="P59">instalarC<text:tab/>8</text:p>
          <text:p text:style-name="P59">iniciarC<text:tab/>9</text:p>
          <text:p text:style-name="P59">detectarC<text:tab/>10</text:p>
          <text:p text:style-name="P59">sumarC<text:tab/>11</text:p>
          <text:p text:style-name="P59">listarC<text:tab/>12</text:p>
          <text:p text:style-name="P59">moverC<text:tab/>13</text:p>
          <text:p text:style-name="P59">loguearC<text:tab/>14</text:p>
          <text:p text:style-name="P59">mirarC<text:tab/>15</text:p>
          <text:p text:style-name="P59">StartD<text:tab/>16</text:p>
          <text:p text:style-name="P59">StopD<text:tab/>17</text:p>
          <text:p text:style-name="P58">Archivos<text:tab/>17</text:p>
          <text:p text:style-name="P59">Archivos propios de InstalarC<text:tab/>17</text:p>
          <text:p text:style-name="P58">Hoja de Ruta para el Testeo<text:tab/>19</text:p>
          <text:p text:style-name="P59">Casos instalarC<text:tab/>19</text:p>
          <text:p text:style-name="P59">Casos iniciarC<text:tab/>28</text:p>
          <text:p text:style-name="P59">Casos detectarC<text:tab/>31</text:p>
          <text:p text:style-name="P59">Casos sumarC<text:tab/>33</text:p>
          <text:p text:style-name="P59">Casos listarC<text:tab/>33</text:p>
          <text:p text:style-name="P59">Casos loguearC<text:tab/>33</text:p>
          <text:p text:style-name="P59">Casos mirarC<text:tab/>33</text:p>
          <text:p text:style-name="P59">Casos StopD<text:tab/>33</text:p>
          <text:p text:style-name="P59">Casos StartD:<text:tab/>34</text:p>
          <text:p text:style-name="P59">Casos MoverC:<text:tab/>36</text:p>
        </text:index-body>
      </text:table-of-content>
      <text:section text:style-name="Sect3" text:name="Section3">
        <text:p text:style-name="P16"/>
        <text:p text:style-name="P54"/>
        <text:p text:style-name="P40"/>
        <text:p text:style-name="P39"/>
        <text:h text:style-name="Heading_20_1" text:outline-level="1"><text:bookmark-start text:name="_Observaciones_a_tener_1"/><text:bookmark-start text:name="_Observaciones_a_tener"/><text:span text:style-name="T16">H</text:span><text:bookmark-end text:name="_Observaciones_a_tener_1"/><text:bookmark-end text:name="_Observaciones_a_tener"/><text:span text:style-name="T16">ipótesis</text:span><text:span text:style-name="T23"> </text:span><text:span text:style-name="T16">y</text:span><text:span text:style-name="T23"> </text:span><text:span text:style-name="T16">Aclaraciones</text:span><text:span text:style-name="T23"> </text:span><text:span text:style-name="T16">Globales</text:span></text:h>
        <text:p text:style-name="P31"/>
        <text:p text:style-name="P31"/>
        <text:p text:style-name="P52"><text:span text:style-name="T36">-</text:span><text:span text:style-name="T37"> </text:span><text:span text:style-name="T38">Los</text:span><text:span text:style-name="T37"> </text:span><text:span text:style-name="T38">nombres</text:span><text:span text:style-name="T37"> </text:span><text:span text:style-name="T38">de</text:span><text:span text:style-name="T37"> </text:span><text:span text:style-name="T38">los</text:span><text:span text:style-name="T37"> </text:span><text:span text:style-name="T38">directorios</text:span><text:span text:style-name="T37"> </text:span><text:span text:style-name="T38">no</text:span><text:span text:style-name="T37"> </text:span><text:span text:style-name="T38">pueden</text:span><text:span text:style-name="T37"> </text:span><text:span text:style-name="T38">contener</text:span><text:span text:style-name="T37"> </text:span><text:span text:style-name="T38">espacios,</text:span><text:span text:style-name="T37"> </text:span><text:span text:style-name="T38">manejar</text:span><text:span text:style-name="T37"> </text:span><text:span text:style-name="T38">espacios</text:span><text:span text:style-name="T37"> </text:span><text:span text:style-name="T38">en</text:span><text:span text:style-name="T37"> </text:span><text:span text:style-name="T38">los</text:span><text:span text:style-name="T37"> </text:span><text:span text:style-name="T38">nombres</text:span><text:span text:style-name="T37"> </text:span><text:span text:style-name="T38">de</text:span><text:span text:style-name="T37"> </text:span><text:span text:style-name="T38">los</text:span><text:span text:style-name="T37"> </text:span><text:span text:style-name="T38">directorios</text:span><text:span text:style-name="T37"> requiere </text:span><text:span text:style-name="T38">contemplar</text:span><text:span text:style-name="T37"> </text:span><text:span text:style-name="T38">casos</text:span><text:span text:style-name="T37"> </text:span><text:span text:style-name="T38">especiales</text:span><text:span text:style-name="T37"> </text:span><text:span text:style-name="T38">a</text:span><text:span text:style-name="T37"> </text:span><text:span text:style-name="T38">la</text:span><text:span text:style-name="T37"> </text:span><text:span text:style-name="T38">hora</text:span><text:span text:style-name="T37"> </text:span><text:span text:style-name="T38">de</text:span><text:span text:style-name="T37"> </text:span><text:span text:style-name="T38">manejarlos</text:span><text:span text:style-name="T37"> </text:span><text:span text:style-name="T38">que</text:span><text:span text:style-name="T37"> </text:span><text:span text:style-name="T38">no</text:span><text:span text:style-name="T37"> </text:span><text:span text:style-name="T38">se</text:span><text:span text:style-name="T37"> </text:span><text:span text:style-name="T38">justifican.<text:line-break/><text:line-break/>-</text:span><text:span text:style-name="T37"> </text:span><text:span text:style-name="T38">Los</text:span><text:span text:style-name="T37"> </text:span><text:span text:style-name="T38">nombres</text:span><text:span text:style-name="T37"> </text:span><text:span text:style-name="T38">de</text:span><text:span text:style-name="T37"> </text:span><text:span text:style-name="T38">los</text:span><text:span text:style-name="T37"> </text:span><text:span text:style-name="T38">encuestadores(código</text:span><text:span text:style-name="T37"> </text:span><text:span text:style-name="T38">único</text:span><text:span text:style-name="T37"> </text:span><text:span text:style-name="T38">de</text:span><text:span text:style-name="T37"> </text:span><text:span text:style-name="T38">encuestador)</text:span><text:span text:style-name="T37"> </text:span><text:span text:style-name="T38">no</text:span><text:span text:style-name="T37"> </text:span><text:span text:style-name="T38">pueden</text:span><text:span text:style-name="T37"> </text:span><text:span text:style-name="T38">contener</text:span><text:span text:style-name="T37"> </text:span><text:span text:style-name="T38">caracteres</text:span><text:span text:style-name="T37"> </text:span><text:span text:style-name="T38">especiales,</text:span><text:span text:style-name="T37"> </text:span><text:span text:style-name="T38">ya</text:span><text:span text:style-name="T37"> </text:span><text:span text:style-name="T38">que</text:span><text:span text:style-name="T37"> </text:span><text:span text:style-name="T38">los</text:span><text:span text:style-name="T37"> </text:span><text:span text:style-name="T38">mismos</text:span><text:span text:style-name="T37"> </text:span><text:span text:style-name="T38">representan</text:span><text:span text:style-name="T37"> </text:span><text:span text:style-name="T38">algo</text:span><text:span text:style-name="T37"> así </text:span><text:span text:style-name="T38">como</text:span><text:span text:style-name="T37"> </text:span><text:span text:style-name="T38">una</text:span><text:span text:style-name="T37"> </text:span><text:span text:style-name="T38">clave</text:span><text:span text:style-name="T37"> </text:span><text:span text:style-name="T38">primaria</text:span><text:span text:style-name="T37"> </text:span><text:span text:style-name="T38">en</text:span><text:span text:style-name="T37"> </text:span><text:span text:style-name="T38">el</text:span><text:span text:style-name="T37"> </text:span><text:span text:style-name="T38">maestro</text:span><text:span text:style-name="T37"> </text:span><text:span text:style-name="T38">de</text:span><text:span text:style-name="T37"> encuestadores</text:span></text:p>
        <text:p text:style-name="P52"><text:span text:style-name="T38">-</text:span><text:span text:style-name="T37"> </text:span><text:span text:style-name="T38">El</text:span><text:span text:style-name="T37"> </text:span><text:span text:style-name="T38">comando</text:span><text:span text:style-name="T37"> </text:span><text:span text:style-name="T38">iniciar</text:span><text:span text:style-name="T37"> </text:span><text:span text:style-name="T38">se</text:span><text:span text:style-name="T37"> </text:span><text:span text:style-name="T38">debe</text:span><text:span text:style-name="T37"> </text:span><text:span text:style-name="T38">correr</text:span><text:span text:style-name="T37"> </text:span><text:span text:style-name="T38">como</text:span><text:span text:style-name="T37"> </text:span><text:span text:style-name="T38">.</text:span><text:span text:style-name="T37"> </text:span><text:span text:style-name="T38">iniciarC</text:span><text:span text:style-name="T37"> </text:span><text:span text:style-name="T38">desde</text:span><text:span text:style-name="T37"> </text:span><text:span text:style-name="T38">la</text:span><text:span text:style-name="T37"> </text:span><text:span text:style-name="T38">carpeta</text:span><text:span text:style-name="T37"> </text:span><text:span text:style-name="T38">bin,</text:span><text:span text:style-name="T37"> </text:span><text:span text:style-name="T38">ya</text:span><text:span text:style-name="T37"> </text:span><text:span text:style-name="T38">que</text:span><text:span text:style-name="T37"> </text:span><text:span text:style-name="T38">de</text:span><text:span text:style-name="T37"> </text:span><text:span text:style-name="T38">debe</text:span><text:span text:style-name="T37"> </text:span><text:span text:style-name="T38">ejecutar</text:span><text:span text:style-name="T37"> </text:span><text:span text:style-name="T38">en</text:span><text:span text:style-name="T37"> </text:span><text:span text:style-name="T38">el</text:span><text:span text:style-name="T37"> </text:span><text:span text:style-name="T38">mismo</text:span><text:span text:style-name="T37"> </text:span><text:span text:style-name="T38">ambiente</text:span><text:span text:style-name="T37"> </text:span><text:span text:style-name="T38">en</text:span><text:span text:style-name="T37"> </text:span><text:span text:style-name="T38">el</text:span><text:span text:style-name="T37"> </text:span><text:span text:style-name="T38">que</text:span><text:span text:style-name="T37"> </text:span><text:span text:style-name="T38">va</text:span><text:span text:style-name="T37"> </text:span><text:span text:style-name="T38">a</text:span><text:span text:style-name="T37"> </text:span><text:span text:style-name="T38">correr</text:span><text:span text:style-name="T37"> </text:span><text:span text:style-name="T38">la</text:span><text:span text:style-name="T37"> </text:span><text:span text:style-name="T38">aplicación</text:span><text:span text:style-name="T37"> </text:span><text:span text:style-name="T38">(por</text:span><text:span text:style-name="T37"> </text:span><text:span text:style-name="T38">el</text:span><text:span text:style-name="T37"> </text:span><text:span text:style-name="T38">seteo</text:span><text:span text:style-name="T37"> </text:span><text:span text:style-name="T38">de</text:span><text:span text:style-name="T37"> </text:span><text:span text:style-name="T38">variables),</text:span><text:span text:style-name="T37"> </text:span><text:span text:style-name="T38">tiene</text:span><text:span text:style-name="T37"> </text:span><text:span text:style-name="T38">que</text:span><text:span text:style-name="T37"> </text:span><text:span text:style-name="T38">ser</text:span><text:span text:style-name="T37"> </text:span><text:span text:style-name="T38">desde</text:span><text:span text:style-name="T37"> </text:span><text:span text:style-name="T38">la</text:span><text:span text:style-name="T37"> </text:span><text:span text:style-name="T38">carpeta</text:span><text:span text:style-name="T37"> </text:span><text:span text:style-name="T38">bin</text:span><text:span text:style-name="T37"> </text:span><text:span text:style-name="T38">por</text:span><text:span text:style-name="T37"> </text:span><text:span text:style-name="T38">que</text:span><text:span text:style-name="T37"> </text:span><text:span text:style-name="T38">al</text:span><text:span text:style-name="T37"> </text:span><text:span text:style-name="T38">correr</text:span><text:span text:style-name="T37"> </text:span><text:span text:style-name="T38">desde</text:span><text:span text:style-name="T37"> </text:span><text:span text:style-name="T38">el</text:span><text:span text:style-name="T37"> </text:span><text:span text:style-name="T38">mismo</text:span><text:span text:style-name="T37"> </text:span><text:span text:style-name="T38">ambiente</text:span><text:span text:style-name="T37"> </text:span><text:span text:style-name="T38">no</text:span><text:span text:style-name="T37"> </text:span><text:span text:style-name="T38">se</text:span><text:span text:style-name="T37"> </text:span><text:span text:style-name="T38">consigue</text:span><text:span text:style-name="T37"> </text:span><text:span text:style-name="T38">recuperar</text:span><text:span text:style-name="T37"> </text:span><text:span text:style-name="T38">la</text:span><text:span text:style-name="T37"> </text:span><text:span text:style-name="T38">ruta</text:span><text:span text:style-name="T37"> </text:span><text:span text:style-name="T38">completa</text:span><text:span text:style-name="T37"> </text:span><text:span text:style-name="T38">en</text:span><text:span text:style-name="T37"> </text:span><text:span text:style-name="T38">donde</text:span><text:span text:style-name="T37"> </text:span><text:span text:style-name="T38">esta</text:span><text:span text:style-name="T37"> </text:span><text:span text:style-name="T38">lo</text:span><text:span text:style-name="T37"> </text:span><text:span text:style-name="T38">que</text:span><text:span text:style-name="T37"> </text:span><text:span text:style-name="T38">conlleva</text:span><text:span text:style-name="T37"> </text:span><text:span text:style-name="T38">a</text:span><text:span text:style-name="T37"> </text:span><text:span text:style-name="T38">que</text:span><text:span text:style-name="T37"> </text:span><text:span text:style-name="T38">no</text:span><text:span text:style-name="T37"> </text:span><text:span text:style-name="T38">se</text:span><text:span text:style-name="T37"> </text:span><text:span text:style-name="T38">pueda</text:span><text:span text:style-name="T37"> </text:span><text:span text:style-name="T38">inferir</text:span><text:span text:style-name="T37"> </text:span><text:span text:style-name="T38">donde</text:span><text:span text:style-name="T37"> </text:span><text:span text:style-name="T38">se</text:span><text:span text:style-name="T37"> </text:span><text:span text:style-name="T38">encuentra</text:span><text:span text:style-name="T37"> </text:span><text:span text:style-name="T38">el</text:span><text:span text:style-name="T37"> </text:span><text:span text:style-name="T38">archivo</text:span><text:span text:style-name="T37"> </text:span><text:span text:style-name="T38">de</text:span><text:span text:style-name="T37"> </text:span><text:span text:style-name="T38">configuración.</text:span></text:p>
        <text:p text:style-name="P52"><text:span text:style-name="T38">-</text:span><text:span text:style-name="T37"> </text:span><text:span text:style-name="T38">El</text:span><text:span text:style-name="T37"> </text:span><text:span text:style-name="T38">tamaño</text:span><text:span text:style-name="T37"> </text:span><text:span text:style-name="T38">de</text:span><text:span text:style-name="T37"> </text:span><text:span text:style-name="T38">disco</text:span><text:span text:style-name="T37"> </text:span><text:span text:style-name="T38">a</text:span><text:span text:style-name="T37"> </text:span><text:span text:style-name="T38">utilizar</text:span><text:span text:style-name="T37"> </text:span><text:span text:style-name="T38">por</text:span><text:span text:style-name="T37"> </text:span><text:span text:style-name="T38">la</text:span><text:span text:style-name="T37"> </text:span><text:span text:style-name="T38">carpeta</text:span><text:span text:style-name="T37"> </text:span><text:span text:style-name="T38">de</text:span><text:span text:style-name="T37"> </text:span><text:span text:style-name="T38">arribos</text:span><text:span text:style-name="T37"> </text:span><text:span text:style-name="T38">y</text:span><text:span text:style-name="T37"> </text:span><text:span text:style-name="T38">el</text:span><text:span text:style-name="T37"> </text:span><text:span text:style-name="T38">tamaño</text:span><text:span text:style-name="T37"> </text:span><text:span text:style-name="T38">de</text:span><text:span text:style-name="T37"> </text:span><text:span text:style-name="T38">los</text:span><text:span text:style-name="T37"> </text:span><text:span text:style-name="T38">archivos</text:span><text:span text:style-name="T37"> </text:span><text:span text:style-name="T38">de</text:span><text:span text:style-name="T37"> </text:span><text:span text:style-name="T38">log</text:span><text:span text:style-name="T37"> </text:span><text:span text:style-name="T38">se</text:span><text:span text:style-name="T37"> </text:span><text:span text:style-name="T38">consideran</text:span><text:span text:style-name="T37"> </text:span><text:span text:style-name="T38">enteros<text:line-break/><text:line-break/>-</text:span><text:span text:style-name="T37"> </text:span><text:span text:style-name="T38">La</text:span><text:span text:style-name="T37"> </text:span><text:span text:style-name="T38">inexistencia</text:span><text:span text:style-name="T37"> </text:span><text:span text:style-name="T38">del</text:span><text:span text:style-name="T37"> </text:span><text:span text:style-name="T38">archivo</text:span><text:span text:style-name="T37"> </text:span><text:span text:style-name="T38">mae</text:span><text:span text:style-name="T37"> </text:span><text:span text:style-name="T38">de</text:span><text:span text:style-name="T37"> </text:span><text:span text:style-name="T38">errores</text:span><text:span text:style-name="T37"> </text:span><text:span text:style-name="T38">o</text:span><text:span text:style-name="T37"> </text:span><text:span text:style-name="T38">de</text:span><text:span text:style-name="T37"> </text:span><text:span text:style-name="T38">los</text:span><text:span text:style-name="T37"> </text:span><text:span text:style-name="T38">comandos</text:span><text:span text:style-name="T37"> </text:span><text:span text:style-name="T38">en</text:span><text:span text:style-name="T37"> </text:span><text:span text:style-name="T38">la</text:span><text:span text:style-name="T37"> </text:span><text:span text:style-name="T38">carpeta</text:span><text:span text:style-name="T37"> </text:span><text:span text:style-name="T38">inst</text:span><text:span text:style-name="T37"> </text:span><text:span text:style-name="T38">al</text:span><text:span text:style-name="T37"> </text:span><text:span text:style-name="T38">momento</text:span><text:span text:style-name="T37"> </text:span><text:span text:style-name="T38">de</text:span><text:span text:style-name="T37"> </text:span><text:span text:style-name="T38">instalación</text:span><text:span text:style-name="T37"> </text:span><text:span text:style-name="T38">se</text:span><text:span text:style-name="T37"> </text:span><text:span text:style-name="T38">consideran</text:span><text:span text:style-name="T37"> </text:span><text:span text:style-name="T38">errores</text:span><text:span text:style-name="T37"> </text:span><text:span text:style-name="T38">severos</text:span><text:span text:style-name="T37"> </text:span><text:span text:style-name="T38">de</text:span><text:span text:style-name="T37"> </text:span><text:span text:style-name="T38">los</text:span><text:span text:style-name="T37"> </text:span><text:span text:style-name="T38">que</text:span><text:span text:style-name="T37"> </text:span><text:span text:style-name="T38">no</text:span><text:span text:style-name="T37"> </text:span><text:span text:style-name="T38">hay</text:span><text:span text:style-name="T37"> </text:span><text:span text:style-name="T38">otra</text:span><text:span text:style-name="T37"> </text:span><text:span text:style-name="T38">recuperación</text:span><text:span text:style-name="T37"> </text:span><text:span text:style-name="T38">mas</text:span><text:span text:style-name="T37"> </text:span><text:span text:style-name="T38">que</text:span><text:span text:style-name="T37"> </text:span><text:span text:style-name="T38">volver</text:span><text:span text:style-name="T37"> </text:span><text:span text:style-name="T38">a</text:span><text:span text:style-name="T37"> </text:span><text:span text:style-name="T38">copiar</text:span><text:span text:style-name="T37"> </text:span><text:span text:style-name="T38">desde</text:span><text:span text:style-name="T37"> </text:span><text:span text:style-name="T38">el</text:span><text:span text:style-name="T37"> </text:span><text:span text:style-name="T38">dispositivos</text:span><text:span text:style-name="T37"> </text:span><text:span text:style-name="T38">de</text:span><text:span text:style-name="T37"> </text:span><text:span text:style-name="T38">almacenamiento</text:span><text:span text:style-name="T37"> </text:span><text:span text:style-name="T38">externo</text:span><text:span text:style-name="T37"> </text:span><text:span text:style-name="T38">el</text:span><text:span text:style-name="T37"> </text:span><text:span text:style-name="T38">paquete</text:span><text:span text:style-name="T37"> </text:span><text:span text:style-name="T38">de</text:span><text:span text:style-name="T37"> </text:span><text:span text:style-name="T38">instalación<text:line-break/><text:line-break/>-</text:span><text:span text:style-name="T37"> </text:span><text:span text:style-name="T38">En</text:span><text:span text:style-name="T37"> </text:span><text:span text:style-name="T38">caso</text:span><text:span text:style-name="T37"> </text:span><text:span text:style-name="T38">de</text:span><text:span text:style-name="T37"> </text:span><text:span text:style-name="T38">llevarse</text:span><text:span text:style-name="T37"> </text:span><text:span text:style-name="T38">a</text:span><text:span text:style-name="T37"> </text:span><text:span text:style-name="T38">cabo</text:span><text:span text:style-name="T37"> </text:span><text:span text:style-name="T38">una</text:span><text:span text:style-name="T37"> </text:span><text:span text:style-name="T38">instalación</text:span><text:span text:style-name="T37"> </text:span><text:span text:style-name="T38">parcial,</text:span><text:span text:style-name="T37"> </text:span><text:span text:style-name="T38">y</text:span><text:span text:style-name="T37"> </text:span><text:span text:style-name="T38">que</text:span><text:span text:style-name="T37"> </text:span><text:span text:style-name="T38">el</text:span><text:span text:style-name="T37"> </text:span><text:span text:style-name="T38">usuario</text:span><text:span text:style-name="T37"> </text:span><text:span text:style-name="T38">decida</text:span><text:span text:style-name="T37"> </text:span><text:span text:style-name="T38">no</text:span><text:span text:style-name="T37"> </text:span><text:span text:style-name="T38">Instalar</text:span><text:span text:style-name="T37"> </text:span><text:span text:style-name="T38">con</text:span><text:span text:style-name="T37"> </text:span><text:span text:style-name="T38">los</text:span><text:span text:style-name="T37"> parámetros </text:span><text:span text:style-name="T38">de</text:span><text:span text:style-name="T37"> </text:span><text:span text:style-name="T38">la</text:span><text:span text:style-name="T37"> configuración </text:span><text:span text:style-name="T38">establecida,</text:span><text:span text:style-name="T37"> </text:span><text:span text:style-name="T38">se</text:span><text:span text:style-name="T37"> permitirá </text:span><text:span text:style-name="T38">iniciar</text:span><text:span text:style-name="T37"> </text:span><text:span text:style-name="T38">una</text:span><text:span text:style-name="T37"> </text:span><text:span text:style-name="T38">Instalación</text:span><text:span text:style-name="T37"> </text:span><text:span text:style-name="T38">completa</text:span><text:span text:style-name="T37"> </text:span><text:span text:style-name="T38">de</text:span><text:span text:style-name="T37"> </text:span><text:span text:style-name="T38">cero.</text:span><text:span text:style-name="T37"> </text:span><text:span text:style-name="T38">En</text:span><text:span text:style-name="T37"> </text:span><text:span text:style-name="T38">dicho</text:span><text:span text:style-name="T37"> </text:span><text:span text:style-name="T38">caso,</text:span><text:span text:style-name="T37"> </text:span><text:span text:style-name="T38">el</text:span><text:span text:style-name="T37"> </text:span><text:span text:style-name="T38">usuario</text:span><text:span text:style-name="T37"> </text:span><text:span text:style-name="T38">es</text:span><text:span text:style-name="T37"> </text:span><text:span text:style-name="T38">el</text:span><text:span text:style-name="T37"> </text:span><text:span text:style-name="T38">responsable</text:span><text:span text:style-name="T37"> </text:span><text:span text:style-name="T38">de</text:span><text:span text:style-name="T37"> </text:span><text:span text:style-name="T38">eliminar</text:span><text:span text:style-name="T37"> </text:span><text:span text:style-name="T38">los</text:span><text:span text:style-name="T37"> </text:span><text:span text:style-name="T38">archivos</text:span><text:span text:style-name="T37"> </text:span><text:span text:style-name="T38">y</text:span><text:span text:style-name="T37"> </text:span><text:span text:style-name="T38">directorios</text:span><text:span text:style-name="T37"> </text:span><text:span text:style-name="T38">de</text:span><text:span text:style-name="T37"> </text:span><text:span text:style-name="T38">la</text:span><text:span text:style-name="T37"> </text:span><text:span text:style-name="T38">instalación</text:span><text:span text:style-name="T37"> </text:span><text:span text:style-name="T38">previa.</text:span><text:span text:style-name="T16"><text:line-break/></text:span></text:p>
        <text:p text:style-name="P6"/>
        <text:p text:style-name="P6"/>
        <text:h text:style-name="P133" text:outline-level="1"><text:span text:style-name="T34">Problemas</text:span><text:span text:style-name="T35"> </text:span><text:span text:style-name="T34">Relevantes</text:span></text:h>
        <text:p text:style-name="P18"/>
        <text:p text:style-name="P18"/>
        <text:p text:style-name="P34"><text:span text:style-name="T9">Tuvimos</text:span><text:span text:style-name="T11"> </text:span><text:span text:style-name="T9">algunos</text:span><text:span text:style-name="T11"> </text:span><text:span text:style-name="T9">problemas</text:span><text:span text:style-name="T11"> </text:span><text:span text:style-name="T9">en</text:span><text:span text:style-name="T11"> </text:span><text:span text:style-name="T9">la</text:span><text:span text:style-name="T11"> integración </text:span><text:span text:style-name="T9">que</text:span><text:span text:style-name="T11"> </text:span><text:span text:style-name="T9">se</text:span><text:span text:style-name="T11"> </text:span><text:span text:style-name="T9">resolvieron</text:span><text:span text:style-name="T11"> </text:span><text:span text:style-name="T9">con</text:span><text:span text:style-name="T11"> </text:span><text:span text:style-name="T9">un</text:span><text:span text:style-name="T11"> </text:span><text:span text:style-name="T9">par</text:span><text:span text:style-name="T11"> </text:span><text:span text:style-name="T9">de</text:span><text:span text:style-name="T11"> </text:span><text:span text:style-name="T9">reuniones</text:span><text:span text:style-name="T11"> </text:span><text:span text:style-name="T9">breves.</text:span></text:p>
        <text:p text:style-name="P28"/>
        <text:p text:style-name="P34"><text:span text:style-name="T9">Nos</text:span><text:span text:style-name="T11"> </text:span><text:span text:style-name="T9">encontramos</text:span><text:span text:style-name="T11"> </text:span><text:span text:style-name="T9">con</text:span><text:span text:style-name="T11"> </text:span><text:span text:style-name="T9">diferencias</text:span><text:span text:style-name="T11"> </text:span><text:span text:style-name="T9">en</text:span><text:span text:style-name="T11"> </text:span><text:span text:style-name="T9">las</text:span><text:span text:style-name="T11"> </text:span><text:span text:style-name="T9">versiones</text:span><text:span text:style-name="T11"> </text:span><text:span text:style-name="T9">del</text:span><text:span text:style-name="T11"> </text:span><text:span text:style-name="T9">bash</text:span><text:span text:style-name="T11"> </text:span><text:span text:style-name="T9">lo</text:span><text:span text:style-name="T11"> </text:span><text:span text:style-name="T9">que</text:span><text:span text:style-name="T11"> </text:span><text:span text:style-name="T9">hizo</text:span><text:span text:style-name="T11"> </text:span><text:span text:style-name="T9">que</text:span><text:span text:style-name="T11"> </text:span><text:span text:style-name="T9">las</text:span><text:span text:style-name="T11"> </text:span><text:span text:style-name="T9">pruebas</text:span><text:span text:style-name="T11"> </text:span><text:span text:style-name="T9">definitivas</text:span><text:span text:style-name="T11"> </text:span><text:span text:style-name="T9">las</text:span><text:span text:style-name="T11"> </text:span><text:span text:style-name="T9">realicemos</text:span><text:span text:style-name="T11"> </text:span><text:span text:style-name="T9">en</text:span><text:span text:style-name="T11"> </text:span><text:span text:style-name="T9">el</text:span><text:span text:style-name="T11"> </text:span><text:span text:style-name="T9">laboratorio.</text:span></text:p>
        <text:p text:style-name="P27"/>
        <text:p text:style-name="P27">Otros<text:span text:style-name="T49"> </text:span>problemas<text:span text:style-name="T49"> </text:span>surgieron<text:span text:style-name="T49"> </text:span>por<text:span text:style-name="T49"> </text:span>el<text:span text:style-name="T49"> </text:span>uso<text:span text:style-name="T49"> </text:span>de<text:span text:style-name="T49"> </text:span>asteriscos<text:span text:style-name="T49"> </text:span>como<text:span text:style-name="T49"> </text:span>argumentos<text:span text:style-name="T49"> </text:span>para<text:span text:style-name="T49"> </text:span>algunos<text:span text:style-name="T49"> </text:span>comandos.</text:p>
        <text:p text:style-name="P34"><text:span text:style-name="T8">El</text:span><text:span text:style-name="T10"> </text:span><text:span text:style-name="T8">primero</text:span><text:span text:style-name="T10"> </text:span><text:span text:style-name="T8">de</text:span><text:span text:style-name="T10"> </text:span><text:span text:style-name="T8">ellos</text:span><text:span text:style-name="T10"> </text:span><text:span text:style-name="T8">surgió</text:span><text:span text:style-name="T10"> </text:span><text:span text:style-name="T8">al</text:span><text:span text:style-name="T10"> </text:span><text:span text:style-name="T8">intentar</text:span><text:span text:style-name="T10"> </text:span><text:span text:style-name="T8">loguear</text:span><text:span text:style-name="T10"> </text:span><text:span text:style-name="T8">un</text:span><text:span text:style-name="T10"> </text:span><text:span text:style-name="T8">mensaje</text:span><text:span text:style-name="T10"> </text:span><text:span text:style-name="T8">consistente</text:span><text:span text:style-name="T10"> </text:span><text:span text:style-name="T8">en</text:span><text:span text:style-name="T10"> </text:span><text:span text:style-name="T8">un</text:span><text:span text:style-name="T10"> </text:span><text:span text:style-name="T8">asterisco</text:span><text:span text:style-name="T10"> </text:span><text:span text:style-name="T8">utilizando</text:span><text:span text:style-name="T10"> </text:span><text:span text:style-name="T8">el</text:span><text:span text:style-name="T10"> </text:span><text:span text:style-name="T8">comando</text:span><text:span text:style-name="T10"> </text:span><text:span text:style-name="T8">loguearC.</text:span><text:span text:style-name="T10"> </text:span><text:span text:style-name="T8">Sin</text:span><text:span text:style-name="T10"> </text:span><text:span text:style-name="T8">importar</text:span><text:span text:style-name="T10"> </text:span><text:span text:style-name="T8">que</text:span><text:span text:style-name="T10"> </text:span><text:span text:style-name="T8">se</text:span><text:span text:style-name="T10"> </text:span><text:span text:style-name="T8">lo</text:span><text:span text:style-name="T10"> </text:span><text:span text:style-name="T8">encerrara</text:span><text:span text:style-name="T10"> </text:span><text:span text:style-name="T8">entre</text:span><text:span text:style-name="T10"> </text:span><text:span text:style-name="T8">comillas</text:span><text:span text:style-name="T10"> </text:span><text:span text:style-name="T8">simples</text:span><text:span text:style-name="T10"> </text:span><text:span text:style-name="T8">o</text:span><text:span text:style-name="T10"> </text:span><text:span text:style-name="T8">dobles</text:span><text:span text:style-name="T10"> </text:span><text:span text:style-name="T8">al</text:span><text:span text:style-name="T10"> </text:span><text:span text:style-name="T8">producirse</text:span><text:span text:style-name="T10"> </text:span><text:span text:style-name="T8">la</text:span><text:span text:style-name="T10"> </text:span><text:span text:style-name="T8">invocación,</text:span><text:span text:style-name="T10"> </text:span><text:span text:style-name="T8">el</text:span><text:span text:style-name="T10"> </text:span><text:span text:style-name="T8">Shell</text:span><text:span text:style-name="T10"> </text:span><text:span text:style-name="T8">expandía</text:span><text:span text:style-name="T10"> </text:span><text:span text:style-name="T8">el</text:span><text:span text:style-name="T10"> </text:span><text:span text:style-name="T8">caracter</text:span><text:span text:style-name="T10"> </text:span><text:span text:style-name="T8">y</text:span><text:span text:style-name="T10"> </text:span><text:span text:style-name="T8">se</text:span><text:span text:style-name="T10"> </text:span><text:span text:style-name="T8">logueaba</text:span><text:span text:style-name="T10"> </text:span><text:span text:style-name="T8">la</text:span><text:span text:style-name="T10"> </text:span><text:span text:style-name="T8">lista</text:span><text:span text:style-name="T10"> </text:span><text:span text:style-name="T8">de</text:span><text:span text:style-name="T10"> </text:span><text:span text:style-name="T8">archivos</text:span><text:span text:style-name="T10"> </text:span><text:span text:style-name="T8">presentes</text:span><text:span text:style-name="T10"> </text:span><text:span text:style-name="T8">en</text:span><text:span text:style-name="T10"> </text:span><text:span text:style-name="T8">el</text:span><text:span text:style-name="T10"> </text:span><text:span text:style-name="T8">directorio</text:span><text:span text:style-name="T10"> </text:span><text:span text:style-name="T8">en</text:span><text:span text:style-name="T10"> </text:span><text:span text:style-name="T8">su</text:span><text:span text:style-name="T10"> </text:span><text:span text:style-name="T8">reemplazo.</text:span><text:span text:style-name="T10"> </text:span><text:span text:style-name="T8">El</text:span><text:span text:style-name="T10"> </text:span><text:span text:style-name="T8">tema</text:span><text:span text:style-name="T10"> </text:span><text:span text:style-name="T8">se</text:span><text:span text:style-name="T10"> </text:span><text:span text:style-name="T8">resolvió</text:span><text:span text:style-name="T10"> </text:span><text:span text:style-name="T8">utilizando</text:span><text:span text:style-name="T10"> </text:span><text:span text:style-name="T8">comillas</text:span><text:span text:style-name="T10"> </text:span><text:span text:style-name="T8">al</text:span><text:span text:style-name="T10"> </text:span><text:span text:style-name="T8">utilizar</text:span><text:span text:style-name="T10"> </text:span><text:span text:style-name="T8">a</text:span><text:span text:style-name="T10"> </text:span><text:span text:style-name="T8">las</text:span><text:span text:style-name="T10"> </text:span><text:span text:style-name="T8">variables</text:span><text:span text:style-name="T10"> </text:span><text:span text:style-name="T8">que</text:span><text:span text:style-name="T10"> </text:span><text:span text:style-name="T8">contienen</text:span><text:span text:style-name="T10"> </text:span><text:span text:style-name="T8">al</text:span><text:span text:style-name="T10"> </text:span><text:span text:style-name="T8">caracter</text:span><text:span text:style-name="T10"> </text:span><text:span text:style-name="T8">dentro</text:span><text:span text:style-name="T10"> </text:span><text:span text:style-name="T8">del</text:span><text:span text:style-name="T10"> </text:span><text:span text:style-name="T8">script.</text:span></text:p>
        <text:p text:style-name="P34"><text:span text:style-name="T39">Además</text:span><text:span text:style-name="T40"> </text:span><text:span text:style-name="T39">se</text:span><text:span text:style-name="T40"> </text:span><text:span text:style-name="T39">tuvo</text:span><text:span text:style-name="T40"> </text:span><text:span text:style-name="T39">que</text:span><text:span text:style-name="T40"> </text:span><text:span text:style-name="T39">resolver</text:span><text:span text:style-name="T40"> </text:span><text:span text:style-name="T39">el</text:span><text:span text:style-name="T40"> </text:span><text:span text:style-name="T39">tema</text:span><text:span text:style-name="T40"> </text:span><text:span text:style-name="T39">de</text:span><text:span text:style-name="T40"> </text:span><text:span text:style-name="T39">utilizar</text:span><text:span text:style-name="T40"> </text:span><text:span text:style-name="T39">los</text:span><text:span text:style-name="T40"> “</text:span><text:span text:style-name="T39">*</text:span><text:span text:style-name="T40">” </text:span><text:span text:style-name="T39">para</text:span><text:span text:style-name="T40"> </text:span><text:span text:style-name="T39">que</text:span><text:span text:style-name="T40"> </text:span><text:span text:style-name="T39">actúen</text:span><text:span text:style-name="T40"> </text:span><text:span text:style-name="T39">como</text:span><text:span text:style-name="T40"> </text:span><text:span text:style-name="T39">comodines</text:span><text:span text:style-name="T40"> </text:span><text:span text:style-name="T39">al</text:span><text:span text:style-name="T40"> </text:span><text:span text:style-name="T39">filtrar</text:span><text:span text:style-name="T40"> </text:span><text:span text:style-name="T39">registros</text:span><text:span text:style-name="T40"> </text:span><text:span text:style-name="T39">en</text:span><text:span text:style-name="T40"> </text:span><text:span text:style-name="T39">el</text:span><text:span text:style-name="T40"> </text:span><text:span text:style-name="T39">comando</text:span><text:span text:style-name="T40"> </text:span><text:span text:style-name="T39">listarC.</text:span><text:span text:style-name="T40"> </text:span><text:span text:style-name="T39">La</text:span><text:span text:style-name="T40"> </text:span><text:span text:style-name="T39">solución</text:span><text:span text:style-name="T40"> </text:span><text:span text:style-name="T39">elegida</text:span><text:span text:style-name="T40"> </text:span><text:span text:style-name="T39">fue</text:span><text:span text:style-name="T40"> </text:span><text:span text:style-name="T39">que</text:span><text:span text:style-name="T40"> </text:span><text:span text:style-name="T39">ante</text:span><text:span text:style-name="T40"> </text:span><text:span text:style-name="T39">el</text:span><text:span text:style-name="T40"> </text:span><text:span text:style-name="T39">hecho</text:span><text:span text:style-name="T40"> </text:span><text:span text:style-name="T39">de</text:span><text:span text:style-name="T40"> </text:span><text:span text:style-name="T39">encontrar</text:span><text:span text:style-name="T40"> </text:span><text:span text:style-name="T39">un</text:span><text:span text:style-name="T40"> </text:span><text:span text:style-name="T39">asterisco</text:span><text:span text:style-name="T40"> </text:span><text:span text:style-name="T39">como</text:span><text:span text:style-name="T40"> </text:span><text:span text:style-name="T39">parámetro</text:span><text:span text:style-name="T40"> </text:span><text:span text:style-name="T39">se</text:span><text:span text:style-name="T40"> </text:span><text:span text:style-name="T39">abra</text:span><text:span text:style-name="T40"> </text:span><text:span text:style-name="T39">el</text:span><text:span text:style-name="T40"> </text:span><text:span text:style-name="T39">archivo</text:span><text:span text:style-name="T40"> </text:span><text:span text:style-name="T39">en</text:span><text:span text:style-name="T40"> </text:span><text:span text:style-name="T39">el</text:span><text:span text:style-name="T40"> </text:span><text:span text:style-name="T39">cual</text:span><text:span text:style-name="T40"> </text:span><text:span text:style-name="T39">se</text:span><text:span text:style-name="T40"> </text:span><text:span text:style-name="T39">encuentra</text:span><text:span text:style-name="T40"> </text:span><text:span text:style-name="T39">la</text:span><text:span text:style-name="T40"> </text:span><text:span text:style-name="T39">información</text:span><text:span text:style-name="T40"> </text:span><text:span text:style-name="T39">correspondiente</text:span><text:span text:style-name="T40"> </text:span><text:span text:style-name="T39">al</text:span><text:span text:style-name="T40"> </text:span><text:span text:style-name="T39">criterio</text:span><text:span text:style-name="T40"> </text:span><text:span text:style-name="T39">por</text:span><text:span text:style-name="T40"> </text:span><text:span text:style-name="T39">el</text:span><text:span text:style-name="T40"> </text:span><text:span text:style-name="T39">cual</text:span><text:span text:style-name="T40"> </text:span><text:span text:style-name="T39">se</text:span><text:span text:style-name="T40"> </text:span><text:span text:style-name="T39">filtra</text:span><text:span text:style-name="T40"> </text:span><text:span text:style-name="T39">en</text:span><text:span text:style-name="T40"> </text:span><text:span text:style-name="T39">ese</text:span><text:span text:style-name="T40"> </text:span><text:span text:style-name="T39">argumento</text:span><text:span text:style-name="T40"> </text:span><text:span text:style-name="T39">y</text:span><text:span text:style-name="T40"> </text:span><text:span text:style-name="T39">se</text:span><text:span text:style-name="T40"> </text:span><text:span text:style-name="T39">guardan</text:span><text:span text:style-name="T40"> </text:span><text:span text:style-name="T39">todos</text:span><text:span text:style-name="T40"> </text:span><text:span text:style-name="T39">los</text:span><text:span text:style-name="T40"> </text:span><text:span text:style-name="T39">valores</text:span><text:span text:style-name="T40"> </text:span><text:span text:style-name="T39">que</text:span><text:span text:style-name="T40"> </text:span><text:span text:style-name="T39">se</text:span><text:span text:style-name="T40"> </text:span><text:span text:style-name="T39">encuentran</text:span><text:span text:style-name="T40"> </text:span><text:span text:style-name="T39">para</text:span><text:span text:style-name="T40"> </text:span><text:span text:style-name="T39">utilizarlos</text:span><text:span text:style-name="T40"> </text:span><text:span text:style-name="T39">luego</text:span><text:span text:style-name="T40"> </text:span><text:span text:style-name="T39">como</text:span><text:span text:style-name="T40"> </text:span><text:span text:style-name="T39">parámetros</text:span><text:span text:style-name="T40"> </text:span><text:span text:style-name="T39">en</text:span><text:span text:style-name="T40"> </text:span><text:span text:style-name="T39">expresiones</text:span><text:span text:style-name="T40"> </text:span><text:span text:style-name="T39">regulares.</text:span></text:p>
        <text:h text:style-name="P133" text:outline-level="1"><text:span text:style-name="T2">Archivo</text:span><text:span text:style-name="T3"> </text:span><text:span text:style-name="T2">README</text:span></text:h>
        <text:p text:style-name="P21"/>
        <text:p text:style-name="P21"/>
        <text:p text:style-name="Standard"><text:span text:style-name="T4">Previo</text:span><text:span text:style-name="T5"> </text:span><text:span text:style-name="T4">a</text:span><text:span text:style-name="T5"> </text:span><text:span text:style-name="T4">la</text:span><text:span text:style-name="T5"> </text:span><text:span text:style-name="T4">ejecución</text:span><text:span text:style-name="T5"> </text:span><text:span text:style-name="T4">del</text:span><text:span text:style-name="T5"> </text:span><text:span text:style-name="T4">comando</text:span><text:span text:style-name="T5"> </text:span><text:span text:style-name="T4">InstalarC,</text:span><text:span text:style-name="T5"> </text:span><text:span text:style-name="T4">se</text:span><text:span text:style-name="T5"> </text:span><text:span text:style-name="T4">requiere</text:span><text:span text:style-name="T5"> </text:span><text:span text:style-name="T4">seguir</text:span><text:span text:style-name="T5"> </text:span><text:span text:style-name="T4">los</text:span><text:span text:style-name="T5"> </text:span><text:span text:style-name="T4">siguientes</text:span><text:span text:style-name="T5"> </text:span><text:span text:style-name="T4">pasos:</text:span></text:p>
        <text:p text:style-name="P21"/>
        <text:p text:style-name="P21"/>
        <text:p text:style-name="P21"/>
        <text:p text:style-name="Standard"><text:span text:style-name="T4">1.</text:span><text:span text:style-name="T5"> </text:span><text:span text:style-name="T4">Insertar</text:span><text:span text:style-name="T5"> </text:span><text:span text:style-name="T4">el</text:span><text:span text:style-name="T5"> </text:span><text:span text:style-name="T4">dispositivo</text:span><text:span text:style-name="T5"> </text:span><text:span text:style-name="T4">de</text:span><text:span text:style-name="T5"> </text:span><text:span text:style-name="T4">almacenamiento</text:span><text:span text:style-name="T5"> </text:span><text:span text:style-name="T4">externo</text:span><text:span text:style-name="T5"> </text:span><text:span text:style-name="T4">con</text:span><text:span text:style-name="T5"> </text:span><text:span text:style-name="T4">el</text:span><text:span text:style-name="T5"> </text:span><text:span text:style-name="T4">contenido</text:span><text:span text:style-name="T5"> </text:span><text:span text:style-name="T4">del</text:span><text:span text:style-name="T5"> </text:span><text:span text:style-name="T4">trabajo</text:span><text:span text:style-name="T5"> </text:span><text:span text:style-name="T4">práctico</text:span></text:p>
        <text:p text:style-name="P21">.</text:p>
        <text:p text:style-name="P21"/>
        <text:p text:style-name="Standard"><text:span text:style-name="T4">2.</text:span><text:span text:style-name="T5"> </text:span><text:span text:style-name="T4">Crear</text:span><text:span text:style-name="T5"> </text:span><text:span text:style-name="T4">en</text:span><text:span text:style-name="T5"> </text:span><text:span text:style-name="T4">el</text:span><text:span text:style-name="T5"> </text:span><text:span text:style-name="T4">directorio</text:span><text:span text:style-name="T5"> </text:span><text:span text:style-name="T4">corriente</text:span><text:span text:style-name="T5"> </text:span><text:span text:style-name="T4">un</text:span><text:span text:style-name="T5"> </text:span><text:span text:style-name="T4">subdirectorio</text:span><text:span text:style-name="T5"> </text:span><text:span text:style-name="T4">grupoxx</text:span></text:p>
        <text:p text:style-name="P21"/>
        <text:p text:style-name="P21"><text:tab/></text:p>
        <text:p text:style-name="Standard"><text:span text:style-name="T4">3.</text:span><text:span text:style-name="T5"> </text:span><text:span text:style-name="T4">Copiar</text:span><text:span text:style-name="T5"> </text:span><text:span text:style-name="T4">del</text:span><text:span text:style-name="T5"> </text:span><text:span text:style-name="T4">dispositivo</text:span><text:span text:style-name="T5"> </text:span><text:span text:style-name="T4">externo</text:span><text:span text:style-name="T5"> </text:span><text:span text:style-name="T4">al</text:span><text:span text:style-name="T5"> </text:span><text:span text:style-name="T4">subdirectorio</text:span><text:span text:style-name="T5"> </text:span><text:span text:style-name="T4">grupoxx</text:span><text:span text:style-name="T5"> </text:span><text:span text:style-name="T4">el</text:span><text:span text:style-name="T5"> </text:span><text:span text:style-name="T4">archivo</text:span><text:span text:style-name="T5"> </text:span><text:span text:style-name="T4">Consultar.tar.gz</text:span></text:p>
        <text:p text:style-name="P21"/>
        <text:p text:style-name="P21"/>
        <text:p text:style-name="Standard"><text:span text:style-name="T4">4.</text:span><text:span text:style-name="T5"> </text:span><text:span text:style-name="T4">Desde</text:span><text:span text:style-name="T5"> </text:span><text:span text:style-name="T4">un</text:span><text:span text:style-name="T5"> </text:span><text:span text:style-name="T4">terminal,</text:span><text:span text:style-name="T5"> </text:span><text:span text:style-name="T4">y</text:span><text:span text:style-name="T5"> </text:span><text:span text:style-name="T4">estando</text:span><text:span text:style-name="T5"> </text:span><text:span text:style-name="T4">posicionado</text:span><text:span text:style-name="T5"> </text:span><text:span text:style-name="T4">en</text:span><text:span text:style-name="T5"> </text:span><text:span text:style-name="T4">el</text:span><text:span text:style-name="T5"> </text:span><text:span text:style-name="T4">subdirectorio</text:span><text:span text:style-name="T5"> </text:span><text:span text:style-name="T4">grupoxx,</text:span><text:span text:style-name="T5"> </text:span><text:span text:style-name="T4">descomprimir</text:span><text:span text:style-name="T5"> </text:span><text:span text:style-name="T4">el</text:span><text:span text:style-name="T5"> </text:span><text:span text:style-name="T4">archivo</text:span><text:span text:style-name="T5"> </text:span><text:span text:style-name="T4">Consultar.tar.gz,</text:span><text:span text:style-name="T5"> </text:span><text:span text:style-name="T4">ejecutando</text:span></text:p>
        <text:p text:style-name="P21"/>
        <text:p text:style-name="Standard"><text:span text:style-name="T4">"tar</text:span><text:span text:style-name="T5"> </text:span><text:span text:style-name="T4">-xf</text:span><text:span text:style-name="T5"> </text:span><text:span text:style-name="T4">Consultar.tar.gz".</text:span><text:span text:style-name="T5"> </text:span></text:p>
        <text:p text:style-name="P21"/>
        <text:p text:style-name="P21"/>
        <text:p text:style-name="Standard"><text:span text:style-name="T4">5.</text:span><text:span text:style-name="T5"> Si la descompresión y el desempaquetado se realizo correctamente, dentro del subdirectorio grupoxx se encontraran los siguientes ficheros:</text:span></text:p>
        <text:p text:style-name="P21"/>
        <text:p text:style-name="P21"/>
        <text:p text:style-name="Standard"><text:span text:style-name="T4"><text:tab/>-</text:span><text:span text:style-name="T5"> </text:span><text:span text:style-name="T4">Consultar.tar.gz</text:span></text:p>
        <text:p text:style-name="P21"/>
        <text:p text:style-name="Standard"><text:span text:style-name="T4"><text:tab/>-</text:span><text:span text:style-name="T5"> </text:span><text:span text:style-name="T4">lib</text:span></text:p>
        <text:p text:style-name="P21"/>
        <text:p text:style-name="Standard"><text:span text:style-name="T4"><text:tab/>-</text:span><text:span text:style-name="T5"> </text:span><text:span text:style-name="T4">inst</text:span></text:p>
        <text:p text:style-name="P21"/>
        <text:p text:style-name="Standard"><text:span text:style-name="T4"><text:tab/>-</text:span><text:span text:style-name="T5"> </text:span><text:span text:style-name="T4">README.txt</text:span></text:p>
        <text:p text:style-name="P21"/>
        <text:p text:style-name="P21"/>
        <text:p text:style-name="Standard"><text:span text:style-name="T4">6.</text:span><text:span text:style-name="T5"> Puede comenzar con la ejecución del comando InstalarC, de la forma "./inst/InstalarC"</text:span><text:span text:style-name="T4">.</text:span></text:p>
        <text:p text:style-name="P21"/>
        <text:p text:style-name="P21"/>
        <text:p text:style-name="Standard"><text:span text:style-name="T4">7.</text:span><text:span text:style-name="T5"> Si se necesita ayuda para la ejecucion del comando InstalarC, puede ejecutar "./inst/InstalarC --help" para obtener por pantalla el manual de ayuda del comando.</text:span></text:p>
        <text:h text:style-name="P133" text:outline-level="1"><text:span text:style-name="T2">Listado</text:span><text:span text:style-name="T3"> </text:span><text:span text:style-name="T2">de</text:span><text:span text:style-name="T3"> </text:span><text:span text:style-name="T2">Comandos</text:span><text:span text:style-name="T3"> </text:span><text:span text:style-name="T2">y</text:span><text:span text:style-name="T3"> </text:span><text:span text:style-name="T2">Funciones</text:span></text:h>
        <text:p text:style-name="P21"/>
        <text:h text:style-name="P130" text:outline-level="2">instalarC</text:h>
        <text:p text:style-name="P42"/>
        <text:p text:style-name="P42"/>
        <text:p text:style-name="P41">Es<text:span text:style-name="T43"> </text:span>el<text:span text:style-name="T43"> </text:span>primero<text:span text:style-name="T43"> </text:span>de<text:span text:style-name="T43"> </text:span>los<text:span text:style-name="T43"> </text:span>comandos<text:span text:style-name="T43"> </text:span>a<text:span text:style-name="T43"> </text:span>ejecutar,<text:span text:style-name="T43"> </text:span>y<text:span text:style-name="T43"> </text:span>sirve<text:span text:style-name="T43"> </text:span>para<text:span text:style-name="T43"> </text:span>la<text:span text:style-name="T43"> </text:span>instalación<text:span text:style-name="T43"> </text:span>del<text:span text:style-name="T43"> </text:span>paquete<text:span text:style-name="T43"> </text:span>Consultar.<text:span text:style-name="T43"> </text:span>Se<text:span text:style-name="T43"> </text:span>encarga<text:span text:style-name="T43"> </text:span>de<text:span text:style-name="T43"> </text:span>la<text:span text:style-name="T43"> creación </text:span>de<text:span text:style-name="T43"> </text:span>todas<text:span text:style-name="T43"> </text:span>las<text:span text:style-name="T43"> estructuras </text:span>de<text:span text:style-name="T43"> </text:span>directorios<text:span text:style-name="T43"> </text:span>y<text:span text:style-name="T43"> </text:span>ficheros,<text:span text:style-name="T43"> </text:span>en<text:span text:style-name="T43"> </text:span>base<text:span text:style-name="T43"> </text:span>a<text:span text:style-name="T43"> </text:span>la<text:span text:style-name="T43"> </text:span>configuración<text:span text:style-name="T43"> </text:span>que<text:span text:style-name="T43"> </text:span>ingresara<text:span text:style-name="T43"> </text:span>el<text:span text:style-name="T43"> </text:span>usuario,<text:span text:style-name="T43"> </text:span>para<text:span text:style-name="T43"> </text:span>la<text:span text:style-name="T43"> </text:span>posterior<text:span text:style-name="T43"> </text:span>utilización<text:span text:style-name="T43"> </text:span>del<text:span text:style-name="T43"> </text:span>los<text:span text:style-name="T43"> </text:span>demás<text:span text:style-name="T43"> </text:span>comandos<text:span text:style-name="T43"> </text:span>del<text:span text:style-name="T43"> </text:span>paquete<text:span text:style-name="T43"> </text:span>Consultar.</text:p>
        <text:p text:style-name="P41"/>
        <text:p text:style-name="P48">Archivos</text:p>
        <text:p text:style-name="P41"/>
        <text:p text:style-name="P41"><text:span text:style-name="T44">Archivos</text:span><text:span text:style-name="T45"> </text:span><text:span text:style-name="T44">de</text:span><text:span text:style-name="T45"> </text:span><text:span text:style-name="T44">Input:</text:span><text:span text:style-name="T43"> </text:span></text:p>
        <text:p text:style-name="P41"><text:tab/></text:p>
        <text:p text:style-name="P41"><text:tab/>Estos<text:span text:style-name="T43"> </text:span>se<text:span text:style-name="T43"> </text:span>encuentran<text:span text:style-name="T43"> </text:span>en<text:span text:style-name="T43"> </text:span>el<text:span text:style-name="T43"> </text:span>directorio<text:span text:style-name="T43"> </text:span>$GRUPO/inst,<text:span text:style-name="T43"> </text:span>y<text:span text:style-name="T43"> </text:span>se<text:span text:style-name="T43"> </text:span>pueden<text:span text:style-name="T43"> </text:span>agrupar<text:span text:style-name="T43"> </text:span>en<text:span text:style-name="T43"> </text:span>obligatorios<text:span text:style-name="T43"> </text:span>y<text:span text:style-name="T43"> </text:span>opcionales:<text:span text:style-name="T43"> </text:span></text:p>
        <text:p text:style-name="P41"/>
        <text:p text:style-name="P41">Obligatorios:<text:span text:style-name="T43"> </text:span><text:tab/></text:p>
        <text:p text:style-name="P41"><text:tab/>1)Los<text:span text:style-name="T43"> </text:span>archivos<text:span text:style-name="T43"> </text:span>de<text:span text:style-name="T43"> </text:span>los<text:span text:style-name="T43"> </text:span>comandos<text:span text:style-name="T43"> esenciales </text:span>de<text:span text:style-name="T43"> </text:span>Consultar:</text:p>
        <text:p text:style-name="P41"><text:tab/><text:tab/>listarC,<text:span text:style-name="T43"> </text:span>iniciarC,<text:span text:style-name="T43"> </text:span>sumarC<text:span text:style-name="T43"> </text:span>y<text:span text:style-name="T43"> </text:span>detectarC</text:p>
        <text:p text:style-name="P41"><text:tab/>2)El<text:span text:style-name="T43"> </text:span>archivo<text:span text:style-name="T43"> </text:span>maestro<text:span text:style-name="T43"> </text:span>de<text:span text:style-name="T43"> </text:span>errores:</text:p>
        <text:p text:style-name="P41"><text:tab/><text:tab/><text:span text:style-name="T43"> </text:span>errores.mae</text:p>
        <text:p text:style-name="P41"/>
        <text:p text:style-name="P41">Opcionales:</text:p>
        <text:p text:style-name="P41"><text:tab/>1)Los<text:span text:style-name="T43"> </text:span>archivos<text:span text:style-name="T43"> </text:span>maestros<text:span text:style-name="T43"> </text:span>iniciales:<text:span text:style-name="T43"> </text:span></text:p>
        <text:p text:style-name="P41"><text:tab/><text:tab/>encuestadores.mae,<text:span text:style-name="T43"> </text:span>encuestas.mae<text:span text:style-name="T43"> </text:span>y<text:span text:style-name="T43"> </text:span>preguntas.mae</text:p>
        <text:p text:style-name="P41"/>
        <text:p text:style-name="P41">También,<text:span text:style-name="T43"> </text:span>en<text:span text:style-name="T43"> </text:span>caso<text:span text:style-name="T43"> </text:span>de<text:span text:style-name="T43"> </text:span>que<text:span text:style-name="T43"> </text:span>exista,<text:span text:style-name="T43"> </text:span>se<text:span text:style-name="T43"> </text:span>utiliza<text:span text:style-name="T43"> </text:span>el<text:span text:style-name="T43"> </text:span>archivo<text:span text:style-name="T43"> </text:span>de<text:span text:style-name="T43"> </text:span>configuración<text:span text:style-name="T43"> </text:span>de<text:span text:style-name="T43"> </text:span>instalación<text:span text:style-name="T43"> </text:span>InstalarC.conf<text:span text:style-name="T43"> </text:span>en<text:span text:style-name="T43"> </text:span>la<text:span text:style-name="T43"> </text:span>carpeta<text:span text:style-name="T43"> </text:span>$GRUPO/conf,<text:span text:style-name="T43"> </text:span>de<text:span text:style-name="T43"> </text:span>donde<text:span text:style-name="T43"> </text:span>se<text:span text:style-name="T43"> </text:span>toman<text:span text:style-name="T43"> </text:span>los<text:span text:style-name="T43"> </text:span>valores<text:span text:style-name="T43"> </text:span>default<text:span text:style-name="T43"> </text:span>de<text:span text:style-name="T43"> </text:span>la<text:span text:style-name="T43"> </text:span>configuración<text:span text:style-name="T43"> </text:span>para<text:span text:style-name="T43"> </text:span>la<text:span text:style-name="T43"> </text:span>instalación.</text:p>
        <text:p text:style-name="P41"/>
        <text:p text:style-name="P49"><text:span text:style-name="T44">Archivos</text:span><text:span text:style-name="T45"> </text:span><text:span text:style-name="T44">Intermedios:</text:span><text:span text:style-name="T43"> </text:span></text:p>
        <text:p text:style-name="P49"><text:tab/></text:p>
        <text:p text:style-name="P49"><text:tab/>Dos<text:span text:style-name="T43"> </text:span>archivos<text:span text:style-name="T43"> </text:span>temporales<text:span text:style-name="T43"> </text:span>$GRUPO/temp/errores.mae<text:span text:style-name="T43"> </text:span>y<text:span text:style-name="T43"> </text:span>$GRUPO/temp/InstalarC.conf.</text:p>
        <text:p text:style-name="P41"/>
        <text:p text:style-name="P41"><text:span text:style-name="T44">Archivos</text:span><text:span text:style-name="T45"> </text:span><text:span text:style-name="T44">de</text:span><text:span text:style-name="T45"> </text:span><text:span text:style-name="T44">Output:</text:span><text:span text:style-name="T43"> </text:span></text:p>
        <text:p text:style-name="P41"><text:tab/></text:p>
        <text:p text:style-name="P41"><text:tab/>Archivo<text:span text:style-name="T43"> </text:span>de<text:span text:style-name="T43"> </text:span>configuración<text:span text:style-name="T43"> </text:span>en<text:span text:style-name="T43"> </text:span>$GRUPO/conf<text:span text:style-name="T43"> </text:span>con<text:span text:style-name="T43"> </text:span>nombre<text:span text:style-name="T43"> </text:span>InstalarC.conf.<text:span text:style-name="T43"> </text:span>Este<text:span text:style-name="T43"> </text:span>archivo<text:span text:style-name="T43"> </text:span>consiste<text:span text:style-name="T43"> </text:span>en<text:span text:style-name="T43"> </text:span>un<text:span text:style-name="T43"> </text:span>listado<text:span text:style-name="T43"> </text:span>de<text:span text:style-name="T43"> parámetros </text:span>y<text:span text:style-name="T43"> </text:span>valores,<text:span text:style-name="T43"> </text:span>seteados<text:span text:style-name="T43"> </text:span>a<text:span text:style-name="T43"> </text:span>lo<text:span text:style-name="T43"> </text:span>largo<text:span text:style-name="T43"> </text:span>de<text:span text:style-name="T43"> </text:span>la<text:span text:style-name="T43"> </text:span>instalación,<text:span text:style-name="T43"> </text:span>y<text:span text:style-name="T43"> </text:span>tiene<text:span text:style-name="T43"> </text:span>el<text:span text:style-name="T43"> </text:span>formato<text:span text:style-name="T43"> </text:span>siguiente:</text:p>
        <text:p text:style-name="P41"/>
        <text:p text:style-name="P41"><text:tab/>&lt;nombre<text:span text:style-name="T43"> </text:span>de<text:span text:style-name="T43"> </text:span>variable&gt;<text:span text:style-name="T43"> </text:span>=<text:span text:style-name="T43"> </text:span>&lt;contenido<text:span text:style-name="T43"> </text:span>de<text:span text:style-name="T43"> </text:span>la<text:span text:style-name="T43"> </text:span>variable&gt;</text:p>
        <text:p text:style-name="P41"/>
        <text:p text:style-name="P41"><text:tab/>Un<text:span text:style-name="T43"> </text:span>archivo<text:span text:style-name="T43"> </text:span>de<text:span text:style-name="T43"> </text:span>log<text:span text:style-name="T43"> </text:span>instalarc.log<text:span text:style-name="T43"> </text:span>en<text:span text:style-name="T43"> </text:span>la<text:span text:style-name="T43"> </text:span>carpeta<text:span text:style-name="T43"> </text:span>$GRUPO/inst,<text:span text:style-name="T43"> </text:span>donde<text:span text:style-name="T43"> </text:span>se<text:span text:style-name="T43"> </text:span>logea<text:span text:style-name="T43"> </text:span>toda<text:span text:style-name="T43"> </text:span>la<text:span text:style-name="T43"> </text:span>información<text:span text:style-name="T43"> </text:span>de<text:span text:style-name="T43"> </text:span>lo<text:span text:style-name="T43"> </text:span>sucedido<text:span text:style-name="T43"> </text:span>durante<text:span text:style-name="T43"> </text:span>la<text:span text:style-name="T43"> </text:span>instalación.</text:p>
        <text:p text:style-name="P41"/>
        <text:p text:style-name="P41"><text:span text:style-name="T43">También </text:span>copias<text:span text:style-name="T43"> </text:span>de<text:span text:style-name="T43"> </text:span>los<text:span text:style-name="T43"> </text:span>comandos<text:span text:style-name="T43"> </text:span>listarC,<text:span text:style-name="T43"> </text:span>iniciarC,<text:span text:style-name="T43"> </text:span>detectarC<text:span text:style-name="T43"> </text:span>y<text:span text:style-name="T43"> </text:span>sumarC<text:span text:style-name="T43"> </text:span>en<text:span text:style-name="T43"> </text:span>la<text:span text:style-name="T43"> </text:span>carpeta<text:span text:style-name="T43"> <text:s/></text:span>$GRUPO$BIN<text:span text:style-name="T43"> </text:span>y<text:span text:style-name="T43"> </text:span>copias<text:span text:style-name="T43"> </text:span>de<text:span text:style-name="T43"> </text:span>los<text:span text:style-name="T43"> </text:span>archivos<text:span text:style-name="T43"> </text:span>maestros<text:span text:style-name="T43"> </text:span>errores.mae,<text:span text:style-name="T43"> </text:span>encuestas.mae,<text:span text:style-name="T43"> </text:span>preguntas.mae<text:span text:style-name="T43"> </text:span>y<text:span text:style-name="T43"> </text:span>encuestadores.mae<text:span text:style-name="T43"> </text:span>en<text:span text:style-name="T43"> </text:span>la<text:span text:style-name="T43"> </text:span>carpeta<text:span text:style-name="T43"> </text:span>$GRUPO/mae.</text:p>
        <text:p text:style-name="P41"/>
        <text:p text:style-name="P48">Parámetros<text:span text:style-name="T43"> </text:span>y<text:span text:style-name="T43"> </text:span>Opciones</text:p>
        <text:p text:style-name="P41"/>
        <text:p text:style-name="P41">Se<text:span text:style-name="T43"> </text:span>puede<text:span text:style-name="T43"> </text:span>invocar<text:span text:style-name="T43"> </text:span>al<text:span text:style-name="T43"> </text:span>comando<text:span text:style-name="T43"> </text:span>sin<text:span text:style-name="T43"> parámetro </text:span>alguno<text:span text:style-name="T43"> </text:span>de<text:span text:style-name="T43"> </text:span>la<text:span text:style-name="T43"> </text:span>siguiente<text:span text:style-name="T43"> </text:span>forma:</text:p>
        <text:p text:style-name="P41"><text:tab/></text:p>
        <text:p text:style-name="P41"><text:tab/>InstalarC</text:p>
        <text:p text:style-name="P41"><text:tab/></text:p>
        <text:p text:style-name="P41">O<text:span text:style-name="T43"> </text:span>si<text:span text:style-name="T43"> </text:span>se<text:span text:style-name="T43"> </text:span>quiere<text:span text:style-name="T43"> </text:span>consultar<text:span text:style-name="T43"> </text:span>el<text:span text:style-name="T43"> </text:span>manual<text:span text:style-name="T43"> </text:span>o<text:span text:style-name="T43"> </text:span>la<text:span text:style-name="T43"> versión </text:span>es<text:span text:style-name="T43"> </text:span>de<text:span text:style-name="T43"> </text:span>la<text:span text:style-name="T43"> </text:span>forma:</text:p>
        <text:p text:style-name="P41"><text:soft-page-break/></text:p>
        <text:p text:style-name="P41"><text:tab/>InstalarC<text:span text:style-name="T43"> </text:span>[OPCIONES]</text:p>
        <text:p text:style-name="P41"/>
        <text:p text:style-name="P41">Donde<text:span text:style-name="T43"> </text:span>las<text:span text:style-name="T43"> </text:span>opciones<text:span text:style-name="T43"> </text:span>posibles<text:span text:style-name="T43"> </text:span>son<text:span text:style-name="T43"> </text:span>las<text:span text:style-name="T43"> </text:span>siguientes:</text:p>
        <text:p text:style-name="P41"/>
        <text:p text:style-name="P41">-h,<text:span text:style-name="T43"> </text:span>--help:<text:span text:style-name="T43"> </text:span>Muestra<text:span text:style-name="T43"> </text:span>en<text:span text:style-name="T43"> </text:span>pantalla<text:span text:style-name="T43"> </text:span>ayuda<text:span text:style-name="T43"> </text:span>acerca<text:span text:style-name="T43"> </text:span>del<text:span text:style-name="T43"> </text:span>uso<text:span text:style-name="T43"> </text:span>del<text:span text:style-name="T43"> </text:span>comando.</text:p>
        <text:p text:style-name="P41">-v,<text:span text:style-name="T43"> </text:span>--version:<text:span text:style-name="T43"> </text:span>Muestra<text:span text:style-name="T43"> </text:span>la<text:span text:style-name="T43"> </text:span>versión<text:span text:style-name="T43"> </text:span>del<text:span text:style-name="T43"> </text:span>script.</text:p>
        <text:p text:style-name="P41"/>
        <text:p text:style-name="P41"/>
        <text:p text:style-name="P41"/>
        <text:p text:style-name="P48">Ejemplos<text:span text:style-name="T43"> </text:span>de<text:span text:style-name="T43"> </text:span>invocación</text:p>
        <text:p text:style-name="P41"/>
        <text:p text:style-name="P41">Instalar<text:span text:style-name="T43"> </text:span>C</text:p>
        <text:p text:style-name="P41"/>
        <text:p text:style-name="P41">Comienza<text:span text:style-name="T43"> </text:span>instalación<text:span text:style-name="T43"> </text:span>del<text:span text:style-name="T43"> </text:span>paquete<text:span text:style-name="T43"> </text:span>Consulta<text:span text:style-name="T43"> </text:span>de<text:span text:style-name="T43"> </text:span>manera<text:span text:style-name="T43"> </text:span>normal</text:p>
        <text:p text:style-name="P41"/>
        <text:p text:style-name="P41">InstalarC<text:span text:style-name="T43"> –</text:span>help</text:p>
        <text:p text:style-name="P41"/>
        <text:p text:style-name="P41">Muestra<text:span text:style-name="T43"> </text:span>el<text:span text:style-name="T43"> </text:span>manual<text:span text:style-name="T43"> </text:span>de<text:span text:style-name="T43"> </text:span>ayuda<text:span text:style-name="T43"> </text:span>del<text:span text:style-name="T43"> </text:span>comando<text:span text:style-name="T43"> </text:span>InstalarC<text:span text:style-name="T43"> </text:span>por<text:span text:style-name="T43"> </text:span>pantalla</text:p>
        <text:p text:style-name="P41"/>
        <text:p text:style-name="P41">InstalarC<text:span text:style-name="T43"> </text:span>-v</text:p>
        <text:p text:style-name="P41"/>
        <text:p text:style-name="P41">Muestra<text:span text:style-name="T43"> </text:span>información<text:span text:style-name="T43"> </text:span>de<text:span text:style-name="T43"> </text:span>la<text:span text:style-name="T43"> </text:span>versión<text:span text:style-name="T43"> </text:span>del<text:span text:style-name="T43"> </text:span>InstalarC<text:span text:style-name="T43"> </text:span>por<text:span text:style-name="T43"> </text:span>pantalla</text:p>
        <text:p text:style-name="P41"/>
        <text:p text:style-name="P48">Hipótesis<text:span text:style-name="T43"> </text:span>y<text:span text:style-name="T43"> </text:span>aclaraciones</text:p>
        <text:p text:style-name="P41"/>
        <text:p text:style-name="P50">-<text:span text:style-name="T46"> </text:span>La<text:span text:style-name="T46"> </text:span>inexistencia<text:span text:style-name="T46"> </text:span>de<text:span text:style-name="T46"> </text:span>alguno<text:span text:style-name="T46"> </text:span>de<text:span text:style-name="T46"> </text:span>los<text:span text:style-name="T46"> </text:span>archivos<text:span text:style-name="T46"> </text:span>obligatorios<text:span text:style-name="T46"> </text:span>de<text:span text:style-name="T46"> </text:span>entrada<text:span text:style-name="T46"> </text:span>en<text:span text:style-name="T46"> </text:span>la<text:span text:style-name="T46"> </text:span>carpeta<text:span text:style-name="T46"> </text:span>inst,<text:span text:style-name="T46"> </text:span>al<text:span text:style-name="T46"> </text:span>momento<text:span text:style-name="T46"> </text:span>de<text:span text:style-name="T46"> </text:span>instalación<text:span text:style-name="T46"> </text:span>se<text:span text:style-name="T46"> </text:span>considera<text:span text:style-name="T46"> </text:span>un<text:span text:style-name="T46"> </text:span>error<text:span text:style-name="T46"> </text:span>severo.<text:span text:style-name="T46"> </text:span>En<text:span text:style-name="T46"> </text:span>dicho<text:span text:style-name="T46"> </text:span>caso,<text:span text:style-name="T46"> </text:span>no<text:span text:style-name="T46"> </text:span>hay<text:span text:style-name="T46"> </text:span>otra<text:span text:style-name="T46"> </text:span>forma<text:span text:style-name="T46"> </text:span>de<text:span text:style-name="T46"> </text:span>recuperación<text:span text:style-name="T46"> </text:span>mas<text:span text:style-name="T46"> </text:span>que<text:span text:style-name="T46"> </text:span>volver<text:span text:style-name="T46"> </text:span>a<text:span text:style-name="T46"> </text:span>copiar<text:span text:style-name="T46"> </text:span>desde<text:span text:style-name="T46"> </text:span>el<text:span text:style-name="T46"> </text:span>dispositivos<text:span text:style-name="T46"> </text:span>de<text:span text:style-name="T46"> </text:span>almacenamiento<text:span text:style-name="T46"> </text:span>externo<text:span text:style-name="T46"> </text:span>el<text:span text:style-name="T46"> </text:span>paquete<text:span text:style-name="T46"> </text:span>de<text:span text:style-name="T46"> </text:span>instalación.<text:span text:style-name="T46"> <text:s text:c="142"/></text:span></text:p>
        <text:p text:style-name="P51"><text:s text:c="6"/></text:p>
        <text:p text:style-name="P50">-En<text:span text:style-name="T46"> </text:span>caso<text:span text:style-name="T46"> </text:span>de<text:span text:style-name="T46"> </text:span>invocar<text:span text:style-name="T46"> </text:span>el<text:span text:style-name="T46"> </text:span>comando<text:span text:style-name="T46"> </text:span>InstalarC,<text:span text:style-name="T46"> habiéndose </text:span>llevado<text:span text:style-name="T46"> </text:span>a<text:span text:style-name="T46"> </text:span>cabo<text:span text:style-name="T46"> </text:span>una<text:span text:style-name="T46"> </text:span>instalación<text:span text:style-name="T46"> </text:span>previa<text:span text:style-name="T46"> </text:span>y<text:span text:style-name="T46"> </text:span>existiendo<text:span text:style-name="T46"> </text:span>por<text:span text:style-name="T46"> </text:span>lo<text:span text:style-name="T46"> </text:span>menos<text:span text:style-name="T46"> </text:span>uno<text:span text:style-name="T46"> </text:span>de<text:span text:style-name="T46"> </text:span>los<text:span text:style-name="T46"> </text:span>comandos<text:span text:style-name="T46"> esenciales </text:span>instalados,<text:span text:style-name="T46"> </text:span>se<text:span text:style-name="T46"> </text:span>procede<text:span text:style-name="T46"> </text:span>con<text:span text:style-name="T46"> </text:span>una<text:span text:style-name="T46"> </text:span>instalación<text:span text:style-name="T46"> </text:span>parcial.<text:span text:style-name="T46"> </text:span></text:p>
        <text:p text:style-name="P41"/>
        <text:p text:style-name="P50">-En<text:span text:style-name="T46"> </text:span>caso<text:span text:style-name="T46"> </text:span>de<text:span text:style-name="T46"> </text:span>que<text:span text:style-name="T46"> </text:span>se<text:span text:style-name="T46"> </text:span>ejecute<text:span text:style-name="T46"> </text:span>InstalarC<text:span text:style-name="T46"> </text:span>y<text:span text:style-name="T46"> </text:span>no<text:span text:style-name="T46"> </text:span>exista<text:span text:style-name="T46"> instalación </text:span>de<text:span text:style-name="T46"> </text:span>ninguno<text:span text:style-name="T46"> </text:span>de<text:span text:style-name="T46"> </text:span>los<text:span text:style-name="T46"> </text:span>comandos<text:span text:style-name="T46"> esenciales</text:span>,<text:span text:style-name="T46"> </text:span>se<text:span text:style-name="T46"> </text:span>procede<text:span text:style-name="T46"> </text:span>con<text:span text:style-name="T46"> </text:span>una<text:span text:style-name="T46"> </text:span>instalación<text:span text:style-name="T46"> </text:span>total.</text:p>
        <text:p text:style-name="P41"/>
        <text:p text:style-name="P50">-En<text:span text:style-name="T46"> </text:span>caso<text:span text:style-name="T46"> </text:span>de<text:span text:style-name="T46"> </text:span>no<text:span text:style-name="T46"> </text:span>poder<text:span text:style-name="T46"> </text:span>encontrarse<text:span text:style-name="T46"> </text:span>el<text:span text:style-name="T46"> </text:span>archivo<text:span text:style-name="T46"> </text:span>InstalarC.conf,<text:span text:style-name="T46"> </text:span>se<text:span text:style-name="T46"> </text:span>procede<text:span text:style-name="T46"> </text:span>con<text:span text:style-name="T46"> </text:span>una<text:span text:style-name="T46"> </text:span>instalación<text:span text:style-name="T46"> </text:span>total</text:p>
        <text:p text:style-name="P41"/>
        <text:p text:style-name="P50">-En<text:span text:style-name="T46"> </text:span>caso<text:span text:style-name="T46"> </text:span>de<text:span text:style-name="T46"> </text:span>llevarse<text:span text:style-name="T46"> </text:span>a<text:span text:style-name="T46"> </text:span>cabo<text:span text:style-name="T46"> </text:span>una<text:span text:style-name="T46"> </text:span>instalación<text:span text:style-name="T46"> </text:span>parcial,<text:span text:style-name="T46"> </text:span>es<text:span text:style-name="T46"> </text:span>obligatorio<text:span text:style-name="T46"> </text:span>llevar<text:span text:style-name="T46"> </text:span>a<text:span text:style-name="T46"> </text:span>cabo<text:span text:style-name="T46"> </text:span>dicha<text:span text:style-name="T46"> </text:span>instalación<text:span text:style-name="T46"> </text:span>con<text:span text:style-name="T46"> </text:span>los<text:span text:style-name="T46"> parámetros </text:span>de<text:span text:style-name="T46"> </text:span>la<text:span text:style-name="T46"> configuración </text:span>establecida.<text:span text:style-name="T46"> </text:span>En<text:span text:style-name="T46"> </text:span>caso<text:span text:style-name="T46"> </text:span>de<text:span text:style-name="T46"> </text:span>que<text:span text:style-name="T46"> </text:span>el<text:span text:style-name="T46"> </text:span>usuario<text:span text:style-name="T46"> </text:span>no<text:span text:style-name="T46"> </text:span>este<text:span text:style-name="T46"> de acuerdo </text:span>con<text:span text:style-name="T46"> </text:span>esto,<text:span text:style-name="T46"> </text:span>se<text:span text:style-name="T46"> permitirá </text:span>iniciar<text:span text:style-name="T46"> </text:span>una<text:span text:style-name="T46"> </text:span>Instalación<text:span text:style-name="T46"> </text:span>completa<text:span text:style-name="T46"> </text:span>de<text:span text:style-name="T46"> </text:span>cero.<text:span text:style-name="T46"> </text:span>En<text:span text:style-name="T46"> </text:span>dicho<text:span text:style-name="T46"> </text:span>caso,<text:span text:style-name="T46"> </text:span>el<text:span text:style-name="T46"> </text:span>usuario<text:span text:style-name="T46"> </text:span>es<text:span text:style-name="T46"> </text:span>el<text:span text:style-name="T46"> </text:span>responsable<text:span text:style-name="T46"> </text:span>de<text:span text:style-name="T46"> </text:span>eliminar<text:span text:style-name="T46"> </text:span>los<text:span text:style-name="T46"> </text:span>archivos<text:span text:style-name="T46"> </text:span>y<text:span text:style-name="T46"> </text:span>directorios<text:span text:style-name="T46"> </text:span>de<text:span text:style-name="T46"> </text:span>la<text:span text:style-name="T46"> </text:span>instalación<text:span text:style-name="T46"> </text:span>previa.</text:p>
        <text:p text:style-name="P41"/>
        <text:p text:style-name="P41">-Las rutas solicitadas durante la etapa de seteo de parámetros, se consideran relativas al directorio de trabajo(....../grupo10/), a modo de subdirectorios del mismo</text:p>
        <text:p text:style-name="P41"/>
        <text:p text:style-name="P41">-Durante<text:span text:style-name="T43"> </text:span>la<text:span text:style-name="T43"> </text:span>etapa<text:span text:style-name="T43"> </text:span>de<text:span text:style-name="T43"> </text:span>seteo<text:span text:style-name="T43"> </text:span>de<text:span text:style-name="T43"> parámetros de instalación, </text:span>por<text:span text:style-name="T43"> </text:span>parte<text:span text:style-name="T43"> </text:span>del<text:span text:style-name="T43"> </text:span>usuario,<text:span text:style-name="T43"> </text:span>se<text:span text:style-name="T43"> </text:span>puede<text:span text:style-name="T43"> </text:span>cancelar<text:span text:style-name="T43"> </text:span>el<text:span text:style-name="T43"> </text:span>proceso<text:span text:style-name="T43"> </text:span>de<text:span text:style-name="T43"> </text:span>instalación<text:span text:style-name="T43"> </text:span>ingresando<text:span text:style-name="T43"> </text:span>c<text:span text:style-name="T43"> </text:span>o<text:span text:style-name="T43"> </text:span>cancelar,<text:span text:style-name="T43"> </text:span>y<text:span text:style-name="T43"> </text:span>enter.<text:span text:style-name="T43"> Tambien </text:span>se<text:span text:style-name="T43"> </text:span>puede<text:span text:style-name="T43"> </text:span>volver<text:span text:style-name="T43"> </text:span>al<text:span text:style-name="T43"> </text:span>inicio<text:span text:style-name="T43"> </text:span>de<text:span text:style-name="T43"> </text:span>la<text:span text:style-name="T43"> </text:span>etapa<text:span text:style-name="T43"> </text:span>de<text:span text:style-name="T43"> </text:span>seteo<text:span text:style-name="T43"> </text:span>de<text:span text:style-name="T43"> parámetros </text:span>al<text:span text:style-name="T43"> </text:span>ingresar<text:span text:style-name="T43"> </text:span>por<text:span text:style-name="T43"> </text:span>teclado<text:span text:style-name="T43"> </text:span>v<text:span text:style-name="T43"> </text:span>o<text:span text:style-name="T43"> </text:span>volver,<text:span text:style-name="T43"> </text:span>y<text:span text:style-name="T43"> </text:span>enter. Además, se puede dejar el valor default del parámetro, ingresando a o aceptar, y enter, o simplemente presionando enter. En todos los casos, se trata la mayúscula y minúscula indistintamente.</text:p>
        <text:p text:style-name="P47"/>
        <text:p text:style-name="P47">-El ingreso por teclado de s o si se consideran equivalentes, y con insensibilidad de mayúsculas y minúsculas. Idem para el caso del no.</text:p>
        <text:p text:style-name="P47"/>
        <text:p text:style-name="P47">-En caso de no aceptar los terminos legales, la instalación sera cancelada</text:p>
        <text:p text:style-name="P47"/>
        <text:p text:style-name="P47"><text:soft-page-break/>-En caso de no confirmar la instalación, la misma sera cancelada. </text:p>
        <text:p text:style-name="P47"/>
        <text:p text:style-name="P42">-En caso de que el usuario ingrese una opción distinta de las ofrecidas, se procedera con una cancelación inmediata del proceso de instalación. </text:p>
        <text:h text:style-name="P130" text:outline-level="2">iniciarC</text:h>
        <text:p text:style-name="P44"/>
        <text:p text:style-name="P53"><text:span text:style-name="T22">Preparar</text:span><text:span text:style-name="T23"> </text:span><text:span text:style-name="T22">el</text:span><text:span text:style-name="T23"> </text:span><text:span text:style-name="T22">entorno</text:span><text:span text:style-name="T23"> </text:span><text:span text:style-name="T22">de</text:span><text:span text:style-name="T23"> </text:span><text:span text:style-name="T22">ejecución</text:span><text:span text:style-name="T23"> </text:span><text:span text:style-name="T22">del</text:span><text:span text:style-name="T23"> </text:span><text:span text:style-name="T22">TP.</text:span></text:p>
        <text:p text:style-name="P42"/>
        <text:p text:style-name="P43">Archivos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/text:p>
        <text:p text:style-name="P42"/>
        <text:list xml:id="list1374276387" text:style-name="WW8Num19">
          <text:list-item>
            <text:p text:style-name="P128"><text:span text:style-name="T16">Consulta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de</text:span><text:span text:style-name="T23"> </text:span><text:span text:style-name="T16">configuración</text:span><text:span text:style-name="T23"> </text:span><text:span text:style-name="T16">de</text:span><text:span text:style-name="T23"> </text:span><text:span text:style-name="T16">la</text:span><text:span text:style-name="T23"> </text:span><text:span text:style-name="T16">aplicación.</text:span><text:span text:style-name="T23"> </text:span></text:p>
          </text:list-item>
        </text:list>
        <text:p text:style-name="P56"/>
        <text:p text:style-name="P42"/>
        <text:p text:style-name="P41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text:span text:style-name="T16">No</text:span><text:span text:style-name="T23"> </text:span><text:span text:style-name="T16">existen.</text:span></text:p>
        <text:p text:style-name="P42"/>
        <text:p text:style-name="P56"/>
        <text:p text:style-name="P42"/>
        <text:p text:style-name="P41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2"/>
        <text:p text:style-name="P41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forma:</text:span></text:p>
        <text:p text:style-name="P42"/>
        <text:p text:style-name="P45"><text:span text:style-name="T16">.</text:span><text:span text:style-name="T23"> </text:span><text:span text:style-name="T16">inciarC</text:span><text:span text:style-name="T23"> </text:span><text:span text:style-name="T16">[OPCION]</text:span></text:p>
        <text:p text:style-name="P42"/>
        <text:p text:style-name="P41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1"><text:span text:style-name="T16">-v,</text:span><text:span text:style-name="T23"> </text:span><text:span text:style-name="T16">--version:</text:span><text:span text:style-name="T23"> </text:span><text:span text:style-name="T16">Muestra</text:span><text:span text:style-name="T23"> </text:span><text:span text:style-name="T16">la</text:span><text:span text:style-name="T23"> </text:span><text:span text:style-name="T16">versión</text:span><text:span text:style-name="T23"> </text:span><text:span text:style-name="T16">del</text:span><text:span text:style-name="T23"> </text:span><text:span text:style-name="T16">script.</text:span></text:p>
        <text:p text:style-name="P42"/>
        <text:p text:style-name="P41"><text:span text:style-name="T26">Ejemplos</text:span><text:span text:style-name="T27"> </text:span><text:span text:style-name="T26">de</text:span><text:span text:style-name="T27"> </text:span><text:span text:style-name="T26">invocación</text:span></text:p>
        <text:p text:style-name="P42"/>
        <text:p text:style-name="P41"><text:span text:style-name="T16">.</text:span><text:span text:style-name="T23"> </text:span><text:span text:style-name="T16">iniciarC</text:span></text:p>
        <text:p text:style-name="P42"/>
        <text:p text:style-name="P41"><text:span text:style-name="T41">El</text:span><text:span text:style-name="T42"> </text:span><text:span text:style-name="T41">comando</text:span><text:span text:style-name="T42"> </text:span><text:span text:style-name="T41">inicializa</text:span><text:span text:style-name="T42"> </text:span><text:span text:style-name="T41">el</text:span><text:span text:style-name="T42"> </text:span><text:span text:style-name="T41">entorno</text:span><text:span text:style-name="T42"> </text:span><text:span text:style-name="T41">y</text:span><text:span text:style-name="T42"> </text:span><text:span text:style-name="T41">hace</text:span><text:span text:style-name="T42"> </text:span><text:span text:style-name="T41">la</text:span><text:span text:style-name="T42"> </text:span><text:span text:style-name="T41">llamada</text:span><text:span text:style-name="T42"> </text:span><text:span text:style-name="T41">al</text:span><text:span text:style-name="T42"> </text:span><text:span text:style-name="T41">comando</text:span><text:span text:style-name="T42"> </text:span><text:span text:style-name="T41">detectarC.</text:span></text:p>
        <text:p text:style-name="P44"/>
        <text:p text:style-name="P46">Hipótesis</text:p>
        <text:p text:style-name="P46"/>
        <text:p text:style-name="P41"><text:span text:style-name="T41">-</text:span><text:span text:style-name="T42"> </text:span><text:span text:style-name="T41">Se</text:span><text:span text:style-name="T42"> </text:span><text:span text:style-name="T41">asume</text:span><text:span text:style-name="T42"> </text:span><text:span text:style-name="T41">que</text:span><text:span text:style-name="T42"> </text:span><text:span text:style-name="T41">el</text:span><text:span text:style-name="T42"> </text:span><text:span text:style-name="T41">comando</text:span><text:span text:style-name="T42"> </text:span><text:span text:style-name="T41">se</text:span><text:span text:style-name="T42"> </text:span><text:span text:style-name="T41">ejecuta</text:span><text:span text:style-name="T42"> </text:span><text:span text:style-name="T41">en</text:span><text:span text:style-name="T42"> </text:span><text:span text:style-name="T41">el</text:span><text:span text:style-name="T42"> </text:span><text:span text:style-name="T41">mismo</text:span><text:span text:style-name="T42"> </text:span><text:span text:style-name="T41">ambiente</text:span><text:span text:style-name="T42"> </text:span><text:span text:style-name="T41">del</text:span><text:span text:style-name="T42"> </text:span><text:span text:style-name="T41">bash</text:span><text:span text:style-name="T42"> </text:span><text:span text:style-name="T41">en</text:span><text:span text:style-name="T42"> </text:span><text:span text:style-name="T41">el</text:span><text:span text:style-name="T42"> </text:span><text:span text:style-name="T41">que</text:span><text:span text:style-name="T42"> </text:span><text:span text:style-name="T41">se</text:span><text:span text:style-name="T42"> están </text:span><text:span text:style-name="T41">realizando</text:span><text:span text:style-name="T42"> </text:span><text:span text:style-name="T41">las</text:span><text:span text:style-name="T42"> </text:span><text:span text:style-name="T41">pruebas.</text:span></text:p>
        <text:p text:style-name="P47"/>
        <text:p text:style-name="P41"><text:span text:style-name="T41">-</text:span><text:span text:style-name="T42"> </text:span><text:span text:style-name="T41">Se</text:span><text:span text:style-name="T42"> </text:span><text:span text:style-name="T41">asume</text:span><text:span text:style-name="T42"> </text:span><text:span text:style-name="T41">que</text:span><text:span text:style-name="T42"> </text:span><text:span text:style-name="T41">al</text:span><text:span text:style-name="T42"> </text:span><text:span text:style-name="T41">momento</text:span><text:span text:style-name="T42"> </text:span><text:span text:style-name="T41">de</text:span><text:span text:style-name="T42"> </text:span><text:span text:style-name="T41">ejecutar</text:span><text:span text:style-name="T42"> </text:span><text:span text:style-name="T41">el</text:span><text:span text:style-name="T42"> </text:span><text:span text:style-name="T41">comando</text:span><text:span text:style-name="T42"> </text:span><text:span text:style-name="T41">se</text:span><text:span text:style-name="T42"> </text:span><text:span text:style-name="T41">esta</text:span><text:span text:style-name="T42"> </text:span><text:span text:style-name="T41">posicionado</text:span><text:span text:style-name="T42"> </text:span><text:span text:style-name="T41">en</text:span><text:span text:style-name="T42"> </text:span><text:span text:style-name="T41">la</text:span><text:span text:style-name="T42"> </text:span><text:span text:style-name="T41">carpeta</text:span><text:span text:style-name="T42"> </text:span><text:span text:style-name="T41">de</text:span><text:span text:style-name="T42"> </text:span><text:span text:style-name="T41">ejecutables.</text:span></text:p>
        <text:p text:style-name="P44"/>
        <text:p text:style-name="P44"/>
        <text:h text:style-name="P130" text:outline-level="2">detectarC</text:h>
        <text:p text:style-name="P21"/>
        <text:p text:style-name="P21"/>
        <text:p text:style-name="P53"><text:span text:style-name="T22">Comando</text:span><text:span text:style-name="T23"> </text:span><text:span text:style-name="T22">de</text:span><text:span text:style-name="T23"> </text:span><text:span text:style-name="T22">tipo</text:span><text:span text:style-name="T23"> </text:span><text:span text:style-name="T22">demonio</text:span><text:span text:style-name="T23"> </text:span><text:span text:style-name="T22">que</text:span><text:span text:style-name="T23"> </text:span><text:span text:style-name="T22">aguarda</text:span><text:span text:style-name="T23"> </text:span><text:span text:style-name="T22">la</text:span><text:span text:style-name="T23"> </text:span><text:span text:style-name="T22">llagada</text:span><text:span text:style-name="T23"> </text:span><text:span text:style-name="T22">de</text:span><text:span text:style-name="T23"> </text:span><text:span text:style-name="T22">nuevas</text:span><text:span text:style-name="T23"> </text:span><text:span text:style-name="T22">encuestas</text:span><text:span text:style-name="T23"> </text:span><text:span text:style-name="T22">para</text:span><text:span text:style-name="T23"> </text:span><text:span text:style-name="T22">procesar,</text:span><text:span text:style-name="T23"> </text:span><text:span text:style-name="T22">escucha</text:span><text:span text:style-name="T23"> </text:span><text:span text:style-name="T22">todo</text:span><text:span text:style-name="T23"> </text:span><text:span text:style-name="T22">el</text:span><text:span text:style-name="T23"> </text:span><text:span text:style-name="T22">tiempo,</text:span><text:span text:style-name="T23"> </text:span><text:span text:style-name="T22">con</text:span><text:span text:style-name="T23"> </text:span><text:span text:style-name="T22">pausa</text:span><text:span text:style-name="T23"> </text:span><text:span text:style-name="T22">mediante,</text:span><text:span text:style-name="T23"> </text:span><text:span text:style-name="T22">la</text:span><text:span text:style-name="T23"> </text:span><text:span text:style-name="T22">carpeta</text:span><text:span text:style-name="T23"> </text:span><text:span text:style-name="T22">de</text:span><text:span text:style-name="T23"> </text:span><text:span text:style-name="T22">arribos</text:span><text:span text:style-name="T23"> </text:span><text:span text:style-name="T22">de</text:span><text:span text:style-name="T23"> </text:span><text:span text:style-name="T22">encuestas.</text:span></text:p>
        <text:p text:style-name="P42"/>
        <text:p text:style-name="P43">Archivos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/text:p>
        <text:p text:style-name="P42"/>
        <text:p text:style-name="P55"><text:soft-page-break/><text:span text:style-name="T16"><text:tab/>-</text:span><text:span text:style-name="T23"> </text:span><text:span text:style-name="T16">Archivos</text:span><text:span text:style-name="T23"> </text:span><text:span text:style-name="T16">de</text:span><text:span text:style-name="T23"> </text:span><text:span text:style-name="T16">encuestas</text:span><text:span text:style-name="T23"> </text:span><text:span text:style-name="T16">que</text:span><text:span text:style-name="T23"> </text:span><text:span text:style-name="T16">se</text:span><text:span text:style-name="T23"> </text:span><text:span text:style-name="T16">reciban</text:span><text:span text:style-name="T23"> </text:span><text:span text:style-name="T16">en</text:span><text:span text:style-name="T23"> </text:span><text:span text:style-name="T16">la</text:span><text:span text:style-name="T23"> </text:span><text:span text:style-name="T16">carpeta</text:span><text:span text:style-name="T23"> </text:span><text:span text:style-name="T16">de</text:span><text:span text:style-name="T23"> </text:span><text:span text:style-name="T16">arribos.</text:span></text:p>
        <text:p text:style-name="P55"><text:span text:style-name="T16"><text:tab/>-</text:span><text:span text:style-name="T23"> </text:span><text:span text:style-name="T16">Consulta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de</text:span><text:span text:style-name="T23"> </text:span><text:span text:style-name="T16">encuestadores.</text:span></text:p>
        <text:p text:style-name="P56"/>
        <text:p text:style-name="P56"/>
        <text:p text:style-name="P41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/text:p>
        <text:p text:style-name="P42"><text:tab/></text:p>
        <text:p text:style-name="P41"><text:span text:style-name="T16"><text:tab/>-</text:span><text:span text:style-name="T23"> </text:span><text:span text:style-name="T16">Los</text:span><text:span text:style-name="T23"> </text:span><text:span text:style-name="T16">archivos</text:span><text:span text:style-name="T23"> </text:span><text:span text:style-name="T16">de</text:span><text:span text:style-name="T23"> </text:span><text:span text:style-name="T16">encuestas</text:span><text:span text:style-name="T23"> </text:span><text:span text:style-name="T16">(input)</text:span><text:span text:style-name="T23"> </text:span><text:span text:style-name="T16">movidos</text:span><text:span text:style-name="T23"> </text:span><text:span text:style-name="T16">a</text:span><text:span text:style-name="T23"> </text:span><text:span text:style-name="T16">sus</text:span><text:span text:style-name="T23"> </text:span><text:span text:style-name="T16">respectivas</text:span><text:span text:style-name="T23"> </text:span><text:span text:style-name="T16">carpetas</text:span><text:span text:style-name="T23"> </text:span><text:span text:style-name="T16">según</text:span><text:span text:style-name="T23"> </text:span><text:span text:style-name="T16">los</text:span><text:span text:style-name="T23"> </text:span><text:span text:style-name="T16">resultados.</text:span></text:p>
        <text:p text:style-name="P56"/>
        <text:p text:style-name="P42"/>
        <text:p text:style-name="P41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2"/>
        <text:p text:style-name="P41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forma:</text:span></text:p>
        <text:p text:style-name="P42"/>
        <text:p text:style-name="P45"><text:span text:style-name="T16">detectarC</text:span><text:span text:style-name="T23"> </text:span><text:span text:style-name="T16">[OPCION]</text:span></text:p>
        <text:p text:style-name="P42"/>
        <text:p text:style-name="P41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1"><text:span text:style-name="T16">-v,</text:span><text:span text:style-name="T23"> </text:span><text:span text:style-name="T16">--version:</text:span><text:span text:style-name="T23"> </text:span><text:span text:style-name="T16">Muestra</text:span><text:span text:style-name="T23"> </text:span><text:span text:style-name="T16">la</text:span><text:span text:style-name="T23"> </text:span><text:span text:style-name="T16">versión</text:span><text:span text:style-name="T23"> </text:span><text:span text:style-name="T16">del</text:span><text:span text:style-name="T23"> </text:span><text:span text:style-name="T16">script.</text:span></text:p>
        <text:p text:style-name="P42"/>
        <text:p text:style-name="P41"><text:span text:style-name="T26">Ejemplos</text:span><text:span text:style-name="T27"> </text:span><text:span text:style-name="T26">de</text:span><text:span text:style-name="T27"> </text:span><text:span text:style-name="T26">invocación</text:span></text:p>
        <text:p text:style-name="P42"/>
        <text:p text:style-name="P41"><text:span text:style-name="T16">detectarC</text:span><text:span text:style-name="T23"> </text:span><text:span text:style-name="T16">[OPCION]</text:span></text:p>
        <text:p text:style-name="P41"><text:span text:style-name="T16">StartD</text:span><text:span text:style-name="T23"> </text:span><text:span text:style-name="T16">detectarC</text:span><text:span text:style-name="T23"> </text:span></text:p>
        <text:p text:style-name="P42"/>
        <text:p text:style-name="P41"><text:span text:style-name="T41">El</text:span><text:span text:style-name="T42"> </text:span><text:span text:style-name="T41">comando</text:span><text:span text:style-name="T42"> </text:span><text:span text:style-name="T41">verifica</text:span><text:span text:style-name="T42"> </text:span><text:span text:style-name="T41">la</text:span><text:span text:style-name="T42"> </text:span><text:span text:style-name="T41">inicialización</text:span><text:span text:style-name="T42"> </text:span><text:span text:style-name="T41">del</text:span><text:span text:style-name="T42"> </text:span><text:span text:style-name="T41">entorno</text:span><text:span text:style-name="T42"> </text:span><text:span text:style-name="T41">y</text:span><text:span text:style-name="T42"> </text:span><text:span text:style-name="T41">si</text:span><text:span text:style-name="T42"> </text:span><text:span text:style-name="T41">es</text:span><text:span text:style-name="T42"> </text:span><text:span text:style-name="T41">valida</text:span><text:span text:style-name="T42"> </text:span><text:span text:style-name="T41">comienza</text:span><text:span text:style-name="T42"> </text:span><text:span text:style-name="T41">con</text:span><text:span text:style-name="T42"> </text:span><text:span text:style-name="T41">la</text:span><text:span text:style-name="T42"> </text:span><text:span text:style-name="T41">escucha</text:span><text:span text:style-name="T42"> </text:span><text:span text:style-name="T41">de</text:span><text:span text:style-name="T42"> </text:span><text:span text:style-name="T41">la</text:span><text:span text:style-name="T42"> </text:span><text:span text:style-name="T41">carpeta</text:span><text:span text:style-name="T42"> </text:span><text:span text:style-name="T41">de</text:span><text:span text:style-name="T42"> </text:span><text:span text:style-name="T41">arribos,</text:span><text:span text:style-name="T42"> </text:span><text:span text:style-name="T41">si</text:span><text:span text:style-name="T42"> </text:span><text:span text:style-name="T41">se</text:span><text:span text:style-name="T42"> </text:span><text:span text:style-name="T41">da</text:span><text:span text:style-name="T42"> </text:span><text:span text:style-name="T41">algún</text:span><text:span text:style-name="T42"> </text:span><text:span text:style-name="T41">arribo</text:span><text:span text:style-name="T42"> </text:span><text:span text:style-name="T41">analiza</text:span><text:span text:style-name="T42"> </text:span><text:span text:style-name="T41">el</text:span><text:span text:style-name="T42"> </text:span><text:span text:style-name="T41">nombre</text:span><text:span text:style-name="T42"> </text:span><text:span text:style-name="T41">del</text:span><text:span text:style-name="T42"> </text:span><text:span text:style-name="T41">archivo</text:span><text:span text:style-name="T42"> </text:span><text:span text:style-name="T41">(encuestador</text:span><text:span text:style-name="T42"> </text:span><text:span text:style-name="T41">y</text:span><text:span text:style-name="T42"> </text:span><text:span text:style-name="T41">fecha)</text:span><text:span text:style-name="T42"> </text:span><text:span text:style-name="T41">y</text:span><text:span text:style-name="T42"> </text:span><text:span text:style-name="T41">en</text:span><text:span text:style-name="T42"> </text:span><text:span text:style-name="T41">base</text:span><text:span text:style-name="T42"> </text:span><text:span text:style-name="T41">al</text:span><text:span text:style-name="T42"> </text:span><text:span text:style-name="T41">resultado</text:span><text:span text:style-name="T42"> </text:span><text:span text:style-name="T41">lo</text:span><text:span text:style-name="T42"> </text:span><text:span text:style-name="T41">mueve</text:span><text:span text:style-name="T42"> </text:span><text:span text:style-name="T41">a</text:span><text:span text:style-name="T42"> </text:span><text:span text:style-name="T41">su</text:span><text:span text:style-name="T42"> </text:span><text:span text:style-name="T41">respectivo</text:span><text:span text:style-name="T42"> </text:span><text:span text:style-name="T41">destino</text:span><text:span text:style-name="T42"> </text:span><text:span text:style-name="T41">(preparados</text:span><text:span text:style-name="T42"> </text:span><text:span text:style-name="T41">o</text:span><text:span text:style-name="T42"> </text:span><text:span text:style-name="T41">rechazados).</text:span><text:span text:style-name="T42"> </text:span><text:span text:style-name="T41">Cuando</text:span><text:span text:style-name="T42"> </text:span><text:span text:style-name="T41">finaliza</text:span><text:span text:style-name="T42"> </text:span><text:span text:style-name="T41">el</text:span><text:span text:style-name="T42"> análisis </text:span><text:span text:style-name="T41">de</text:span><text:span text:style-name="T42"> arribos </text:span><text:span text:style-name="T41">analiza</text:span><text:span text:style-name="T42"> </text:span><text:span text:style-name="T41">si</text:span><text:span text:style-name="T42"> </text:span><text:span text:style-name="T41">hay</text:span><text:span text:style-name="T42"> </text:span><text:span text:style-name="T41">archivos</text:span><text:span text:style-name="T42"> </text:span><text:span text:style-name="T41">en</text:span><text:span text:style-name="T42"> </text:span><text:span text:style-name="T41">el</text:span><text:span text:style-name="T42"> </text:span><text:span text:style-name="T41">directorio</text:span><text:span text:style-name="T42"> </text:span><text:span text:style-name="T41">preparados</text:span><text:span text:style-name="T42"> </text:span><text:span text:style-name="T41">y</text:span><text:span text:style-name="T42"> </text:span><text:span text:style-name="T41">si</text:span><text:span text:style-name="T42"> </text:span><text:span text:style-name="T41">los</text:span><text:span text:style-name="T42"> </text:span><text:span text:style-name="T41">hay</text:span><text:span text:style-name="T42"> </text:span><text:span text:style-name="T41">ejecuta</text:span><text:span text:style-name="T42"> </text:span><text:span text:style-name="T41">el</text:span><text:span text:style-name="T42"> </text:span><text:span text:style-name="T41">comando</text:span><text:span text:style-name="T42"> </text:span><text:span text:style-name="T41">sumarC</text:span><text:span text:style-name="T42"> </text:span><text:span text:style-name="T41">si</text:span><text:span text:style-name="T42"> </text:span><text:span text:style-name="T41">es</text:span><text:span text:style-name="T42"> </text:span><text:span text:style-name="T41">que</text:span><text:span text:style-name="T42"> </text:span><text:span text:style-name="T41">no</text:span><text:span text:style-name="T42"> </text:span><text:span text:style-name="T41">esta</text:span><text:span text:style-name="T42"> </text:span><text:span text:style-name="T41">en</text:span><text:span text:style-name="T42"> </text:span><text:span text:style-name="T41">ejecución.</text:span><text:span text:style-name="T42"> </text:span></text:p>
        <text:p text:style-name="P47"/>
        <text:p text:style-name="P21"/>
        <text:h text:style-name="P130" text:outline-level="2">sumarC</text:h>
        <text:p text:style-name="P44"/>
        <text:p text:style-name="P44"/>
        <text:p text:style-name="P41"><text:span text:style-name="T16">Genera</text:span><text:span text:style-name="T23"> </text:span><text:span text:style-name="T16">archivos</text:span><text:span text:style-name="T23"> </text:span><text:span text:style-name="T16">sumarios</text:span><text:span text:style-name="T23"> </text:span><text:span text:style-name="T16">de</text:span><text:span text:style-name="T23"> </text:span><text:span text:style-name="T16">encuestas.</text:span></text:p>
        <text:p text:style-name="P42"/>
        <text:p text:style-name="P43">Archivos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/text:p>
        <text:p text:style-name="P42"/>
        <text:list xml:id="list394490015" text:continue-numbering="true" text:style-name="WW8Num19">
          <text:list-item>
            <text:p text:style-name="P128"><text:span text:style-name="T16">Archivos</text:span><text:span text:style-name="T23"> </text:span><text:span text:style-name="T16">de</text:span><text:span text:style-name="T23"> </text:span><text:span text:style-name="T16">encuestas</text:span><text:span text:style-name="T23"> </text:span><text:span text:style-name="T16">en</text:span><text:span text:style-name="T23"> </text:span><text:span text:style-name="T16">$GRUPO/preparados</text:span><text:span text:style-name="T23"> </text:span><text:span text:style-name="T16">con</text:span><text:span text:style-name="T23"> </text:span><text:span text:style-name="T16">nombre</text:span><text:span text:style-name="T23"> </text:span><text:span text:style-name="T16">&lt;USERID&gt;.&lt;FECHA&gt;.</text:span></text:p>
          </text:list-item>
          <text:list-item>
            <text:p text:style-name="P128"><text:span text:style-name="T16">Archivo</text:span><text:span text:style-name="T23"> </text:span><text:span text:style-name="T16">maestro</text:span><text:span text:style-name="T23"> </text:span><text:span text:style-name="T16">de</text:span><text:span text:style-name="T23"> </text:span><text:span text:style-name="T16">encuestas</text:span><text:span text:style-name="T23"> </text:span><text:span text:style-name="T16">en</text:span><text:span text:style-name="T23"> </text:span><text:span text:style-name="T16">$GRUPO/mae/encuestas.mae.</text:span></text:p>
          </text:list-item>
          <text:list-item>
            <text:p text:style-name="P128"><text:span text:style-name="T16">Archivo</text:span><text:span text:style-name="T23"> </text:span><text:span text:style-name="T16">maestro</text:span><text:span text:style-name="T23"> </text:span><text:span text:style-name="T16">de</text:span><text:span text:style-name="T23"> </text:span><text:span text:style-name="T16">preguntas</text:span><text:span text:style-name="T23"> </text:span><text:span text:style-name="T16">en</text:span><text:span text:style-name="T23"> </text:span><text:span text:style-name="T16">$GRUPO/mae/preguntas.mae.</text:span></text:p>
          </text:list-item>
        </text:list>
        <text:p text:style-name="P42"/>
        <text:p text:style-name="P41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/text:p>
        <text:p text:style-name="P42"/>
        <text:list xml:id="list687960435" text:continue-numbering="true" text:style-name="WW8Num19">
          <text:list-item>
            <text:p text:style-name="P128"><text:span text:style-name="T16">ArchivoGenera</text:span><text:span text:style-name="T23"> </text:span><text:span text:style-name="T16">archivos</text:span><text:span text:style-name="T23"> </text:span><text:span text:style-name="T16">sumarios</text:span><text:span text:style-name="T23"> </text:span><text:span text:style-name="T16">de</text:span><text:span text:style-name="T23"> </text:span><text:span text:style-name="T16">encuestas.</text:span></text:p>
          </text:list-item>
        </text:list>
        <text:p text:style-name="P42"/>
        <text:p text:style-name="P41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2"/>
        <text:p text:style-name="P41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forma:</text:span></text:p>
        <text:p text:style-name="P42"/>
        <text:p text:style-name="P45"><text:span text:style-name="T16">sumarC</text:span><text:span text:style-name="T23"> </text:span><text:span text:style-name="T16">[OPCION]</text:span></text:p>
        <text:p text:style-name="P42"/>
        <text:p text:style-name="P41"><text:soft-page-break/><text:span text:style-name="T16">El</text:span><text:span text:style-name="T23"> </text:span><text:span text:style-name="T16">cálculo</text:span><text:span text:style-name="T23"> </text:span><text:span text:style-name="T16">de</text:span><text:span text:style-name="T23"> </text:span><text:span text:style-name="T16">los</text:span><text:span text:style-name="T23"> </text:span><text:span text:style-name="T16">puntajes</text:span><text:span text:style-name="T23"> </text:span><text:span text:style-name="T16">de</text:span><text:span text:style-name="T23"> </text:span><text:span text:style-name="T16">las</text:span><text:span text:style-name="T23"> </text:span><text:span text:style-name="T16">encuestas</text:span><text:span text:style-name="T23"> </text:span><text:span text:style-name="T16">solo</text:span><text:span text:style-name="T23"> </text:span><text:span text:style-name="T16">se</text:span><text:span text:style-name="T23"> </text:span><text:span text:style-name="T16">lleva</text:span><text:span text:style-name="T23"> </text:span><text:span text:style-name="T16">a</text:span><text:span text:style-name="T23"> </text:span><text:span text:style-name="T16">cabo</text:span><text:span text:style-name="T23"> </text:span><text:span text:style-name="T16">en</text:span><text:span text:style-name="T23"> </text:span><text:span text:style-name="T16">el</text:span><text:span text:style-name="T23"> </text:span><text:span text:style-name="T16">caso</text:span><text:span text:style-name="T23"> </text:span><text:span text:style-name="T16">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sin</text:span><text:span text:style-name="T23"> </text:span><text:span text:style-name="T16">argumentos.</text:span></text:p>
        <text:p text:style-name="P41"><text:span text:style-name="T16">Las</text:span><text:span text:style-name="T23"> </text:span><text:span text:style-name="T16">opciones</text:span><text:span text:style-name="T23"> </text:span><text:span text:style-name="T16">disponibles</text:span><text:span text:style-name="T23"> </text:span><text:span text:style-name="T16">son</text:span><text:span text:style-name="T23"> </text:span><text:span text:style-name="T16">las</text:span><text:span text:style-name="T23"> </text:span><text:span text:style-name="T16">siguientes:</text:span></text:p>
        <text:p text:style-name="P42"/>
        <text:p text:style-name="P41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1"><text:span text:style-name="T16">-v,</text:span><text:span text:style-name="T23"> </text:span><text:span text:style-name="T16">--version:</text:span><text:span text:style-name="T23"> </text:span><text:span text:style-name="T16">Muestra</text:span><text:span text:style-name="T23"> </text:span><text:span text:style-name="T16">la</text:span><text:span text:style-name="T23"> </text:span><text:span text:style-name="T16">versión</text:span><text:span text:style-name="T23"> </text:span><text:span text:style-name="T16">del</text:span><text:span text:style-name="T23"> </text:span><text:span text:style-name="T16">script.</text:span></text:p>
        <text:p text:style-name="P42"/>
        <text:p text:style-name="P41"><text:span text:style-name="T26">Ejemplos</text:span><text:span text:style-name="T27"> </text:span><text:span text:style-name="T26">de</text:span><text:span text:style-name="T27"> </text:span><text:span text:style-name="T26">invocación</text:span></text:p>
        <text:p text:style-name="P42"/>
        <text:p text:style-name="P42">sumarC</text:p>
        <text:p text:style-name="P42"/>
        <text:p text:style-name="P41"><text:span text:style-name="T41">El</text:span><text:span text:style-name="T42"> </text:span><text:span text:style-name="T41">módulo</text:span><text:span text:style-name="T42"> </text:span><text:span text:style-name="T41">detectarC</text:span><text:span text:style-name="T42"> </text:span><text:span text:style-name="T41">invoca</text:span><text:span text:style-name="T42"> </text:span><text:span text:style-name="T41">automáticamente</text:span><text:span text:style-name="T42"> </text:span><text:span text:style-name="T41">al</text:span><text:span text:style-name="T42"> </text:span><text:span text:style-name="T41">comando</text:span><text:span text:style-name="T42"> </text:span><text:span text:style-name="T41">de</text:span><text:span text:style-name="T42"> </text:span><text:span text:style-name="T41">esta</text:span><text:span text:style-name="T42"> </text:span><text:span text:style-name="T41">forma</text:span><text:span text:style-name="T42"> </text:span><text:span text:style-name="T41">para</text:span><text:span text:style-name="T42"> </text:span><text:span text:style-name="T41">calcular</text:span><text:span text:style-name="T42"> </text:span><text:span text:style-name="T41">el</text:span><text:span text:style-name="T42"> </text:span><text:span text:style-name="T41">puntaje</text:span><text:span text:style-name="T42"> </text:span><text:span text:style-name="T41">de</text:span><text:span text:style-name="T42"> </text:span><text:span text:style-name="T41">las</text:span><text:span text:style-name="T42"> </text:span><text:span text:style-name="T41">encuestas.</text:span></text:p>
        <text:p text:style-name="P47"/>
        <text:p text:style-name="P44"/>
        <text:p text:style-name="P44"/>
        <text:h text:style-name="P130" text:outline-level="2">listarC</text:h>
        <text:p text:style-name="P44"/>
        <text:p text:style-name="P44"/>
        <text:p text:style-name="P41"><text:span text:style-name="T16">Resuelve</text:span><text:span text:style-name="T23"> </text:span><text:span text:style-name="T16">y</text:span><text:span text:style-name="T23"> </text:span><text:span text:style-name="T16">genera</text:span><text:span text:style-name="T23"> </text:span><text:span text:style-name="T16">archivos</text:span><text:span text:style-name="T23"> </text:span><text:span text:style-name="T16">con</text:span><text:span text:style-name="T23"> </text:span><text:span text:style-name="T16">consultas</text:span><text:span text:style-name="T23"> </text:span><text:span text:style-name="T16">realizadas</text:span><text:span text:style-name="T23"> </text:span><text:span text:style-name="T16">sobre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sumario.</text:span></text:p>
        <text:p text:style-name="P42"/>
        <text:p text:style-name="P43">Archivos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/text:p>
        <text:p text:style-name="P42"/>
        <text:list xml:id="list1200417789" text:continue-numbering="true" text:style-name="WW8Num19">
          <text:list-item>
            <text:p text:style-name="P128"><text:span text:style-name="T16">Archivo</text:span><text:span text:style-name="T23"> </text:span><text:span text:style-name="T16">sumario</text:span><text:span text:style-name="T23"> </text:span><text:span text:style-name="T16">con</text:span><text:span text:style-name="T23"> </text:span><text:span text:style-name="T16">el</text:span><text:span text:style-name="T23"> </text:span><text:span text:style-name="T16">puntaje</text:span><text:span text:style-name="T23"> </text:span><text:span text:style-name="T16">de</text:span><text:span text:style-name="T23"> </text:span><text:span text:style-name="T16">cada</text:span><text:span text:style-name="T23"> </text:span><text:span text:style-name="T16">encuesta</text:span><text:span text:style-name="T23"> </text:span><text:span text:style-name="T16">en</text:span><text:span text:style-name="T23"> </text:span><text:span text:style-name="T16">$GRUPO/ya</text:span><text:span text:style-name="T23"> </text:span><text:span text:style-name="T16">de</text:span><text:span text:style-name="T23"> </text:span><text:span text:style-name="T16">nombre</text:span><text:span text:style-name="T23"> </text:span><text:span text:style-name="T16">encuestas.sum</text:span></text:p>
          </text:list-item>
          <text:list-item>
            <text:p text:style-name="P128"><text:span text:style-name="T16">Archivo</text:span><text:span text:style-name="T23"> </text:span><text:span text:style-name="T16">maestro</text:span><text:span text:style-name="T23"> </text:span><text:span text:style-name="T16">de</text:span><text:span text:style-name="T23"> </text:span><text:span text:style-name="T16">encuestas</text:span><text:span text:style-name="T23"> </text:span><text:span text:style-name="T16">en</text:span><text:span text:style-name="T23"> </text:span><text:span text:style-name="T16">$GRUPO/mae/encuestas.mae.</text:span></text:p>
          </text:list-item>
          <text:list-item>
            <text:p text:style-name="P128"><text:span text:style-name="T16">Archivo</text:span><text:span text:style-name="T23"> </text:span><text:span text:style-name="T16">maestro</text:span><text:span text:style-name="T23"> </text:span><text:span text:style-name="T16">de</text:span><text:span text:style-name="T23"> </text:span><text:span text:style-name="T16">encuestadores</text:span><text:span text:style-name="T23"> </text:span><text:span text:style-name="T16">en</text:span><text:span text:style-name="T23"> </text:span><text:span text:style-name="T16">$GRUPO/mae/encuestadores.mae.</text:span></text:p>
          </text:list-item>
        </text:list>
        <text:p text:style-name="P42"/>
        <text:p text:style-name="P41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text:span text:style-name="T16">Informe</text:span><text:span text:style-name="T23"> </text:span><text:span text:style-name="T16">con</text:span><text:span text:style-name="T23"> </text:span><text:span text:style-name="T16">el</text:span><text:span text:style-name="T23"> </text:span><text:span text:style-name="T16">resultado</text:span><text:span text:style-name="T23"> </text:span><text:span text:style-name="T16">de</text:span><text:span text:style-name="T23"> </text:span><text:span text:style-name="T16">la</text:span><text:span text:style-name="T23"> </text:span><text:span text:style-name="T16">consulta</text:span><text:span text:style-name="T23"> </text:span><text:span text:style-name="T16">en</text:span><text:span text:style-name="T23"> </text:span><text:span text:style-name="T16">caso</text:span><text:span text:style-name="T23"> </text:span><text:span text:style-name="T16">de</text:span><text:span text:style-name="T23"> </text:span><text:span text:style-name="T16">haberse</text:span><text:span text:style-name="T23"> </text:span><text:span text:style-name="T16">seleccionado</text:span><text:span text:style-name="T23"> </text:span><text:span text:style-name="T16">la</text:span><text:span text:style-name="T23"> </text:span><text:span text:style-name="T16">opción</text:span><text:span text:style-name="T23"> </text:span><text:span text:style-name="T16">debida</text:span><text:span text:style-name="T23"> </text:span><text:span text:style-name="T16">en</text:span><text:span text:style-name="T23"> </text:span><text:span text:style-name="T16">$GRUPO/ya</text:span><text:span text:style-name="T23"> </text:span><text:span text:style-name="T16">nombrado</text:span><text:span text:style-name="T23"> </text:span><text:span text:style-name="T16">con</text:span><text:span text:style-name="T23"> </text:span><text:span text:style-name="T16">la</text:span><text:span text:style-name="T23"> </text:span><text:span text:style-name="T16">fecha</text:span><text:span text:style-name="T23"> </text:span><text:span text:style-name="T16">y</text:span><text:span text:style-name="T23"> </text:span><text:span text:style-name="T16">hora</text:span><text:span text:style-name="T23"> </text:span><text:span text:style-name="T16">en</text:span><text:span text:style-name="T23"> </text:span><text:span text:style-name="T16">la</text:span><text:span text:style-name="T23"> </text:span><text:span text:style-name="T16">cual</text:span><text:span text:style-name="T23"> </text:span><text:span text:style-name="T16">se</text:span><text:span text:style-name="T23"> </text:span><text:span text:style-name="T16">efectuó</text:span><text:span text:style-name="T23"> </text:span><text:span text:style-name="T16">la</text:span><text:span text:style-name="T23"> </text:span><text:span text:style-name="T16">misma.</text:span></text:p>
        <text:p text:style-name="P42"/>
        <text:p text:style-name="P41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2"/>
        <text:p text:style-name="P41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forma:</text:span></text:p>
        <text:p text:style-name="P42"/>
        <text:p text:style-name="P41"><text:span text:style-name="T16">listarC</text:span><text:span text:style-name="T23"> </text:span><text:span text:style-name="T16">[OPCION]</text:span><text:span text:style-name="T23"> </text:span><text:span text:style-name="T16">[AGRUPAMIENTO]</text:span><text:span text:style-name="T23"> </text:span><text:span text:style-name="T16">[FILTRO</text:span><text:span text:style-name="T23"> </text:span><text:span text:style-name="T16">ENCUESTADOR]</text:span><text:span text:style-name="T23"> </text:span><text:span text:style-name="T16">[FILTRO</text:span><text:span text:style-name="T23"> </text:span><text:span text:style-name="T16">CODIGO</text:span><text:span text:style-name="T23"> </text:span><text:span text:style-name="T16">DE</text:span><text:span text:style-name="T23"> </text:span><text:span text:style-name="T16">ENCUESTA]</text:span><text:span text:style-name="T23"> </text:span><text:span text:style-name="T16">[FILTRO</text:span><text:span text:style-name="T23"> </text:span><text:span text:style-name="T16">NUMERO</text:span><text:span text:style-name="T23"> </text:span><text:span text:style-name="T16">DE</text:span><text:span text:style-name="T23"> </text:span><text:span text:style-name="T16">ENCUESTA]</text:span><text:span text:style-name="T23"> </text:span><text:span text:style-name="T16">[FILTRO</text:span><text:span text:style-name="T23"> </text:span><text:span text:style-name="T16">SITIO</text:span><text:span text:style-name="T23"> </text:span><text:span text:style-name="T16">ENCUESTA</text:span><text:span text:style-name="T23"> </text:span><text:span text:style-name="T16">(P,L,S,O,E)]</text:span></text:p>
        <text:p text:style-name="P42"/>
        <text:p text:style-name="P41"><text:span text:style-name="T16">Donde</text:span><text:span text:style-name="T23"> </text:span><text:span text:style-name="T16">OPCION</text:span><text:span text:style-name="T23"> </text:span><text:span text:style-name="T16">puede</text:span><text:span text:style-name="T23"> </text:span><text:span text:style-name="T16">ser</text:span><text:span text:style-name="T23"> </text:span><text:span text:style-name="T16">una</text:span><text:span text:style-name="T23"> </text:span><text:span text:style-name="T16">de</text:span><text:span text:style-name="T23"> </text:span><text:span text:style-name="T16">las</text:span><text:span text:style-name="T23"> </text:span><text:span text:style-name="T16">siguientes:</text:span></text:p>
        <text:p text:style-name="P42"/>
        <text:p text:style-name="P41"><text:span text:style-name="T16">-c:</text:span><text:span text:style-name="T23"> </text:span><text:span text:style-name="T16">Muestra</text:span><text:span text:style-name="T23"> </text:span><text:span text:style-name="T16">el</text:span><text:span text:style-name="T23"> </text:span><text:span text:style-name="T16">informe</text:span><text:span text:style-name="T23"> </text:span><text:span text:style-name="T16">con</text:span><text:span text:style-name="T23"> </text:span><text:span text:style-name="T16">la</text:span><text:span text:style-name="T23"> </text:span><text:span text:style-name="T16">consulta</text:span><text:span text:style-name="T23"> </text:span><text:span text:style-name="T16">por</text:span><text:span text:style-name="T23"> </text:span><text:span text:style-name="T16">pantalla.</text:span></text:p>
        <text:p text:style-name="P41"><text:span text:style-name="T16">-e:</text:span><text:span text:style-name="T23"> </text:span><text:span text:style-name="T16">Graba</text:span><text:span text:style-name="T23"> </text:span><text:span text:style-name="T16">el</text:span><text:span text:style-name="T23"> </text:span><text:span text:style-name="T16">informe</text:span><text:span text:style-name="T23"> </text:span><text:span text:style-name="T16">con</text:span><text:span text:style-name="T23"> </text:span><text:span text:style-name="T16">la</text:span><text:span text:style-name="T23"> </text:span><text:span text:style-name="T16">consulta</text:span><text:span text:style-name="T23"> </text:span><text:span text:style-name="T16">en</text:span><text:span text:style-name="T23"> </text:span><text:span text:style-name="T16">un</text:span><text:span text:style-name="T23"> </text:span><text:span text:style-name="T16">archivo</text:span><text:span text:style-name="T23"> </text:span><text:span text:style-name="T16">en</text:span><text:span text:style-name="T23"> </text:span><text:span text:style-name="T16">$GRUPO/ya</text:span><text:span text:style-name="T23"> </text:span><text:span text:style-name="T16">cuyo</text:span><text:span text:style-name="T23"> </text:span><text:span text:style-name="T16">nombre</text:span><text:span text:style-name="T23"> </text:span><text:span text:style-name="T16">es</text:span><text:span text:style-name="T23"> </text:span><text:span text:style-name="T16">la</text:span><text:span text:style-name="T23"> </text:span><text:span text:style-name="T16">fecha</text:span><text:span text:style-name="T23"> </text:span><text:span text:style-name="T16">y</text:span><text:span text:style-name="T23"> </text:span><text:span text:style-name="T16">hora</text:span><text:span text:style-name="T23"> </text:span><text:span text:style-name="T16">en</text:span><text:span text:style-name="T23"> </text:span><text:span text:style-name="T16">el</text:span><text:span text:style-name="T23"> </text:span><text:span text:style-name="T16">cual</text:span><text:span text:style-name="T23"> </text:span><text:span text:style-name="T16">se</text:span><text:span text:style-name="T23"> </text:span><text:span text:style-name="T16">efectúa</text:span><text:span text:style-name="T23"> </text:span><text:span text:style-name="T16">la</text:span><text:span text:style-name="T23"> </text:span><text:span text:style-name="T16">misma.</text:span></text:p>
        <text:p text:style-name="P42"/>
        <text:p text:style-name="P41"><text:span text:style-name="T16">Pueden</text:span><text:span text:style-name="T23"> </text:span><text:span text:style-name="T16">seleccionarse</text:span><text:span text:style-name="T23"> </text:span><text:span text:style-name="T16">ambas</text:span><text:span text:style-name="T23"> </text:span><text:span text:style-name="T16">alternativas</text:span><text:span text:style-name="T23"> </text:span><text:span text:style-name="T16">ingresando</text:span><text:span text:style-name="T23"> –</text:span><text:span text:style-name="T16">ce</text:span><text:span text:style-name="T23"> </text:span><text:span text:style-name="T16">o</text:span><text:span text:style-name="T23"> –</text:span><text:span text:style-name="T16">ec.</text:span></text:p>
        <text:p text:style-name="P42"/>
        <text:p text:style-name="P41"><text:span text:style-name="T16">AGRUPAMIENTO</text:span><text:span text:style-name="T23"> </text:span><text:span text:style-name="T16">es</text:span><text:span text:style-name="T23"> </text:span><text:span text:style-name="T16">la</text:span><text:span text:style-name="T23"> </text:span><text:span text:style-name="T16">forma</text:span><text:span text:style-name="T23"> </text:span><text:span text:style-name="T16">en</text:span><text:span text:style-name="T23"> </text:span><text:span text:style-name="T16">la</text:span><text:span text:style-name="T23"> </text:span><text:span text:style-name="T16">cual</text:span><text:span text:style-name="T23"> </text:span><text:span text:style-name="T16">se</text:span><text:span text:style-name="T23"> </text:span><text:span text:style-name="T16">discriminarán</text:span><text:span text:style-name="T23"> </text:span><text:span text:style-name="T16">los</text:span><text:span text:style-name="T23"> </text:span><text:span text:style-name="T16">registros</text:span><text:span text:style-name="T23"> </text:span><text:span text:style-name="T16">que</text:span><text:span text:style-name="T23"> </text:span><text:span text:style-name="T16">aparezcan</text:span><text:span text:style-name="T23"> </text:span><text:span text:style-name="T16">en</text:span><text:span text:style-name="T23"> </text:span><text:span text:style-name="T16">el</text:span><text:span text:style-name="T23"> </text:span><text:span text:style-name="T16">informe.</text:span><text:span text:style-name="T23"> </text:span><text:span text:style-name="T16">Se</text:span><text:span text:style-name="T23"> </text:span><text:span text:style-name="T16">cuenta</text:span><text:span text:style-name="T23"> </text:span><text:span text:style-name="T16">con</text:span><text:span text:style-name="T23"> </text:span><text:span text:style-name="T16">las</text:span><text:span text:style-name="T23"> </text:span><text:span text:style-name="T16">siguientes</text:span><text:span text:style-name="T23"> </text:span><text:span text:style-name="T16">opciones:</text:span></text:p>
        <text:p text:style-name="P42"/>
        <text:p text:style-name="P41"><text:span text:style-name="T16">-n:</text:span><text:span text:style-name="T23"> </text:span><text:span text:style-name="T16">Agrupa</text:span><text:span text:style-name="T23"> </text:span><text:span text:style-name="T16">por</text:span><text:span text:style-name="T23"> </text:span><text:span text:style-name="T16">nombre</text:span><text:span text:style-name="T23"> </text:span><text:span text:style-name="T16">de</text:span><text:span text:style-name="T23"> </text:span><text:span text:style-name="T16">encuestador.</text:span></text:p>
        <text:p text:style-name="P41"><text:span text:style-name="T16">-e:</text:span><text:span text:style-name="T23"> </text:span><text:span text:style-name="T16">Agrupa</text:span><text:span text:style-name="T23"> </text:span><text:span text:style-name="T16">los</text:span><text:span text:style-name="T23"> </text:span><text:span text:style-name="T16">registros</text:span><text:span text:style-name="T23"> </text:span><text:span text:style-name="T16">por</text:span><text:span text:style-name="T23"> </text:span><text:span text:style-name="T16">número</text:span><text:span text:style-name="T23"> </text:span><text:span text:style-name="T16">de</text:span><text:span text:style-name="T23"> </text:span><text:span text:style-name="T16">encuesta.</text:span></text:p>
        <text:p text:style-name="P41"><text:span text:style-name="T16">-c:</text:span><text:span text:style-name="T23"> </text:span><text:span text:style-name="T16">Agrupa</text:span><text:span text:style-name="T23"> </text:span><text:span text:style-name="T16">por</text:span><text:span text:style-name="T23"> </text:span><text:span text:style-name="T16">código</text:span><text:span text:style-name="T23"> </text:span><text:span text:style-name="T16">de</text:span><text:span text:style-name="T23"> </text:span><text:span text:style-name="T16">encuesta.</text:span></text:p>
        <text:p text:style-name="P41"><text:span text:style-name="T16">-s:</text:span><text:span text:style-name="T23"> </text:span><text:span text:style-name="T16">Agrupa</text:span><text:span text:style-name="T23"> </text:span><text:span text:style-name="T16">por</text:span><text:span text:style-name="T23"> </text:span><text:span text:style-name="T16">sitio</text:span><text:span text:style-name="T23"> </text:span><text:span text:style-name="T16">donde</text:span><text:span text:style-name="T23"> </text:span><text:span text:style-name="T16">se</text:span><text:span text:style-name="T23"> </text:span><text:span text:style-name="T16">realizó</text:span><text:span text:style-name="T23"> </text:span><text:span text:style-name="T16">la</text:span><text:span text:style-name="T23"> </text:span><text:span text:style-name="T16">encuesta.</text:span></text:p>
        <text:p text:style-name="P42"/>
        <text:p text:style-name="P41"><text:soft-page-break/><text:span text:style-name="T16">Se</text:span><text:span text:style-name="T23"> </text:span><text:span text:style-name="T16">puede</text:span><text:span text:style-name="T23"> </text:span><text:span text:style-name="T16">agrupar</text:span><text:span text:style-name="T23"> </text:span><text:span text:style-name="T16">por</text:span><text:span text:style-name="T23"> </text:span><text:span text:style-name="T16">varios</text:span><text:span text:style-name="T23"> </text:span><text:span text:style-name="T16">criterios</text:span><text:span text:style-name="T23"> </text:span><text:span text:style-name="T16">escribiendo</text:span><text:span text:style-name="T23"> </text:span><text:span text:style-name="T16">guión</text:span><text:span text:style-name="T23"> </text:span><text:span text:style-name="T16">y</text:span><text:span text:style-name="T23"> </text:span><text:span text:style-name="T16">a</text:span><text:span text:style-name="T23"> </text:span><text:span text:style-name="T16">continuación</text:span><text:span text:style-name="T23"> </text:span><text:span text:style-name="T16">una</text:span><text:span text:style-name="T23"> </text:span><text:span text:style-name="T16">combinación</text:span><text:span text:style-name="T23"> </text:span><text:span text:style-name="T16">de</text:span><text:span text:style-name="T23"> </text:span><text:span text:style-name="T16">opciones</text:span><text:span text:style-name="T23"> </text:span><text:span text:style-name="T16">de</text:span><text:span text:style-name="T23"> </text:span><text:span text:style-name="T16">agrupamiento.</text:span><text:span text:style-name="T23"> Así</text:span><text:span text:style-name="T16">,</text:span><text:span text:style-name="T23"> “</text:span><text:span text:style-name="T16">-ns</text:span><text:span text:style-name="T23">” </text:span><text:span text:style-name="T16">agrupa</text:span><text:span text:style-name="T23"> </text:span><text:span text:style-name="T16">los</text:span><text:span text:style-name="T23"> </text:span><text:span text:style-name="T16">registros</text:span><text:span text:style-name="T23"> </text:span><text:span text:style-name="T16">por</text:span><text:span text:style-name="T23"> </text:span><text:span text:style-name="T16">nombre</text:span><text:span text:style-name="T23"> </text:span><text:span text:style-name="T16">de</text:span><text:span text:style-name="T23"> </text:span><text:span text:style-name="T16">encuestador</text:span><text:span text:style-name="T23"> </text:span><text:span text:style-name="T16">y</text:span><text:span text:style-name="T23"> </text:span><text:span text:style-name="T16">código</text:span><text:span text:style-name="T23"> </text:span><text:span text:style-name="T16">de</text:span><text:span text:style-name="T23"> </text:span><text:span text:style-name="T16">encuesta</text:span><text:span text:style-name="T23"> </text:span><text:span text:style-name="T16">simultáneamente.</text:span></text:p>
        <text:p text:style-name="P42"/>
        <text:p text:style-name="P41"><text:span text:style-name="T16">Los</text:span><text:span text:style-name="T23"> </text:span><text:span text:style-name="T16">FILTROS</text:span><text:span text:style-name="T23"> </text:span><text:span text:style-name="T16">de</text:span><text:span text:style-name="T23"> </text:span><text:span text:style-name="T16">distintos</text:span><text:span text:style-name="T23"> </text:span><text:span text:style-name="T16">tipos</text:span><text:span text:style-name="T23"> </text:span><text:span text:style-name="T16">indican</text:span><text:span text:style-name="T23"> </text:span><text:span text:style-name="T16">cuáles</text:span><text:span text:style-name="T23"> </text:span><text:span text:style-name="T16">registros</text:span><text:span text:style-name="T23"> </text:span><text:span text:style-name="T16">serán</text:span><text:span text:style-name="T23"> </text:span><text:span text:style-name="T16">contabilizados</text:span><text:span text:style-name="T23"> </text:span><text:span text:style-name="T16">en</text:span><text:span text:style-name="T23"> </text:span><text:span text:style-name="T16">el</text:span><text:span text:style-name="T23"> </text:span><text:span text:style-name="T16">informe.</text:span><text:span text:style-name="T23"> </text:span><text:span text:style-name="T16">En</text:span><text:span text:style-name="T23"> </text:span><text:span text:style-name="T16">el</text:span><text:span text:style-name="T23"> </text:span><text:span text:style-name="T16">caso</text:span><text:span text:style-name="T23"> </text:span><text:span text:style-name="T16">de</text:span><text:span text:style-name="T23"> </text:span><text:span text:style-name="T16">que</text:span><text:span text:style-name="T23"> </text:span><text:span text:style-name="T16">se</text:span><text:span text:style-name="T23"> </text:span><text:span text:style-name="T16">quieran</text:span><text:span text:style-name="T23"> </text:span><text:span text:style-name="T16">ingresar</text:span><text:span text:style-name="T23"> </text:span><text:span text:style-name="T16">múltiples</text:span><text:span text:style-name="T23"> </text:span><text:span text:style-name="T16">criterios</text:span><text:span text:style-name="T23"> </text:span><text:span text:style-name="T16">para</text:span><text:span text:style-name="T23"> </text:span><text:span text:style-name="T16">un</text:span><text:span text:style-name="T23"> </text:span><text:span text:style-name="T16">tipo</text:span><text:span text:style-name="T23"> </text:span><text:span text:style-name="T16">de</text:span><text:span text:style-name="T23"> </text:span><text:span text:style-name="T16">filtro</text:span><text:span text:style-name="T23"> </text:span><text:span text:style-name="T16">en</text:span><text:span text:style-name="T23"> </text:span><text:span text:style-name="T16">particular,</text:span><text:span text:style-name="T23"> </text:span><text:span text:style-name="T16">se</text:span><text:span text:style-name="T23"> </text:span><text:span text:style-name="T16">requiere</text:span><text:span text:style-name="T23"> </text:span><text:span text:style-name="T16">separarlos</text:span><text:span text:style-name="T23"> </text:span><text:span text:style-name="T16">mediante</text:span><text:span text:style-name="T23"> </text:span><text:span text:style-name="T16">punto</text:span><text:span text:style-name="T23"> </text:span><text:span text:style-name="T16">y</text:span><text:span text:style-name="T23"> </text:span><text:span text:style-name="T16">coma</text:span><text:span text:style-name="T23"> </text:span><text:span text:style-name="T16">y</text:span><text:span text:style-name="T23"> </text:span><text:span text:style-name="T16">agrupar</text:span><text:span text:style-name="T23"> </text:span><text:span text:style-name="T16">toda</text:span><text:span text:style-name="T23"> </text:span><text:span text:style-name="T16">la</text:span><text:span text:style-name="T23"> </text:span><text:span text:style-name="T16">expresión</text:span><text:span text:style-name="T23"> </text:span><text:span text:style-name="T16">con</text:span><text:span text:style-name="T23"> </text:span><text:span text:style-name="T16">comillas.</text:span><text:span text:style-name="T23"> </text:span><text:span text:style-name="T16">Así,</text:span><text:span text:style-name="T23"> </text:span><text:span text:style-name="T16">para</text:span><text:span text:style-name="T23"> </text:span><text:span text:style-name="T16">consultar</text:span><text:span text:style-name="T23"> </text:span><text:span text:style-name="T16">las</text:span><text:span text:style-name="T23"> </text:span><text:span text:style-name="T16">encuestas</text:span><text:span text:style-name="T23"> </text:span><text:span text:style-name="T16">realizadas</text:span><text:span text:style-name="T23"> </text:span><text:span text:style-name="T16">por</text:span><text:span text:style-name="T23"> </text:span><text:span text:style-name="T16">Juan</text:span><text:span text:style-name="T23"> </text:span><text:span text:style-name="T16">y</text:span><text:span text:style-name="T23"> </text:span><text:span text:style-name="T16">Laura,</text:span><text:span text:style-name="T23"> </text:span><text:span text:style-name="T16">en</text:span><text:span text:style-name="T23"> </text:span><text:span text:style-name="T16">FILTRO</text:span><text:span text:style-name="T23"> </text:span><text:span text:style-name="T16">ENCUESTADOR</text:span><text:span text:style-name="T23"> </text:span><text:span text:style-name="T16">se</text:span><text:span text:style-name="T23"> </text:span><text:span text:style-name="T16">deberá</text:span><text:span text:style-name="T23"> </text:span><text:span text:style-name="T16">escribir</text:span><text:span text:style-name="T23"> “</text:span><text:span text:style-name="T16">Juan;Maria</text:span><text:span text:style-name="T23">”</text:span><text:span text:style-name="T16">.</text:span></text:p>
        <text:p text:style-name="P41"><text:span text:style-name="T16">A</text:span><text:span text:style-name="T23"> </text:span><text:span text:style-name="T16">esto</text:span><text:span text:style-name="T23"> </text:span><text:span text:style-name="T16">se</text:span><text:span text:style-name="T23"> </text:span><text:span text:style-name="T16">le</text:span><text:span text:style-name="T23"> </text:span><text:span text:style-name="T16">suman</text:span><text:span text:style-name="T23"> </text:span><text:span text:style-name="T16">algunos</text:span><text:span text:style-name="T23"> </text:span><text:span text:style-name="T16">filtros</text:span><text:span text:style-name="T23"> </text:span><text:span text:style-name="T16">particulares.</text:span><text:span text:style-name="T23"> </text:span><text:span text:style-name="T16">El</text:span><text:span text:style-name="T23"> “</text:span><text:span text:style-name="T16">*</text:span><text:span text:style-name="T23">”</text:span><text:span text:style-name="T16">,</text:span><text:span text:style-name="T23"> </text:span><text:span text:style-name="T16">que</text:span><text:span text:style-name="T23"> </text:span><text:span text:style-name="T16">se</text:span><text:span text:style-name="T23"> </text:span><text:span text:style-name="T16">puede</text:span><text:span text:style-name="T23"> </text:span><text:span text:style-name="T16">utilizar</text:span><text:span text:style-name="T23"> </text:span><text:span text:style-name="T16">en</text:span><text:span text:style-name="T23"> </text:span><text:span text:style-name="T16">cualquiera</text:span><text:span text:style-name="T23"> </text:span><text:span text:style-name="T16">de</text:span><text:span text:style-name="T23"> </text:span><text:span text:style-name="T16">los</text:span><text:span text:style-name="T23"> </text:span><text:span text:style-name="T16">filtros,</text:span><text:span text:style-name="T23"> </text:span><text:span text:style-name="T16">equivale</text:span><text:span text:style-name="T23"> </text:span><text:span text:style-name="T16">a</text:span><text:span text:style-name="T23"> </text:span><text:span text:style-name="T16">comodín,</text:span><text:span text:style-name="T23"> </text:span><text:span text:style-name="T16">y</text:span><text:span text:style-name="T23"> </text:span><text:span text:style-name="T16">como</text:span><text:span text:style-name="T23"> </text:span><text:span text:style-name="T16">tal</text:span><text:span text:style-name="T23"> </text:span><text:span text:style-name="T16">no</text:span><text:span text:style-name="T23"> </text:span><text:span text:style-name="T16">filtrara</text:span><text:span text:style-name="T23"> </text:span><text:span text:style-name="T16">ningún</text:span><text:span text:style-name="T23"> </text:span><text:span text:style-name="T16">registro.</text:span><text:span text:style-name="T23"> </text:span><text:span text:style-name="T16">Es</text:span><text:span text:style-name="T23"> </text:span><text:span text:style-name="T16">importante</text:span><text:span text:style-name="T23"> </text:span><text:span text:style-name="T16">destacar</text:span><text:span text:style-name="T23"> </text:span><text:span text:style-name="T16">que</text:span><text:span text:style-name="T23"> </text:span><text:span text:style-name="T16">necesariamente</text:span><text:span text:style-name="T23"> </text:span><text:span text:style-name="T16">deberá</text:span><text:span text:style-name="T23"> </text:span><text:span text:style-name="T16">estar</text:span><text:span text:style-name="T23"> </text:span><text:span text:style-name="T16">encerrado</text:span><text:span text:style-name="T23"> </text:span><text:span text:style-name="T16">entre</text:span><text:span text:style-name="T23"> </text:span><text:span text:style-name="T16">comillas</text:span><text:span text:style-name="T23"> </text:span><text:span text:style-name="T16">para</text:span><text:span text:style-name="T23"> </text:span><text:span text:style-name="T16">prevenir</text:span><text:span text:style-name="T23"> </text:span><text:span text:style-name="T16">expansiones</text:span><text:span text:style-name="T23"> </text:span><text:span text:style-name="T16">del</text:span><text:span text:style-name="T23"> </text:span><text:span text:style-name="T16">término</text:span><text:span text:style-name="T23"> </text:span><text:span text:style-name="T16">indeseadas</text:span><text:span text:style-name="T23"> </text:span><text:span text:style-name="T16">por</text:span><text:span text:style-name="T23"> </text:span><text:span text:style-name="T16">parte</text:span><text:span text:style-name="T23"> </text:span><text:span text:style-name="T16">del</text:span><text:span text:style-name="T23"> </text:span><text:span text:style-name="T16">Shell.</text:span></text:p>
        <text:p text:style-name="P41"><text:span text:style-name="T16">Además</text:span><text:span text:style-name="T23"> </text:span><text:span text:style-name="T16">se</text:span><text:span text:style-name="T23"> </text:span><text:span text:style-name="T16">cuenta</text:span><text:span text:style-name="T23"> </text:span><text:span text:style-name="T16">con</text:span><text:span text:style-name="T23"> </text:span><text:span text:style-name="T16">la</text:span><text:span text:style-name="T23"> </text:span><text:span text:style-name="T16">estructura</text:span><text:span text:style-name="T23"> “</text:span><text:span text:style-name="T16">[INICIO..FIN]</text:span><text:span text:style-name="T23">”</text:span><text:span text:style-name="T16">,</text:span><text:span text:style-name="T23"> </text:span><text:span text:style-name="T16">utilizable</text:span><text:span text:style-name="T23"> </text:span><text:span text:style-name="T16">únicamente</text:span><text:span text:style-name="T23"> </text:span><text:span text:style-name="T16">en</text:span><text:span text:style-name="T23"> </text:span><text:span text:style-name="T16">los</text:span><text:span text:style-name="T23"> </text:span><text:span text:style-name="T16">filtros</text:span><text:span text:style-name="T23"> </text:span><text:span text:style-name="T16">de</text:span><text:span text:style-name="T23"> </text:span><text:span text:style-name="T16">CODIGO</text:span><text:span text:style-name="T23"> </text:span><text:span text:style-name="T16">y</text:span><text:span text:style-name="T23"> </text:span><text:span text:style-name="T16">NUMERO</text:span><text:span text:style-name="T23"> </text:span><text:span text:style-name="T16">DE</text:span><text:span text:style-name="T23"> </text:span><text:span text:style-name="T16">ENCUESTA,</text:span><text:span text:style-name="T23"> </text:span><text:span text:style-name="T16">que</text:span><text:span text:style-name="T23"> </text:span><text:span text:style-name="T16">selecciona</text:span><text:span text:style-name="T23"> </text:span><text:span text:style-name="T16">aquellos</text:span><text:span text:style-name="T23"> </text:span><text:span text:style-name="T16">registros</text:span><text:span text:style-name="T23"> </text:span><text:span text:style-name="T16">que</text:span><text:span text:style-name="T23"> </text:span><text:span text:style-name="T16">estén</text:span><text:span text:style-name="T23"> </text:span><text:span text:style-name="T16">en</text:span><text:span text:style-name="T23"> </text:span><text:span text:style-name="T16">el</text:span><text:span text:style-name="T23"> </text:span><text:span text:style-name="T16">rango</text:span><text:span text:style-name="T23"> </text:span><text:span text:style-name="T16">determinado</text:span><text:span text:style-name="T23"> </text:span><text:span text:style-name="T16">entre</text:span><text:span text:style-name="T23"> </text:span><text:span text:style-name="T16">INICIO</text:span><text:span text:style-name="T23"> </text:span><text:span text:style-name="T16">y</text:span><text:span text:style-name="T23"> </text:span><text:span text:style-name="T16">FIN.</text:span><text:span text:style-name="T23"> </text:span><text:span text:style-name="T16">Por</text:span><text:span text:style-name="T23"> </text:span><text:span text:style-name="T16">ejemplo,</text:span><text:span text:style-name="T23"> </text:span><text:span text:style-name="T16">utilizar</text:span><text:span text:style-name="T23"> “</text:span><text:span text:style-name="T16">[E01..E03]</text:span><text:span text:style-name="T23">” </text:span><text:span text:style-name="T16">en</text:span><text:span text:style-name="T23"> </text:span><text:span text:style-name="T16">FILTRO</text:span><text:span text:style-name="T23"> </text:span><text:span text:style-name="T16">CODIGO</text:span><text:span text:style-name="T23"> </text:span><text:span text:style-name="T16">DE</text:span><text:span text:style-name="T23"> </text:span><text:span text:style-name="T16">ENCUESTA</text:span><text:span text:style-name="T23"> </text:span><text:span text:style-name="T16">seleccionara</text:span><text:span text:style-name="T23"> </text:span><text:span text:style-name="T16">las</text:span><text:span text:style-name="T23"> </text:span><text:span text:style-name="T16">encuestas</text:span><text:span text:style-name="T23"> </text:span><text:span text:style-name="T16">E01,</text:span><text:span text:style-name="T23"> </text:span><text:span text:style-name="T16">E02</text:span><text:span text:style-name="T23"> </text:span><text:span text:style-name="T16">y</text:span><text:span text:style-name="T23"> </text:span><text:span text:style-name="T16">E03.</text:span></text:p>
        <text:p text:style-name="P42"/>
        <text:p text:style-name="P41"><text:span text:style-name="T16">Por</text:span><text:span text:style-name="T23"> </text:span><text:span text:style-name="T16">otro</text:span><text:span text:style-name="T23"> </text:span><text:span text:style-name="T16">lado,</text:span><text:span text:style-name="T23"> </text:span><text:span text:style-name="T16">también</text:span><text:span text:style-name="T23"> </text:span><text:span text:style-name="T16">se</text:span><text:span text:style-name="T23"> </text:span><text:span text:style-name="T16">pueden</text:span><text:span text:style-name="T23"> </text:span><text:span text:style-name="T16">ingresar</text:span><text:span text:style-name="T23"> </text:span><text:span text:style-name="T16">las</text:span><text:span text:style-name="T23"> </text:span><text:span text:style-name="T16">siguientes</text:span><text:span text:style-name="T23"> </text:span><text:span text:style-name="T16">opciones:</text:span></text:p>
        <text:p text:style-name="P42"/>
        <text:p text:style-name="P41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1"><text:span text:style-name="T16">-v,</text:span><text:span text:style-name="T23"> </text:span><text:span text:style-name="T16">--version:</text:span><text:span text:style-name="T23"> </text:span><text:span text:style-name="T16">Muestra</text:span><text:span text:style-name="T23"> </text:span><text:span text:style-name="T16">la</text:span><text:span text:style-name="T23"> </text:span><text:span text:style-name="T16">versión</text:span><text:span text:style-name="T23"> </text:span><text:span text:style-name="T16">del</text:span><text:span text:style-name="T23"> </text:span><text:span text:style-name="T16">script.</text:span></text:p>
        <text:p text:style-name="P42"/>
        <text:p text:style-name="P41"><text:span text:style-name="T26">Ejemplos</text:span><text:span text:style-name="T27"> </text:span><text:span text:style-name="T26">de</text:span><text:span text:style-name="T27"> </text:span><text:span text:style-name="T26">invocación</text:span></text:p>
        <text:p text:style-name="P42"/>
        <text:p text:style-name="P41"><text:span text:style-name="T16">listarC</text:span><text:span text:style-name="T23"> –</text:span><text:span text:style-name="T16">ce</text:span><text:span text:style-name="T23"> –</text:span><text:span text:style-name="T16">n</text:span><text:span text:style-name="T23"> “</text:span><text:span text:style-name="T16">*</text:span><text:span text:style-name="T23">” “</text:span><text:span text:style-name="T16">*</text:span><text:span text:style-name="T23">” “</text:span><text:span text:style-name="T16">*</text:span><text:span text:style-name="T23">” “</text:span><text:span text:style-name="T16">*</text:span><text:span text:style-name="T23">”</text:span></text:p>
        <text:p text:style-name="P42"/>
        <text:p text:style-name="P41"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y</text:span><text:span text:style-name="T23"> </text:span><text:span text:style-name="T16">escribe</text:span><text:span text:style-name="T23"> </text:span><text:span text:style-name="T16">en</text:span><text:span text:style-name="T23"> </text:span><text:span text:style-name="T16">un</text:span><text:span text:style-name="T23"> </text:span><text:span text:style-name="T16">archivo</text:span><text:span text:style-name="T23"> </text:span><text:span text:style-name="T16">la</text:span><text:span text:style-name="T23"> </text:span><text:span text:style-name="T16">calificación</text:span><text:span text:style-name="T23"> </text:span><text:span text:style-name="T16">de</text:span><text:span text:style-name="T23"> </text:span><text:span text:style-name="T16">todas</text:span><text:span text:style-name="T23"> </text:span><text:span text:style-name="T16">las</text:span><text:span text:style-name="T23"> </text:span><text:span text:style-name="T16">encuestas,</text:span><text:span text:style-name="T23"> </text:span><text:span text:style-name="T16">agrupadas</text:span><text:span text:style-name="T23"> </text:span><text:span text:style-name="T16">por</text:span><text:span text:style-name="T23"> </text:span><text:span text:style-name="T16">nombre</text:span><text:span text:style-name="T23"> </text:span><text:span text:style-name="T16">de</text:span><text:span text:style-name="T23"> </text:span><text:span text:style-name="T16">encuestador.</text:span></text:p>
        <text:p text:style-name="P42"/>
        <text:p text:style-name="P41"><text:span text:style-name="T16">listarC</text:span><text:span text:style-name="T23"> –</text:span><text:span text:style-name="T16">c</text:span><text:span text:style-name="T23"> –</text:span><text:span text:style-name="T16">ns</text:span><text:span text:style-name="T23"> “</text:span><text:span text:style-name="T16">*</text:span><text:span text:style-name="T23">” “</text:span><text:span text:style-name="T16">*</text:span><text:span text:style-name="T23">” “</text:span><text:span text:style-name="T16">[1..100]</text:span><text:span text:style-name="T23">” “</text:span><text:span text:style-name="T16">*</text:span><text:span text:style-name="T23">”</text:span></text:p>
        <text:p text:style-name="P42"/>
        <text:p text:style-name="P41"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la</text:span><text:span text:style-name="T23"> </text:span><text:span text:style-name="T16">calificación</text:span><text:span text:style-name="T23"> </text:span><text:span text:style-name="T16">de</text:span><text:span text:style-name="T23"> </text:span><text:span text:style-name="T16">las</text:span><text:span text:style-name="T23"> </text:span><text:span text:style-name="T16">encuestas</text:span><text:span text:style-name="T23"> </text:span><text:span text:style-name="T16">cuyo</text:span><text:span text:style-name="T23"> </text:span><text:span text:style-name="T16">número</text:span><text:span text:style-name="T23"> </text:span><text:span text:style-name="T16">este</text:span><text:span text:style-name="T23"> </text:span><text:span text:style-name="T16">entre</text:span><text:span text:style-name="T23"> </text:span><text:span text:style-name="T16">1</text:span><text:span text:style-name="T23"> </text:span><text:span text:style-name="T16">y</text:span><text:span text:style-name="T23"> </text:span><text:span text:style-name="T16">100,</text:span><text:span text:style-name="T23"> </text:span><text:span text:style-name="T16">agrupadas</text:span><text:span text:style-name="T23"> </text:span><text:span text:style-name="T16">por</text:span><text:span text:style-name="T23"> </text:span><text:span text:style-name="T16">nombre</text:span><text:span text:style-name="T23"> </text:span><text:span text:style-name="T16">de</text:span><text:span text:style-name="T23"> </text:span><text:span text:style-name="T16">encuestador</text:span><text:span text:style-name="T23"> </text:span><text:span text:style-name="T16">y</text:span><text:span text:style-name="T23"> </text:span><text:span text:style-name="T16">sitio</text:span><text:span text:style-name="T23"> </text:span><text:span text:style-name="T16">de</text:span><text:span text:style-name="T23"> </text:span><text:span text:style-name="T16">encuesta</text:span><text:span text:style-name="T23"> </text:span><text:span text:style-name="T16">simultáneamente.</text:span></text:p>
        <text:p text:style-name="P42"/>
        <text:p text:style-name="P41"><text:span text:style-name="T16">listarC</text:span><text:span text:style-name="T23"> –</text:span><text:span text:style-name="T16">e</text:span><text:span text:style-name="T23"> –</text:span><text:span text:style-name="T16">n</text:span><text:span text:style-name="T23"> “</text:span><text:span text:style-name="T16">Juan</text:span><text:span text:style-name="T23">” “</text:span><text:span text:style-name="T16">*</text:span><text:span text:style-name="T23">” “</text:span><text:span text:style-name="T16">*</text:span><text:span text:style-name="T23">” “</text:span><text:span text:style-name="T16">P;L</text:span><text:span text:style-name="T23">”</text:span></text:p>
        <text:p text:style-name="P42"/>
        <text:p text:style-name="P41"><text:span text:style-name="T41">Escribe</text:span><text:span text:style-name="T42"> </text:span><text:span text:style-name="T41">en</text:span><text:span text:style-name="T42"> </text:span><text:span text:style-name="T41">un</text:span><text:span text:style-name="T42"> </text:span><text:span text:style-name="T41">archivo</text:span><text:span text:style-name="T42"> </text:span><text:span text:style-name="T41">la</text:span><text:span text:style-name="T42"> </text:span><text:span text:style-name="T41">calificación</text:span><text:span text:style-name="T42"> </text:span><text:span text:style-name="T41">de</text:span><text:span text:style-name="T42"> </text:span><text:span text:style-name="T41">todas</text:span><text:span text:style-name="T42"> </text:span><text:span text:style-name="T41">las</text:span><text:span text:style-name="T42"> </text:span><text:span text:style-name="T41">encuestas</text:span><text:span text:style-name="T42"> </text:span><text:span text:style-name="T41">realizadas</text:span><text:span text:style-name="T42"> </text:span><text:span text:style-name="T41">por</text:span><text:span text:style-name="T42"> </text:span><text:span text:style-name="T41">Juan</text:span><text:span text:style-name="T42"> </text:span><text:span text:style-name="T41">en</text:span><text:span text:style-name="T42"> </text:span><text:span text:style-name="T41">los</text:span><text:span text:style-name="T42"> </text:span><text:span text:style-name="T41">sitios</text:span><text:span text:style-name="T42"> </text:span><text:span text:style-name="T41">Particular</text:span><text:span text:style-name="T42"> </text:span><text:span text:style-name="T41">y</text:span><text:span text:style-name="T42"> </text:span><text:span text:style-name="T41">Laboral.</text:span></text:p>
        <text:p text:style-name="P44"/>
        <text:p text:style-name="P44"/>
        <text:h text:style-name="P130" text:outline-level="2">moverC</text:h>
        <text:p text:style-name="P44"/>
        <text:p text:style-name="P44"/>
        <text:p text:style-name="P41"><text:span text:style-name="T16">Mueve</text:span><text:span text:style-name="T23"> </text:span><text:span text:style-name="T16">archivos</text:span><text:span text:style-name="T23"> </text:span><text:span text:style-name="T16">al</text:span><text:span text:style-name="T23"> </text:span><text:span text:style-name="T16">directorio</text:span><text:span text:style-name="T23"> </text:span><text:span text:style-name="T16">indicado</text:span><text:span text:style-name="T23"> </text:span><text:span text:style-name="T16">evitando</text:span><text:span text:style-name="T23"> </text:span><text:span text:style-name="T16">la</text:span><text:span text:style-name="T23"> </text:span><text:span text:style-name="T16">perdida</text:span><text:span text:style-name="T23"> </text:span><text:span text:style-name="T16">de</text:span><text:span text:style-name="T23"> </text:span><text:span text:style-name="T16">datos</text:span><text:span text:style-name="T23"> </text:span><text:span text:style-name="T16">en</text:span><text:span text:style-name="T23"> </text:span><text:span text:style-name="T16">caso</text:span><text:span text:style-name="T23"> </text:span><text:span text:style-name="T16">de</text:span><text:span text:style-name="T23"> </text:span><text:span text:style-name="T16">archivos</text:span><text:span text:style-name="T23"> </text:span><text:span text:style-name="T16">duplicados.</text:span></text:p>
        <text:p text:style-name="P42"/>
        <text:p text:style-name="P43">Archivos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text:span text:style-name="T16">No</text:span><text:span text:style-name="T23"> </text:span><text:span text:style-name="T16">existen.</text:span></text:p>
        <text:p text:style-name="P42"/>
        <text:p text:style-name="P41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text:span text:style-name="T16">No</text:span><text:span text:style-name="T23"> </text:span><text:span text:style-name="T16">existen.</text:span></text:p>
        <text:p text:style-name="P42"/>
        <text:p text:style-name="P41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2"/>
        <text:p text:style-name="P41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s</text:span><text:span text:style-name="T23"> </text:span><text:span text:style-name="T16">siguientes</text:span><text:span text:style-name="T23"> </text:span><text:span text:style-name="T16">formas:</text:span></text:p>
        <text:p text:style-name="P42"><text:soft-page-break/></text:p>
        <text:p text:style-name="P45"><text:span text:style-name="T16">MoverC</text:span><text:span text:style-name="T23"> </text:span><text:span text:style-name="T16">&lt;ARCHIVO&gt;</text:span><text:span text:style-name="T23"> </text:span><text:span text:style-name="T16">&lt;DIRECTORIO&gt;</text:span></text:p>
        <text:p text:style-name="P42"/>
        <text:p text:style-name="P41"><text:span text:style-name="T16">Donde</text:span><text:span text:style-name="T23"> </text:span><text:span text:style-name="T16">ARCHIVO</text:span><text:span text:style-name="T23"> </text:span><text:span text:style-name="T16">es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que</text:span><text:span text:style-name="T23"> </text:span><text:span text:style-name="T16">se</text:span><text:span text:style-name="T23"> </text:span><text:span text:style-name="T16">desea</text:span><text:span text:style-name="T23"> </text:span><text:span text:style-name="T16">mover</text:span><text:span text:style-name="T23"> </text:span><text:span text:style-name="T16">y</text:span><text:span text:style-name="T23"> </text:span><text:span text:style-name="T16">DIRECTORIO</text:span><text:span text:style-name="T23"> </text:span><text:span text:style-name="T16">es</text:span><text:span text:style-name="T23"> </text:span><text:span text:style-name="T16">el</text:span><text:span text:style-name="T23"> </text:span><text:span text:style-name="T16">directorio</text:span><text:span text:style-name="T23"> </text:span><text:span text:style-name="T16">a</text:span><text:span text:style-name="T23"> </text:span><text:span text:style-name="T16">donde</text:span><text:span text:style-name="T23"> </text:span><text:span text:style-name="T16">se</text:span><text:span text:style-name="T23"> </text:span><text:span text:style-name="T16">desea</text:span><text:span text:style-name="T23"> </text:span><text:span text:style-name="T16">mover</text:span><text:span text:style-name="T23"> </text:span><text:span text:style-name="T16">el</text:span><text:span text:style-name="T23"> </text:span><text:span text:style-name="T16">archivo.</text:span></text:p>
        <text:p text:style-name="P42"/>
        <text:p text:style-name="P45"><text:span text:style-name="T16">MoverC</text:span><text:span text:style-name="T23"> </text:span><text:span text:style-name="T16">&lt;ARCHIVO&gt;</text:span><text:span text:style-name="T23"> </text:span><text:span text:style-name="T16">&lt;DIRECTORIO&gt;</text:span><text:span text:style-name="T23"> </text:span><text:span text:style-name="T16">&lt;COMANDO&gt;</text:span></text:p>
        <text:p text:style-name="P42"/>
        <text:p text:style-name="P41"><text:span text:style-name="T16">Donde</text:span><text:span text:style-name="T23"> </text:span><text:span text:style-name="T16">ARCHIVO</text:span><text:span text:style-name="T23"> </text:span><text:span text:style-name="T16">es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que</text:span><text:span text:style-name="T23"> </text:span><text:span text:style-name="T16">se</text:span><text:span text:style-name="T23"> </text:span><text:span text:style-name="T16">desea</text:span><text:span text:style-name="T23"> </text:span><text:span text:style-name="T16">mover</text:span><text:span text:style-name="T23"> </text:span><text:span text:style-name="T16">y</text:span><text:span text:style-name="T23"> </text:span><text:span text:style-name="T16">DIRECTORIO</text:span><text:span text:style-name="T23"> </text:span><text:span text:style-name="T16">es</text:span><text:span text:style-name="T23"> </text:span><text:span text:style-name="T16">el</text:span><text:span text:style-name="T23"> </text:span><text:span text:style-name="T16">directorio</text:span><text:span text:style-name="T23"> </text:span><text:span text:style-name="T16">a</text:span><text:span text:style-name="T23"> </text:span><text:span text:style-name="T16">donde</text:span><text:span text:style-name="T23"> </text:span><text:span text:style-name="T16">se</text:span><text:span text:style-name="T23"> </text:span><text:span text:style-name="T16">desea</text:span><text:span text:style-name="T23"> </text:span><text:span text:style-name="T16">mover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y</text:span><text:span text:style-name="T23"> </text:span><text:span text:style-name="T16">COMANDO</text:span><text:span text:style-name="T23"> </text:span><text:span text:style-name="T16">es</text:span><text:span text:style-name="T23"> </text:span><text:span text:style-name="T16">el</text:span><text:span text:style-name="T23"> </text:span><text:span text:style-name="T16">nombre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que</text:span><text:span text:style-name="T23"> </text:span><text:span text:style-name="T16">lo</text:span><text:span text:style-name="T23"> </text:span><text:span text:style-name="T16">invoca.</text:span></text:p>
        <text:p text:style-name="P42"/>
        <text:p text:style-name="P45"><text:span text:style-name="T16">MoverC</text:span><text:span text:style-name="T23"> </text:span><text:span text:style-name="T16">[OPCION]</text:span></text:p>
        <text:p text:style-name="P41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2"/>
        <text:p text:style-name="P42"/>
        <text:p text:style-name="P43">Ejemplos</text:p>
        <text:p text:style-name="P42"/>
        <text:p text:style-name="P41"><text:span text:style-name="T16">MoverC</text:span><text:span text:style-name="T23"> </text:span><text:span text:style-name="T16">archivo.txt</text:span><text:span text:style-name="T23"> dirección</text:span><text:span text:style-name="T16">/destino</text:span><text:span text:style-name="T23"> </text:span><text:span text:style-name="T16">detectarC</text:span></text:p>
        <text:p text:style-name="P42"/>
        <text:p text:style-name="P41"><text:span text:style-name="T16">Se</text:span><text:span text:style-name="T23"> </text:span><text:span text:style-name="T16">mueve</text:span><text:span text:style-name="T23"> </text:span><text:span text:style-name="T16">el</text:span><text:span text:style-name="T23"> </text:span><text:span text:style-name="T16">archivo</text:span><text:span text:style-name="T23"> “</text:span><text:span text:style-name="T16">archivo.txt</text:span><text:span text:style-name="T23">” </text:span><text:span text:style-name="T16">al</text:span><text:span text:style-name="T23"> </text:span><text:span text:style-name="T16">directorio</text:span><text:span text:style-name="T23"> </text:span><text:span text:style-name="T16">relativo</text:span><text:span text:style-name="T23"> “dirección</text:span><text:span text:style-name="T16">/destino</text:span><text:span text:style-name="T23">” </text:span><text:span text:style-name="T16">en</text:span><text:span text:style-name="T23"> </text:span><text:span text:style-name="T16">caso</text:span><text:span text:style-name="T23"> </text:span><text:span text:style-name="T16">de</text:span><text:span text:style-name="T23"> </text:span><text:span text:style-name="T16">que</text:span><text:span text:style-name="T23"> </text:span><text:span text:style-name="T16">no</text:span><text:span text:style-name="T23"> </text:span><text:span text:style-name="T16">exista</text:span><text:span text:style-name="T23"> </text:span><text:span text:style-name="T16">un</text:span><text:span text:style-name="T23"> </text:span><text:span text:style-name="T16">archivo</text:span><text:span text:style-name="T23"> </text:span><text:span text:style-name="T16">con</text:span><text:span text:style-name="T23"> </text:span><text:span text:style-name="T16">dicho</text:span><text:span text:style-name="T23"> </text:span><text:span text:style-name="T16">nombre</text:span><text:span text:style-name="T23"> </text:span><text:span text:style-name="T16">en</text:span><text:span text:style-name="T23"> </text:span><text:span text:style-name="T16">el</text:span><text:span text:style-name="T23"> </text:span><text:span text:style-name="T16">directorio.</text:span><text:span text:style-name="T23"> </text:span><text:span text:style-name="T16">En</text:span><text:span text:style-name="T23"> </text:span><text:span text:style-name="T16">caso</text:span><text:span text:style-name="T23"> </text:span><text:span text:style-name="T16">contrario</text:span><text:span text:style-name="T23"> </text:span><text:span text:style-name="T16">lo</text:span><text:span text:style-name="T23"> </text:span><text:span text:style-name="T16">mueve</text:span><text:span text:style-name="T23"> </text:span><text:span text:style-name="T16">a</text:span><text:span text:style-name="T23"> “dirección</text:span><text:span text:style-name="T16">/destino/DUP</text:span><text:span text:style-name="T23">” </text:span><text:span text:style-name="T16">bajo</text:span><text:span text:style-name="T23"> </text:span><text:span text:style-name="T16">el</text:span><text:span text:style-name="T23"> </text:span><text:span text:style-name="T16">mismo</text:span><text:span text:style-name="T23"> </text:span><text:span text:style-name="T16">nombre</text:span><text:span text:style-name="T23"> </text:span><text:span text:style-name="T16">si</text:span><text:span text:style-name="T23"> </text:span><text:span text:style-name="T16">se</text:span><text:span text:style-name="T23"> </text:span><text:span text:style-name="T16">encuentra</text:span><text:span text:style-name="T23"> </text:span><text:span text:style-name="T16">disponible</text:span><text:span text:style-name="T23"> </text:span><text:span text:style-name="T16">o</text:span><text:span text:style-name="T23"> </text:span><text:span text:style-name="T16">agregando</text:span><text:span text:style-name="T23"> </text:span><text:span text:style-name="T16">una</text:span><text:span text:style-name="T23"> </text:span><text:span text:style-name="T16">extensión</text:span><text:span text:style-name="T23"> </text:span><text:span text:style-name="T16">al</text:span><text:span text:style-name="T23"> </text:span><text:span text:style-name="T16">archivo.</text:span><text:span text:style-name="T23"> </text:span><text:span text:style-name="T16">Se</text:span><text:span text:style-name="T23"> </text:span><text:span text:style-name="T16">escribe</text:span><text:span text:style-name="T23"> </text:span><text:span text:style-name="T16">un</text:span><text:span text:style-name="T23"> </text:span><text:span text:style-name="T16">log</text:span><text:span text:style-name="T23"> </text:span><text:span text:style-name="T16">donde</text:span><text:span text:style-name="T23"> </text:span><text:span text:style-name="T16">queda</text:span><text:span text:style-name="T23"> </text:span><text:span text:style-name="T16">asentado</text:span><text:span text:style-name="T23"> </text:span><text:span text:style-name="T16">que</text:span><text:span text:style-name="T23"> </text:span><text:span text:style-name="T16">el</text:span><text:span text:style-name="T23"> </text:span><text:span text:style-name="T16">comando</text:span><text:span text:style-name="T23"> “</text:span><text:span text:style-name="T16">detectarC</text:span><text:span text:style-name="T23">” </text:span><text:span text:style-name="T16">fue</text:span><text:span text:style-name="T23"> </text:span><text:span text:style-name="T16">el</text:span><text:span text:style-name="T23"> </text:span><text:span text:style-name="T16">comando</text:span><text:span text:style-name="T23"> </text:span><text:span text:style-name="T16">invocador.</text:span></text:p>
        <text:p text:style-name="P42"/>
        <text:p text:style-name="P41"><text:span text:style-name="T16">MoverC</text:span><text:span text:style-name="T23"> </text:span><text:span text:style-name="T16">archivo.txt</text:span><text:span text:style-name="T23"> dirección</text:span><text:span text:style-name="T16">/destino</text:span></text:p>
        <text:p text:style-name="P42"/>
        <text:p text:style-name="P41"><text:span text:style-name="T41">Se</text:span><text:span text:style-name="T42"> </text:span><text:span text:style-name="T41">mueve</text:span><text:span text:style-name="T42"> </text:span><text:span text:style-name="T41">el</text:span><text:span text:style-name="T42"> </text:span><text:span text:style-name="T41">archivo</text:span><text:span text:style-name="T42"> “</text:span><text:span text:style-name="T41">archivo.txt</text:span><text:span text:style-name="T42">” </text:span><text:span text:style-name="T41">al</text:span><text:span text:style-name="T42"> </text:span><text:span text:style-name="T41">directorio</text:span><text:span text:style-name="T42"> </text:span><text:span text:style-name="T41">relativo</text:span><text:span text:style-name="T42"> “dirección</text:span><text:span text:style-name="T41">/destino</text:span><text:span text:style-name="T42">” </text:span><text:span text:style-name="T41">en</text:span><text:span text:style-name="T42"> </text:span><text:span text:style-name="T41">caso</text:span><text:span text:style-name="T42"> </text:span><text:span text:style-name="T41">de</text:span><text:span text:style-name="T42"> </text:span><text:span text:style-name="T41">que</text:span><text:span text:style-name="T42"> </text:span><text:span text:style-name="T41">no</text:span><text:span text:style-name="T42"> </text:span><text:span text:style-name="T41">exista</text:span><text:span text:style-name="T42"> </text:span><text:span text:style-name="T41">un</text:span><text:span text:style-name="T42"> </text:span><text:span text:style-name="T41">archivo</text:span><text:span text:style-name="T42"> </text:span><text:span text:style-name="T41">con</text:span><text:span text:style-name="T42"> </text:span><text:span text:style-name="T41">dicho</text:span><text:span text:style-name="T42"> </text:span><text:span text:style-name="T41">nombre</text:span><text:span text:style-name="T42"> </text:span><text:span text:style-name="T41">en</text:span><text:span text:style-name="T42"> </text:span><text:span text:style-name="T41">el</text:span><text:span text:style-name="T42"> </text:span><text:span text:style-name="T41">directorio.</text:span><text:span text:style-name="T42"> </text:span><text:span text:style-name="T41">En</text:span><text:span text:style-name="T42"> </text:span><text:span text:style-name="T41">caso</text:span><text:span text:style-name="T42"> </text:span><text:span text:style-name="T41">contrario</text:span><text:span text:style-name="T42"> </text:span><text:span text:style-name="T41">lo</text:span><text:span text:style-name="T42"> </text:span><text:span text:style-name="T41">mueve</text:span><text:span text:style-name="T42"> </text:span><text:span text:style-name="T41">a</text:span><text:span text:style-name="T42"> “dirección</text:span><text:span text:style-name="T41">/destino/DUP</text:span><text:span text:style-name="T42">” </text:span><text:span text:style-name="T41">bajo</text:span><text:span text:style-name="T42"> </text:span><text:span text:style-name="T41">el</text:span><text:span text:style-name="T42"> </text:span><text:span text:style-name="T41">mismo</text:span><text:span text:style-name="T42"> </text:span><text:span text:style-name="T41">nombre</text:span><text:span text:style-name="T42"> </text:span><text:span text:style-name="T41">si</text:span><text:span text:style-name="T42"> </text:span><text:span text:style-name="T41">se</text:span><text:span text:style-name="T42"> </text:span><text:span text:style-name="T41">encuentra</text:span><text:span text:style-name="T42"> </text:span><text:span text:style-name="T41">disponible</text:span><text:span text:style-name="T42"> </text:span><text:span text:style-name="T41">o</text:span><text:span text:style-name="T42"> </text:span><text:span text:style-name="T41">agregando</text:span><text:span text:style-name="T42"> </text:span><text:span text:style-name="T41">una</text:span><text:span text:style-name="T42"> </text:span><text:span text:style-name="T41">extensión</text:span><text:span text:style-name="T42"> </text:span><text:span text:style-name="T41">al</text:span><text:span text:style-name="T42"> </text:span><text:span text:style-name="T41">archivo.</text:span><text:span text:style-name="T42"> </text:span><text:span text:style-name="T41">Se</text:span><text:span text:style-name="T42"> </text:span><text:span text:style-name="T41">escribe</text:span><text:span text:style-name="T42"> </text:span><text:span text:style-name="T41">un</text:span><text:span text:style-name="T42"> </text:span><text:span text:style-name="T41">log</text:span><text:span text:style-name="T42"> </text:span><text:span text:style-name="T41">donde</text:span><text:span text:style-name="T42"> </text:span><text:span text:style-name="T41">queda</text:span><text:span text:style-name="T42"> </text:span><text:span text:style-name="T41">asentado</text:span><text:span text:style-name="T42"> </text:span><text:span text:style-name="T41">que</text:span><text:span text:style-name="T42"> </text:span><text:span text:style-name="T41">MoverC</text:span><text:span text:style-name="T42"> </text:span><text:span text:style-name="T41">fue</text:span><text:span text:style-name="T42"> </text:span><text:span text:style-name="T41">invocado</text:span><text:span text:style-name="T42"> </text:span><text:span text:style-name="T41">desde</text:span><text:span text:style-name="T42"> </text:span><text:span text:style-name="T41">la</text:span><text:span text:style-name="T42"> </text:span><text:span text:style-name="T41">consola.</text:span></text:p>
        <text:p text:style-name="P44"/>
        <text:p text:style-name="P44"/>
        <text:p text:style-name="P44"/>
        <text:h text:style-name="P130" text:outline-level="2">loguearC</text:h>
        <text:p text:style-name="P44"/>
        <text:p text:style-name="P41"><text:span text:style-name="T16">Graba</text:span><text:span text:style-name="T23"> </text:span><text:span text:style-name="T16">mensajes</text:span><text:span text:style-name="T23"> </text:span><text:span text:style-name="T16">en</text:span><text:span text:style-name="T23"> </text:span><text:span text:style-name="T16">un</text:span><text:span text:style-name="T23"> </text:span><text:span text:style-name="T16">archivo</text:span><text:span text:style-name="T23"> </text:span><text:span text:style-name="T16">de</text:span><text:span text:style-name="T23"> </text:span><text:span text:style-name="T16">log.</text:span></text:p>
        <text:p text:style-name="P42"/>
        <text:p text:style-name="P43">Archivos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text:span text:style-name="T16">Archivo</text:span><text:span text:style-name="T23"> </text:span><text:span text:style-name="T16">maestro</text:span><text:span text:style-name="T23"> </text:span><text:span text:style-name="T16">de</text:span><text:span text:style-name="T23"> </text:span><text:span text:style-name="T16">errores</text:span><text:span text:style-name="T23"> </text:span><text:span text:style-name="T16">en</text:span><text:span text:style-name="T23"> </text:span><text:span text:style-name="T16">$GRUPO/mae/errores.mae</text:span><text:span text:style-name="T23"> </text:span><text:span text:style-name="T16">en</text:span><text:span text:style-name="T23"> </text:span><text:span text:style-name="T16">el</text:span><text:span text:style-name="T23"> </text:span><text:span text:style-name="T16">caso</text:span><text:span text:style-name="T23"> </text:span><text:span text:style-name="T16">de</text:span><text:span text:style-name="T23"> </text:span><text:span text:style-name="T16">querer</text:span><text:span text:style-name="T23"> </text:span><text:span text:style-name="T16">loguear</text:span><text:span text:style-name="T23"> </text:span><text:span text:style-name="T16">un</text:span><text:span text:style-name="T23"> </text:span><text:span text:style-name="T16">error</text:span><text:span text:style-name="T23"> </text:span><text:span text:style-name="T16">estandarizado</text:span><text:span text:style-name="T23"> </text:span><text:span text:style-name="T16">entre</text:span><text:span text:style-name="T23"> </text:span><text:span text:style-name="T16">los</text:span><text:span text:style-name="T23"> </text:span><text:span text:style-name="T16">distintos</text:span><text:span text:style-name="T23"> </text:span><text:span text:style-name="T16">módulos,</text:span><text:span text:style-name="T23"> </text:span><text:span text:style-name="T16">con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estructura:</text:span></text:p>
        <text:p text:style-name="P42"/>
        <text:p text:style-name="P45"><text:span text:style-name="T16">&lt;CODIGO</text:span><text:span text:style-name="T23"> </text:span><text:span text:style-name="T16">DE</text:span><text:span text:style-name="T23"> </text:span><text:span text:style-name="T16">MENSAJE&gt;;&lt;TIPO&gt;;&lt;DESCRIPCION&gt;</text:span></text:p>
        <text:p text:style-name="P42"/>
        <text:p text:style-name="P41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text:span text:style-name="T16">Archivo</text:span><text:span text:style-name="T23"> </text:span><text:span text:style-name="T16">de</text:span><text:span text:style-name="T23"> </text:span><text:span text:style-name="T16">log</text:span><text:span text:style-name="T23"> </text:span><text:span text:style-name="T16">en</text:span><text:span text:style-name="T23"> </text:span><text:span text:style-name="T16">$LOGDIR</text:span><text:span text:style-name="T23"> </text:span><text:span text:style-name="T16">con</text:span><text:span text:style-name="T23"> </text:span><text:span text:style-name="T16">nombre</text:span><text:span text:style-name="T23"> </text:span><text:span text:style-name="T16">&lt;comando&gt;.$LOGEXT,</text:span><text:span text:style-name="T23"> </text:span><text:span text:style-name="T16">donde</text:span><text:span text:style-name="T23"> “</text:span><text:span text:style-name="T16">comando</text:span><text:span text:style-name="T23">” </text:span><text:span text:style-name="T16">es</text:span><text:span text:style-name="T23"> </text:span><text:span text:style-name="T16">el</text:span><text:span text:style-name="T23"> </text:span><text:span text:style-name="T16">nombre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desde</text:span><text:span text:style-name="T23"> </text:span><text:span text:style-name="T16">el</text:span><text:span text:style-name="T23"> </text:span><text:span text:style-name="T16">cual</text:span><text:span text:style-name="T23"> </text:span><text:span text:style-name="T16">se</text:span><text:span text:style-name="T23"> </text:span><text:span text:style-name="T16">invoca</text:span><text:span text:style-name="T23"> </text:span><text:span text:style-name="T16">al</text:span><text:span text:style-name="T23"> </text:span><text:span text:style-name="T16">script</text:span><text:span text:style-name="T23"> </text:span><text:span text:style-name="T16">y</text:span><text:span text:style-name="T23"> </text:span><text:span text:style-name="T16">que</text:span><text:span text:style-name="T23"> </text:span><text:span text:style-name="T16">es</text:span><text:span text:style-name="T23"> </text:span><text:span text:style-name="T16">pasado</text:span><text:span text:style-name="T23"> </text:span><text:span text:style-name="T16">como</text:span><text:span text:style-name="T23"> </text:span><text:span text:style-name="T16">parámetro</text:span><text:span text:style-name="T23"> </text:span><text:span text:style-name="T16">y</text:span><text:span text:style-name="T23"> </text:span><text:span text:style-name="T16">$LOGDIR</text:span><text:span text:style-name="T23"> </text:span><text:span text:style-name="T16">y</text:span><text:span text:style-name="T23"> </text:span><text:span text:style-name="T16">$LOGEXT</text:span><text:span text:style-name="T23"> </text:span><text:span text:style-name="T16">variables</text:span><text:span text:style-name="T23"> </text:span><text:span text:style-name="T16">configuradas</text:span><text:span text:style-name="T23"> </text:span><text:span text:style-name="T16">al</text:span><text:span text:style-name="T23"> </text:span><text:span text:style-name="T16">momento</text:span><text:span text:style-name="T23"> </text:span><text:span text:style-name="T16">de</text:span><text:span text:style-name="T23"> </text:span><text:span text:style-name="T16">instalación.</text:span><text:span text:style-name="T23"> </text:span><text:span text:style-name="T16">La</text:span><text:span text:style-name="T23"> </text:span><text:span text:style-name="T16">estructura</text:span><text:span text:style-name="T23"> </text:span><text:span text:style-name="T16">del</text:span><text:span text:style-name="T23"> </text:span><text:span text:style-name="T16">archivo</text:span><text:span text:style-name="T23"> </text:span><text:span text:style-name="T16">consiste</text:span><text:span text:style-name="T23"> </text:span><text:span text:style-name="T16">en:</text:span></text:p>
        <text:p text:style-name="P42"/>
        <text:p text:style-name="P45"><text:span text:style-name="T16">Fecha-Usuario-Comando</text:span><text:span text:style-name="T23"> </text:span><text:span text:style-name="T16">que</text:span><text:span text:style-name="T23"> </text:span><text:span text:style-name="T16">genera</text:span><text:span text:style-name="T23"> </text:span><text:span text:style-name="T16">el</text:span><text:span text:style-name="T23"> </text:span><text:span text:style-name="T16">mensaje-Tipo</text:span><text:span text:style-name="T23"> </text:span><text:span text:style-name="T16">de</text:span><text:span text:style-name="T23"> </text:span><text:span text:style-name="T16">Mensaje</text:span><text:span text:style-name="T23"> </text:span><text:span text:style-name="T16">(A,E,I,SE)-Mensaje</text:span></text:p>
        <text:p text:style-name="P42"/>
        <text:p text:style-name="P41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2"/>
        <text:p text:style-name="P41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s</text:span><text:span text:style-name="T23"> </text:span><text:span text:style-name="T16">siguientes</text:span><text:span text:style-name="T23"> </text:span><text:span text:style-name="T16">formas:</text:span></text:p>
        <text:p text:style-name="P42"><text:soft-page-break/></text:p>
        <text:p text:style-name="P45"><text:span text:style-name="T16">loguearC</text:span><text:span text:style-name="T23"> </text:span><text:span text:style-name="T16">&lt;COMANDO&gt;</text:span><text:span text:style-name="T23"> </text:span><text:span text:style-name="T16">&lt;TIPO</text:span><text:span text:style-name="T23"> </text:span><text:span text:style-name="T16">DE</text:span><text:span text:style-name="T23"> </text:span><text:span text:style-name="T16">MENSAJE(A,E,I,SE)&gt;</text:span><text:span text:style-name="T23"> </text:span><text:span text:style-name="T16">&lt;MENSAJE&gt;</text:span></text:p>
        <text:p text:style-name="P42"/>
        <text:p text:style-name="P41"><text:span text:style-name="T16">O</text:span><text:span text:style-name="T23"> </text:span><text:span text:style-name="T16">si</text:span><text:span text:style-name="T23"> </text:span><text:span text:style-name="T16">se</text:span><text:span text:style-name="T23"> </text:span><text:span text:style-name="T16">trata</text:span><text:span text:style-name="T23"> </text:span><text:span text:style-name="T16">de</text:span><text:span text:style-name="T23"> </text:span><text:span text:style-name="T16">un</text:span><text:span text:style-name="T23"> </text:span><text:span text:style-name="T16">error</text:span><text:span text:style-name="T23"> </text:span><text:span text:style-name="T16">que</text:span><text:span text:style-name="T23"> </text:span><text:span text:style-name="T16">se</text:span><text:span text:style-name="T23"> </text:span><text:span text:style-name="T16">ha</text:span><text:span text:style-name="T23"> </text:span><text:span text:style-name="T16">estandarizado</text:span><text:span text:style-name="T23"> </text:span><text:span text:style-name="T16">entre</text:span><text:span text:style-name="T23"> </text:span><text:span text:style-name="T16">los</text:span><text:span text:style-name="T23"> </text:span><text:span text:style-name="T16">distintos</text:span><text:span text:style-name="T23"> </text:span><text:span text:style-name="T16">módulos</text:span><text:span text:style-name="T23"> </text:span><text:span text:style-name="T16">e</text:span><text:span text:style-name="T23"> </text:span><text:span text:style-name="T16">incluido</text:span><text:span text:style-name="T23"> </text:span><text:span text:style-name="T16">en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maestro</text:span><text:span text:style-name="T23"> </text:span><text:span text:style-name="T16">de</text:span><text:span text:style-name="T23"> </text:span><text:span text:style-name="T16">errores</text:span></text:p>
        <text:p text:style-name="P42"/>
        <text:p text:style-name="P45"><text:span text:style-name="T16">loguearC</text:span><text:span text:style-name="T23"> –</text:span><text:span text:style-name="T16">s</text:span><text:span text:style-name="T23"> </text:span><text:span text:style-name="T16">&lt;COMANDO&gt;</text:span><text:span text:style-name="T23"> </text:span><text:span text:style-name="T16">&lt;CODIGO</text:span><text:span text:style-name="T23"> </text:span><text:span text:style-name="T16">DE</text:span><text:span text:style-name="T23"> </text:span><text:span text:style-name="T16">ERROR&gt;</text:span><text:span text:style-name="T23"> </text:span><text:span text:style-name="T16">[PARAMETRO</text:span><text:span text:style-name="T23"> </text:span><text:span text:style-name="T16">EXTRA]</text:span></text:p>
        <text:p text:style-name="P42"/>
        <text:p text:style-name="P41"><text:span text:style-name="T16">Donde</text:span><text:span text:style-name="T23"> </text:span><text:span text:style-name="T16">&lt;COMANDO&gt;</text:span><text:span text:style-name="T23"> </text:span><text:span text:style-name="T16">es</text:span><text:span text:style-name="T23"> </text:span><text:span text:style-name="T16">el</text:span><text:span text:style-name="T23"> </text:span><text:span text:style-name="T16">nombre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que</text:span><text:span text:style-name="T23"> </text:span><text:span text:style-name="T16">invoco</text:span><text:span text:style-name="T23"> </text:span><text:span text:style-name="T16">al</text:span><text:span text:style-name="T23"> </text:span><text:span text:style-name="T16">script,</text:span><text:span text:style-name="T23"> </text:span><text:span text:style-name="T16">&lt;CODIGO</text:span><text:span text:style-name="T23"> </text:span><text:span text:style-name="T16">DE</text:span><text:span text:style-name="T23"> </text:span><text:span text:style-name="T16">ERROR&gt;</text:span><text:span text:style-name="T23"> </text:span><text:span text:style-name="T16">es</text:span><text:span text:style-name="T23"> </text:span><text:span text:style-name="T16">el</text:span><text:span text:style-name="T23"> </text:span><text:span text:style-name="T16">código</text:span><text:span text:style-name="T23"> </text:span><text:span text:style-name="T16">con</text:span><text:span text:style-name="T23"> </text:span><text:span text:style-name="T16">el</text:span><text:span text:style-name="T23"> </text:span><text:span text:style-name="T16">cual</text:span><text:span text:style-name="T23"> </text:span><text:span text:style-name="T16">se</text:span><text:span text:style-name="T23"> </text:span><text:span text:style-name="T16">identifica</text:span><text:span text:style-name="T23"> </text:span><text:span text:style-name="T16">el</text:span><text:span text:style-name="T23"> </text:span><text:span text:style-name="T16">mensaje</text:span><text:span text:style-name="T23"> </text:span><text:span text:style-name="T16">que</text:span><text:span text:style-name="T23"> </text:span><text:span text:style-name="T16">se</text:span><text:span text:style-name="T23"> </text:span><text:span text:style-name="T16">desea</text:span><text:span text:style-name="T23"> </text:span><text:span text:style-name="T16">grabar</text:span><text:span text:style-name="T23"> </text:span><text:span text:style-name="T16">en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maestro</text:span><text:span text:style-name="T23"> </text:span><text:span text:style-name="T16">de</text:span><text:span text:style-name="T23"> </text:span><text:span text:style-name="T16">errores</text:span><text:span text:style-name="T23"> </text:span><text:span text:style-name="T16">y</text:span><text:span text:style-name="T23"> </text:span><text:span text:style-name="T16">PARAMETRO</text:span><text:span text:style-name="T23"> </text:span><text:span text:style-name="T16">EXTRA</text:span><text:span text:style-name="T23"> </text:span><text:span text:style-name="T16">es</text:span><text:span text:style-name="T23"> </text:span><text:span text:style-name="T16">para</text:span><text:span text:style-name="T23"> </text:span><text:span text:style-name="T16">incluir</text:span><text:span text:style-name="T23"> </text:span><text:span text:style-name="T16">información</text:span><text:span text:style-name="T23"> </text:span><text:span text:style-name="T16">extra</text:span><text:span text:style-name="T23"> </text:span><text:span text:style-name="T16">en</text:span><text:span text:style-name="T23"> </text:span><text:span text:style-name="T16">el</text:span><text:span text:style-name="T23"> </text:span><text:span text:style-name="T16">caso</text:span><text:span text:style-name="T23"> </text:span><text:span text:style-name="T16">en</text:span><text:span text:style-name="T23"> </text:span><text:span text:style-name="T16">que</text:span><text:span text:style-name="T23"> </text:span><text:span text:style-name="T16">la</text:span><text:span text:style-name="T23"> </text:span><text:span text:style-name="T16">descripción</text:span><text:span text:style-name="T23"> </text:span><text:span text:style-name="T16">del</text:span><text:span text:style-name="T23"> </text:span><text:span text:style-name="T16">mensaje</text:span><text:span text:style-name="T23"> </text:span><text:span text:style-name="T16">en</text:span><text:span text:style-name="T23"> </text:span><text:span text:style-name="T16">el</text:span><text:span text:style-name="T23"> </text:span><text:span text:style-name="T16">maestro</text:span><text:span text:style-name="T23"> </text:span><text:span text:style-name="T16">lo</text:span><text:span text:style-name="T23"> </text:span><text:span text:style-name="T16">acepte.</text:span><text:span text:style-name="T23"> </text:span></text:p>
        <text:p text:style-name="P41"><text:span text:style-name="T16">En</text:span><text:span text:style-name="T23"> </text:span><text:span text:style-name="T16">todos</text:span><text:span text:style-name="T23"> </text:span><text:span text:style-name="T16">los</text:span><text:span text:style-name="T23"> </text:span><text:span text:style-name="T16">casos</text:span><text:span text:style-name="T23"> </text:span><text:span text:style-name="T16">si</text:span><text:span text:style-name="T23"> </text:span><text:span text:style-name="T16">los</text:span><text:span text:style-name="T23"> </text:span><text:span text:style-name="T16">parámetros</text:span><text:span text:style-name="T23"> </text:span><text:span text:style-name="T16">que</text:span><text:span text:style-name="T23"> </text:span><text:span text:style-name="T16">se</text:span><text:span text:style-name="T23"> </text:span><text:span text:style-name="T16">ingresan</text:span><text:span text:style-name="T23"> </text:span><text:span text:style-name="T16">constan</text:span><text:span text:style-name="T23"> </text:span><text:span text:style-name="T16">de</text:span><text:span text:style-name="T23"> </text:span><text:span text:style-name="T16">más</text:span><text:span text:style-name="T23"> </text:span><text:span text:style-name="T16">de</text:span><text:span text:style-name="T23"> </text:span><text:span text:style-name="T16">una</text:span><text:span text:style-name="T23"> </text:span><text:span text:style-name="T16">palabra</text:span><text:span text:style-name="T23"> </text:span><text:span text:style-name="T16">se</text:span><text:span text:style-name="T23"> </text:span><text:span text:style-name="T16">debe</text:span><text:span text:style-name="T23"> </text:span><text:span text:style-name="T16">agruparlos</text:span><text:span text:style-name="T23"> </text:span><text:span text:style-name="T16">mediante</text:span><text:span text:style-name="T23"> </text:span><text:span text:style-name="T16">el</text:span><text:span text:style-name="T23"> </text:span><text:span text:style-name="T16">uso</text:span><text:span text:style-name="T23"> </text:span><text:span text:style-name="T16">de</text:span><text:span text:style-name="T23"> </text:span><text:span text:style-name="T16">comillas.</text:span></text:p>
        <text:p text:style-name="P41"><text:span text:style-name="T16">Además</text:span><text:span text:style-name="T23"> </text:span><text:span text:style-name="T16">se</text:span><text:span text:style-name="T23"> </text:span><text:span text:style-name="T16">cuenta</text:span><text:span text:style-name="T23"> </text:span><text:span text:style-name="T16">con</text:span><text:span text:style-name="T23"> </text:span><text:span text:style-name="T16">las</text:span><text:span text:style-name="T23"> </text:span><text:span text:style-name="T16">siguientes</text:span><text:span text:style-name="T23"> </text:span><text:span text:style-name="T16">opciones:</text:span></text:p>
        <text:p text:style-name="P42"/>
        <text:p text:style-name="P41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1"><text:span text:style-name="T16">-v,</text:span><text:span text:style-name="T23"> </text:span><text:span text:style-name="T16">--version:</text:span><text:span text:style-name="T23"> </text:span><text:span text:style-name="T16">Muestra</text:span><text:span text:style-name="T23"> </text:span><text:span text:style-name="T16">la</text:span><text:span text:style-name="T23"> </text:span><text:span text:style-name="T16">versión</text:span><text:span text:style-name="T23"> </text:span><text:span text:style-name="T16">del</text:span><text:span text:style-name="T23"> </text:span><text:span text:style-name="T16">script.</text:span></text:p>
        <text:p text:style-name="P42"/>
        <text:p text:style-name="P42"/>
        <text:p text:style-name="P42"/>
        <text:p text:style-name="P41"><text:span text:style-name="T26">Ejemplos</text:span><text:span text:style-name="T27"> </text:span><text:span text:style-name="T26">de</text:span><text:span text:style-name="T27"> </text:span><text:span text:style-name="T26">invocación</text:span></text:p>
        <text:p text:style-name="P42"/>
        <text:p text:style-name="P41"><text:span text:style-name="T16">loguearC</text:span><text:span text:style-name="T23"> </text:span><text:span text:style-name="T16">unComando</text:span><text:span text:style-name="T23"> </text:span><text:span text:style-name="T16">E</text:span><text:span text:style-name="T23"> “</text:span><text:span text:style-name="T16">Este</text:span><text:span text:style-name="T23"> </text:span><text:span text:style-name="T16">es</text:span><text:span text:style-name="T23"> </text:span><text:span text:style-name="T16">un</text:span><text:span text:style-name="T23"> </text:span><text:span text:style-name="T16">mensaje</text:span><text:span text:style-name="T23"> </text:span><text:span text:style-name="T16">de</text:span><text:span text:style-name="T23"> </text:span><text:span text:style-name="T16">error</text:span><text:span text:style-name="T23">”</text:span></text:p>
        <text:p text:style-name="P42"/>
        <text:p text:style-name="P41"><text:span text:style-name="T16">Se</text:span><text:span text:style-name="T23"> </text:span><text:span text:style-name="T16">graba</text:span><text:span text:style-name="T23"> </text:span><text:span text:style-name="T16">en</text:span><text:span text:style-name="T23"> </text:span><text:span text:style-name="T16">el</text:span><text:span text:style-name="T23"> </text:span><text:span text:style-name="T16">archivo</text:span><text:span text:style-name="T23"> </text:span><text:span text:style-name="T16">$LOGDIR/unComando.$LOGEXT</text:span><text:span text:style-name="T23"> </text:span><text:span text:style-name="T16">un</text:span><text:span text:style-name="T23"> </text:span><text:span text:style-name="T16">mensaje</text:span><text:span text:style-name="T23"> </text:span><text:span text:style-name="T16">de</text:span><text:span text:style-name="T23"> </text:span><text:span text:style-name="T16">tipo</text:span><text:span text:style-name="T23"> “</text:span><text:span text:style-name="T16">Error</text:span><text:span text:style-name="T23">” </text:span><text:span text:style-name="T16">con</text:span><text:span text:style-name="T23"> </text:span><text:span text:style-name="T16">la</text:span><text:span text:style-name="T23"> </text:span><text:span text:style-name="T16">descripción</text:span><text:span text:style-name="T23"> “</text:span><text:span text:style-name="T16">Este</text:span><text:span text:style-name="T23"> </text:span><text:span text:style-name="T16">es</text:span><text:span text:style-name="T23"> </text:span><text:span text:style-name="T16">un</text:span><text:span text:style-name="T23"> </text:span><text:span text:style-name="T16">mensaje</text:span><text:span text:style-name="T23"> </text:span><text:span text:style-name="T16">de</text:span><text:span text:style-name="T23"> </text:span><text:span text:style-name="T16">error</text:span><text:span text:style-name="T23">”</text:span><text:span text:style-name="T16">.</text:span></text:p>
        <text:p text:style-name="P42"/>
        <text:p text:style-name="P41"><text:span text:style-name="T16">loguearC</text:span><text:span text:style-name="T23"> –</text:span><text:span text:style-name="T16">s</text:span><text:span text:style-name="T23"> </text:span><text:span text:style-name="T16">unComando</text:span><text:span text:style-name="T23"> </text:span><text:span text:style-name="T16">4</text:span><text:span text:style-name="T23"> “</text:span><text:span text:style-name="T16">unArchivoInexistente</text:span><text:span text:style-name="T23">”</text:span></text:p>
        <text:p text:style-name="P42"/>
        <text:p text:style-name="P41"><text:span text:style-name="T41">Se</text:span><text:span text:style-name="T42"> </text:span><text:span text:style-name="T41">graba</text:span><text:span text:style-name="T42"> </text:span><text:span text:style-name="T41">en</text:span><text:span text:style-name="T42"> </text:span><text:span text:style-name="T41">el</text:span><text:span text:style-name="T42"> </text:span><text:span text:style-name="T41">archivo</text:span><text:span text:style-name="T42"> </text:span><text:span text:style-name="T41">$LOGDIR/unComando.$LOGEXT</text:span><text:span text:style-name="T42"> </text:span><text:span text:style-name="T41">el</text:span><text:span text:style-name="T42"> </text:span><text:span text:style-name="T41">mensaje</text:span><text:span text:style-name="T42"> </text:span><text:span text:style-name="T41">de</text:span><text:span text:style-name="T42"> </text:span><text:span text:style-name="T41">código</text:span><text:span text:style-name="T42"> </text:span><text:span text:style-name="T41">4</text:span><text:span text:style-name="T42"> </text:span><text:span text:style-name="T41">en</text:span><text:span text:style-name="T42"> </text:span><text:span text:style-name="T41">el</text:span><text:span text:style-name="T42"> </text:span><text:span text:style-name="T41">maestro</text:span><text:span text:style-name="T42"> </text:span><text:span text:style-name="T41">de</text:span><text:span text:style-name="T42"> </text:span><text:span text:style-name="T41">errores,</text:span><text:span text:style-name="T42"> </text:span><text:span text:style-name="T41">que</text:span><text:span text:style-name="T42"> </text:span><text:span text:style-name="T41">corresponde</text:span><text:span text:style-name="T42"> </text:span><text:span text:style-name="T41">a</text:span><text:span text:style-name="T42"> </text:span><text:span text:style-name="T41">un</text:span><text:span text:style-name="T42"> </text:span><text:span text:style-name="T41">mensaje</text:span><text:span text:style-name="T42"> </text:span><text:span text:style-name="T41">de</text:span><text:span text:style-name="T42"> </text:span><text:span text:style-name="T41">error</text:span><text:span text:style-name="T42"> </text:span><text:span text:style-name="T41">de</text:span><text:span text:style-name="T42"> </text:span><text:span text:style-name="T41">descripción</text:span><text:span text:style-name="T42"> “</text:span><text:span text:style-name="T41">No</text:span><text:span text:style-name="T42"> </text:span><text:span text:style-name="T41">se</text:span><text:span text:style-name="T42"> </text:span><text:span text:style-name="T41">encuentra</text:span><text:span text:style-name="T42"> </text:span><text:span text:style-name="T41">el</text:span><text:span text:style-name="T42"> </text:span><text:span text:style-name="T41">archivo</text:span><text:span text:style-name="T42"> </text:span><text:span text:style-name="T41">@.</text:span><text:span text:style-name="T42">”</text:span><text:span text:style-name="T41">,</text:span><text:span text:style-name="T42"> </text:span><text:span text:style-name="T41">traduciéndose</text:span><text:span text:style-name="T42"> </text:span><text:span text:style-name="T41">gracias</text:span><text:span text:style-name="T42"> </text:span><text:span text:style-name="T41">a</text:span><text:span text:style-name="T42"> </text:span><text:span text:style-name="T41">la</text:span><text:span text:style-name="T42"> </text:span><text:span text:style-name="T41">inclusión</text:span><text:span text:style-name="T42"> </text:span><text:span text:style-name="T41">del</text:span><text:span text:style-name="T42"> </text:span><text:span text:style-name="T41">parámetro</text:span><text:span text:style-name="T42"> </text:span><text:span text:style-name="T41">extra</text:span><text:span text:style-name="T42"> </text:span><text:span text:style-name="T41">en</text:span><text:span text:style-name="T42"> </text:span><text:span text:style-name="T41">el</text:span><text:span text:style-name="T42"> </text:span><text:span text:style-name="T41">mensaje</text:span><text:span text:style-name="T42"> “</text:span><text:span text:style-name="T41">No</text:span><text:span text:style-name="T42"> </text:span><text:span text:style-name="T41">se</text:span><text:span text:style-name="T42"> </text:span><text:span text:style-name="T41">encuentra</text:span><text:span text:style-name="T42"> </text:span><text:span text:style-name="T41">el</text:span><text:span text:style-name="T42"> </text:span><text:span text:style-name="T41">archivo</text:span><text:span text:style-name="T42"> </text:span><text:span text:style-name="T41">unArchivoInexistente.</text:span><text:span text:style-name="T42">”</text:span><text:span text:style-name="T41">.</text:span></text:p>
        <text:p text:style-name="P44"/>
        <text:p text:style-name="P44"/>
        <text:p text:style-name="P44"/>
        <text:h text:style-name="P130" text:outline-level="2">mirarC</text:h>
        <text:p text:style-name="P44"/>
        <text:p text:style-name="P44"/>
        <text:p text:style-name="P41"><text:span text:style-name="T16">Formatea</text:span><text:span text:style-name="T23"> </text:span><text:span text:style-name="T16">el</text:span><text:span text:style-name="T23"> </text:span><text:span text:style-name="T16">log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pasado</text:span><text:span text:style-name="T23"> </text:span><text:span text:style-name="T16">como</text:span><text:span text:style-name="T23"> </text:span><text:span text:style-name="T16">parámetro</text:span><text:span text:style-name="T23"> </text:span><text:span text:style-name="T16">y</text:span><text:span text:style-name="T23"> </text:span><text:span text:style-name="T16">lo</text:span><text:span text:style-name="T23"> </text:span><text:span text:style-name="T16">imprime</text:span><text:span text:style-name="T23"> </text:span><text:span text:style-name="T16">por</text:span><text:span text:style-name="T23"> </text:span><text:span text:style-name="T16">salida</text:span><text:span text:style-name="T23"> </text:span><text:span text:style-name="T16">estándar.</text:span></text:p>
        <text:p text:style-name="P42"/>
        <text:p text:style-name="P43">Archivos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text:span text:style-name="T16">Archivo</text:span><text:span text:style-name="T23"> </text:span><text:span text:style-name="T16">de</text:span><text:span text:style-name="T23"> </text:span><text:span text:style-name="T16">log</text:span><text:span text:style-name="T23"> </text:span><text:span text:style-name="T16">en</text:span><text:span text:style-name="T23"> </text:span><text:span text:style-name="T16">$LOGDIR</text:span><text:span text:style-name="T23"> </text:span><text:span text:style-name="T16">con</text:span><text:span text:style-name="T23"> </text:span><text:span text:style-name="T16">nombre</text:span><text:span text:style-name="T23"> </text:span><text:span text:style-name="T16">&lt;comando&gt;.$LOGEXT,</text:span><text:span text:style-name="T23"> </text:span><text:span text:style-name="T16">donde</text:span><text:span text:style-name="T23"> “</text:span><text:span text:style-name="T16">comando</text:span><text:span text:style-name="T23">” </text:span><text:span text:style-name="T16">es</text:span><text:span text:style-name="T23"> </text:span><text:span text:style-name="T16">el</text:span><text:span text:style-name="T23"> </text:span><text:span text:style-name="T16">nombre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del</text:span><text:span text:style-name="T23"> </text:span><text:span text:style-name="T16">que</text:span><text:span text:style-name="T23"> </text:span><text:span text:style-name="T16">se</text:span><text:span text:style-name="T23"> </text:span><text:span text:style-name="T16">quiere</text:span><text:span text:style-name="T23"> </text:span><text:span text:style-name="T16">mostrar</text:span><text:span text:style-name="T23"> </text:span><text:span text:style-name="T16">el</text:span><text:span text:style-name="T23"> </text:span><text:span text:style-name="T16">log</text:span><text:span text:style-name="T23"> </text:span><text:span text:style-name="T16">y</text:span><text:span text:style-name="T23"> </text:span><text:span text:style-name="T16">que</text:span><text:span text:style-name="T23"> </text:span><text:span text:style-name="T16">es</text:span><text:span text:style-name="T23"> </text:span><text:span text:style-name="T16">pasado</text:span><text:span text:style-name="T23"> </text:span><text:span text:style-name="T16">como</text:span><text:span text:style-name="T23"> </text:span><text:span text:style-name="T16">parámetro</text:span><text:span text:style-name="T23"> </text:span><text:span text:style-name="T16">y</text:span><text:span text:style-name="T23"> </text:span><text:span text:style-name="T16">$LOGDIR</text:span><text:span text:style-name="T23"> </text:span><text:span text:style-name="T16">y</text:span><text:span text:style-name="T23"> </text:span><text:span text:style-name="T16">$LOGEXT</text:span><text:span text:style-name="T23"> </text:span><text:span text:style-name="T16">variables</text:span><text:span text:style-name="T23"> </text:span><text:span text:style-name="T16">configuradas</text:span><text:span text:style-name="T23"> </text:span><text:span text:style-name="T16">al</text:span><text:span text:style-name="T23"> </text:span><text:span text:style-name="T16">momento</text:span><text:span text:style-name="T23"> </text:span><text:span text:style-name="T16">de</text:span><text:span text:style-name="T23"> </text:span><text:span text:style-name="T16">instalación.</text:span></text:p>
        <text:p text:style-name="P42"/>
        <text:p text:style-name="P41"><text:span text:style-name="T24">Archivos</text:span><text:span text:style-name="T25"> </text:span><text:span text:style-name="T24">Intermedios:</text:span><text:span text:style-name="T23"> </text:span><text:span text:style-name="T16">Archivo</text:span><text:span text:style-name="T23"> </text:span><text:span text:style-name="T16">temporal</text:span><text:span text:style-name="T23"> </text:span><text:span text:style-name="T16">con</text:span><text:span text:style-name="T23"> </text:span><text:span text:style-name="T16">las</text:span><text:span text:style-name="T23"> </text:span><text:span text:style-name="T16">líneas</text:span><text:span text:style-name="T23"> </text:span><text:span text:style-name="T16">del</text:span><text:span text:style-name="T23"> </text:span><text:span text:style-name="T16">archivo</text:span><text:span text:style-name="T23"> </text:span><text:span text:style-name="T16">de</text:span><text:span text:style-name="T23"> </text:span><text:span text:style-name="T16">log</text:span><text:span text:style-name="T23"> </text:span><text:span text:style-name="T16">a</text:span><text:span text:style-name="T23"> </text:span><text:span text:style-name="T16">mostrar</text:span><text:span text:style-name="T23"> </text:span><text:span text:style-name="T16">por</text:span><text:span text:style-name="T23"> </text:span><text:span text:style-name="T16">pantalla</text:span><text:span text:style-name="T23"> </text:span><text:span text:style-name="T16">junto</text:span><text:span text:style-name="T23"> </text:span><text:span text:style-name="T16">a</text:span><text:span text:style-name="T23"> </text:span><text:span text:style-name="T16">los</text:span><text:span text:style-name="T23"> </text:span><text:span text:style-name="T16">caracteres</text:span><text:span text:style-name="T23"> </text:span><text:span text:style-name="T16">ANSI</text:span><text:span text:style-name="T23"> </text:span><text:span text:style-name="T16">necesarios</text:span><text:span text:style-name="T23"> </text:span><text:span text:style-name="T16">para</text:span><text:span text:style-name="T23"> </text:span><text:span text:style-name="T16">emitirlas</text:span><text:span text:style-name="T23"> </text:span><text:span text:style-name="T16">con</text:span><text:span text:style-name="T23"> </text:span><text:span text:style-name="T16">distintos</text:span><text:span text:style-name="T23"> </text:span><text:span text:style-name="T16">colores</text:span><text:span text:style-name="T23"> </text:span><text:span text:style-name="T16">según</text:span><text:span text:style-name="T23"> </text:span><text:span text:style-name="T16">el</text:span><text:span text:style-name="T23"> </text:span><text:span text:style-name="T16">tipo</text:span><text:span text:style-name="T23"> </text:span><text:span text:style-name="T16">de</text:span><text:span text:style-name="T23"> </text:span><text:span text:style-name="T16">mensaje</text:span><text:span text:style-name="T23"> </text:span><text:span text:style-name="T16">que</text:span><text:span text:style-name="T23"> </text:span><text:span text:style-name="T16">sean.</text:span>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text:span text:style-name="T16">No</text:span><text:span text:style-name="T23"> </text:span><text:span text:style-name="T16">existen</text:span></text:p>
        <text:p text:style-name="P42"/>
        <text:p text:style-name="P41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2"/>
        <text:p text:style-name="P41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forma:</text:span></text:p>
        <text:p text:style-name="P42"/>
        <text:p text:style-name="P45"><text:soft-page-break/><text:span text:style-name="T16">mirarC</text:span><text:span text:style-name="T23"> </text:span><text:span text:style-name="T16">[OPCION]</text:span><text:span text:style-name="T23"> </text:span><text:span text:style-name="T16">[PARAMETROS]</text:span><text:span text:style-name="T23"> </text:span><text:span text:style-name="T16">&lt;COMANDO&gt;</text:span></text:p>
        <text:p text:style-name="P42"/>
        <text:p text:style-name="P41"><text:span text:style-name="T16">Donde</text:span><text:span text:style-name="T23"> </text:span><text:span text:style-name="T16">OPCION</text:span><text:span text:style-name="T23"> </text:span><text:span text:style-name="T16">junto</text:span><text:span text:style-name="T23"> </text:span><text:span text:style-name="T16">a</text:span><text:span text:style-name="T23"> </text:span><text:span text:style-name="T16">PARAMETROS</text:span><text:span text:style-name="T23"> </text:span><text:span text:style-name="T16">son</text:span><text:span text:style-name="T23"> </text:span><text:span text:style-name="T16">elementos</text:span><text:span text:style-name="T23"> </text:span><text:span text:style-name="T16">optativos</text:span><text:span text:style-name="T23"> </text:span><text:span text:style-name="T16">y</text:span><text:span text:style-name="T23"> </text:span><text:span text:style-name="T16">&lt;COMANDO&gt;</text:span><text:span text:style-name="T23"> </text:span><text:span text:style-name="T16">es</text:span><text:span text:style-name="T23"> </text:span><text:span text:style-name="T16">el</text:span><text:span text:style-name="T23"> </text:span><text:span text:style-name="T16">nombre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del</text:span><text:span text:style-name="T23"> </text:span><text:span text:style-name="T16">cual</text:span><text:span text:style-name="T23"> </text:span><text:span text:style-name="T16">se</text:span><text:span text:style-name="T23"> </text:span><text:span text:style-name="T16">quiere</text:span><text:span text:style-name="T23"> </text:span><text:span text:style-name="T16">ver</text:span><text:span text:style-name="T23"> </text:span><text:span text:style-name="T16">el</text:span><text:span text:style-name="T23"> </text:span><text:span text:style-name="T16">log.</text:span></text:p>
        <text:p text:style-name="P41"><text:span text:style-name="T16">Las</text:span><text:span text:style-name="T23"> </text:span><text:span text:style-name="T16">opciones</text:span><text:span text:style-name="T23"> </text:span><text:span text:style-name="T16">disponibles</text:span><text:span text:style-name="T23"> </text:span><text:span text:style-name="T16">son</text:span><text:span text:style-name="T23"> </text:span><text:span text:style-name="T16">las</text:span><text:span text:style-name="T23"> </text:span><text:span text:style-name="T16">siguientes:</text:span></text:p>
        <text:p text:style-name="P42"/>
        <text:p text:style-name="P41"><text:span text:style-name="T16">-s:</text:span><text:span text:style-name="T23"> </text:span><text:span text:style-name="T16">Muestra</text:span><text:span text:style-name="T23"> </text:span><text:span text:style-name="T16">solo</text:span><text:span text:style-name="T23"> </text:span><text:span text:style-name="T16">las</text:span><text:span text:style-name="T23"> </text:span><text:span text:style-name="T16">líneas</text:span><text:span text:style-name="T23"> </text:span><text:span text:style-name="T16">que</text:span><text:span text:style-name="T23"> </text:span><text:span text:style-name="T16">contienen</text:span><text:span text:style-name="T23"> </text:span><text:span text:style-name="T16">un</text:span><text:span text:style-name="T23"> </text:span><text:span text:style-name="T16">determinado</text:span><text:span text:style-name="T23"> </text:span><text:span text:style-name="T16">string</text:span><text:span text:style-name="T23"> </text:span><text:span text:style-name="T16">que</text:span><text:span text:style-name="T23"> </text:span><text:span text:style-name="T16">se</text:span><text:span text:style-name="T23"> </text:span><text:span text:style-name="T16">le</text:span><text:span text:style-name="T23"> </text:span><text:span text:style-name="T16">pasa</text:span><text:span text:style-name="T23"> </text:span><text:span text:style-name="T16">como</text:span><text:span text:style-name="T23"> </text:span><text:span text:style-name="T16">parámetro.</text:span><text:span text:style-name="T23"> </text:span><text:span text:style-name="T16">En</text:span><text:span text:style-name="T23"> </text:span><text:span text:style-name="T16">el</text:span><text:span text:style-name="T23"> </text:span><text:span text:style-name="T16">caso</text:span><text:span text:style-name="T23"> </text:span><text:span text:style-name="T16">de</text:span><text:span text:style-name="T23"> </text:span><text:span text:style-name="T16">tratarse</text:span><text:span text:style-name="T23"> </text:span><text:span text:style-name="T16">de</text:span><text:span text:style-name="T23"> </text:span><text:span text:style-name="T16">una</text:span><text:span text:style-name="T23"> </text:span><text:span text:style-name="T16">frase,</text:span><text:span text:style-name="T23"> </text:span><text:span text:style-name="T16">incluirla</text:span><text:span text:style-name="T23"> </text:span><text:span text:style-name="T16">entre</text:span><text:span text:style-name="T23"> </text:span><text:span text:style-name="T16">comillas.</text:span></text:p>
        <text:p text:style-name="P41"><text:span text:style-name="T16">-t:</text:span><text:span text:style-name="T23"> </text:span><text:span text:style-name="T16">Muestra</text:span><text:span text:style-name="T23"> </text:span><text:span text:style-name="T16">solo</text:span><text:span text:style-name="T23"> </text:span><text:span text:style-name="T16">las</text:span><text:span text:style-name="T23"> </text:span><text:span text:style-name="T16">líneas</text:span><text:span text:style-name="T23"> </text:span><text:span text:style-name="T16">que</text:span><text:span text:style-name="T23"> </text:span><text:span text:style-name="T16">corresponden</text:span><text:span text:style-name="T23"> </text:span><text:span text:style-name="T16">a</text:span><text:span text:style-name="T23"> </text:span><text:span text:style-name="T16">los</text:span><text:span text:style-name="T23"> </text:span><text:span text:style-name="T16">tipos</text:span><text:span text:style-name="T23"> </text:span><text:span text:style-name="T16">de</text:span><text:span text:style-name="T23"> </text:span><text:span text:style-name="T16">mensaje</text:span><text:span text:style-name="T23"> </text:span><text:span text:style-name="T16">que</text:span><text:span text:style-name="T23"> </text:span><text:span text:style-name="T16">se</text:span><text:span text:style-name="T23"> </text:span><text:span text:style-name="T16">le</text:span><text:span text:style-name="T23"> </text:span><text:span text:style-name="T16">pasan</text:span><text:span text:style-name="T23"> </text:span><text:span text:style-name="T16">como</text:span><text:span text:style-name="T23"> </text:span><text:span text:style-name="T16">parámetro.</text:span><text:span text:style-name="T23"> </text:span><text:span text:style-name="T16">Estos</text:span><text:span text:style-name="T23"> </text:span><text:span text:style-name="T16">pueden</text:span><text:span text:style-name="T23"> </text:span><text:span text:style-name="T16">ser</text:span><text:span text:style-name="T23"> </text:span><text:span text:style-name="T16">I,</text:span><text:span text:style-name="T23"> </text:span><text:span text:style-name="T16">E,</text:span><text:span text:style-name="T23"> </text:span><text:span text:style-name="T16">SE</text:span><text:span text:style-name="T23"> </text:span><text:span text:style-name="T16">y</text:span><text:span text:style-name="T23"> </text:span><text:span text:style-name="T16">A.</text:span><text:span text:style-name="T23"> </text:span><text:span text:style-name="T16">Si</text:span><text:span text:style-name="T23"> </text:span><text:span text:style-name="T16">se</text:span><text:span text:style-name="T23"> </text:span><text:span text:style-name="T16">desean</text:span><text:span text:style-name="T23"> </text:span><text:span text:style-name="T16">seleccionar</text:span><text:span text:style-name="T23"> </text:span><text:span text:style-name="T16">varios</text:span><text:span text:style-name="T23"> </text:span><text:span text:style-name="T16">tipos,</text:span><text:span text:style-name="T23"> </text:span><text:span text:style-name="T16">separarlos</text:span><text:span text:style-name="T23"> </text:span><text:span text:style-name="T16">con</text:span><text:span text:style-name="T23"> </text:span><text:span text:style-name="T16">espacios</text:span><text:span text:style-name="T23"> </text:span><text:span text:style-name="T16">en</text:span><text:span text:style-name="T23"> </text:span><text:span text:style-name="T16">blanco,</text:span><text:span text:style-name="T23"> </text:span><text:span text:style-name="T16">sin</text:span><text:span text:style-name="T23"> </text:span><text:span text:style-name="T16">agruparlos</text:span><text:span text:style-name="T23"> </text:span><text:span text:style-name="T16">mediante</text:span><text:span text:style-name="T23"> </text:span><text:span text:style-name="T16">comillas.</text:span></text:p>
        <text:p text:style-name="P41"><text:span text:style-name="T16">-n:</text:span><text:span text:style-name="T23"> </text:span><text:span text:style-name="T16">Muestra</text:span><text:span text:style-name="T23"> </text:span><text:span text:style-name="T16">las</text:span><text:span text:style-name="T23"> </text:span><text:span text:style-name="T16">ultimas</text:span><text:span text:style-name="T23"> </text:span><text:span text:style-name="T16">N</text:span><text:span text:style-name="T23"> </text:span><text:span text:style-name="T16">líneas</text:span><text:span text:style-name="T23"> </text:span><text:span text:style-name="T16">del</text:span><text:span text:style-name="T23"> </text:span><text:span text:style-name="T16">archivo</text:span><text:span text:style-name="T23"> </text:span><text:span text:style-name="T16">de</text:span><text:span text:style-name="T23"> </text:span><text:span text:style-name="T16">log,</text:span><text:span text:style-name="T23"> </text:span><text:span text:style-name="T16">donde</text:span><text:span text:style-name="T23"> </text:span><text:span text:style-name="T16">N</text:span><text:span text:style-name="T23"> </text:span><text:span text:style-name="T16">es</text:span><text:span text:style-name="T23"> </text:span><text:span text:style-name="T16">un</text:span><text:span text:style-name="T23"> </text:span><text:span text:style-name="T16">argumento</text:span><text:span text:style-name="T23"> </text:span><text:span text:style-name="T16">que</text:span><text:span text:style-name="T23"> </text:span><text:span text:style-name="T16">se</text:span><text:span text:style-name="T23"> </text:span><text:span text:style-name="T16">debe</text:span><text:span text:style-name="T23"> </text:span><text:span text:style-name="T16">proveer.</text:span><text:span text:style-name="T23"> </text:span><text:span text:style-name="T16">En</text:span><text:span text:style-name="T23"> </text:span><text:span text:style-name="T16">el</text:span><text:span text:style-name="T23"> </text:span><text:span text:style-name="T16">caso</text:span><text:span text:style-name="T23"> </text:span><text:span text:style-name="T16">de</text:span><text:span text:style-name="T23"> </text:span><text:span text:style-name="T16">que</text:span><text:span text:style-name="T23"> </text:span><text:span text:style-name="T16">N</text:span><text:span text:style-name="T23"> </text:span><text:span text:style-name="T16">sea</text:span><text:span text:style-name="T23"> </text:span><text:span text:style-name="T16">mayor</text:span><text:span text:style-name="T23"> </text:span><text:span text:style-name="T16">a</text:span><text:span text:style-name="T23"> </text:span><text:span text:style-name="T16">la</text:span><text:span text:style-name="T23"> </text:span><text:span text:style-name="T16">cantidad</text:span><text:span text:style-name="T23"> </text:span><text:span text:style-name="T16">de</text:span><text:span text:style-name="T23"> </text:span><text:span text:style-name="T16">líneas</text:span><text:span text:style-name="T23"> </text:span><text:span text:style-name="T16">del</text:span><text:span text:style-name="T23"> </text:span><text:span text:style-name="T16">log,</text:span><text:span text:style-name="T23"> </text:span><text:span text:style-name="T16">se</text:span><text:span text:style-name="T23"> </text:span><text:span text:style-name="T16">muestra</text:span><text:span text:style-name="T23"> </text:span><text:span text:style-name="T16">la</text:span><text:span text:style-name="T23"> </text:span><text:span text:style-name="T16">totalidad</text:span><text:span text:style-name="T23"> </text:span><text:span text:style-name="T16">del</text:span><text:span text:style-name="T23"> </text:span><text:span text:style-name="T16">mismo.</text:span></text:p>
        <text:p text:style-name="P41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1"><text:span text:style-name="T16">-v,</text:span><text:span text:style-name="T23"> </text:span><text:span text:style-name="T16">--version:</text:span><text:span text:style-name="T23"> </text:span><text:span text:style-name="T16">Muestra</text:span><text:span text:style-name="T23"> </text:span><text:span text:style-name="T16">la</text:span><text:span text:style-name="T23"> </text:span><text:span text:style-name="T16">versión</text:span><text:span text:style-name="T23"> </text:span><text:span text:style-name="T16">del</text:span><text:span text:style-name="T23"> </text:span><text:span text:style-name="T16">script.</text:span></text:p>
        <text:p text:style-name="P42"/>
        <text:p text:style-name="P41"><text:span text:style-name="T26">Ejemplos</text:span><text:span text:style-name="T27"> </text:span><text:span text:style-name="T26">de</text:span><text:span text:style-name="T27"> </text:span><text:span text:style-name="T26">invocación</text:span></text:p>
        <text:p text:style-name="P42"/>
        <text:p text:style-name="P41"><text:span text:style-name="T16">mirarC</text:span><text:span text:style-name="T23"> </text:span><text:span text:style-name="T16">unComando</text:span></text:p>
        <text:p text:style-name="P42"/>
        <text:p text:style-name="P41"><text:span text:style-name="T16">Se</text:span><text:span text:style-name="T23"> </text:span><text:span text:style-name="T16">muestra</text:span><text:span text:style-name="T23"> </text:span><text:span text:style-name="T16">el</text:span><text:span text:style-name="T23"> </text:span><text:span text:style-name="T16">log</text:span><text:span text:style-name="T23"> </text:span><text:span text:style-name="T16">correspondiente</text:span><text:span text:style-name="T23"> </text:span><text:span text:style-name="T16">al</text:span><text:span text:style-name="T23"> </text:span><text:span text:style-name="T16">comando</text:span><text:span text:style-name="T23"> “</text:span><text:span text:style-name="T16">unComando</text:span><text:span text:style-name="T23">”</text:span><text:span text:style-name="T16">.</text:span></text:p>
        <text:p text:style-name="P42"/>
        <text:p text:style-name="P41"><text:span text:style-name="T16">mirarC</text:span><text:span text:style-name="T23"> –</text:span><text:span text:style-name="T16">t</text:span><text:span text:style-name="T23"> </text:span><text:span text:style-name="T16">A</text:span><text:span text:style-name="T23"> </text:span><text:span text:style-name="T16">E</text:span><text:span text:style-name="T23"> </text:span><text:span text:style-name="T16">unComando</text:span></text:p>
        <text:p text:style-name="P42"/>
        <text:p text:style-name="P41"><text:span text:style-name="T16">Muestra</text:span><text:span text:style-name="T23"> </text:span><text:span text:style-name="T16">solo</text:span><text:span text:style-name="T23"> </text:span><text:span text:style-name="T16">los</text:span><text:span text:style-name="T23"> </text:span><text:span text:style-name="T16">mensajes</text:span><text:span text:style-name="T23"> </text:span><text:span text:style-name="T16">de</text:span><text:span text:style-name="T23"> </text:span><text:span text:style-name="T16">Advertencia</text:span><text:span text:style-name="T23"> </text:span><text:span text:style-name="T16">y</text:span><text:span text:style-name="T23"> </text:span><text:span text:style-name="T16">Error</text:span><text:span text:style-name="T23"> </text:span><text:span text:style-name="T16">logueados</text:span><text:span text:style-name="T23"> </text:span><text:span text:style-name="T16">por</text:span><text:span text:style-name="T23"> </text:span><text:span text:style-name="T16">unComando.</text:span></text:p>
        <text:p text:style-name="P42"/>
        <text:p text:style-name="P41"><text:span text:style-name="T16">mirarC</text:span><text:span text:style-name="T23"> –</text:span><text:span text:style-name="T16">s</text:span><text:span text:style-name="T23"> “</text:span><text:span text:style-name="T16">este</text:span><text:span text:style-name="T23"> </text:span><text:span text:style-name="T16">string</text:span><text:span text:style-name="T23">” </text:span><text:span text:style-name="T16">unComando</text:span></text:p>
        <text:p text:style-name="P42"/>
        <text:p text:style-name="P41"><text:span text:style-name="T16">Muestra</text:span><text:span text:style-name="T23"> </text:span><text:span text:style-name="T16">solo</text:span><text:span text:style-name="T23"> </text:span><text:span text:style-name="T16">las</text:span><text:span text:style-name="T23"> </text:span><text:span text:style-name="T16">líneas</text:span><text:span text:style-name="T23"> </text:span><text:span text:style-name="T16">que</text:span><text:span text:style-name="T23"> </text:span><text:span text:style-name="T16">contienen</text:span><text:span text:style-name="T23"> </text:span><text:span text:style-name="T16">al</text:span><text:span text:style-name="T23"> </text:span><text:span text:style-name="T16">string</text:span><text:span text:style-name="T23"> “</text:span><text:span text:style-name="T16">este</text:span><text:span text:style-name="T23"> </text:span><text:span text:style-name="T16">string</text:span><text:span text:style-name="T23">”</text:span><text:span text:style-name="T16">.</text:span></text:p>
        <text:p text:style-name="P42"/>
        <text:p text:style-name="P41"><text:span text:style-name="T16">mirarC</text:span><text:span text:style-name="T23"> –</text:span><text:span text:style-name="T16">n</text:span><text:span text:style-name="T23"> </text:span><text:span text:style-name="T16">1</text:span><text:span text:style-name="T23"> </text:span><text:span text:style-name="T16">unComando</text:span></text:p>
        <text:p text:style-name="P42"/>
        <text:p text:style-name="P41"><text:span text:style-name="T16">Muestra</text:span><text:span text:style-name="T23"> </text:span><text:span text:style-name="T16">la</text:span><text:span text:style-name="T23"> </text:span><text:span text:style-name="T16">última</text:span><text:span text:style-name="T23"> </text:span><text:span text:style-name="T16">línea</text:span><text:span text:style-name="T23"> </text:span><text:span text:style-name="T16">del</text:span><text:span text:style-name="T23"> </text:span><text:span text:style-name="T16">log.</text:span></text:p>
        <text:p text:style-name="P42"/>
        <text:p text:style-name="P43">Hipótesis</text:p>
        <text:p text:style-name="P42"/>
        <text:p text:style-name="P41"><text:span text:style-name="T41">Las</text:span><text:span text:style-name="T42"> </text:span><text:span text:style-name="T41">opciones</text:span><text:span text:style-name="T42"> </text:span><text:span text:style-name="T41">no</text:span><text:span text:style-name="T42"> </text:span><text:span text:style-name="T41">pueden</text:span><text:span text:style-name="T42"> </text:span><text:span text:style-name="T41">combinarse.</text:span></text:p>
        <text:p text:style-name="P44"/>
        <text:p text:style-name="P44"/>
        <text:p text:style-name="P44"/>
        <text:h text:style-name="P130" text:outline-level="2">StartD</text:h>
        <text:p text:style-name="P44"/>
        <text:p text:style-name="P41"><text:span text:style-name="T16">Lanza</text:span><text:span text:style-name="T23"> </text:span><text:span text:style-name="T16">la</text:span><text:span text:style-name="T23"> </text:span><text:span text:style-name="T16">ejecución</text:span><text:span text:style-name="T23"> </text:span><text:span text:style-name="T16">de</text:span><text:span text:style-name="T23"> </text:span><text:span text:style-name="T16">un</text:span><text:span text:style-name="T23"> </text:span><text:span text:style-name="T16">proceso.</text:span></text:p>
        <text:p text:style-name="P42"/>
        <text:p text:style-name="P43">Archivos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text:span text:style-name="T16">No</text:span><text:span text:style-name="T23"> </text:span><text:span text:style-name="T16">existen.</text:span></text:p>
        <text:p text:style-name="P42"/>
        <text:p text:style-name="P41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text:span text:style-name="T16">No</text:span><text:span text:style-name="T23"> </text:span><text:span text:style-name="T16">existen.</text:span></text:p>
        <text:p text:style-name="P42"/>
        <text:p text:style-name="P41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2"/>
        <text:p text:style-name="P41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forma:</text:span></text:p>
        <text:p text:style-name="P42"/>
        <text:p text:style-name="P45"><text:span text:style-name="T16">StartD</text:span><text:span text:style-name="T23"> </text:span><text:span text:style-name="T16">[OPCION]</text:span><text:span text:style-name="T23"> </text:span><text:span text:style-name="T16">&lt;COMANDO&gt;</text:span></text:p>
        <text:p text:style-name="P42"><text:soft-page-break/></text:p>
        <text:p text:style-name="P41"><text:span text:style-name="T16">Donde</text:span><text:span text:style-name="T23"> </text:span><text:span text:style-name="T16">OPCION</text:span><text:span text:style-name="T23"> </text:span><text:span text:style-name="T16">es</text:span><text:span text:style-name="T23"> </text:span><text:span text:style-name="T16">un</text:span><text:span text:style-name="T23"> </text:span><text:span text:style-name="T16">elemento</text:span><text:span text:style-name="T23"> </text:span><text:span text:style-name="T16">optativo</text:span><text:span text:style-name="T23"> </text:span><text:span text:style-name="T16">y</text:span><text:span text:style-name="T23"> </text:span><text:span text:style-name="T16">&lt;COMANDO&gt;</text:span><text:span text:style-name="T23"> </text:span><text:span text:style-name="T16">es</text:span><text:span text:style-name="T23"> </text:span><text:span text:style-name="T16">el</text:span><text:span text:style-name="T23"> </text:span><text:span text:style-name="T16">nombre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del</text:span><text:span text:style-name="T23"> </text:span><text:span text:style-name="T16">cual</text:span><text:span text:style-name="T23"> </text:span><text:span text:style-name="T16">se</text:span><text:span text:style-name="T23"> </text:span><text:span text:style-name="T16">quiere</text:span><text:span text:style-name="T23"> </text:span><text:span text:style-name="T16">lanzar.</text:span></text:p>
        <text:p text:style-name="P41"><text:span text:style-name="T16">Las</text:span><text:span text:style-name="T23"> </text:span><text:span text:style-name="T16">opciones</text:span><text:span text:style-name="T23"> </text:span><text:span text:style-name="T16">disponibles</text:span><text:span text:style-name="T23"> </text:span><text:span text:style-name="T16">son</text:span><text:span text:style-name="T23"> </text:span><text:span text:style-name="T16">las</text:span><text:span text:style-name="T23"> </text:span><text:span text:style-name="T16">siguientes:</text:span></text:p>
        <text:p text:style-name="P42"/>
        <text:p text:style-name="P41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2"/>
        <text:p text:style-name="P43">Ejemplos</text:p>
        <text:p text:style-name="P42"/>
        <text:p text:style-name="P41"><text:span text:style-name="T16">StartD</text:span><text:span text:style-name="T23"> </text:span><text:span text:style-name="T16">detectarC</text:span></text:p>
        <text:p text:style-name="P42"/>
        <text:p text:style-name="P41"><text:span text:style-name="T16">Se</text:span><text:span text:style-name="T23"> </text:span><text:span text:style-name="T16">lanza</text:span><text:span text:style-name="T23"> </text:span><text:span text:style-name="T16">el</text:span><text:span text:style-name="T23"> </text:span><text:span text:style-name="T16">comando</text:span><text:span text:style-name="T23"> “</text:span><text:span text:style-name="T16">detectarC</text:span><text:span text:style-name="T23">” </text:span><text:span text:style-name="T16">si</text:span><text:span text:style-name="T23"> </text:span><text:span text:style-name="T16">no</text:span><text:span text:style-name="T23"> </text:span><text:span text:style-name="T16">se</text:span><text:span text:style-name="T23"> </text:span><text:span text:style-name="T16">encuentra</text:span><text:span text:style-name="T23"> </text:span><text:span text:style-name="T16">otro</text:span><text:span text:style-name="T23"> “</text:span><text:span text:style-name="T16">detectarC</text:span><text:span text:style-name="T23">” </text:span><text:span text:style-name="T16">corriendo.</text:span></text:p>
        <text:p text:style-name="P42"/>
        <text:p text:style-name="P41"><text:span text:style-name="T16">StartD</text:span><text:span text:style-name="T23"> </text:span><text:span text:style-name="T16">--help</text:span></text:p>
        <text:p text:style-name="P42"/>
        <text:p text:style-name="P41"><text:span text:style-name="T16">Se</text:span><text:span text:style-name="T23"> </text:span><text:span text:style-name="T16">muestra</text:span><text:span text:style-name="T23"> </text:span><text:span text:style-name="T16">por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7"/>
        <text:p text:style-name="P44"/>
        <text:p text:style-name="P44"/>
        <text:h text:style-name="P130" text:outline-level="2">StopD</text:h>
        <text:p text:style-name="P44"/>
        <text:p text:style-name="P41"><text:span text:style-name="T16">Detiene</text:span><text:span text:style-name="T23"> </text:span><text:span text:style-name="T16">la</text:span><text:span text:style-name="T23"> </text:span><text:span text:style-name="T16">ejecución</text:span><text:span text:style-name="T23"> </text:span><text:span text:style-name="T16">de</text:span><text:span text:style-name="T23"> </text:span><text:span text:style-name="T16">un</text:span><text:span text:style-name="T23"> </text:span><text:span text:style-name="T16">proceso</text:span><text:span text:style-name="T23"> </text:span><text:span text:style-name="T16">que</text:span><text:span text:style-name="T23"> </text:span><text:span text:style-name="T16">se</text:span><text:span text:style-name="T23"> </text:span><text:span text:style-name="T16">encuentra</text:span><text:span text:style-name="T23"> </text:span><text:span text:style-name="T16">corriendo.</text:span></text:p>
        <text:p text:style-name="P42"/>
        <text:p text:style-name="P43">Archivos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Input:</text:span><text:span text:style-name="T23"> </text:span><text:span text:style-name="T16">No</text:span><text:span text:style-name="T23"> </text:span><text:span text:style-name="T16">existen.</text:span></text:p>
        <text:p text:style-name="P42"/>
        <text:p text:style-name="P41"><text:span text:style-name="T24">Archivos</text:span><text:span text:style-name="T25"> </text:span><text:span text:style-name="T24">Intermedios:</text:span><text:span text:style-name="T23"> </text:span><text:span text:style-name="T16">No</text:span><text:span text:style-name="T23"> </text:span><text:span text:style-name="T16">existen.</text:span></text:p>
        <text:p text:style-name="P42"/>
        <text:p text:style-name="P41"><text:span text:style-name="T24">Archivos</text:span><text:span text:style-name="T25"> </text:span><text:span text:style-name="T24">de</text:span><text:span text:style-name="T25"> </text:span><text:span text:style-name="T24">Output:</text:span><text:span text:style-name="T23"> </text:span><text:span text:style-name="T16">No</text:span><text:span text:style-name="T23"> </text:span><text:span text:style-name="T16">existen.</text:span></text:p>
        <text:p text:style-name="P42"/>
        <text:p text:style-name="P41"><text:span text:style-name="T26">Parámetros</text:span><text:span text:style-name="T27"> </text:span><text:span text:style-name="T26">y</text:span><text:span text:style-name="T27"> </text:span><text:span text:style-name="T26">Opciones</text:span></text:p>
        <text:p text:style-name="P42"/>
        <text:p text:style-name="P41"><text:span text:style-name="T16">Se</text:span><text:span text:style-name="T23"> </text:span><text:span text:style-name="T16">puede</text:span><text:span text:style-name="T23"> </text:span><text:span text:style-name="T16">invocar</text:span><text:span text:style-name="T23"> </text:span><text:span text:style-name="T16">al</text:span><text:span text:style-name="T23"> </text:span><text:span text:style-name="T16">comando</text:span><text:span text:style-name="T23"> </text:span><text:span text:style-name="T16">de</text:span><text:span text:style-name="T23"> </text:span><text:span text:style-name="T16">la</text:span><text:span text:style-name="T23"> </text:span><text:span text:style-name="T16">siguiente</text:span><text:span text:style-name="T23"> </text:span><text:span text:style-name="T16">forma:</text:span></text:p>
        <text:p text:style-name="P42"/>
        <text:p text:style-name="P45"><text:span text:style-name="T28">StopD</text:span><text:span text:style-name="T23"> </text:span><text:span text:style-name="T16">[OPCION]</text:span><text:span text:style-name="T23"> </text:span><text:span text:style-name="T16">&lt;COMANDO&gt;</text:span></text:p>
        <text:p text:style-name="P42"/>
        <text:p text:style-name="P41"><text:span text:style-name="T16">Donde</text:span><text:span text:style-name="T23"> </text:span><text:span text:style-name="T16">OPCION</text:span><text:span text:style-name="T23"> </text:span><text:span text:style-name="T16">es</text:span><text:span text:style-name="T23"> </text:span><text:span text:style-name="T16">un</text:span><text:span text:style-name="T23"> </text:span><text:span text:style-name="T16">elemento</text:span><text:span text:style-name="T23"> </text:span><text:span text:style-name="T16">optativo</text:span><text:span text:style-name="T23"> </text:span><text:span text:style-name="T16">y</text:span><text:span text:style-name="T23"> </text:span><text:span text:style-name="T16">&lt;COMANDO&gt;</text:span><text:span text:style-name="T23"> </text:span><text:span text:style-name="T16">es</text:span><text:span text:style-name="T23"> </text:span><text:span text:style-name="T16">el</text:span><text:span text:style-name="T23"> </text:span><text:span text:style-name="T16">nombre</text:span><text:span text:style-name="T23"> </text:span><text:span text:style-name="T16">del</text:span><text:span text:style-name="T23"> </text:span><text:span text:style-name="T16">comando</text:span><text:span text:style-name="T23"> </text:span><text:span text:style-name="T16">del</text:span><text:span text:style-name="T23"> </text:span><text:span text:style-name="T16">cual</text:span><text:span text:style-name="T23"> </text:span><text:span text:style-name="T16">se</text:span><text:span text:style-name="T23"> </text:span><text:span text:style-name="T16">quiere</text:span><text:span text:style-name="T23"> </text:span><text:span text:style-name="T16">detener.</text:span></text:p>
        <text:p text:style-name="P41"><text:span text:style-name="T16">Las</text:span><text:span text:style-name="T23"> </text:span><text:span text:style-name="T16">opciones</text:span><text:span text:style-name="T23"> </text:span><text:span text:style-name="T16">disponibles</text:span><text:span text:style-name="T23"> </text:span><text:span text:style-name="T16">son</text:span><text:span text:style-name="T23"> </text:span><text:span text:style-name="T16">las</text:span><text:span text:style-name="T23"> </text:span><text:span text:style-name="T16">siguientes:</text:span></text:p>
        <text:p text:style-name="P42"/>
        <text:p text:style-name="P41"><text:span text:style-name="T16">-h,</text:span><text:span text:style-name="T23"> </text:span><text:span text:style-name="T16">--help:</text:span><text:span text:style-name="T23"> </text:span><text:span text:style-name="T16">Muestra</text:span><text:span text:style-name="T23"> </text:span><text:span text:style-name="T16">en</text:span><text:span text:style-name="T23"> </text:span><text:span text:style-name="T16">pantalla</text:span><text:span text:style-name="T23"> </text:span><text:span text:style-name="T16">ayuda</text:span><text:span text:style-name="T23"> </text:span><text:span text:style-name="T16">acerca</text:span><text:span text:style-name="T23"> </text:span><text:span text:style-name="T16">del</text:span><text:span text:style-name="T23"> </text:span><text:span text:style-name="T16">uso</text:span><text:span text:style-name="T23"> </text:span><text:span text:style-name="T16">del</text:span><text:span text:style-name="T23"> </text:span><text:span text:style-name="T16">comando.</text:span></text:p>
        <text:p text:style-name="P42"/>
        <text:p text:style-name="P43">Ejemplos</text:p>
        <text:p text:style-name="P42"/>
        <text:p text:style-name="P41"><text:span text:style-name="T16">StopD</text:span><text:span text:style-name="T23"> </text:span><text:span text:style-name="T16">detectarC</text:span></text:p>
        <text:p text:style-name="P42"/>
        <text:p text:style-name="P41"><text:span text:style-name="T16">Se</text:span><text:span text:style-name="T23"> </text:span><text:span text:style-name="T16">detiene</text:span><text:span text:style-name="T23"> </text:span><text:span text:style-name="T16">la</text:span><text:span text:style-name="T23"> </text:span><text:span text:style-name="T16">ejecución</text:span><text:span text:style-name="T23"> </text:span><text:span text:style-name="T16">del</text:span><text:span text:style-name="T23"> </text:span><text:span text:style-name="T16">comando</text:span><text:span text:style-name="T23"> “</text:span><text:span text:style-name="T16">detectarC</text:span><text:span text:style-name="T23">” </text:span><text:span text:style-name="T16">si</text:span><text:span text:style-name="T23"> </text:span><text:span text:style-name="T16">se</text:span><text:span text:style-name="T23"> </text:span><text:span text:style-name="T16">encuentra</text:span><text:span text:style-name="T23"> </text:span><text:span text:style-name="T16">un</text:span><text:span text:style-name="T23"> “</text:span><text:span text:style-name="T16">detectarC</text:span><text:span text:style-name="T23">” </text:span><text:span text:style-name="T16">corriendo.</text:span></text:p>
        <text:p text:style-name="P42"/>
        <text:p text:style-name="P41"><text:span text:style-name="T28">StopD</text:span><text:span text:style-name="T23"> </text:span><text:span text:style-name="T16">--help</text:span></text:p>
        <text:p text:style-name="P42"/>
        <text:p text:style-name="P41"><text:span text:style-name="T41">Se</text:span><text:span text:style-name="T42"> </text:span><text:span text:style-name="T41">muestra</text:span><text:span text:style-name="T42"> </text:span><text:span text:style-name="T41">por</text:span><text:span text:style-name="T42"> </text:span><text:span text:style-name="T41">pantalla</text:span><text:span text:style-name="T42"> </text:span><text:span text:style-name="T41">ayuda</text:span><text:span text:style-name="T42"> </text:span><text:span text:style-name="T41">acerca</text:span><text:span text:style-name="T42"> </text:span><text:span text:style-name="T41">del</text:span><text:span text:style-name="T42"> </text:span><text:span text:style-name="T41">uso</text:span><text:span text:style-name="T42"> </text:span><text:span text:style-name="T41">del</text:span><text:span text:style-name="T42"> </text:span><text:span text:style-name="T41">comando.</text:span></text:p>
        <text:p text:style-name="P44"/>
        <text:p text:style-name="P21"/>
        <text:p text:style-name="P21"/>
        <text:h text:style-name="P131" text:outline-level="1"><text:soft-page-break/>Archivos</text:h>
        <text:h text:style-name="Heading_20_2" text:outline-level="2">Archivos<text:span text:style-name="T43"> </text:span>propios<text:span text:style-name="T43"> </text:span>de<text:span text:style-name="T43"> </text:span>InstalarC</text:h>
        <text:p text:style-name="Standard"/>
        <text:p text:style-name="P32">Definidos<text:span text:style-name="T43"> </text:span>en<text:span text:style-name="T43"> </text:span>el<text:span text:style-name="T43"> </text:span>enunciado</text:p>
        <text:p text:style-name="P32"/>
        <text:p text:style-name="P32">InstalarC.conf</text:p>
        <text:p text:style-name="P32"/>
        <text:p text:style-name="P32">Esta<text:span text:style-name="T43"> </text:span>en<text:span text:style-name="T43"> </text:span>el<text:span text:style-name="T43"> </text:span>directorio<text:span text:style-name="T43"> </text:span>$GRUPO/conf,<text:span text:style-name="T43"> </text:span>se<text:span text:style-name="T43"> </text:span>denomina<text:span text:style-name="T43"> </text:span>InstalarC.conf<text:span text:style-name="T43"> </text:span>y<text:span text:style-name="T43"> </text:span>su<text:span text:style-name="T43"> </text:span>estructura<text:span text:style-name="T43"> </text:span>es<text:span text:style-name="T43"> </text:span>de<text:span text:style-name="T43"> </text:span>la<text:span text:style-name="T43"> </text:span>forma:</text:p>
        <text:p text:style-name="P32"/>
        <text:p text:style-name="P32"><text:tab/>&lt;nombre<text:span text:style-name="T43"> </text:span>de<text:span text:style-name="T43"> </text:span>la<text:span text:style-name="T43"> </text:span>variable&gt;<text:span text:style-name="T43"> </text:span>=<text:span text:style-name="T43"> </text:span>&lt;contenido<text:span text:style-name="T43"> </text:span>de<text:span text:style-name="T43"> </text:span>la<text:span text:style-name="T43"> </text:span>variable&gt;</text:p>
        <text:p text:style-name="P32"/>
        <text:p text:style-name="P32">No<text:span text:style-name="T43"> </text:span>definidos<text:span text:style-name="T43"> </text:span>en<text:span text:style-name="T43"> </text:span>el<text:span text:style-name="T43"> </text:span>enunciado</text:p>
        <text:p text:style-name="P32"/>
        <text:p text:style-name="P32">InstalarC.conf<text:span text:style-name="T43"> </text:span>temporal,<text:span text:style-name="T43"> </text:span>en<text:span text:style-name="T43"> </text:span>la<text:span text:style-name="T43"> </text:span>carpeta<text:span text:style-name="T43"> </text:span>$GRUPO/temp.<text:span text:style-name="T43"> </text:span>Este<text:span text:style-name="T43"> </text:span>se<text:span text:style-name="T43"> </text:span>utiliza<text:span text:style-name="T43"> </text:span>en<text:span text:style-name="T43"> </text:span>el<text:span text:style-name="T43"> </text:span>proceso<text:span text:style-name="T43"> </text:span>de<text:span text:style-name="T43"> </text:span>modificación<text:span text:style-name="T43"> </text:span>del<text:span text:style-name="T43"> </text:span>valor<text:span text:style-name="T43"> </text:span>de<text:span text:style-name="T43"> </text:span>una<text:span text:style-name="T43"> </text:span>variable<text:span text:style-name="T43"> </text:span>en<text:span text:style-name="T43"> </text:span>el<text:span text:style-name="T43"> </text:span>InstalarC.conf<text:span text:style-name="T43"> </text:span>original<text:span text:style-name="T43"> </text:span>en<text:span text:style-name="T43"> </text:span>/conf.<text:span text:style-name="T43"> </text:span>Tiene<text:span text:style-name="T43"> </text:span>la<text:span text:style-name="T43"> </text:span>misma<text:span text:style-name="T43"> </text:span>estructura<text:span text:style-name="T43"> </text:span>de<text:span text:style-name="T43"> </text:span>datos<text:span text:style-name="T43"> </text:span>que<text:span text:style-name="T43"> </text:span>InstalarC.conf</text:p>
        <text:p text:style-name="P32"/>
        <text:p text:style-name="P33"><text:span text:style-name="T47">errores.mae</text:span><text:span text:style-name="T48"> </text:span><text:span text:style-name="T47">temporal,</text:span><text:span text:style-name="T48"> </text:span><text:span text:style-name="T47">en</text:span><text:span text:style-name="T48"> </text:span><text:span text:style-name="T47">la</text:span><text:span text:style-name="T48"> </text:span><text:span text:style-name="T47">carpeta</text:span><text:span text:style-name="T48"> </text:span><text:span text:style-name="T47">$GRUPO/temp.</text:span><text:span text:style-name="T48"> </text:span><text:span text:style-name="T47">Este</text:span><text:span text:style-name="T48"> </text:span><text:span text:style-name="T47">es</text:span><text:span text:style-name="T48"> </text:span><text:span text:style-name="T47">una</text:span><text:span text:style-name="T48"> </text:span><text:span text:style-name="T47">copia</text:span><text:span text:style-name="T48"> </text:span><text:span text:style-name="T47">del</text:span><text:span text:style-name="T48"> </text:span><text:span text:style-name="T47">archivo</text:span><text:span text:style-name="T48"> </text:span><text:span text:style-name="T47">de</text:span><text:span text:style-name="T48"> </text:span><text:span text:style-name="T47">errores</text:span><text:span text:style-name="T48"> </text:span><text:span text:style-name="T47">maestros,</text:span><text:span text:style-name="T48"> </text:span><text:span text:style-name="T47">utilizada</text:span><text:span text:style-name="T48"> </text:span><text:span text:style-name="T47">por</text:span><text:span text:style-name="T48"> </text:span><text:span text:style-name="T47">el</text:span><text:span text:style-name="T48"> </text:span><text:span text:style-name="T47">loguearC</text:span><text:span text:style-name="T48"> </text:span><text:span text:style-name="T47">durante</text:span><text:span text:style-name="T48"> </text:span><text:span text:style-name="T47">la</text:span><text:span text:style-name="T48"> </text:span><text:span text:style-name="T47">ejecución</text:span><text:span text:style-name="T48"> </text:span><text:span text:style-name="T47">del</text:span><text:span text:style-name="T48"> </text:span><text:span text:style-name="T47">comando</text:span><text:span text:style-name="T48"> </text:span><text:span text:style-name="T47">InstalarC,</text:span><text:span text:style-name="T48"> </text:span><text:span text:style-name="T47">ya</text:span><text:span text:style-name="T48"> </text:span><text:span text:style-name="T47">que</text:span><text:span text:style-name="T48"> </text:span><text:span text:style-name="T47">se</text:span><text:span text:style-name="T48"> </text:span><text:span text:style-name="T47">supone</text:span><text:span text:style-name="T48"> </text:span><text:span text:style-name="T47">que</text:span><text:span text:style-name="T48"> </text:span><text:span text:style-name="T47">durante</text:span><text:span text:style-name="T48"> </text:span><text:span text:style-name="T47">la</text:span><text:span text:style-name="T48"> </text:span><text:span text:style-name="T47">instalación</text:span><text:span text:style-name="T48"> </text:span><text:span text:style-name="T47">se</text:span><text:span text:style-name="T48"> </text:span><text:span text:style-name="T47">desconoce</text:span><text:span text:style-name="T48"> </text:span><text:span text:style-name="T47">donde</text:span><text:span text:style-name="T48"> </text:span><text:span text:style-name="T47">van</text:span><text:span text:style-name="T48"> </text:span><text:span text:style-name="T47">a</text:span><text:span text:style-name="T48"> </text:span><text:span text:style-name="T47">estar</text:span><text:span text:style-name="T48"> </text:span><text:span text:style-name="T47">los</text:span><text:span text:style-name="T48"> </text:span><text:span text:style-name="T47">mae.</text:span><text:span text:style-name="T48"> <text:s/></text:span></text:p>
        <text:h text:style-name="P133" text:outline-level="1"><text:span text:style-name="T2">Hoja</text:span><text:span text:style-name="T3"> </text:span><text:span text:style-name="T2">de</text:span><text:span text:style-name="T3"> </text:span><text:span text:style-name="T2">Ruta</text:span><text:span text:style-name="T3"> </text:span><text:span text:style-name="T2">para</text:span><text:span text:style-name="T3"> </text:span><text:span text:style-name="T2">el</text:span><text:span text:style-name="T3"> </text:span><text:span text:style-name="T2">Testeo</text:span></text:h>
        <text:p text:style-name="P24"/>
        <text:h text:style-name="Heading_20_2" text:outline-level="2"><text:span text:style-name="T16">Casos</text:span><text:span text:style-name="T23"> </text:span><text:span text:style-name="T16">instalarC</text:span></text:h>
        <text:p text:style-name="P25"/>
        <text:p text:style-name="P24">Casos InstalarC</text:p>
        <text:p text:style-name="P24">Caso 1:</text:p>
        <text:p text:style-name="P24"/>
        <text:p text:style-name="Standard"><text:span text:style-name="T4">Descripción:</text:span><text:span text:style-name="T5"> Instalar</text:span><text:span text:style-name="T3">C. </text:span><text:span text:style-name="T5">Cantidad incorrecta de parámetros </text:span></text:p>
        <text:p text:style-name="P23"/>
        <text:p text:style-name="Standard"><text:span text:style-name="T4">Pasos:</text:span><text:span text:style-name="T5"> </text:span></text:p>
        <text:list xml:id="list694848819" text:style-name="WW8Num4">
          <text:list-item>
            <text:p text:style-name="P63">Ejecutar el comando InstalarC : InstalarC –h -v</text:p>
            <text:p text:style-name="P63"/>
          </text:list-item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Cantidad erronea de parámetros, se requieren a lo sumo 1 </text:p>
        <text:p text:style-name="P26">Proceso de instalación cancelado”</text:p>
        <text:p text:style-name="P23"/>
        <text:p text:style-name="P21">Observaciones:</text:p>
        <text:p text:style-name="P21"/>
        <text:p text:style-name="P21"/>
        <text:p text:style-name="P24">Caso 2:</text:p>
        <text:p text:style-name="P24"/>
        <text:p text:style-name="Standard"><text:span text:style-name="T4">Descripción:</text:span><text:span text:style-name="T5"> Instalar</text:span><text:span text:style-name="T3">C. Parámetro</text:span><text:span text:style-name="T5"> Ingresado invalido. </text:span></text:p>
        <text:p text:style-name="P23"/>
        <text:p text:style-name="Standard"><text:span text:style-name="T4">Pasos:</text:span><text:span text:style-name="T5"> </text:span></text:p>
        <text:list xml:id="list489091389" text:style-name="L1">
          <text:list-item>
            <text:p text:style-name="P64">Ejecutar el comando InstalarC : InstalarC –ayuda</text:p>
          </text:list-item>
        </text:list>
        <text:list xml:id="list1628196459" text:continue-list="list694848819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el parámetro ingresado es erroneo, ejecute InstalarC --help para obtener ayuda </text:p>
        <text:p text:style-name="P26">Proceso de instalación cancelado”</text:p>
        <text:p text:style-name="P23"/>
        <text:p text:style-name="P21">Observaciones:</text:p>
        <text:p text:style-name="P25"/>
        <text:p text:style-name="P25"/>
        <text:p text:style-name="P24">Caso 3:</text:p>
        <text:p text:style-name="P24"/>
        <text:p text:style-name="Standard"><text:span text:style-name="T4">Descripción:</text:span><text:span text:style-name="T5"> Instalar</text:span><text:span text:style-name="T3">C. </text:span><text:span text:style-name="T5">No se aceptan los términos legales. </text:span></text:p>
        <text:p text:style-name="P23"/>
        <text:p text:style-name="Standard"><text:span text:style-name="T4">Pasos:</text:span><text:span text:style-name="T5"> </text:span></text:p>
        <text:list xml:id="list2145406139" text:style-name="L2">
          <text:list-item>
            <text:p text:style-name="P65">Ejecutar el comando InstalarC : InstalarC</text:p>
          </text:list-item>
          <text:list-item>
            <text:p text:style-name="P65">Ingresar r o rechazar por teclado, y presionar enter</text:p>
          </text:list-item>
        </text:list>
        <text:list xml:id="list68086086" text:continue-list="list1628196459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Proceso de instalación cancelado”</text:p>
        <text:p text:style-name="P23"/>
        <text:p text:style-name="P21">Observaciones:</text:p>
        <text:p text:style-name="P21"/>
        <text:p text:style-name="P21"/>
        <text:p text:style-name="P24"><text:soft-page-break/>Caso 4:</text:p>
        <text:p text:style-name="P24"/>
        <text:p text:style-name="Standard"><text:span text:style-name="T4">Descripción:</text:span><text:span text:style-name="T5"> Instalar</text:span><text:span text:style-name="T3">C. </text:span><text:span text:style-name="T5">No se posee una version de perl igual o superior a 5. </text:span></text:p>
        <text:p text:style-name="P23"/>
        <text:p text:style-name="Standard"><text:span text:style-name="T4">Pasos:</text:span><text:span text:style-name="T5"> </text:span></text:p>
        <text:list xml:id="list409805021" text:continue-list="list2145406139" text:style-name="L2">
          <text:list-item text:start-value="1">
            <text:p text:style-name="P65">Ejecutar el comando InstalarC(sin tener una version de perl superior o igual a 5): InstalarC</text:p>
          </text:list-item>
          <text:list-item>
            <text:p text:style-name="P65">Aceptar los términos legales presionando a o aceptar, y enter</text:p>
          </text:list-item>
        </text:list>
        <text:list xml:id="list459071878" text:continue-list="list68086086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Para instalar Consultar es necesario contar con Perl 5 o superior </text:p>
        <text:p text:style-name="P26">instalado Efectúe su instalación e inténtelo nuevamente. Proceso de </text:p>
        <text:p text:style-name="P26">Instalación Cancelado”</text:p>
        <text:p text:style-name="P23"/>
        <text:p text:style-name="P21">Observaciones:</text:p>
        <text:p text:style-name="P21"/>
        <text:p text:style-name="P21"/>
        <text:p text:style-name="P24">Caso 5:</text:p>
        <text:p text:style-name="P24"/>
        <text:p text:style-name="Standard"><text:span text:style-name="T4">Descripción:</text:span><text:span text:style-name="T5"> Instalar</text:span><text:span text:style-name="T3">C. </text:span><text:span text:style-name="T5">Se posee una version de Perl</text:span><text:span text:style-name="T3"> </text:span><text:span text:style-name="T5">igual o superior a 5. </text:span></text:p>
        <text:p text:style-name="P23"/>
        <text:p text:style-name="Standard"><text:span text:style-name="T4">Pasos:</text:span><text:span text:style-name="T5"> </text:span></text:p>
        <text:list xml:id="list496718004" text:continue-list="list409805021" text:style-name="L2">
          <text:list-item text:start-value="1">
            <text:p text:style-name="P65">Ejecutar el comando InstalarC(con una version de perl superior o igual a 5): InstalarC</text:p>
          </text:list-item>
          <text:list-item>
            <text:p text:style-name="P65">Aceptar los términos legales presionando a o aceptar, y enter</text:p>
          </text:list-item>
        </text:list>
        <text:list xml:id="list1500373561" text:continue-list="list459071878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La version de perl instalada en el sistema es v5.XX</text:p>
        <text:p text:style-name="P26">Todos los directorios del sistema serán subdirectorios de $GRUPO </text:p>
        <text:p text:style-name="P26">Todos los componentes de la instalación se obtendrán del repositorio: </text:p>
        <text:p text:style-name="P26">$GRUPO/inst </text:p>
        <text:p text:style-name="P26">detectarC </text:p>
        <text:p text:style-name="P26">errores.mae </text:p>
        <text:p text:style-name="P26">iniciarC </text:p>
        <text:p text:style-name="P26">InstalarC </text:p>
        <text:p text:style-name="P26">instalarc.log </text:p>
        <text:p text:style-name="P26">listarC </text:p>
        <text:p text:style-name="P26">loguearc.log </text:p>
        <text:p text:style-name="P26">sumarC </text:p>
        <text:p text:style-name="P26">El log de la instalación se almacenara en $GRUPO/inst </text:p>
        <text:p text:style-name="P26">Al finalizar la instalación, si la misma fue exitosa se dejara un </text:p>
        <text:p text:style-name="P26">archivo de configuración en $GRUPO/conf </text:p>
        <text:p text:style-name="P26">Ingrese el nombre del directorio que permite el arribo de archivos </text:p>
        <text:p text:style-name="P26">externos ($GRUPO/arribos)”</text:p>
        <text:p text:style-name="P23"/>
        <text:p text:style-name="P21">Observaciones:</text:p>
        <text:p text:style-name="P21"/>
        <text:p text:style-name="P24">Caso 6:</text:p>
        <text:p text:style-name="P24"/>
        <text:p text:style-name="Standard"><text:soft-page-break/><text:span text:style-name="T4">Descripción:</text:span><text:span text:style-name="T5"> Instalar</text:span><text:span text:style-name="T3">C. </text:span><text:span text:style-name="T5">Se ingresa por teclado un path de directorio para el arribo de archivos invalido. </text:span></text:p>
        <text:p text:style-name="P23"/>
        <text:p text:style-name="Standard"><text:span text:style-name="T4">Pasos:</text:span><text:span text:style-name="T5"> </text:span></text:p>
        <text:list xml:id="list1222540104" text:continue-list="list496718004" text:style-name="L2">
          <text:list-item text:start-value="1">
            <text:p text:style-name="P65">Ejecutar el comando InstalarC: InstalarC</text:p>
          </text:list-item>
          <text:list-item>
            <text:p text:style-name="P65">Aceptar los términos legales presionando a o aceptar, y enter</text:p>
          </text:list-item>
          <text:list-item>
            <text:p text:style-name="P65">Se ingresa por teclado el path bin o /bin/</text:p>
          </text:list-item>
        </text:list>
        <text:list xml:id="list2160723736" text:continue-list="list1500373561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error en el armado del path, debe arrancar con / y terminar con un caracter alfa-numerico o _</text:p>
        <text:p text:style-name="P26">Ingrese el nombre del directorio que permite el arribo de archivos </text:p>
        <text:p text:style-name="P26">externos ($GRUPO/arribos)”</text:p>
        <text:p text:style-name="P23"/>
        <text:p text:style-name="P21">Observaciones:</text:p>
        <text:p text:style-name="P24">Caso 7:</text:p>
        <text:p text:style-name="P24"/>
        <text:p text:style-name="Standard"><text:span text:style-name="T4">Descripción:</text:span><text:span text:style-name="T5"> Instalar</text:span><text:span text:style-name="T3">C. </text:span><text:span text:style-name="T5">Se cambian los valores default de configuración al volver atrás </text:span></text:p>
        <text:p text:style-name="P23"/>
        <text:p text:style-name="Standard"><text:span text:style-name="T4">Pasos:</text:span><text:span text:style-name="T5"> </text:span></text:p>
        <text:list xml:id="list1441036132" text:continue-list="list1222540104" text:style-name="L2">
          <text:list-item text:start-value="1">
            <text:p text:style-name="P65">Ejecutar el comando InstalarC: InstalarC</text:p>
          </text:list-item>
          <text:list-item>
            <text:p text:style-name="P65">Aceptar los términos legales presionando a o aceptar, y enter</text:p>
          </text:list-item>
          <text:list-item>
            <text:p text:style-name="P65">Se ingresa por teclado el path de la carpeta de arribos /entrantes</text:p>
          </text:list-item>
          <text:list-item>
            <text:p text:style-name="P65">Se ingresa por teclado v o volver al ingresar tamaño de la carpeta de arribos</text:p>
          </text:list-item>
        </text:list>
        <text:list xml:id="list499380962" text:continue-list="list2160723736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Ingrese el nombre del directorio que permite el arribo de archivos </text:p>
        <text:p text:style-name="P26">externos ($GRUPO/arribos) </text:p>
        <text:p text:style-name="P26">/entrantes </text:p>
        <text:p text:style-name="P26">Ingrese el espacio mínimo requerido para datos externos(en Mbytes): </text:p>
        <text:p text:style-name="P26">100 Mb </text:p>
        <text:p text:style-name="P26">v </text:p>
        <text:p text:style-name="P26">Ingrese el nombre del directorio que permite el arribo de archivos </text:p>
        <text:p text:style-name="P26">externos ($GRUPO/entrantes)”</text:p>
        <text:p text:style-name="P23"/>
        <text:p text:style-name="P21">Observaciones:</text:p>
        <text:p text:style-name="P21"/>
        <text:p text:style-name="P24">Caso 8:</text:p>
        <text:p text:style-name="P24"/>
        <text:p text:style-name="Standard"><text:span text:style-name="T4">Descripción:</text:span><text:span text:style-name="T5"> Instalar</text:span><text:span text:style-name="T3">C. </text:span><text:span text:style-name="T5">Se ingresa por teclado un espacio mínimo necesario para arribos que no es un numero o un entero</text:span></text:p>
        <text:p text:style-name="P23"/>
        <text:p text:style-name="Standard"><text:span text:style-name="T4">Pasos:</text:span><text:span text:style-name="T5"> </text:span></text:p>
        <text:list xml:id="list1157118301" text:continue-list="list1441036132" text:style-name="L2">
          <text:list-item text:start-value="1">
            <text:p text:style-name="P65">Ejecutar el comando InstalarC: InstalarC</text:p>
          </text:list-item>
          <text:list-item>
            <text:p text:style-name="P65">Aceptar los términos legales presionando a o aceptar, y enter</text:p>
          </text:list-item>
          <text:list-item>
            <text:p text:style-name="P65">Se ingresa por teclado a o aceptar o enter para el path de arribos</text:p>
          </text:list-item>
          <text:list-item>
            <text:p text:style-name="P65">Se ingresa por teclado 45g o 45.4 como espacio mínimo necesario para arribos</text:p>
          </text:list-item>
        </text:list>
        <text:list xml:id="list321814237" text:continue-list="list499380962" text:style-name="WW8Num4">
          <text:list-header>
            <text:p text:style-name="P63"><text:soft-page-break/></text:p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Ingrese el espacio mínimo requerido para datos externos(en Mbytes): </text:p>
        <text:p text:style-name="P26">100 Mb </text:p>
        <text:p text:style-name="P26">45g </text:p>
        <text:p text:style-name="P26">error en la data ingresada, se esperaba un numero entero </text:p>
        <text:p text:style-name="P26">Ingrese el espacio mínimo requerido para datos externos(en Mbytes): </text:p>
        <text:p text:style-name="P26">100 Mb </text:p>
        <text:p text:style-name="P26">45.4 </text:p>
        <text:p text:style-name="P26">error en la data ingresada, se esperaba un numero entero </text:p>
        <text:p text:style-name="P26">Ingrese el espacio mínimo requerido para datos externos(en Mbytes): </text:p>
        <text:p text:style-name="P26">100 Mb”</text:p>
        <text:p text:style-name="P23"/>
        <text:p text:style-name="P21">Observaciones:</text:p>
        <text:p text:style-name="P21"/>
        <text:p text:style-name="P21"/>
        <text:p text:style-name="P24">Caso 9:</text:p>
        <text:p text:style-name="P24"/>
        <text:p text:style-name="Standard"><text:span text:style-name="T4">Descripción:</text:span><text:span text:style-name="T5"> Instalar</text:span><text:span text:style-name="T3">C. </text:span><text:span text:style-name="T5">Se cancela la instalación durante la etapa de seteo de parámetros. </text:span></text:p>
        <text:p text:style-name="P23"/>
        <text:p text:style-name="Standard"><text:span text:style-name="T4">Pasos:</text:span><text:span text:style-name="T5"> </text:span></text:p>
        <text:list xml:id="list151603929" text:continue-list="list1157118301" text:style-name="L2">
          <text:list-item text:start-value="1">
            <text:p text:style-name="P65">Ejecutar el comando InstalarC: InstalarC</text:p>
          </text:list-item>
          <text:list-item>
            <text:p text:style-name="P65">Aceptar los términos legales presionando a o aceptar, y enter</text:p>
          </text:list-item>
          <text:list-item>
            <text:p text:style-name="P65">Se ingresa por teclado a o aceptar o enter para el path de arribo</text:p>
          </text:list-item>
          <text:list-item>
            <text:p text:style-name="P102">Se ingresa c o cancelar por teclado para el espacio mínimo requerido para arribos</text:p>
          </text:list-item>
        </text:list>
        <text:p text:style-name="P23"/>
        <text:list xml:id="list847030923" text:continue-list="list321814237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Ingrese el nombre del directorio que permite el arribo de archivos </text:p>
        <text:p text:style-name="P26">externos ($GRUPO/arribos) </text:p>
        <text:p text:style-name="P26">a </text:p>
        <text:p text:style-name="P26">Ingrese el espacio mínimo requerido para datos externos(en Mbytes): </text:p>
        <text:p text:style-name="P26">100 Mb </text:p>
        <text:p text:style-name="P26">c </text:p>
        <text:p text:style-name="P26">Proceso de instalación cancelado”</text:p>
        <text:p text:style-name="P23"/>
        <text:p text:style-name="P21">Observaciones:</text:p>
        <text:p text:style-name="P21"/>
        <text:p text:style-name="P21"/>
        <text:p text:style-name="P24">Caso 10:</text:p>
        <text:p text:style-name="P24"/>
        <text:p text:style-name="Standard"><text:span text:style-name="T4">Descripción:</text:span><text:span text:style-name="T5"> Instalar</text:span><text:span text:style-name="T3">C. </text:span><text:span text:style-name="T5">Se ingresa por teclado un espacio mínimo para la carpeta de arribos superior al espacio disponible en disco. </text:span></text:p>
        <text:p text:style-name="P23"/>
        <text:p text:style-name="Standard"><text:span text:style-name="T4">Pasos:</text:span><text:span text:style-name="T5"> </text:span></text:p>
        <text:list xml:id="list1990002240" text:continue-list="list151603929" text:style-name="L2">
          <text:list-item text:start-value="1">
            <text:p text:style-name="P65">Ejecutar el comando InstalarC: InstalarC</text:p>
          </text:list-item>
          <text:list-item>
            <text:p text:style-name="P65">Aceptar los términos legales presionando a o aceptar, y enter</text:p>
          </text:list-item>
          <text:list-item>
            <text:p text:style-name="P65">Se ingresa por teclado a o aceptar o enter para el path de arribo</text:p>
          </text:list-item>
          <text:list-item>
            <text:p text:style-name="P65"><text:soft-page-break/>Se ingresa por teclado 200000 para el espacio mínimo requerido para arribos</text:p>
          </text:list-item>
        </text:list>
        <text:list xml:id="list2005379301" text:continue-list="list847030923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Ingrese el espacio mínimo requerido para datos externos(en Mbytes): </text:p>
        <text:p text:style-name="P26">100 Mb </text:p>
        <text:p text:style-name="P26">200000 </text:p>
        <text:p text:style-name="P26">Insuficiente espacio en disco. Espacio disponible: 122880 Mb. </text:p>
        <text:p text:style-name="P26">Espacio requerido 200000 Mb </text:p>
        <text:p text:style-name="P26">Ingrese el espacio mínimo requerido para datos externos(en Mbytes): </text:p>
        <text:p text:style-name="P26">100 Mb”</text:p>
        <text:p text:style-name="P23"/>
        <text:p text:style-name="P21">Observaciones:</text:p>
        <text:p text:style-name="P21"/>
        <text:p text:style-name="P24">Caso 11:</text:p>
        <text:p text:style-name="P24"/>
        <text:p text:style-name="Standard"><text:span text:style-name="T4">Descripción:</text:span><text:span text:style-name="T5"> Instalar</text:span><text:span text:style-name="T3">C. </text:span><text:span text:style-name="T5">Se ingresa por teclado una extensión de log invalida. </text:span></text:p>
        <text:p text:style-name="P23"/>
        <text:p text:style-name="Standard"><text:span text:style-name="T4">Pasos:</text:span><text:span text:style-name="T5"> </text:span></text:p>
        <text:list xml:id="list78926296" text:continue-list="list1990002240" text:style-name="L2">
          <text:list-item text:start-value="1">
            <text:p text:style-name="P65">Ejecutar el comando InstalarC: InstalarC</text:p>
          </text:list-item>
          <text:list-item>
            <text:p text:style-name="P65">Aceptar los términos legales presionando a o aceptar, y enter</text:p>
          </text:list-item>
          <text:list-item>
            <text:p text:style-name="P65">Se ingresa por teclado /entradas el path de arribo</text:p>
          </text:list-item>
          <text:list-item>
            <text:p text:style-name="P65">Se ingresa por teclado 80 de tamaño mínimo para datos externos</text:p>
          </text:list-item>
          <text:list-item>
            <text:p text:style-name="P65">Se ingresa por teclado /ejecutables para el subdirectorio de ejecutables</text:p>
          </text:list-item>
          <text:list-item>
            <text:p text:style-name="P65">Se ingresa por teclado /logeo para el directorio de log</text:p>
          </text:list-item>
          <text:list-item>
            <text:p text:style-name="P65">Se ingresa por teclado log o .log. para la extensión de log </text:p>
          </text:list-item>
        </text:list>
        <text:list xml:id="list114411775" text:continue-list="list2005379301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Ingrese la extensión para los archivos de log: (.log) </text:p>
        <text:p text:style-name="P26">log </text:p>
        <text:p text:style-name="P26">error en el formato de extensión ingresado, se espera empiece con punto y termine con caracter alfa-numerico </text:p>
        <text:p text:style-name="P26">Ingrese la extensión para los archivos de log: (.log) </text:p>
        <text:p text:style-name="P26">.log. </text:p>
        <text:p text:style-name="P26">error en el formato de extensión ingresado, se espera empiece con punto y termine con caracter alfa-numerico </text:p>
        <text:p text:style-name="P26">Ingrese la extensión para los archivos de log: (.log)”</text:p>
        <text:p text:style-name="P23"/>
        <text:p text:style-name="P21">Observaciones:</text:p>
        <text:p text:style-name="P21"/>
        <text:p text:style-name="P24">Caso 12:</text:p>
        <text:p text:style-name="P24"/>
        <text:p text:style-name="Standard"><text:span text:style-name="T4">Descripción:</text:span><text:span text:style-name="T5"> Instalar</text:span><text:span text:style-name="T3">C. </text:span><text:span text:style-name="T5">Se ingresan todos los valores de configuración a setear de manera correcta. </text:span></text:p>
        <text:p text:style-name="P23"/>
        <text:p text:style-name="Standard"><text:span text:style-name="T4">Pasos:</text:span><text:span text:style-name="T5"> </text:span></text:p>
        <text:list xml:id="list355784273" text:continue-list="list78926296" text:style-name="L2">
          <text:list-item text:start-value="1">
            <text:p text:style-name="P65">Ejecutar el comando InstalarC: InstalarC</text:p>
          </text:list-item>
          <text:list-item>
            <text:p text:style-name="P65">Aceptar los términos legales presionando a o aceptar, y enter</text:p>
          </text:list-item>
          <text:list-item>
            <text:p text:style-name="P65">Se ingresa por teclado /entradas el path de arribo</text:p>
          </text:list-item>
          <text:list-item>
            <text:p text:style-name="P65">Se ingresa por teclado 80 de tamaño mínimo para datos externos</text:p>
          </text:list-item>
          <text:list-item>
            <text:p text:style-name="P65"><text:soft-page-break/>Se ingresa por teclado /ejecutables para el subdirectorio de ejecutables</text:p>
          </text:list-item>
          <text:list-item>
            <text:p text:style-name="P65">Se ingresa por teclado /logeo para el directorio de log</text:p>
          </text:list-item>
          <text:list-item>
            <text:p text:style-name="P65">Se ingresa por teclado .logeo para la extensión de los archivos de log</text:p>
          </text:list-item>
          <text:list-item>
            <text:p text:style-name="P65">Se ingresa por teclado 500 para el tamaño máximo de los archivos de log</text:p>
          </text:list-item>
        </text:list>
        <text:list xml:id="list2132058513" text:continue-list="list114411775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**************************************************************** </text:p>
        <text:p text:style-name="P26">* </text:p>
        <text:p text:style-name="P26">*<text:tab/>Parámetros de instalación del paquete Consultar<text:tab/><text:tab/>* </text:p>
        <text:p text:style-name="P26">**************************************************************** </text:p>
        <text:p text:style-name="P26">* </text:p>
        <text:p text:style-name="P26">Directorio de trabajo: $GRUPO</text:p>
        <text:p text:style-name="P26">Directorio de instalación: $GRUPO/inst </text:p>
        <text:p text:style-name="P26">Directorio de configuración: $GRUPO/conf </text:p>
        <text:p text:style-name="P26">Directorio de datos maestros: $GRUPO/mae </text:p>
        <text:p text:style-name="P26">Directorio de ejecutables: /ejecutables </text:p>
        <text:p text:style-name="P26">Librería de funciones: $GRUPO/lib </text:p>
        <text:p text:style-name="P26">Directorio de arribos: /entradas </text:p>
        <text:p text:style-name="P26">Espacio mínimo reservado en : 80 MB </text:p>
        <text:p text:style-name="P26">Directorio para los archivos de Log: /logeo </text:p>
        <text:p text:style-name="P26">Extensión para los archivos de Log: logeo </text:p>
        <text:p text:style-name="P26">Tamaño máximo para los archivos de Log: 500 KB </text:p>
        <text:p text:style-name="P26">Log de la instalación: $GRUPO/inst </text:p>
        <text:p text:style-name="P26">Si los datos ingresados son correctos de ENTER para continuar, si </text:p>
        <text:p text:style-name="P26">desea modificar algún parámetro oprima cualquier tecla para reiniciar”</text:p>
        <text:p text:style-name="P23"/>
        <text:p text:style-name="P21">Observaciones:</text:p>
        <text:p text:style-name="P21"/>
        <text:p text:style-name="P24">Caso 13:</text:p>
        <text:p text:style-name="P24"/>
        <text:p text:style-name="Standard"><text:span text:style-name="T4">Descripción:</text:span><text:span text:style-name="T5"> Instalar</text:span><text:span text:style-name="T3">C. </text:span><text:span text:style-name="T5">Faltan los archivos maestros no obligatorio encuestas.mae, preguntas.mae y encuestadores.mae en la carpeta inst. </text:span></text:p>
        <text:p text:style-name="P23"/>
        <text:p text:style-name="Standard"><text:span text:style-name="T4">Pasos:</text:span><text:span text:style-name="T5"> </text:span></text:p>
        <text:list xml:id="list257783884" text:continue-list="list355784273" text:style-name="L2">
          <text:list-item text:start-value="1">
            <text:p text:style-name="P65">Ejecutar el comando InstalarC: InstalarC</text:p>
          </text:list-item>
          <text:list-item>
            <text:p text:style-name="P65">Aceptar los términos legales presionando a o aceptar, y enter</text:p>
          </text:list-item>
          <text:list-item>
            <text:p text:style-name="P65">Se ingresa por teclado /entradas el path de arribo</text:p>
          </text:list-item>
          <text:list-item>
            <text:p text:style-name="P65">Se ingresa por teclado 80 de tamaño mínimo para datos externos</text:p>
          </text:list-item>
          <text:list-item>
            <text:p text:style-name="P65">Se ingresa por teclado /ejecutables para el subdirectorio de ejecutables</text:p>
          </text:list-item>
          <text:list-item>
            <text:p text:style-name="P65">Se ingresa por teclado /logeo para el directorio de log</text:p>
          </text:list-item>
          <text:list-item>
            <text:p text:style-name="P65">Se ingresa por teclado .logeo para la extensión de los archivos de log</text:p>
          </text:list-item>
          <text:list-item>
            <text:p text:style-name="P65">Se ingresa por teclado 500 para el tamaño máximo de los archivos de log</text:p>
          </text:list-item>
          <text:list-item>
            <text:p text:style-name="P65">Se presiona enter para iniciar la instalación</text:p>
          </text:list-item>
          <text:list-item>
            <text:p text:style-name="P65">Se ingresa si por teclado para confirmar el inicio de instalación</text:p>
          </text:list-item>
        </text:list>
        <text:p text:style-name="P21"/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Creando estructuras de Directorio....... </text:p>
        <text:p text:style-name="P26">moviendo archivos.... </text:p>
        <text:p text:style-name="P26"><text:soft-page-break/>Advertencia en la instalación, no se puede encontrar el archivo encuestas.mae </text:p>
        <text:p text:style-name="P26">Advertencia en la instalación, no se puede encontrar el archivo preguntas.mae </text:p>
        <text:p text:style-name="P26">Advertencia en la instalación, no se puede encontrar el archivo encuestadores.mae </text:p>
        <text:p text:style-name="P26">******************************************************** </text:p>
        <text:p text:style-name="P26">* <text:s text:c="5"/>Sistema Consultar Copyright SisOp (c)2011 <text:s text:c="6"/>* </text:p>
        <text:p text:style-name="P26">******************************************************** </text:p>
        <text:p text:style-name="P26">*Se encuentran instalados los siguientes componentes: <text:s/>* </text:p>
        <text:p text:style-name="P26"/>
        <text:p text:style-name="P26">*iniciarC dd/mm/aaaa <text:s/>hh:mm:ss usuario* </text:p>
        <text:p text:style-name="P26">*detectarC dd/mm/aaaa <text:s/>hh:mm:ss usuario* </text:p>
        <text:p text:style-name="P26">*sumarC dd/mm/aaaa <text:s/>hh:mm:ss usuario* </text:p>
        <text:p text:style-name="P26">*listarC dd/mm/aaaa <text:s/>hh:mm:ss usuario* </text:p>
        <text:p text:style-name="P26">*Falta instalar los siguientes componentes: <text:s text:c="11"/>* </text:p>
        <text:p text:style-name="P26"/>
        <text:p text:style-name="P26">******************************************************** </text:p>
        <text:p text:style-name="P26">* FIN del proceso de Instalación Copyright SisOp (c)2011<text:tab/>* </text:p>
        <text:p text:style-name="P26">***************************************************************** ”</text:p>
        <text:p text:style-name="P23"/>
        <text:p text:style-name="P21">Observaciones:</text:p>
        <text:p text:style-name="P21"/>
        <text:p text:style-name="P24">Caso 14:</text:p>
        <text:p text:style-name="P24"/>
        <text:p text:style-name="Standard"><text:span text:style-name="T4">Descripción:</text:span><text:span text:style-name="T5"> Instalar</text:span><text:span text:style-name="T3">C. </text:span><text:span text:style-name="T5">Falta de algún archivo obligatorio para la instalación en la carpeta inst. En este caso iniciarC </text:span></text:p>
        <text:p text:style-name="P23"/>
        <text:p text:style-name="Standard"><text:span text:style-name="T4">Pasos:</text:span><text:span text:style-name="T5"> </text:span></text:p>
        <text:list xml:id="list1913647641" text:continue-list="list257783884" text:style-name="L2">
          <text:list-item text:start-value="1">
            <text:p text:style-name="P65">Ejecutar el comando InstalarC: InstalarC</text:p>
          </text:list-item>
          <text:list-item>
            <text:p text:style-name="P65">Aceptar los términos legales presionando a o aceptar, y enter</text:p>
          </text:list-item>
          <text:list-item>
            <text:p text:style-name="P65">Se ingresa por teclado /entradas el path de arribo</text:p>
          </text:list-item>
          <text:list-item>
            <text:p text:style-name="P65">Se ingresa por teclado 80 de tamaño mínimo para datos externos</text:p>
          </text:list-item>
          <text:list-item>
            <text:p text:style-name="P65">Se ingresa por teclado /ejecutables para el subdirectorio de ejecutables</text:p>
          </text:list-item>
          <text:list-item>
            <text:p text:style-name="P65">Se ingresa por teclado /logeo para el directorio de log</text:p>
          </text:list-item>
          <text:list-item>
            <text:p text:style-name="P65">Se ingresa por teclado .logeo para la extensión de los archivos de log</text:p>
          </text:list-item>
          <text:list-item>
            <text:p text:style-name="P65">Se ingresa por teclado 500 para el tamaño máximo de los archivos de log</text:p>
          </text:list-item>
          <text:list-item>
            <text:p text:style-name="P65">Se presiona enter para iniciar la instalación</text:p>
          </text:list-item>
          <text:list-item>
            <text:p text:style-name="P65">Se ingresa si por teclado para confirmar el inicio de instalación</text:p>
          </text:list-item>
        </text:list>
        <text:p text:style-name="P21"/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Creando estructuras de Directorio....... </text:p>
        <text:p text:style-name="P26">moviendo archivos.... </text:p>
        <text:p text:style-name="P26">Error severo en la instalación, no se puede encontrar el archivo de comando iniciarC. Instalación corrompida, consulte a su proveedor </text:p>
        <text:p text:style-name="P26">Proceso de instalación cancelado”</text:p>
        <text:p text:style-name="P23"/>
        <text:p text:style-name="P21">Observaciones:</text:p>
        <text:p text:style-name="P21"/>
        <text:p text:style-name="P24">Caso 15:</text:p>
        <text:p text:style-name="P24"/>
        <text:p text:style-name="Standard"><text:soft-page-break/><text:span text:style-name="T4">Descripción:</text:span><text:span text:style-name="T5"> Instalar</text:span><text:span text:style-name="T3">C. </text:span><text:span text:style-name="T5">Finaliza exitosamente la instalación completa. </text:span></text:p>
        <text:p text:style-name="P23"/>
        <text:p text:style-name="Standard"><text:span text:style-name="T4">Pasos:</text:span><text:span text:style-name="T5"> </text:span></text:p>
        <text:list xml:id="list1955241254" text:continue-list="list1913647641" text:style-name="L2">
          <text:list-item text:start-value="1">
            <text:p text:style-name="P65">Ejecutar el comando InstalarC: InstalarC</text:p>
          </text:list-item>
          <text:list-item>
            <text:p text:style-name="P65">Aceptar los términos legales presionando a o aceptar, y enter</text:p>
          </text:list-item>
          <text:list-item>
            <text:p text:style-name="P65">Se ingresa por teclado /entradas el path de arribo</text:p>
          </text:list-item>
          <text:list-item>
            <text:p text:style-name="P65">Se ingresa por teclado 80 de tamaño mínimo para datos externos</text:p>
          </text:list-item>
          <text:list-item>
            <text:p text:style-name="P65">Se ingresa por teclado /ejecutables para el subdirectorio de ejecutables</text:p>
          </text:list-item>
          <text:list-item>
            <text:p text:style-name="P65">Se ingresa por teclado /logeo para el directorio de log</text:p>
          </text:list-item>
          <text:list-item>
            <text:p text:style-name="P65">Se ingresa por teclado .logeo para la extensión de los archivos de log</text:p>
          </text:list-item>
          <text:list-item>
            <text:p text:style-name="P65">Se ingresa por teclado 500 para el tamaño máximo de los archivos de log</text:p>
          </text:list-item>
          <text:list-item>
            <text:p text:style-name="P65">Se presiona enter para iniciar la instalación</text:p>
          </text:list-item>
          <text:list-item>
            <text:p text:style-name="P65">Se ingresa si por teclado para confirmar el inicio de instalación</text:p>
          </text:list-item>
        </text:list>
        <text:p text:style-name="P21"/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Creando estructuras de Directorio....... </text:p>
        <text:p text:style-name="P26">moviendo archivos.... </text:p>
        <text:p text:style-name="P26">******************************************************** </text:p>
        <text:p text:style-name="P26">* <text:s text:c="5"/>Sistema Consultar Copyright SisOp (c)2011 <text:s text:c="6"/>* </text:p>
        <text:p text:style-name="P26">******************************************************** </text:p>
        <text:p text:style-name="P26">*Se encuentran instalados los siguientes componentes: <text:s/>* </text:p>
        <text:p text:style-name="P26"/>
        <text:p text:style-name="P26">*iniciarC dd/mm/aaaa <text:s/>hh:mm:ss usuario* </text:p>
        <text:p text:style-name="P26">*detectarC dd/mm/aaaa <text:s/>hh:mm:ss usuario* </text:p>
        <text:p text:style-name="P26">*sumarC dd/mm/aaaa <text:s/>hh:mm:ss usuario* </text:p>
        <text:p text:style-name="P26">*listarC dd/mm/aaaa <text:s/>hh:mm:ss usuario* </text:p>
        <text:p text:style-name="P26">*Falta instalar los siguientes componentes: <text:s text:c="11"/>* </text:p>
        <text:p text:style-name="P26"/>
        <text:p text:style-name="P26">******************************************************** </text:p>
        <text:p text:style-name="P26">* FIN del proceso de Instalación Copyright SisOp (c)2011<text:tab/>* </text:p>
        <text:p text:style-name="P26">***************************************************************** ”</text:p>
        <text:p text:style-name="P23"/>
        <text:p text:style-name="P21">Observaciones:</text:p>
        <text:p text:style-name="P21"/>
        <text:p text:style-name="P21"/>
        <text:p text:style-name="P21"/>
        <text:p text:style-name="P24">Caso 16:</text:p>
        <text:p text:style-name="P24"/>
        <text:p text:style-name="Standard"><text:span text:style-name="T4">Descripción:</text:span><text:span text:style-name="T3"> InstalarC. </text:span><text:span text:style-name="T5">Se instala por segunda vez, sobre una instalación completa. </text:span></text:p>
        <text:p text:style-name="P23"/>
        <text:p text:style-name="Standard"><text:span text:style-name="T4">Pasos:</text:span><text:span text:style-name="T5"> </text:span></text:p>
        <text:list xml:id="list1267170698" text:continue-list="list1955241254" text:style-name="L2">
          <text:list-item text:start-value="1">
            <text:p text:style-name="P65">Ejecutar el caso 15</text:p>
          </text:list-item>
          <text:list-item>
            <text:p text:style-name="P65">Ejecutar el comando InstalarC: InstalarC</text:p>
            <text:p text:style-name="P65"/>
          </text:list-item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******************************************************** </text:p>
        <text:p text:style-name="P26">* <text:s text:c="5"/>Sistema Consultar Copyright SisOp (c)2011 <text:s text:c="6"/>* </text:p>
        <text:p text:style-name="P26">******************************************************** </text:p>
        <text:p text:style-name="P26"><text:soft-page-break/>*Se encuentran instalados los siguientes componentes: <text:s/>* </text:p>
        <text:p text:style-name="P26"/>
        <text:p text:style-name="P26">*iniciarC dd/mm/aaaa <text:s/>hh:mm:ss usuario* </text:p>
        <text:p text:style-name="P26">*detectarC dd/mm/aaaa <text:s/>hh:mm:ss usuario* </text:p>
        <text:p text:style-name="P26">*sumarC dd/mm/aaaa <text:s/>hh:mm:ss usuario* </text:p>
        <text:p text:style-name="P26">*listarC dd/mm/aaaa <text:s/>hh:mm:ss usuario* </text:p>
        <text:p text:style-name="P26">******************************************************** </text:p>
        <text:p text:style-name="P26">Proceso de instalación cancelado ”</text:p>
        <text:p text:style-name="P23"/>
        <text:p text:style-name="P21">Observaciones:</text:p>
        <text:p text:style-name="P21"/>
        <text:p text:style-name="P24">Caso 17:</text:p>
        <text:p text:style-name="P24"/>
        <text:p text:style-name="Standard"><text:span text:style-name="T4">Descripción:</text:span><text:span text:style-name="T3"> InstalarC. </text:span><text:span text:style-name="T5">Se instala por segunda vez, sobre una instalación a la que se le elimino el ejecutable de detectarC. </text:span></text:p>
        <text:p text:style-name="P23"/>
        <text:p text:style-name="Standard"><text:span text:style-name="T4">Pasos:</text:span><text:span text:style-name="T5"> </text:span></text:p>
        <text:list xml:id="list595171680" text:continue-list="list1267170698" text:style-name="L2">
          <text:list-item text:start-value="1">
            <text:p text:style-name="P65">Ejecutar el caso 15</text:p>
          </text:list-item>
          <text:list-item>
            <text:p text:style-name="P65">Eliminar el detectarC de los ejecutables</text:p>
          </text:list-item>
          <text:list-item>
            <text:p text:style-name="P65">Ejecutar el comando InstalarC: InstalarC</text:p>
            <text:p text:style-name="P65"/>
          </text:list-item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******************************************************** </text:p>
        <text:p text:style-name="P26">* <text:s text:c="5"/>Sistema Consultar Copyright SisOp (c)2011 <text:s text:c="6"/>* </text:p>
        <text:p text:style-name="P26">******************************************************** </text:p>
        <text:p text:style-name="P26">*Se encuentran instalados los siguientes componentes: <text:s/>* </text:p>
        <text:p text:style-name="P26"/>
        <text:p text:style-name="P26">*iniciarC dd/mm/aaaa <text:s/>hh:mm:ss usuario* </text:p>
        <text:p text:style-name="P26">*sumarC dd/mm/aaaa <text:s/>hh:mm:ss usuario* </text:p>
        <text:p text:style-name="P26">*listarC dd/mm/aaaa <text:s/>hh:mm:ss usuario* </text:p>
        <text:p text:style-name="P26">*Falta instalar los siguientes componentes: <text:s text:c="11"/>* </text:p>
        <text:p text:style-name="P26"/>
        <text:p text:style-name="P26">*detectarC </text:p>
        <text:p text:style-name="P26">******************************************************** </text:p>
        <text:p text:style-name="P26">Se propone la instalación de los componentes faltantes, con las variables de instalación </text:p>
        <text:p text:style-name="P26">siguientes, predefinidas en el archivo de configuración : </text:p>
        <text:p text:style-name="P26">CURRDIR = $GRUPO</text:p>
        <text:p text:style-name="P26">CONFDIR = $GRUPO/conf </text:p>
        <text:p text:style-name="P26">DATAMAE = $GRUPO/mae </text:p>
        <text:p text:style-name="P26">LIBDIR = $GRUPO/lib </text:p>
        <text:p text:style-name="P26">BINDIR = /ejecutables </text:p>
        <text:p text:style-name="P26">ARRIDIR = /entradas </text:p>
        <text:p text:style-name="P26">DATASIZE = 80 Mb </text:p>
        <text:p text:style-name="P26">LOGDIR = /logeo </text:p>
        <text:p text:style-name="P26">LOGEXT = logeo </text:p>
        <text:p text:style-name="P26">MAXLOGSIZE = 500 Kb </text:p>
        <text:p text:style-name="P26">INICIARU = usuario </text:p>
        <text:p text:style-name="P26">INICIARF = dd/mm/aaaa <text:s/>hh:mm:ss</text:p>
        <text:p text:style-name="P26">DETECTARU = usuario </text:p>
        <text:p text:style-name="P26"><text:soft-page-break/>DETECTARF = dd/mm/aaaa <text:s/>hh:mm:ss</text:p>
        <text:p text:style-name="P26">SUMARU = usuario </text:p>
        <text:p text:style-name="P26">SUMARF = dd/mm/aaaa <text:s/>hh:mm:ss</text:p>
        <text:p text:style-name="P26">LISTARU = usuario </text:p>
        <text:p text:style-name="P26">LISTARF =dd/mm/aaaa <text:s/>hh:mm:ss</text:p>
        <text:p text:style-name="P26">reservada </text:p>
        <text:p text:style-name="P26">reservada </text:p>
        <text:p text:style-name="P26">¿acepta completar la instalación?(Si/No)”</text:p>
        <text:p text:style-name="P23"/>
        <text:p text:style-name="P21">Observaciones:</text:p>
        <text:p text:style-name="P21"/>
        <text:p text:style-name="P24">Caso 18:</text:p>
        <text:p text:style-name="P24"/>
        <text:p text:style-name="Standard"><text:span text:style-name="T4">Descripción:</text:span><text:span text:style-name="T3"> InstalarC. </text:span><text:span text:style-name="T5">Se instala por segunda vez, sobre una instalación a la que se le elimino el ejecutable de detectarC. Y no se acepta completar la instalación</text:span></text:p>
        <text:p text:style-name="P23"/>
        <text:p text:style-name="Standard"><text:span text:style-name="T4">Pasos:</text:span><text:span text:style-name="T5"> </text:span></text:p>
        <text:list xml:id="list1674946165" text:continue-list="list595171680" text:style-name="L2">
          <text:list-item text:start-value="1">
            <text:p text:style-name="P65">Ejecutar el caso 15</text:p>
          </text:list-item>
          <text:list-item>
            <text:p text:style-name="P65">Eliminar el detectarC de los ejecutables</text:p>
          </text:list-item>
          <text:list-item>
            <text:p text:style-name="P65">Ejecutar el comando InstalarC: InstalarC</text:p>
          </text:list-item>
          <text:list-item>
            <text:p text:style-name="P65">Se ingresa por teclado no, rechazando completar la instalación</text:p>
            <text:p text:style-name="P65"/>
          </text:list-item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/text:p>
        <text:p text:style-name="P26">“¿acepta completar la instalación?(Si/No) </text:p>
        <text:p text:style-name="P26">no </text:p>
        <text:p text:style-name="P26">¿desea iniciar una instalación completa nueva?(Si/No) ”</text:p>
        <text:p text:style-name="P23"/>
        <text:p text:style-name="P21">Observaciones:</text:p>
        <text:p text:style-name="P24"/>
        <text:h text:style-name="Heading_20_2" text:outline-level="2"><text:span text:style-name="T16">Casos</text:span><text:span text:style-name="T23"> </text:span><text:span text:style-name="T16">iniciarC</text:span></text:h>
        <text:p text:style-name="P25"/>
        <text:p text:style-name="P24">Caso 1:</text:p>
        <text:p text:style-name="P24"/>
        <text:p text:style-name="Standard"><text:span text:style-name="T4">Descripción:</text:span><text:span text:style-name="T5"> </text:span><text:span text:style-name="T3">iniciarC. </text:span><text:span text:style-name="T5">Cantidad incorrecta de parámetros </text:span></text:p>
        <text:p text:style-name="P23"/>
        <text:p text:style-name="Standard"><text:span text:style-name="T4">Pasos:</text:span><text:span text:style-name="T5"> </text:span></text:p>
        <text:list xml:id="list1665353855" text:continue-list="list2132058513" text:style-name="WW8Num4">
          <text:list-item>
            <text:p text:style-name="P63">Ejecutar el comando iniciarC : . iniciarC –h --help</text:p>
            <text:p text:style-name="P63"/>
          </text:list-item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“Cantidad erronea de parámetros, pruebe con -h. ”</text:span></text:p>
        <text:p text:style-name="P23"/>
        <text:p text:style-name="P21">Observaciones:</text:p>
        <text:p text:style-name="P25"/>
        <text:p text:style-name="P25"/>
        <text:p text:style-name="P24">Caso 2:</text:p>
        <text:p text:style-name="P25"/>
        <text:p text:style-name="Standard"><text:span text:style-name="T4">Descripción:</text:span><text:span text:style-name="T5"> </text:span><text:span text:style-name="T3">iniciarC. </text:span><text:span text:style-name="T5">Cantidad correcta de parámetros, pero invalido. </text:span></text:p>
        <text:p text:style-name="P23"/>
        <text:p text:style-name="Standard"><text:soft-page-break/><text:span text:style-name="T4">Pasos:</text:span><text:span text:style-name="T5"> </text:span></text:p>
        <text:list xml:id="list1421503857" text:style-name="L3">
          <text:list-item>
            <text:p text:style-name="P66">Ejecutar el comando iniciarC : . iniciarC –p</text:p>
          </text:list-item>
        </text:list>
        <text:list xml:id="list643786945" text:continue-list="list1665353855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“Parámetro invalido, pruebe con --help <text:s/>-h .”</text:span></text:p>
        <text:p text:style-name="P23"/>
        <text:p text:style-name="P21">Observaciones:</text:p>
        <text:p text:style-name="P25"/>
        <text:p text:style-name="P25"/>
        <text:p text:style-name="P24">Caso 3: </text:p>
        <text:p text:style-name="P24"/>
        <text:p text:style-name="Standard"><text:span text:style-name="T4">Descripción:</text:span><text:span text:style-name="T5"> </text:span><text:span text:style-name="T3">iniciarC. </text:span><text:span text:style-name="T5">Falta algún archivo ejecutable.</text:span></text:p>
        <text:p text:style-name="P23"/>
        <text:p text:style-name="P21">Pasos:</text:p>
        <text:list xml:id="list1677053390" text:style-name="L4">
          <text:list-item>
            <text:p text:style-name="P77">Borrar o renombrar alguno de los comandos en bin (ejemplo sumarC)</text:p>
          </text:list-item>
          <text:list-item>
            <text:p text:style-name="P67">Ejecutar el comando iniciarC : . iniciarC</text:p>
          </text:list-item>
        </text:list>
        <text:p text:style-name="P21"/>
        <text:list xml:id="list2040302653" text:continue-list="list643786945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:</text:span></text:p>
        <text:p text:style-name="P26"/>
        <text:p text:style-name="P26"><text:tab/><text:tab/>“No se pudo iniciar el sistema consultar: </text:p>
        <text:p text:style-name="P26"><text:tab/><text:tab/>Error en los comandos: sumarC </text:p>
        <text:p text:style-name="P26"/>
        <text:p text:style-name="P26"><text:tab/><text:tab/>Se aconseja reinstalar la aplicación.” </text:p>
        <text:p text:style-name="P23"/>
        <text:p text:style-name="P21">Observaciones:</text:p>
        <text:p text:style-name="P24"/>
        <text:p text:style-name="P24">Caso 4: </text:p>
        <text:p text:style-name="P24"/>
        <text:p text:style-name="Standard"><text:span text:style-name="T4">Descripción:</text:span><text:span text:style-name="T5"> </text:span><text:span text:style-name="T3">iniciarC. </text:span><text:span text:style-name="T5">Falta alguna librería</text:span></text:p>
        <text:p text:style-name="P23"/>
        <text:p text:style-name="P21">Pasos:</text:p>
        <text:list xml:id="list1700919476" text:style-name="L5">
          <text:list-item>
            <text:p text:style-name="P78">Borrar o renombrar alguno de las librerías en lib (ejemplo loguearC)</text:p>
          </text:list-item>
          <text:list-item>
            <text:p text:style-name="P68">Ejecutar el comando iniciarC : . iniciarC</text:p>
          </text:list-item>
        </text:list>
        <text:p text:style-name="P21"/>
        <text:list xml:id="list176697115" text:continue-list="list2040302653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:</text:span></text:p>
        <text:p text:style-name="P26"/>
        <text:p text:style-name="P26"><text:tab/><text:tab/>“No se pudo iniciar el sistema consultar: </text:p>
        <text:p text:style-name="P26"><text:tab/><text:tab/>Error en las librerías: loguearC </text:p>
        <text:p text:style-name="P26"/>
        <text:p text:style-name="P26"><text:tab/><text:tab/>Se aconseja reinstalar la aplicación. ” </text:p>
        <text:p text:style-name="P23"/>
        <text:p text:style-name="P21">Observaciones:</text:p>
        <text:p text:style-name="P24"/>
        <text:p text:style-name="P24">Caso 5: </text:p>
        <text:p text:style-name="P24"/>
        <text:p text:style-name="Standard"><text:span text:style-name="T4">Descripción:</text:span><text:span text:style-name="T5"> </text:span><text:span text:style-name="T3">iniciarC. </text:span><text:span text:style-name="T5">Falta algún archivo maestro.</text:span></text:p>
        <text:p text:style-name="P23"/>
        <text:p text:style-name="P21">Pasos:</text:p>
        <text:list xml:id="list1815071206" text:continue-list="list1700919476" text:style-name="L5">
          <text:list-item>
            <text:p text:style-name="P78"><text:soft-page-break/>Borrar o renombrar alguno de los maestros en mae (ejemplo preguntas.mae)</text:p>
          </text:list-item>
          <text:list-item>
            <text:p text:style-name="P68">Ejecutar el comando iniciarC : . iniciarC</text:p>
          </text:list-item>
        </text:list>
        <text:p text:style-name="P21"/>
        <text:list xml:id="list1491881836" text:continue-list="list176697115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:</text:span></text:p>
        <text:p text:style-name="P26"/>
        <text:p text:style-name="P26"><text:tab/><text:tab/>“No se pudo iniciar el sistema consultar: </text:p>
        <text:p text:style-name="P26"><text:tab/><text:tab/>Error en los archivos maestros: preguntas.mae </text:p>
        <text:p text:style-name="P26"/>
        <text:p text:style-name="P26"><text:tab/><text:tab/>Se aconseja reinstalar la aplicación. ” </text:p>
        <text:p text:style-name="P23"/>
        <text:p text:style-name="P21">Observaciones:</text:p>
        <text:p text:style-name="P24"/>
        <text:p text:style-name="P24">Caso 6: </text:p>
        <text:p text:style-name="P24"/>
        <text:p text:style-name="Standard"><text:span text:style-name="T4">Descripción:</text:span><text:span text:style-name="T5"> </text:span><text:span text:style-name="T3">iniciarC. Ejecución</text:span><text:span text:style-name="T5"> exitosa</text:span></text:p>
        <text:p text:style-name="P23"/>
        <text:p text:style-name="P21">Pasos:</text:p>
        <text:list xml:id="list1946261022" text:style-name="L6">
          <text:list-item>
            <text:p text:style-name="P79">Verificar que existan todos los comandos, librerías y maestros.</text:p>
          </text:list-item>
          <text:list-item>
            <text:p text:style-name="P69">Ejecutar el comando iniciarC : . iniciarC</text:p>
          </text:list-item>
        </text:list>
        <text:p text:style-name="P21"/>
        <text:list xml:id="list215649573" text:continue-list="list1491881836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un mensaje similar al siguente</text:span><text:span text:style-name="T7">:</text:span></text:p>
        <text:p text:style-name="P26"/>
        <text:p text:style-name="P26">“Inicialización del Ambiente Concluida </text:p>
        <text:p text:style-name="P26"/>
        <text:p text:style-name="P26">Ambiente: </text:p>
        <text:p text:style-name="P26">$CURRDIR :/home/pablo/Dropbox/Facu/SistemasOp/TP/grupo10 </text:p>
        <text:p text:style-name="P26">$ARRIDIR :/home/pablo/Dropbox/Facu/SistemasOp/TP/grupo10//arribos </text:p>
        <text:p text:style-name="P26">$PREPADIR :/home/pablo/Dropbox/Facu/SistemasOp/TP/grupo10/preparados </text:p>
        <text:p text:style-name="P26">$RECHADIR :/home/pablo/Dropbox/Facu/SistemasOp/TP/grupo10/rechazados </text:p>
        <text:p text:style-name="P26">$BINDIR :/home/pablo/Dropbox/Facu/SistemasOp/TP/grupo10//bin </text:p>
        <text:p text:style-name="P26">$DATAMAE :/home/pablo/Dropbox/Facu/SistemasOp/TP/grupo10/mae </text:p>
        <text:p text:style-name="P26">$LIBDIR :/home/pablo/Dropbox/Facu/SistemasOp/TP/grupo10/lib </text:p>
        <text:p text:style-name="P26">$LOGEXT :.log </text:p>
        <text:p text:style-name="P26">$LOGSIZE :409600 </text:p>
        <text:p text:style-name="P26"/>
        <text:p text:style-name="P26">Demonio corriendo bajo el Nro.: 5997 ” </text:p>
        <text:p text:style-name="P23"/>
        <text:p text:style-name="P21">Observaciones:</text:p>
        <text:p text:style-name="P21"/>
        <text:p text:style-name="P21"/>
        <text:p text:style-name="P24">Caso 7: </text:p>
        <text:p text:style-name="P24"/>
        <text:p text:style-name="Standard"><text:span text:style-name="T4">Descripción:</text:span><text:span text:style-name="T5"> </text:span><text:span text:style-name="T3">iniciarC. </text:span><text:span text:style-name="T5">Detecta a detectarC corriendo</text:span></text:p>
        <text:p text:style-name="P23"/>
        <text:p text:style-name="P21">Pasos:</text:p>
        <text:list xml:id="list148783480" text:style-name="L7">
          <text:list-item>
            <text:p text:style-name="P70">Ejecutar caso 6.</text:p>
          </text:list-item>
          <text:list-item>
            <text:p text:style-name="P70">Ejecutar el comando iniciarC : . iniciarC</text:p>
          </text:list-item>
          <text:list-item>
            <text:p text:style-name="P70"><text:soft-page-break/>Confirmar el reseteo de las variables.</text:p>
          </text:list-item>
        </text:list>
        <text:p text:style-name="P21"/>
        <text:list xml:id="list48258952" text:continue-list="list215649573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7">El mensaje es igual al de caso 6.</text:span></text:p>
        <text:p text:style-name="P23"/>
        <text:p text:style-name="P21">Observaciones:</text:p>
        <text:p text:style-name="P24"/>
        <text:h text:style-name="Heading_20_2" text:outline-level="2"><text:span text:style-name="T16">Casos</text:span><text:span text:style-name="T23"> </text:span><text:span text:style-name="T16">detectarC</text:span></text:h>
        <text:p text:style-name="P25"/>
        <text:p text:style-name="P24">Caso 1:</text:p>
        <text:p text:style-name="P24"/>
        <text:p text:style-name="Standard"><text:span text:style-name="T4">Descripción:</text:span><text:span text:style-name="T5"> </text:span><text:span text:style-name="T3">detectarC. </text:span><text:span text:style-name="T5">Cantidad incorrecta de parámetros </text:span></text:p>
        <text:p text:style-name="P23"/>
        <text:p text:style-name="Standard"><text:span text:style-name="T4">Pasos:</text:span><text:span text:style-name="T5"> </text:span></text:p>
        <text:list xml:id="list1921820086" text:continue-numbering="true" text:style-name="WW8Num4">
          <text:list-item>
            <text:p text:style-name="P63">Ejecutar el comando detectarC : detectarC –h --help</text:p>
            <text:p text:style-name="P63"/>
          </text:list-item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“Cantidad erronea de parámetros, pruebe con -h. ”</text:span></text:p>
        <text:p text:style-name="P23"/>
        <text:p text:style-name="P21">Observaciones:</text:p>
        <text:p text:style-name="P25"/>
        <text:p text:style-name="P25"/>
        <text:p text:style-name="P24">Caso 2:</text:p>
        <text:p text:style-name="P25"/>
        <text:p text:style-name="Standard"><text:span text:style-name="T4">Descripción:</text:span><text:span text:style-name="T5"> </text:span><text:span text:style-name="T3">detectarC. </text:span><text:span text:style-name="T5">Cantidad correcta de parámetros, pero invalido. </text:span></text:p>
        <text:p text:style-name="P23"/>
        <text:p text:style-name="Standard"><text:span text:style-name="T4">Pasos:</text:span><text:span text:style-name="T5"> </text:span></text:p>
        <text:list xml:id="list2116041955" text:style-name="L8">
          <text:list-item>
            <text:p text:style-name="P71">Ejecutar el comando detectarC : detectarC –p</text:p>
          </text:list-item>
        </text:list>
        <text:list xml:id="list683233949" text:continue-list="list1921820086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“Parámetro invalido, pruebe con --help <text:s/>-h .”</text:span></text:p>
        <text:p text:style-name="P23"/>
        <text:p text:style-name="P21">Observaciones:</text:p>
        <text:p text:style-name="P25"/>
        <text:p text:style-name="P25"/>
        <text:p text:style-name="P24">Caso 3:</text:p>
        <text:p text:style-name="P25"/>
        <text:p text:style-name="Standard"><text:span text:style-name="T4">Descripción:</text:span><text:span text:style-name="T5"> </text:span><text:span text:style-name="T3">detectarC. </text:span><text:span text:style-name="T5">Entorno no inicializado</text:span></text:p>
        <text:p text:style-name="P23"/>
        <text:p text:style-name="P21">Pasos:</text:p>
        <text:list xml:id="list380665285" text:style-name="L9">
          <text:list-item>
            <text:p text:style-name="P80">Abrir una nueva terminal <text:s/></text:p>
          </text:list-item>
          <text:list-item>
            <text:p text:style-name="P80">Ir hasta el directorio de ejecutables</text:p>
          </text:list-item>
          <text:list-item>
            <text:p text:style-name="P72">Ejecutar el comando detectarC : ./detectarC </text:p>
          </text:list-item>
        </text:list>
        <text:list xml:id="list1519498885" text:continue-list="list683233949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Se muestra por pantalla el mensaje </text:span><text:span text:style-name="T7">“Entorno no inicializado.”</text:span></text:p>
        <text:p text:style-name="P23"/>
        <text:p text:style-name="P21">Observaciones:</text:p>
        <text:p text:style-name="P25"/>
        <text:p text:style-name="P24"><text:soft-page-break/>Caso 4:</text:p>
        <text:p text:style-name="P25"/>
        <text:p text:style-name="Standard"><text:span text:style-name="T4">Descripción:</text:span><text:span text:style-name="T5"> </text:span><text:span text:style-name="T3">detectarC. </text:span><text:span text:style-name="T5">Archivo incorrecto (encuestador invalido)</text:span></text:p>
        <text:p text:style-name="P23"/>
        <text:p text:style-name="P21">Pasos:</text:p>
        <text:list xml:id="list1407341145" text:style-name="L10">
          <text:list-item>
            <text:p text:style-name="P73">Inicializar el entorno</text:p>
          </text:list-item>
          <text:list-item>
            <text:p text:style-name="P81">Copiar el archivo “homero.19890101” de la carpeta casos a arribos.</text:p>
          </text:list-item>
          <text:list-item>
            <text:p text:style-name="P73">Ejecutar el comando detectarC : detectarC o esperar a que pase de nuevo el demonio.</text:p>
          </text:list-item>
        </text:list>
        <text:list xml:id="list967742815" text:continue-list="list1519498885" text:style-name="WW8Num4">
          <text:list-header>
            <text:p text:style-name="P63"/>
          </text:list-header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7">El archivo <text:s/>homero. 19890101 se movió a la carpeta rechazados.</text:span></text:p>
        <text:p text:style-name="P23"/>
        <text:p text:style-name="P21">Observaciones:</text:p>
        <text:p text:style-name="P25"/>
        <text:p text:style-name="P24">Caso 5:</text:p>
        <text:p text:style-name="P25"/>
        <text:p text:style-name="Standard"><text:span text:style-name="T4">Descripción:</text:span><text:span text:style-name="T5"> </text:span><text:span text:style-name="T3">detectarC. </text:span><text:span text:style-name="T5">Archivo incorrecto (fecha fuera de rango)</text:span></text:p>
        <text:p text:style-name="P23"/>
        <text:p text:style-name="P21">Pasos:</text:p>
        <text:list xml:id="list1116217197" text:style-name="L11">
          <text:list-item>
            <text:p text:style-name="P74">Inicializar el entorno</text:p>
          </text:list-item>
          <text:list-item>
            <text:p text:style-name="P82">Copiar el archivo “bigote.19900505” de la carpeta casos a arribos.</text:p>
          </text:list-item>
          <text:list-item>
            <text:p text:style-name="P74">Ejecutar el comando detectarC : detectarC o esperar que pase de nuevo el demonio.</text:p>
          </text:list-item>
        </text:list>
        <text:list xml:id="list667340309" text:continue-list="list967742815" text:style-name="WW8Num4">
          <text:list-header>
            <text:p text:style-name="P63"/>
          </text:list-header>
        </text:list>
        <text:p text:style-name="P26">Resultado esperado: El archivo <text:s/>bigote.19900505 se movió a la carpeta rechazados.</text:p>
        <text:p text:style-name="P23"/>
        <text:p text:style-name="P21">Observaciones:</text:p>
        <text:p text:style-name="P21"/>
        <text:p text:style-name="P21"/>
        <text:p text:style-name="P24">Caso 6:</text:p>
        <text:p text:style-name="P25"/>
        <text:p text:style-name="Standard"><text:span text:style-name="T4">Descripción:</text:span><text:span text:style-name="T5"> </text:span><text:span text:style-name="T3">detectarC. </text:span><text:span text:style-name="T5">Archivo incorrecto (fecha mayor a hoy)</text:span></text:p>
        <text:p text:style-name="P23"/>
        <text:p text:style-name="P21">Pasos:</text:p>
        <text:list xml:id="list1735329724" text:style-name="L12">
          <text:list-item>
            <text:p text:style-name="P75">Inicializar el entorno</text:p>
          </text:list-item>
          <text:list-item>
            <text:p text:style-name="P83">Copiar el archivo “estepano.20200202” de la carpeta casos a arribos.</text:p>
          </text:list-item>
          <text:list-item>
            <text:p text:style-name="P75">Ejecutar el comando detectarC : ./detectarC o esperar que pase de nuevo el demonio.</text:p>
          </text:list-item>
        </text:list>
        <text:list xml:id="list783917641" text:continue-list="list667340309" text:style-name="WW8Num4">
          <text:list-header>
            <text:p text:style-name="P63"/>
          </text:list-header>
        </text:list>
        <text:p text:style-name="P26">Resultado esperado: El archivo <text:s/>estepano.20200202 se movió a la carpeta rechazados.</text:p>
        <text:p text:style-name="P23"/>
        <text:p text:style-name="P21">Observaciones:</text:p>
        <text:p text:style-name="P21"/>
        <text:p text:style-name="P24">Caso 7:</text:p>
        <text:p text:style-name="P25"/>
        <text:p text:style-name="Standard"><text:span text:style-name="T4">Descripción:</text:span><text:span text:style-name="T5"> </text:span><text:span text:style-name="T3">detectarC. </text:span><text:span text:style-name="T5">Archivo Correcto.</text:span></text:p>
        <text:p text:style-name="P23"/>
        <text:p text:style-name="P21"><text:soft-page-break/>Pasos:</text:p>
        <text:list xml:id="list605509656" text:style-name="L13">
          <text:list-item>
            <text:p text:style-name="P84">Copiar el archivo “andrea.19870814” de la carpeta casos a arribos.</text:p>
          </text:list-item>
          <text:list-item>
            <text:p text:style-name="P76">Ejecutar el comando detectarC : ./detectarC o esperar que pase de nuevo el demonio.</text:p>
          </text:list-item>
        </text:list>
        <text:list xml:id="list1437990049" text:continue-list="list783917641" text:style-name="WW8Num4">
          <text:list-header>
            <text:p text:style-name="P63"/>
          </text:list-header>
        </text:list>
        <text:p text:style-name="P26">Resultado esperado: El archivo <text:s/>andrea.19870814 se movió a la carpeta preparados y se llamo a comando sumarC.</text:p>
        <text:p text:style-name="P23"/>
        <text:p text:style-name="P21">Observaciones:</text:p>
        <text:p text:style-name="P21"/>
        <text:h text:style-name="Heading_20_2" text:outline-level="2"><text:span text:style-name="T16">Casos</text:span><text:span text:style-name="T23"> </text:span><text:span text:style-name="T16">sumarC</text:span></text:h>
        <text:p text:style-name="P25"/>
        <text:p text:style-name="P29">Caso<text:span text:style-name="T49"> </text:span>1</text:p>
        <text:p text:style-name="P27">Descripción:<text:span text:style-name="T49"> </text:span>Invocación<text:span text:style-name="T49"> </text:span>incorrecta<text:span text:style-name="T49"> </text:span>del<text:span text:style-name="T49"> </text:span>comando<text:span text:style-name="T49"> </text:span>mediante<text:span text:style-name="T49"> </text:span>una<text:span text:style-name="T49"> </text:span>opción<text:span text:style-name="T49"> </text:span>inválida<text:span text:style-name="T49"> </text:span>(-j).</text:p>
        <text:p text:style-name="P27">Pasos:</text:p>
        <text:list xml:id="list1650735895" text:style-name="WW8Num27">
          <text:list-item>
            <text:p text:style-name="P85">Iniciar<text:span text:style-name="T49"> </text:span>correctamente<text:span text:style-name="T49"> </text:span>el<text:span text:style-name="T49"> </text:span>ambiente.</text:p>
          </text:list-item>
          <text:list-item>
            <text:p text:style-name="P85">Invocar<text:span text:style-name="T49"> </text:span>al<text:span text:style-name="T49"> </text:span>comando<text:span text:style-name="T49"> </text:span>como<text:span text:style-name="T49"> </text:span>sumarC<text:span text:style-name="T49"> –</text:span>j.</text:p>
          </text:list-item>
        </text:list>
        <text:p text:style-name="P34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n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y</text:span><text:span text:style-name="T10"> </text:span><text:span text:style-name="T8">se</text:span><text:span text:style-name="T10"> </text:span><text:span text:style-name="T8">graba</text:span><text:span text:style-name="T10"> </text:span><text:span text:style-name="T8">en</text:span><text:span text:style-name="T10"> </text:span><text:span text:style-name="T8">el</text:span><text:span text:style-name="T10"> </text:span><text:span text:style-name="T8">log</text:span><text:span text:style-name="T10"> </text:span><text:span text:style-name="T8">correspondiente</text:span><text:span text:style-name="T10"> </text:span><text:span text:style-name="T8">a</text:span><text:span text:style-name="T10"> </text:span><text:span text:style-name="T8">sumarC</text:span><text:span text:style-name="T10"> </text:span><text:span text:style-name="T8">un</text:span><text:span text:style-name="T10"> </text:span><text:span text:style-name="T8">mensaje</text:span><text:span text:style-name="T10"> </text:span><text:span text:style-name="T8">indicando</text:span><text:span text:style-name="T10"> </text:span><text:span text:style-name="T8">que</text:span><text:span text:style-name="T10"> </text:span><text:span text:style-name="T8">la</text:span><text:span text:style-name="T10"> </text:span><text:span text:style-name="T8">opción</text:span><text:span text:style-name="T10"> </text:span><text:span text:style-name="T8">es</text:span><text:span text:style-name="T10"> </text:span><text:span text:style-name="T8">incorrecta.</text:span><text:span text:style-name="T10"> </text:span><text:span text:style-name="T8">Se</text:span><text:span text:style-name="T10"> </text:span><text:span text:style-name="T8">retorna</text:span><text:span text:style-name="T10"> </text:span><text:span text:style-name="T8">un</text:span><text:span text:style-name="T10"> </text:span><text:span text:style-name="T8">código</text:span><text:span text:style-name="T10"> </text:span><text:span text:style-name="T8">distinto</text:span><text:span text:style-name="T10"> </text:span><text:span text:style-name="T8">a</text:span><text:span text:style-name="T10"> </text:span><text:span text:style-name="T8">0.</text:span></text:p>
        <text:p text:style-name="P27"/>
        <text:p text:style-name="P29">Caso<text:span text:style-name="T49"> </text:span>2</text:p>
        <text:p text:style-name="P34"><text:span text:style-name="T8">Descripción:</text:span><text:span text:style-name="T10"> </text:span><text:span text:style-name="T8">Invocación</text:span><text:span text:style-name="T10"> </text:span><text:span text:style-name="T8">correcta</text:span><text:span text:style-name="T10"> </text:span><text:span text:style-name="T8">del</text:span><text:span text:style-name="T10"> </text:span><text:span text:style-name="T8">comando</text:span><text:span text:style-name="T10"> </text:span><text:span text:style-name="T8">y</text:span><text:span text:style-name="T10"> </text:span><text:span text:style-name="T8">efecto</text:span><text:span text:style-name="T10"> </text:span><text:span text:style-name="T8">sobre</text:span><text:span text:style-name="T10"> </text:span><text:span text:style-name="T8">distintos</text:span><text:span text:style-name="T10"> </text:span><text:span text:style-name="T8">archivos</text:span><text:span text:style-name="T10"> </text:span><text:span text:style-name="T8">de</text:span><text:span text:style-name="T10"> </text:span><text:span text:style-name="T8">encuestas,</text:span><text:span text:style-name="T10"> </text:span><text:span text:style-name="T8">tanto</text:span><text:span text:style-name="T10"> </text:span><text:span text:style-name="T8">bien</text:span><text:span text:style-name="T10"> </text:span><text:span text:style-name="T8">como</text:span><text:span text:style-name="T10"> </text:span><text:span text:style-name="T8">mal</text:span><text:span text:style-name="T10"> </text:span><text:span text:style-name="T8">formados.</text:span></text:p>
        <text:p text:style-name="P27">Pasos:</text:p>
        <text:list xml:id="list1266906065" text:style-name="WW8Num21">
          <text:list-item>
            <text:p text:style-name="P86">Iniciar<text:span text:style-name="T49"> </text:span>correctamente<text:span text:style-name="T49"> </text:span>el<text:span text:style-name="T49"> </text:span>ambiente.</text:p>
          </text:list-item>
          <text:list-item>
            <text:p text:style-name="P86">Ubicar<text:span text:style-name="T49"> </text:span>los<text:span text:style-name="T49"> </text:span>archivos<text:span text:style-name="T49"> </text:span>de<text:span text:style-name="T49"> </text:span>prueba<text:span text:style-name="T49"> </text:span>para<text:span text:style-name="T49"> </text:span>el<text:span text:style-name="T49"> </text:span>comando<text:span text:style-name="T49"> </text:span>sumarC<text:span text:style-name="T49"> </text:span>suministrados<text:span text:style-name="T49"> </text:span>en<text:span text:style-name="T49"> </text:span>la<text:span text:style-name="T49"> </text:span>carpeta<text:span text:style-name="T49"> </text:span>de<text:span text:style-name="T49"> </text:span>arribos.</text:p>
          </text:list-item>
          <text:list-item>
            <text:p text:style-name="P86">sumarC<text:span text:style-name="T49"> </text:span>será<text:span text:style-name="T49"> </text:span>invocado<text:span text:style-name="T49"> </text:span>automáticamente<text:span text:style-name="T49"> </text:span>por<text:span text:style-name="T49"> </text:span>el<text:span text:style-name="T49"> </text:span>comando<text:span text:style-name="T49"> </text:span>detectarC.<text:span text:style-name="T49"> </text:span></text:p>
          </text:list-item>
        </text:list>
        <text:p text:style-name="P27">Resultado<text:span text:style-name="T49"> </text:span>Esperado:<text:span text:style-name="T49"> </text:span></text:p>
        <text:list xml:id="list1912543100" text:style-name="WW8Num38"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tute.19900707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044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1045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faltan</text:span><text:span text:style-name="T10"> </text:span><text:span text:style-name="T8">registros</text:span><text:span text:style-name="T10"> </text:span><text:span text:style-name="T8">de</text:span><text:span text:style-name="T10"> </text:span><text:span text:style-name="T8">detalle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estepano.19891020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310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311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sobran</text:span><text:span text:style-name="T10"> </text:span><text:span text:style-name="T8">preguntas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roberto.19910114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500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501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falta</text:span><text:span text:style-name="T10"> </text:span><text:span text:style-name="T8">información</text:span><text:span text:style-name="T10"> </text:span><text:span text:style-name="T8">en</text:span><text:span text:style-name="T10"> </text:span><text:span text:style-name="T8">un</text:span><text:span text:style-name="T10"> </text:span><text:span text:style-name="T8">registro</text:span><text:span text:style-name="T10"> </text:span><text:span text:style-name="T8">de</text:span><text:span text:style-name="T10"> </text:span><text:span text:style-name="T8">detalle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pepe.19881204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600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601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falta</text:span><text:span text:style-name="T10"> </text:span><text:span text:style-name="T8">un</text:span><text:span text:style-name="T10"> </text:span><text:span text:style-name="T8">campo</text:span><text:span text:style-name="T10"> </text:span><text:span text:style-name="T8">obligatorio</text:span><text:span text:style-name="T10"> </text:span><text:span text:style-name="T8">en</text:span><text:span text:style-name="T10"> </text:span><text:span text:style-name="T8">el</text:span><text:span text:style-name="T10"> </text:span><text:span text:style-name="T8">registro</text:span><text:span text:style-name="T10"> </text:span><text:span text:style-name="T8">cabecera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nick.19911112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701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700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el</text:span><text:span text:style-name="T10"> </text:span><text:span text:style-name="T8">sitio</text:span><text:span text:style-name="T10"> </text:span><text:span text:style-name="T8">de</text:span><text:span text:style-name="T10"> </text:span><text:span text:style-name="T8">encuesta</text:span><text:span text:style-name="T10"> </text:span><text:span text:style-name="T8">es</text:span><text:span text:style-name="T10"> </text:span><text:span text:style-name="T8">inválido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nick.19911014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801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800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el</text:span><text:span text:style-name="T10"> </text:span><text:span text:style-name="T8">tipo</text:span><text:span text:style-name="T10"> </text:span><text:span text:style-name="T8">de</text:span><text:span text:style-name="T10"> </text:span><text:span text:style-name="T8">persona</text:span><text:span text:style-name="T10"> </text:span><text:span text:style-name="T8">es</text:span><text:span text:style-name="T10"> </text:span><text:span text:style-name="T8">inválido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julian.19910510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901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900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la</text:span><text:span text:style-name="T10"> </text:span><text:span text:style-name="T8">cabecera</text:span><text:span text:style-name="T10"> </text:span><text:span text:style-name="T8">tiene</text:span><text:span text:style-name="T10"> </text:span><text:span text:style-name="T8">menos</text:span><text:span text:style-name="T10"> </text:span><text:span text:style-name="T8">campos</text:span><text:span text:style-name="T10"> </text:span><text:span text:style-name="T8">que</text:span><text:span text:style-name="T10"> </text:span><text:span text:style-name="T8">los</text:span><text:span text:style-name="T10"> </text:span><text:span text:style-name="T8">necesarios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roberto.19900908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001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1000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un</text:span><text:span text:style-name="T10"> </text:span><text:span text:style-name="T8">registro</text:span><text:span text:style-name="T10"> </text:span><text:span text:style-name="T8">de</text:span><text:span text:style-name="T10"> </text:span><text:span text:style-name="T8">detalle</text:span><text:span text:style-name="T10"> </text:span><text:span text:style-name="T8">tiene</text:span><text:span text:style-name="T10"> </text:span><text:span text:style-name="T8">menos</text:span><text:span text:style-name="T10"> </text:span><text:span text:style-name="T8">campos</text:span><text:span text:style-name="T10"> </text:span><text:span text:style-name="T8">que</text:span><text:span text:style-name="T10"> </text:span><text:span text:style-name="T8">los</text:span><text:span text:style-name="T10"> </text:span><text:span text:style-name="T8">necesarios.</text:span></text:p>
          </text:list-item>
          <text:list-item>
            <text:p text:style-name="P103"><text:soft-page-break/><text:span text:style-name="T8">Del</text:span><text:span text:style-name="T10"> </text:span><text:span text:style-name="T8">archivo</text:span><text:span text:style-name="T10"> “</text:span><text:span text:style-name="T8">estepano.19890909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201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1200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la</text:span><text:span text:style-name="T10"> </text:span><text:span text:style-name="T8">modalidad</text:span><text:span text:style-name="T10"> </text:span><text:span text:style-name="T8">de</text:span><text:span text:style-name="T10"> </text:span><text:span text:style-name="T8">encuesta</text:span><text:span text:style-name="T10"> </text:span><text:span text:style-name="T8">es</text:span><text:span text:style-name="T10"> </text:span><text:span text:style-name="T8">inválida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cosmito.19870225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300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1301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carece</text:span><text:span text:style-name="T10"> </text:span><text:span text:style-name="T8">de</text:span><text:span text:style-name="T10"> </text:span><text:span text:style-name="T8">registro</text:span><text:span text:style-name="T10"> </text:span><text:span text:style-name="T8">cabecera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bigote.19880614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401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1400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el</text:span><text:span text:style-name="T10"> </text:span><text:span text:style-name="T8">código</text:span><text:span text:style-name="T10"> </text:span><text:span text:style-name="T8">de</text:span><text:span text:style-name="T10"> </text:span><text:span text:style-name="T8">encuesta</text:span><text:span text:style-name="T10"> </text:span><text:span text:style-name="T8">es</text:span><text:span text:style-name="T10"> </text:span><text:span text:style-name="T8">inexistente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bigote.19880909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501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1500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un</text:span><text:span text:style-name="T10"> </text:span><text:span text:style-name="T8">registro</text:span><text:span text:style-name="T10"> </text:span><text:span text:style-name="T8">detalle</text:span><text:span text:style-name="T10"> </text:span><text:span text:style-name="T8">tiene</text:span><text:span text:style-name="T10"> </text:span><text:span text:style-name="T8">un</text:span><text:span text:style-name="T10"> </text:span><text:span text:style-name="T8">numero</text:span><text:span text:style-name="T10"> </text:span><text:span text:style-name="T8">de</text:span><text:span text:style-name="T10"> </text:span><text:span text:style-name="T8">pregunta</text:span><text:span text:style-name="T10"> </text:span><text:span text:style-name="T8">inexistente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beto.19890416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600</text:span><text:span text:style-name="T10"> </text:span><text:span text:style-name="T8">es</text:span><text:span text:style-name="T10"> </text:span><text:span text:style-name="T8">aceptada,</text:span><text:span text:style-name="T10"> </text:span><text:span text:style-name="T8">aunque</text:span><text:span text:style-name="T10"> </text:span><text:span text:style-name="T8">posee</text:span><text:span text:style-name="T10"> </text:span><text:span text:style-name="T8">campos</text:span><text:span text:style-name="T10"> </text:span><text:span text:style-name="T8">extra</text:span><text:span text:style-name="T10"> </text:span><text:span text:style-name="T8">en</text:span><text:span text:style-name="T10"> </text:span><text:span text:style-name="T8">algunos</text:span><text:span text:style-name="T10"> </text:span><text:span text:style-name="T8">registros</text:span><text:span text:style-name="T10"> </text:span><text:span text:style-name="T8">de</text:span><text:span text:style-name="T10"> </text:span><text:span text:style-name="T8">detalle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andrea.19870814</text:span><text:span text:style-name="T10">”</text:span><text:span text:style-name="T8">,</text:span><text:span text:style-name="T10"> </text:span><text:span text:style-name="T8">ambas</text:span><text:span text:style-name="T10"> </text:span><text:span text:style-name="T8">encuestas</text:span><text:span text:style-name="T10"> </text:span><text:span text:style-name="T8">son</text:span><text:span text:style-name="T10"> </text:span><text:span text:style-name="T8">aceptadas.</text:span></text:p>
          </text:list-item>
          <text:list-item>
            <text:p text:style-name="P103"><text:span text:style-name="T8">Del</text:span><text:span text:style-name="T10"> </text:span><text:span text:style-name="T8">archivo</text:span><text:span text:style-name="T10"> “</text:span><text:span text:style-name="T8">pepe.19890910</text:span><text:span text:style-name="T10">”</text:span><text:span text:style-name="T8">,</text:span><text:span text:style-name="T10"> </text:span><text:span text:style-name="T8">la</text:span><text:span text:style-name="T10"> </text:span><text:span text:style-name="T8">encuesta</text:span><text:span text:style-name="T10"> </text:span><text:span text:style-name="T8">número</text:span><text:span text:style-name="T10"> </text:span><text:span text:style-name="T8">1022</text:span><text:span text:style-name="T10"> </text:span><text:span text:style-name="T8">es</text:span><text:span text:style-name="T10"> </text:span><text:span text:style-name="T8">aceptada,</text:span><text:span text:style-name="T10"> </text:span><text:span text:style-name="T8">la</text:span><text:span text:style-name="T10"> </text:span><text:span text:style-name="T8">1023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faltan</text:span><text:span text:style-name="T10"> </text:span><text:span text:style-name="T8">registros</text:span><text:span text:style-name="T10"> </text:span><text:span text:style-name="T8">de</text:span><text:span text:style-name="T10"> </text:span><text:span text:style-name="T8">detalle,</text:span><text:span text:style-name="T10"> </text:span><text:span text:style-name="T8">la</text:span><text:span text:style-name="T10"> </text:span><text:span text:style-name="T8">1024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no</text:span><text:span text:style-name="T10"> </text:span><text:span text:style-name="T8">posee</text:span><text:span text:style-name="T10"> </text:span><text:span text:style-name="T8">registro</text:span><text:span text:style-name="T10"> </text:span><text:span text:style-name="T8">cabecera,</text:span><text:span text:style-name="T10"> </text:span><text:span text:style-name="T8">la</text:span><text:span text:style-name="T10"> </text:span><text:span text:style-name="T8">1028</text:span><text:span text:style-name="T10"> </text:span><text:span text:style-name="T8">rechazada</text:span><text:span text:style-name="T10"> </text:span><text:span text:style-name="T8">pues</text:span><text:span text:style-name="T10"> </text:span><text:span text:style-name="T8">no</text:span><text:span text:style-name="T10"> </text:span><text:span text:style-name="T8">se</text:span><text:span text:style-name="T10"> </text:span><text:span text:style-name="T8">detalla</text:span><text:span text:style-name="T10"> </text:span><text:span text:style-name="T8">un</text:span><text:span text:style-name="T10"> </text:span><text:span text:style-name="T8">campo</text:span><text:span text:style-name="T10"> </text:span><text:span text:style-name="T8">del</text:span><text:span text:style-name="T10"> </text:span><text:span text:style-name="T8">registro</text:span><text:span text:style-name="T10"> </text:span><text:span text:style-name="T8">cabecera,</text:span><text:span text:style-name="T10"> </text:span><text:span text:style-name="T8">la</text:span><text:span text:style-name="T10"> </text:span><text:span text:style-name="T8">1029</text:span><text:span text:style-name="T10"> </text:span><text:span text:style-name="T8">rechazada</text:span><text:span text:style-name="T10"> </text:span><text:span text:style-name="T8">porque</text:span><text:span text:style-name="T10"> </text:span><text:span text:style-name="T8">falta</text:span><text:span text:style-name="T10"> </text:span><text:span text:style-name="T8">un</text:span><text:span text:style-name="T10"> </text:span><text:span text:style-name="T8">campo</text:span><text:span text:style-name="T10"> </text:span><text:span text:style-name="T8">en</text:span><text:span text:style-name="T10"> </text:span><text:span text:style-name="T8">el</text:span><text:span text:style-name="T10"> </text:span><text:span text:style-name="T8">registro</text:span><text:span text:style-name="T10"> </text:span><text:span text:style-name="T8">cabecera,</text:span><text:span text:style-name="T10"> </text:span><text:span text:style-name="T8">la</text:span><text:span text:style-name="T10"> </text:span><text:span text:style-name="T8">1030</text:span><text:span text:style-name="T10"> </text:span><text:span text:style-name="T8">es</text:span><text:span text:style-name="T10"> </text:span><text:span text:style-name="T8">aceptada</text:span><text:span text:style-name="T10"> </text:span><text:span text:style-name="T8">y</text:span><text:span text:style-name="T10"> </text:span><text:span text:style-name="T8">la</text:span><text:span text:style-name="T10"> </text:span><text:span text:style-name="T8">1025</text:span><text:span text:style-name="T10"> </text:span><text:span text:style-name="T8">rechazada</text:span><text:span text:style-name="T10"> </text:span><text:span text:style-name="T8">porque</text:span><text:span text:style-name="T10"> </text:span><text:span text:style-name="T8">la</text:span><text:span text:style-name="T10"> </text:span><text:span text:style-name="T8">persona</text:span><text:span text:style-name="T10"> </text:span><text:span text:style-name="T8">relevada</text:span><text:span text:style-name="T10"> </text:span><text:span text:style-name="T8">es</text:span><text:span text:style-name="T10"> </text:span><text:span text:style-name="T8">inválida.</text:span></text:p>
          </text:list-item>
        </text:list>
        <text:p text:style-name="P60"/>
        <text:p text:style-name="P60">El<text:span text:style-name="T49"> </text:span>sistema<text:span text:style-name="T49"> </text:span>generará<text:span text:style-name="T49"> </text:span>un<text:span text:style-name="T49"> </text:span>archivo<text:span text:style-name="T49"> </text:span>sumario<text:span text:style-name="T49"> </text:span>con<text:span text:style-name="T49"> </text:span>las<text:span text:style-name="T49"> </text:span>encuestas<text:span text:style-name="T49"> </text:span>en<text:span text:style-name="T49"> “</text:span>ya<text:span text:style-name="T49">”</text:span>,<text:span text:style-name="T49"> </text:span>se<text:span text:style-name="T49"> </text:span>moverán<text:span text:style-name="T49"> </text:span>los<text:span text:style-name="T49"> </text:span>archivos<text:span text:style-name="T49"> </text:span>de<text:span text:style-name="T49"> </text:span>encuestas<text:span text:style-name="T49"> </text:span>a<text:span text:style-name="T49"> </text:span>la<text:span text:style-name="T49"> </text:span>carpeta<text:span text:style-name="T49"> “</text:span>listos<text:span text:style-name="T49">”</text:span>,<text:span text:style-name="T49"> </text:span>se<text:span text:style-name="T49"> </text:span>generará<text:span text:style-name="T49"> </text:span>un<text:span text:style-name="T49"> </text:span>archivo<text:span text:style-name="T49"> </text:span>en<text:span text:style-name="T49"> “</text:span>nolistos<text:span text:style-name="T49">” </text:span>con<text:span text:style-name="T49"> </text:span>los<text:span text:style-name="T49"> </text:span>bloques<text:span text:style-name="T49"> </text:span>y<text:span text:style-name="T49"> </text:span>registros<text:span text:style-name="T49"> </text:span>rechazados,<text:span text:style-name="T49"> </text:span>se<text:span text:style-name="T49"> </text:span>grabará<text:span text:style-name="T49"> </text:span>en<text:span text:style-name="T49"> </text:span>el<text:span text:style-name="T49"> </text:span>log<text:span text:style-name="T49"> </text:span>de<text:span text:style-name="T49"> </text:span>sumarC<text:span text:style-name="T49"> </text:span>toda<text:span text:style-name="T49"> </text:span>la<text:span text:style-name="T49"> </text:span>información<text:span text:style-name="T49"> </text:span>pertinente<text:span text:style-name="T49"> </text:span>a<text:span text:style-name="T49"> </text:span>la<text:span text:style-name="T49"> </text:span>ejecución<text:span text:style-name="T49"> </text:span>del<text:span text:style-name="T49"> </text:span>comando<text:span text:style-name="T49"> </text:span>y<text:span text:style-name="T49"> </text:span>finalmente<text:span text:style-name="T49"> </text:span>se<text:span text:style-name="T49"> </text:span>grabará<text:span text:style-name="T49"> </text:span>en<text:span text:style-name="T49"> </text:span>el<text:span text:style-name="T49"> </text:span>log<text:span text:style-name="T49"> </text:span>y<text:span text:style-name="T49"> </text:span>se<text:span text:style-name="T49"> </text:span>mostrará<text:span text:style-name="T49"> </text:span>por<text:span text:style-name="T49"> </text:span>pantalla<text:span text:style-name="T49"> </text:span>la<text:span text:style-name="T49"> </text:span>cantidad<text:span text:style-name="T49"> </text:span>de<text:span text:style-name="T49"> </text:span>archivos<text:span text:style-name="T49"> </text:span>procesados<text:span text:style-name="T49"> </text:span>y<text:span text:style-name="T49"> </text:span>rechazados<text:span text:style-name="T49"> </text:span>(15<text:span text:style-name="T49"> </text:span>y<text:span text:style-name="T49"> </text:span>0<text:span text:style-name="T49"> </text:span>respectivamente),<text:span text:style-name="T49"> </text:span>y<text:span text:style-name="T49"> </text:span>la<text:span text:style-name="T49"> </text:span>cantidad<text:span text:style-name="T49"> </text:span>de<text:span text:style-name="T49"> </text:span>encuestas<text:span text:style-name="T49"> </text:span>aceptadas<text:span text:style-name="T49"> </text:span>y<text:span text:style-name="T49"> </text:span>rechazadas<text:span text:style-name="T49"> </text:span>(17/15).</text:p>
        <text:p text:style-name="P61"><text:span text:style-name="T8">NOTA:</text:span><text:span text:style-name="T10"> </text:span><text:span text:style-name="T8">Como</text:span><text:span text:style-name="T10"> </text:span><text:span text:style-name="T8">los</text:span><text:span text:style-name="T10"> </text:span><text:span text:style-name="T8">registros</text:span><text:span text:style-name="T10"> </text:span><text:span text:style-name="T8">de</text:span><text:span text:style-name="T10"> </text:span><text:span text:style-name="T8">detalle</text:span><text:span text:style-name="T10"> </text:span><text:span text:style-name="T8">sin</text:span><text:span text:style-name="T10"> </text:span><text:span text:style-name="T8">cabecera</text:span><text:span text:style-name="T10"> </text:span><text:span text:style-name="T8">no</text:span><text:span text:style-name="T10"> </text:span><text:span text:style-name="T8">pueden</text:span><text:span text:style-name="T10"> </text:span><text:span text:style-name="T8">tomarse</text:span><text:span text:style-name="T10"> </text:span><text:span text:style-name="T8">como</text:span><text:span text:style-name="T10"> </text:span><text:span text:style-name="T8">encuestas</text:span><text:span text:style-name="T10"> </text:span><text:span text:style-name="T8">propiamente</text:span><text:span text:style-name="T10"> </text:span><text:span text:style-name="T8">dichas</text:span><text:span text:style-name="T10"> </text:span><text:span text:style-name="T8">porque</text:span><text:span text:style-name="T10"> </text:span><text:span text:style-name="T8">carecen</text:span><text:span text:style-name="T10"> </text:span><text:span text:style-name="T8">de</text:span><text:span text:style-name="T10"> </text:span><text:span text:style-name="T8">la</text:span><text:span text:style-name="T10"> </text:span><text:span text:style-name="T8">cabecera</text:span><text:span text:style-name="T10"> </text:span><text:span text:style-name="T8">que</text:span><text:span text:style-name="T10"> </text:span><text:span text:style-name="T8">los</text:span><text:span text:style-name="T10"> </text:span><text:span text:style-name="T8">identifica</text:span><text:span text:style-name="T10"> </text:span><text:span text:style-name="T8">como</text:span><text:span text:style-name="T10"> </text:span><text:span text:style-name="T8">tales,</text:span><text:span text:style-name="T10"> </text:span><text:span text:style-name="T8">no</text:span><text:span text:style-name="T10"> </text:span><text:span text:style-name="T8">son</text:span><text:span text:style-name="T10"> </text:span><text:span text:style-name="T8">contados</text:span><text:span text:style-name="T10"> </text:span><text:span text:style-name="T8">al</text:span><text:span text:style-name="T10"> </text:span><text:span text:style-name="T8">calcular</text:span><text:span text:style-name="T10"> </text:span><text:span text:style-name="T8">la</text:span><text:span text:style-name="T10"> </text:span><text:span text:style-name="T8">cantidad</text:span><text:span text:style-name="T10"> </text:span><text:span text:style-name="T8">de</text:span><text:span text:style-name="T10"> </text:span><text:span text:style-name="T8">encuestas</text:span><text:span text:style-name="T10"> </text:span><text:span text:style-name="T8">que</text:span><text:span text:style-name="T10"> </text:span><text:span text:style-name="T8">han</text:span><text:span text:style-name="T10"> </text:span><text:span text:style-name="T8">sido</text:span><text:span text:style-name="T10"> </text:span><text:span text:style-name="T8">rechazadas.</text:span></text:p>
        <text:p text:style-name="P22"/>
        <text:p text:style-name="P25"/>
        <text:p text:style-name="P25"/>
        <text:h text:style-name="Heading_20_2" text:outline-level="2"><text:span text:style-name="T16">Casos</text:span><text:span text:style-name="T23"> </text:span><text:span text:style-name="T16">listarC</text:span></text:h>
        <text:p text:style-name="P25"/>
        <text:p text:style-name="P29">Caso<text:span text:style-name="T49"> </text:span>1</text:p>
        <text:p text:style-name="P34"><text:span text:style-name="T8">Descripción:</text:span><text:span text:style-name="T10"> </text:span><text:span text:style-name="T8">Invocación</text:span><text:span text:style-name="T10"> </text:span><text:span text:style-name="T8">incorrecta</text:span><text:span text:style-name="T10"> </text:span><text:span text:style-name="T8">del</text:span><text:span text:style-name="T10"> </text:span><text:span text:style-name="T8">comando</text:span><text:span text:style-name="T10"> </text:span><text:span text:style-name="T8">mediante</text:span><text:span text:style-name="T10"> </text:span><text:span text:style-name="T8">una</text:span><text:span text:style-name="T10"> </text:span><text:span text:style-name="T8">opción</text:span><text:span text:style-name="T10"> </text:span><text:span text:style-name="T8">inválida</text:span><text:span text:style-name="T10"> </text:span><text:span text:style-name="T8">(-j).</text:span></text:p>
        <text:p text:style-name="P27">Pasos:</text:p>
        <text:list xml:id="list1795324982" text:continue-list="list1266906065" text:style-name="WW8Num21">
          <text:list-item>
            <text:p text:style-name="P86">Iniciar<text:span text:style-name="T49"> </text:span>correctamente<text:span text:style-name="T49"> </text:span>el<text:span text:style-name="T49"> </text:span>ambiente.</text:p>
          </text:list-item>
          <text:list-item>
            <text:p text:style-name="P104"><text:span text:style-name="T8">Invocar</text:span><text:span text:style-name="T10"> </text:span><text:span text:style-name="T8">al</text:span><text:span text:style-name="T10"> </text:span><text:span text:style-name="T8">comando</text:span><text:span text:style-name="T10"> </text:span><text:span text:style-name="T8">como</text:span><text:span text:style-name="T10"> </text:span><text:span text:style-name="T8">listarC</text:span><text:span text:style-name="T10"> –</text:span><text:span text:style-name="T8">j</text:span><text:span text:style-name="T10"> –</text:span><text:span text:style-name="T8">n</text:span><text:span text:style-name="T10"> “</text:span><text:span text:style-name="T8">*</text:span><text:span text:style-name="T10">” “</text:span><text:span text:style-name="T8">*</text:span><text:span text:style-name="T10">” “</text:span><text:span text:style-name="T8">*</text:span><text:span text:style-name="T10">” “</text:span><text:span text:style-name="T8">*</text:span><text:span text:style-name="T10">”</text:span><text:span text:style-name="T8">.</text:span></text:p>
          </text:list-item>
        </text:list>
        <text:p text:style-name="P34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n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un</text:span><text:span text:style-name="T10"> </text:span><text:span text:style-name="T8">mensaje</text:span><text:span text:style-name="T10"> </text:span><text:span text:style-name="T8">indicando</text:span><text:span text:style-name="T10"> </text:span><text:span text:style-name="T8">que</text:span><text:span text:style-name="T10"> </text:span><text:span text:style-name="T8">la</text:span><text:span text:style-name="T10"> </text:span><text:span text:style-name="T8">opción</text:span><text:span text:style-name="T10"> </text:span><text:span text:style-name="T8">es</text:span><text:span text:style-name="T10"> </text:span><text:span text:style-name="T8">incorrecta.</text:span><text:span text:style-name="T10"> </text:span><text:span text:style-name="T8">Se</text:span><text:span text:style-name="T10"> </text:span><text:span text:style-name="T8">retorna</text:span><text:span text:style-name="T10"> </text:span><text:span text:style-name="T8">un</text:span><text:span text:style-name="T10"> </text:span><text:span text:style-name="T8">código</text:span><text:span text:style-name="T10"> </text:span><text:span text:style-name="T8">distinto</text:span><text:span text:style-name="T10"> </text:span><text:span text:style-name="T8">a</text:span><text:span text:style-name="T10"> </text:span><text:span text:style-name="T8">0.</text:span></text:p>
        <text:p text:style-name="P27"/>
        <text:p text:style-name="P29">Caso<text:span text:style-name="T49"> </text:span>2</text:p>
        <text:p text:style-name="P27">Descripción:<text:span text:style-name="T49"> </text:span>Invocación<text:span text:style-name="T49"> </text:span>incorrecta<text:span text:style-name="T49"> </text:span>del<text:span text:style-name="T49"> </text:span>comando<text:span text:style-name="T49"> </text:span>mediante<text:span text:style-name="T49"> </text:span>mas<text:span text:style-name="T49"> </text:span>parámetros<text:span text:style-name="T49"> </text:span>de<text:span text:style-name="T49"> </text:span>los<text:span text:style-name="T49"> </text:span>necesarios<text:span text:style-name="T49"> </text:span>(7<text:span text:style-name="T49"> </text:span>parámetros<text:span text:style-name="T49"> </text:span>en<text:span text:style-name="T49"> </text:span>vez<text:span text:style-name="T49"> </text:span>de<text:span text:style-name="T49"> </text:span>6).</text:p>
        <text:p text:style-name="P27">Pasos:</text:p>
        <text:list xml:id="list1243663300" text:style-name="WW8Num39">
          <text:list-item>
            <text:p text:style-name="P87">Iniciar<text:span text:style-name="T49"> </text:span>correctamente<text:span text:style-name="T49"> </text:span>el<text:span text:style-name="T49"> </text:span>ambiente.</text:p>
          </text:list-item>
          <text:list-item>
            <text:p text:style-name="P87"><text:soft-page-break/>Invocar<text:span text:style-name="T49"> </text:span>al<text:span text:style-name="T49"> </text:span>comando<text:span text:style-name="T49"> </text:span>como<text:span text:style-name="T49"> </text:span>listarC<text:span text:style-name="T49"> –</text:span>c<text:span text:style-name="T49"> –</text:span>n<text:span text:style-name="T49"> “</text:span>*<text:span text:style-name="T49">” “</text:span>*<text:span text:style-name="T49">” “</text:span>*<text:span text:style-name="T49">” “</text:span>*<text:span text:style-name="T49">” “</text:span>*<text:span text:style-name="T49">”</text:span>.</text:p>
          </text:list-item>
        </text:list>
        <text:p text:style-name="P34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n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un</text:span><text:span text:style-name="T10"> </text:span><text:span text:style-name="T8">mensaje</text:span><text:span text:style-name="T10"> </text:span><text:span text:style-name="T8">indicando</text:span><text:span text:style-name="T10"> </text:span><text:span text:style-name="T8">que</text:span><text:span text:style-name="T10"> </text:span><text:span text:style-name="T8">la</text:span><text:span text:style-name="T10"> </text:span><text:span text:style-name="T8">cantidad</text:span><text:span text:style-name="T10"> </text:span><text:span text:style-name="T8">de</text:span><text:span text:style-name="T10"> </text:span><text:span text:style-name="T8">parámetros</text:span><text:span text:style-name="T10"> </text:span><text:span text:style-name="T8">es</text:span><text:span text:style-name="T10"> </text:span><text:span text:style-name="T8">incorrecta.</text:span><text:span text:style-name="T10"> </text:span><text:span text:style-name="T8">Se</text:span><text:span text:style-name="T10"> </text:span><text:span text:style-name="T8">retorna</text:span><text:span text:style-name="T10"> </text:span><text:span text:style-name="T8">un</text:span><text:span text:style-name="T10"> </text:span><text:span text:style-name="T8">código</text:span><text:span text:style-name="T10"> </text:span><text:span text:style-name="T8">distinto</text:span><text:span text:style-name="T10"> </text:span><text:span text:style-name="T8">a</text:span><text:span text:style-name="T10"> </text:span><text:span text:style-name="T8">0.</text:span></text:p>
        <text:p text:style-name="P27"/>
        <text:p text:style-name="P29">Caso<text:span text:style-name="T49"> </text:span>3</text:p>
        <text:p text:style-name="P34"><text:span text:style-name="T8">Descripción:</text:span><text:span text:style-name="T10"> </text:span><text:span text:style-name="T8">Consulta</text:span><text:span text:style-name="T10"> </text:span><text:span text:style-name="T8">y</text:span><text:span text:style-name="T10"> </text:span><text:span text:style-name="T8">generación</text:span><text:span text:style-name="T10"> </text:span><text:span text:style-name="T8">de</text:span><text:span text:style-name="T10"> </text:span><text:span text:style-name="T8">un</text:span><text:span text:style-name="T10"> </text:span><text:span text:style-name="T8">informe</text:span><text:span text:style-name="T10"> </text:span><text:span text:style-name="T8">con</text:span><text:span text:style-name="T10"> </text:span><text:span text:style-name="T8">todas</text:span><text:span text:style-name="T10"> </text:span><text:span text:style-name="T8">las</text:span><text:span text:style-name="T10"> </text:span><text:span text:style-name="T8">encuestas</text:span><text:span text:style-name="T10"> </text:span><text:span text:style-name="T8">procesadas</text:span><text:span text:style-name="T10"> </text:span><text:span text:style-name="T8">discriminadas</text:span><text:span text:style-name="T10"> </text:span><text:span text:style-name="T8">por</text:span><text:span text:style-name="T10"> </text:span><text:span text:style-name="T8">nombre</text:span><text:span text:style-name="T10"> </text:span><text:span text:style-name="T8">de</text:span><text:span text:style-name="T10"> </text:span><text:span text:style-name="T8">encuestador.</text:span></text:p>
        <text:p text:style-name="P27">Pasos:</text:p>
        <text:list xml:id="list1701311508" text:style-name="WW8Num30">
          <text:list-item>
            <text:p text:style-name="P88">Iniciar<text:span text:style-name="T49"> </text:span>correctamente<text:span text:style-name="T49"> </text:span>el<text:span text:style-name="T49"> </text:span>ambiente.</text:p>
          </text:list-item>
          <text:list-item>
            <text:p text:style-name="P88">Procesar<text:span text:style-name="T49"> </text:span>los<text:span text:style-name="T49"> </text:span>casos<text:span text:style-name="T49"> </text:span>de<text:span text:style-name="T49"> </text:span>prueba<text:span text:style-name="T49"> </text:span>de<text:span text:style-name="T49"> </text:span>sumarC<text:span text:style-name="T49"> </text:span>(caso<text:span text:style-name="T49"> </text:span>2<text:span text:style-name="T49"> </text:span>de<text:span text:style-name="T49"> </text:span>dicho<text:span text:style-name="T49"> </text:span>comando).</text:p>
          </text:list-item>
          <text:list-item>
            <text:p text:style-name="P105"><text:span text:style-name="T8">Invocar</text:span><text:span text:style-name="T10"> </text:span><text:span text:style-name="T8">al</text:span><text:span text:style-name="T10"> </text:span><text:span text:style-name="T8">comando</text:span><text:span text:style-name="T10"> </text:span><text:span text:style-name="T8">como</text:span><text:span text:style-name="T10"> </text:span><text:span text:style-name="T8">listarC</text:span><text:span text:style-name="T10"> –</text:span><text:span text:style-name="T8">ce</text:span><text:span text:style-name="T10"> –</text:span><text:span text:style-name="T8">n</text:span><text:span text:style-name="T10"> “</text:span><text:span text:style-name="T8">*</text:span><text:span text:style-name="T10">” “</text:span><text:span text:style-name="T8">*</text:span><text:span text:style-name="T10">” “</text:span><text:span text:style-name="T8">*</text:span><text:span text:style-name="T10">” “</text:span><text:span text:style-name="T8">*</text:span><text:span text:style-name="T10">”</text:span><text:span text:style-name="T8">.</text:span></text:p>
          </text:list-item>
        </text:list>
        <text:p text:style-name="P34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un</text:span><text:span text:style-name="T10"> </text:span><text:span text:style-name="T8">listado</text:span><text:span text:style-name="T10"> </text:span><text:span text:style-name="T8">con</text:span><text:span text:style-name="T10"> </text:span><text:span text:style-name="T8">los</text:span><text:span text:style-name="T10"> </text:span><text:span text:style-name="T8">encuestadores</text:span><text:span text:style-name="T10"> </text:span><text:span text:style-name="T8">cuyas</text:span><text:span text:style-name="T10"> </text:span><text:span text:style-name="T8">encuestas</text:span><text:span text:style-name="T10"> </text:span><text:span text:style-name="T8">han</text:span><text:span text:style-name="T10"> </text:span><text:span text:style-name="T8">sido</text:span><text:span text:style-name="T10"> </text:span><text:span text:style-name="T8">procesadas</text:span><text:span text:style-name="T10"> </text:span><text:span text:style-name="T8">y</text:span><text:span text:style-name="T10"> </text:span><text:span text:style-name="T8">la</text:span><text:span text:style-name="T10"> </text:span><text:span text:style-name="T8">cantidad</text:span><text:span text:style-name="T10"> </text:span><text:span text:style-name="T8">de</text:span><text:span text:style-name="T10"> </text:span><text:span text:style-name="T8">las</text:span><text:span text:style-name="T10"> </text:span><text:span text:style-name="T8">mismas</text:span><text:span text:style-name="T10"> </text:span><text:span text:style-name="T8">que</text:span><text:span text:style-name="T10"> </text:span><text:span text:style-name="T8">caen</text:span><text:span text:style-name="T10"> </text:span><text:span text:style-name="T8">en</text:span><text:span text:style-name="T10"> </text:span><text:span text:style-name="T8">los</text:span><text:span text:style-name="T10"> </text:span><text:span text:style-name="T8">distintos</text:span><text:span text:style-name="T10"> </text:span><text:span text:style-name="T8">rangos</text:span><text:span text:style-name="T10"> </text:span><text:span text:style-name="T8">(VERDE;</text:span><text:span text:style-name="T10"> </text:span><text:span text:style-name="T8">AMARILLO</text:span><text:span text:style-name="T10"> </text:span><text:span text:style-name="T8">o</text:span><text:span text:style-name="T10"> </text:span><text:span text:style-name="T8">ROJO).</text:span><text:span text:style-name="T10"> </text:span><text:span text:style-name="T8">El</text:span><text:span text:style-name="T10"> </text:span><text:span text:style-name="T8">total</text:span><text:span text:style-name="T10"> </text:span><text:span text:style-name="T8">de</text:span><text:span text:style-name="T10"> </text:span><text:span text:style-name="T8">las</text:span><text:span text:style-name="T10"> </text:span><text:span text:style-name="T8">encuestas</text:span><text:span text:style-name="T10"> </text:span><text:span text:style-name="T8">debe</text:span><text:span text:style-name="T10"> </text:span><text:span text:style-name="T8">ser</text:span><text:span text:style-name="T10"> </text:span><text:span text:style-name="T8">el</text:span><text:span text:style-name="T10"> </text:span><text:span text:style-name="T8">mismo</text:span><text:span text:style-name="T10"> </text:span><text:span text:style-name="T8">que</text:span><text:span text:style-name="T10"> </text:span><text:span text:style-name="T8">la</text:span><text:span text:style-name="T10"> </text:span><text:span text:style-name="T8">cantidad</text:span><text:span text:style-name="T10"> </text:span><text:span text:style-name="T8">de</text:span><text:span text:style-name="T10"> </text:span><text:span text:style-name="T8">encuestas</text:span><text:span text:style-name="T10"> </text:span><text:span text:style-name="T8">aceptadas</text:span><text:span text:style-name="T10"> </text:span><text:span text:style-name="T8">por</text:span><text:span text:style-name="T10"> </text:span><text:span text:style-name="T8">el</text:span><text:span text:style-name="T10"> </text:span><text:span text:style-name="T8">comando</text:span><text:span text:style-name="T10"> </text:span><text:span text:style-name="T8">sumarC</text:span><text:span text:style-name="T10"> </text:span><text:span text:style-name="T8">(17</text:span><text:span text:style-name="T10"> </text:span><text:span text:style-name="T8">encuestas).</text:span><text:span text:style-name="T10"> </text:span><text:span text:style-name="T8">En</text:span><text:span text:style-name="T10"> </text:span><text:span text:style-name="T8">el</text:span><text:span text:style-name="T10"> </text:span><text:span text:style-name="T8">directorio</text:span><text:span text:style-name="T10"> “</text:span><text:span text:style-name="T8">ya</text:span><text:span text:style-name="T10">” </text:span><text:span text:style-name="T8">se</text:span><text:span text:style-name="T10"> </text:span><text:span text:style-name="T8">crea</text:span><text:span text:style-name="T10"> </text:span><text:span text:style-name="T8">un</text:span><text:span text:style-name="T10"> </text:span><text:span text:style-name="T8">archivo</text:span><text:span text:style-name="T10"> </text:span><text:span text:style-name="T8">cuyo</text:span><text:span text:style-name="T10"> </text:span><text:span text:style-name="T8">nombre</text:span><text:span text:style-name="T10"> </text:span><text:span text:style-name="T8">es</text:span><text:span text:style-name="T10"> </text:span><text:span text:style-name="T8">la</text:span><text:span text:style-name="T10"> </text:span><text:span text:style-name="T8">fecha</text:span><text:span text:style-name="T10"> </text:span><text:span text:style-name="T8">y</text:span><text:span text:style-name="T10"> </text:span><text:span text:style-name="T8">hora</text:span><text:span text:style-name="T10"> </text:span><text:span text:style-name="T8">actuales</text:span><text:span text:style-name="T10"> </text:span><text:span text:style-name="T8">con</text:span><text:span text:style-name="T10"> </text:span><text:span text:style-name="T8">el</text:span><text:span text:style-name="T10"> </text:span><text:span text:style-name="T8">mismo</text:span><text:span text:style-name="T10"> </text:span><text:span text:style-name="T8">contenido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0.</text:span></text:p>
        <text:p text:style-name="P27"/>
        <text:p text:style-name="P27"/>
        <text:p text:style-name="P29">Caso<text:span text:style-name="T49"> </text:span>4</text:p>
        <text:p text:style-name="P27">Descripción:<text:span text:style-name="T49"> </text:span>Consulta<text:span text:style-name="T49"> </text:span>de<text:span text:style-name="T49"> </text:span>todas<text:span text:style-name="T49"> </text:span>las<text:span text:style-name="T49"> </text:span>encuestas<text:span text:style-name="T49"> </text:span>procesadas<text:span text:style-name="T49"> </text:span>discriminadas<text:span text:style-name="T49"> </text:span>por<text:span text:style-name="T49"> </text:span>más<text:span text:style-name="T49"> </text:span>de<text:span text:style-name="T49"> </text:span>un<text:span text:style-name="T49"> </text:span>criterio.</text:p>
        <text:p text:style-name="P27">Pasos:</text:p>
        <text:list xml:id="list71265317" text:style-name="WW8Num33">
          <text:list-item>
            <text:p text:style-name="P89">Iniciar<text:span text:style-name="T49"> </text:span>correctamente<text:span text:style-name="T49"> </text:span>el<text:span text:style-name="T49"> </text:span>ambiente.</text:p>
          </text:list-item>
          <text:list-item>
            <text:p text:style-name="P89">Procesar<text:span text:style-name="T49"> </text:span>los<text:span text:style-name="T49"> </text:span>casos<text:span text:style-name="T49"> </text:span>de<text:span text:style-name="T49"> </text:span>prueba<text:span text:style-name="T49"> </text:span>de<text:span text:style-name="T49"> </text:span>sumarC<text:span text:style-name="T49"> </text:span>(caso<text:span text:style-name="T49"> </text:span>2<text:span text:style-name="T49"> </text:span>de<text:span text:style-name="T49"> </text:span>dicho<text:span text:style-name="T49"> </text:span>comando).</text:p>
          </text:list-item>
          <text:list-item>
            <text:p text:style-name="P89">Invocar<text:span text:style-name="T49"> </text:span>al<text:span text:style-name="T49"> </text:span>comando<text:span text:style-name="T49"> </text:span>como<text:span text:style-name="T49"> </text:span>listarC<text:span text:style-name="T49"> –</text:span>c<text:span text:style-name="T49"> –</text:span>ns<text:span text:style-name="T49"> “</text:span>*<text:span text:style-name="T49">” “</text:span>*<text:span text:style-name="T49">” “</text:span>*<text:span text:style-name="T49">” “</text:span>*<text:span text:style-name="T49">”</text:span>.</text:p>
          </text:list-item>
        </text:list>
        <text:p text:style-name="P27">Resultado<text:span text:style-name="T49"> </text:span>Esperado:<text:span text:style-name="T49"> </text:span>Se<text:span text:style-name="T49"> </text:span>muestra<text:span text:style-name="T49"> </text:span>en<text:span text:style-name="T49"> </text:span>pantalla<text:span text:style-name="T49"> </text:span>un<text:span text:style-name="T49"> </text:span>listado<text:span text:style-name="T49"> </text:span>agrupado<text:span text:style-name="T49"> </text:span>por<text:span text:style-name="T49"> </text:span>el<text:span text:style-name="T49"> </text:span>nombre<text:span text:style-name="T49"> </text:span>del<text:span text:style-name="T49"> </text:span>encuestador<text:span text:style-name="T49"> </text:span>y<text:span text:style-name="T49"> </text:span>el<text:span text:style-name="T49"> </text:span>sitio<text:span text:style-name="T49"> </text:span>en<text:span text:style-name="T49"> </text:span>el<text:span text:style-name="T49"> </text:span>cual<text:span text:style-name="T49"> </text:span>se<text:span text:style-name="T49"> </text:span>llevaron<text:span text:style-name="T49"> </text:span>a<text:span text:style-name="T49"> </text:span>cabo<text:span text:style-name="T49"> </text:span>las<text:span text:style-name="T49"> </text:span>encuestas<text:span text:style-name="T49"> </text:span>que<text:span text:style-name="T49"> </text:span>han<text:span text:style-name="T49"> </text:span>sido<text:span text:style-name="T49"> </text:span>procesadas<text:span text:style-name="T49"> </text:span>y<text:span text:style-name="T49"> </text:span>la<text:span text:style-name="T49"> </text:span>cantidad<text:span text:style-name="T49"> </text:span>de<text:span text:style-name="T49"> </text:span>las<text:span text:style-name="T49"> </text:span>mismas<text:span text:style-name="T49"> </text:span>que<text:span text:style-name="T49"> </text:span>caen<text:span text:style-name="T49"> </text:span>en<text:span text:style-name="T49"> </text:span>los<text:span text:style-name="T49"> </text:span>distintos<text:span text:style-name="T49"> </text:span>rangos<text:span text:style-name="T49"> </text:span>(VERDE;<text:span text:style-name="T49"> </text:span>AMARILLO<text:span text:style-name="T49"> </text:span>o<text:span text:style-name="T49"> </text:span>ROJO).<text:span text:style-name="T49"> </text:span>El<text:span text:style-name="T49"> </text:span>total<text:span text:style-name="T49"> </text:span>de<text:span text:style-name="T49"> </text:span>las<text:span text:style-name="T49"> </text:span>encuestas<text:span text:style-name="T49"> </text:span>debe<text:span text:style-name="T49"> </text:span>ser<text:span text:style-name="T49"> </text:span>el<text:span text:style-name="T49"> </text:span>mismo<text:span text:style-name="T49"> </text:span>que<text:span text:style-name="T49"> </text:span>la<text:span text:style-name="T49"> </text:span>cantidad<text:span text:style-name="T49"> </text:span>de<text:span text:style-name="T49"> </text:span>encuestas<text:span text:style-name="T49"> </text:span>aceptadas<text:span text:style-name="T49"> </text:span>por<text:span text:style-name="T49"> </text:span>el<text:span text:style-name="T49"> </text:span>comando<text:span text:style-name="T49"> </text:span>sumarC<text:span text:style-name="T49"> </text:span>(17<text:span text:style-name="T49"> </text:span>encuestas).<text:span text:style-name="T49"> </text:span>El<text:span text:style-name="T49"> </text:span>comando<text:span text:style-name="T49"> </text:span>retorna<text:span text:style-name="T49"> </text:span>con<text:span text:style-name="T49"> </text:span>código<text:span text:style-name="T49"> </text:span>0.</text:p>
        <text:p text:style-name="P27"/>
        <text:p text:style-name="P29">Caso<text:span text:style-name="T49"> </text:span>5</text:p>
        <text:p text:style-name="P27">Descripción:<text:span text:style-name="T49"> </text:span>Consulta<text:span text:style-name="T49"> </text:span>de<text:span text:style-name="T49"> </text:span>las<text:span text:style-name="T49"> </text:span>encuestas<text:span text:style-name="T49"> </text:span>procesadas<text:span text:style-name="T49"> </text:span>que<text:span text:style-name="T49"> </text:span>superen<text:span text:style-name="T49"> </text:span>un<text:span text:style-name="T49"> </text:span>filtro<text:span text:style-name="T49"> </text:span>particular<text:span text:style-name="T49"> </text:span>discriminadas<text:span text:style-name="T49"> </text:span>por<text:span text:style-name="T49"> </text:span>nombre<text:span text:style-name="T49"> </text:span>de<text:span text:style-name="T49"> </text:span>encuestador.</text:p>
        <text:p text:style-name="P27">Pasos:</text:p>
        <text:list xml:id="list1345921371" text:style-name="WW8Num31">
          <text:list-item>
            <text:p text:style-name="P90">Iniciar<text:span text:style-name="T49"> </text:span>correctamente<text:span text:style-name="T49"> </text:span>el<text:span text:style-name="T49"> </text:span>ambiente.</text:p>
          </text:list-item>
          <text:list-item>
            <text:p text:style-name="P90">Procesar<text:span text:style-name="T49"> </text:span>los<text:span text:style-name="T49"> </text:span>casos<text:span text:style-name="T49"> </text:span>de<text:span text:style-name="T49"> </text:span>prueba<text:span text:style-name="T49"> </text:span>de<text:span text:style-name="T49"> </text:span>sumarC<text:span text:style-name="T49"> </text:span>(caso<text:span text:style-name="T49"> </text:span>2<text:span text:style-name="T49"> </text:span>de<text:span text:style-name="T49"> </text:span>dicho<text:span text:style-name="T49"> </text:span>comando).</text:p>
          </text:list-item>
          <text:list-item>
            <text:p text:style-name="P90">Invocar<text:span text:style-name="T49"> </text:span>al<text:span text:style-name="T49"> </text:span>comando<text:span text:style-name="T49"> </text:span>como<text:span text:style-name="T49"> </text:span>listarC<text:span text:style-name="T49"> –</text:span>c<text:span text:style-name="T49"> –</text:span>n<text:span text:style-name="T49"> “</text:span>andrea;roberto<text:span text:style-name="T49">” “</text:span>*<text:span text:style-name="T49">” “</text:span>*<text:span text:style-name="T49">” “</text:span>*<text:span text:style-name="T49">”</text:span>.</text:p>
          </text:list-item>
        </text:list>
        <text:p text:style-name="P34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un</text:span><text:span text:style-name="T10"> </text:span><text:span text:style-name="T8">listado</text:span><text:span text:style-name="T10"> </text:span><text:span text:style-name="T8">con</text:span><text:span text:style-name="T10"> </text:span><text:span text:style-name="T8">la</text:span><text:span text:style-name="T10"> </text:span><text:span text:style-name="T8">cantidad</text:span><text:span text:style-name="T10"> </text:span><text:span text:style-name="T8">de</text:span><text:span text:style-name="T10"> </text:span><text:span text:style-name="T8">encuestas</text:span><text:span text:style-name="T10"> </text:span><text:span text:style-name="T8">que</text:span><text:span text:style-name="T10"> </text:span><text:span text:style-name="T8">se</text:span><text:span text:style-name="T10"> </text:span><text:span text:style-name="T8">procesaron</text:span><text:span text:style-name="T10"> </text:span><text:span text:style-name="T8">de</text:span><text:span text:style-name="T10"> </text:span><text:span text:style-name="T8">Andrea</text:span><text:span text:style-name="T10"> </text:span><text:span text:style-name="T8">y</text:span><text:span text:style-name="T10"> </text:span><text:span text:style-name="T8">Roberto</text:span><text:span text:style-name="T10"> </text:span><text:span text:style-name="T8">que</text:span><text:span text:style-name="T10"> </text:span><text:span text:style-name="T8">caen</text:span><text:span text:style-name="T10"> </text:span><text:span text:style-name="T8">en</text:span><text:span text:style-name="T10"> </text:span><text:span text:style-name="T8">los</text:span><text:span text:style-name="T10"> </text:span><text:span text:style-name="T8">distintos</text:span><text:span text:style-name="T10"> </text:span><text:span text:style-name="T8">rangos</text:span><text:span text:style-name="T10"> </text:span><text:span text:style-name="T8">(VERDE;</text:span><text:span text:style-name="T10"> </text:span><text:span text:style-name="T8">AMARILLO</text:span><text:span text:style-name="T10"> </text:span><text:span text:style-name="T8">o</text:span><text:span text:style-name="T10"> </text:span><text:span text:style-name="T8">ROJO).</text:span><text:span text:style-name="T10"> </text:span><text:span text:style-name="T8">Como</text:span><text:span text:style-name="T10"> </text:span><text:span text:style-name="T8">método</text:span><text:span text:style-name="T10"> </text:span><text:span text:style-name="T8">de</text:span><text:span text:style-name="T10"> </text:span><text:span text:style-name="T8">validación,</text:span><text:span text:style-name="T10"> </text:span><text:span text:style-name="T8">el</text:span><text:span text:style-name="T10"> </text:span><text:span text:style-name="T8">total</text:span><text:span text:style-name="T10"> </text:span><text:span text:style-name="T8">de</text:span><text:span text:style-name="T10"> </text:span><text:span text:style-name="T8">las</text:span><text:span text:style-name="T10"> </text:span><text:span text:style-name="T8">encuestas</text:span><text:span text:style-name="T10"> </text:span><text:span text:style-name="T8">debe</text:span><text:span text:style-name="T10"> </text:span><text:span text:style-name="T8">ser</text:span><text:span text:style-name="T10"> </text:span><text:span text:style-name="T8">4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0.</text:span></text:p>
        <text:p text:style-name="P27"/>
        <text:p text:style-name="P29">Caso<text:span text:style-name="T49"> </text:span>6</text:p>
        <text:p text:style-name="P27">Descripción:<text:span text:style-name="T49"> </text:span>Consulta<text:span text:style-name="T49"> </text:span>de<text:span text:style-name="T49"> </text:span>las<text:span text:style-name="T49"> </text:span>encuestas<text:span text:style-name="T49"> </text:span>procesadas<text:span text:style-name="T49"> </text:span>que<text:span text:style-name="T49"> </text:span>superen<text:span text:style-name="T49"> </text:span>un<text:span text:style-name="T49"> </text:span>filtro<text:span text:style-name="T49"> </text:span>particular<text:span text:style-name="T49"> </text:span>(en<text:span text:style-name="T49"> </text:span>este<text:span text:style-name="T49"> </text:span>caso<text:span text:style-name="T49"> </text:span>mediante<text:span text:style-name="T49"> </text:span>la<text:span text:style-name="T49"> </text:span>utilización<text:span text:style-name="T49"> </text:span>de<text:span text:style-name="T49"> </text:span>una<text:span text:style-name="T49"> </text:span>estructura<text:span text:style-name="T49"> </text:span>de<text:span text:style-name="T49"> </text:span>rango)<text:span text:style-name="T49"> </text:span>discriminadas<text:span text:style-name="T49"> </text:span>por<text:span text:style-name="T49"> </text:span>código<text:span text:style-name="T49"> </text:span>de<text:span text:style-name="T49"> </text:span>encuesta.</text:p>
        <text:p text:style-name="P27"><text:soft-page-break/>Pasos:</text:p>
        <text:list xml:id="list1854640834" text:style-name="WW8Num32">
          <text:list-item>
            <text:p text:style-name="P91">Iniciar<text:span text:style-name="T49"> </text:span>correctamente<text:span text:style-name="T49"> </text:span>el<text:span text:style-name="T49"> </text:span>ambiente.</text:p>
          </text:list-item>
          <text:list-item>
            <text:p text:style-name="P91">Procesar<text:span text:style-name="T49"> </text:span>los<text:span text:style-name="T49"> </text:span>casos<text:span text:style-name="T49"> </text:span>de<text:span text:style-name="T49"> </text:span>prueba<text:span text:style-name="T49"> </text:span>de<text:span text:style-name="T49"> </text:span>sumarC<text:span text:style-name="T49"> </text:span>(caso<text:span text:style-name="T49"> </text:span>2<text:span text:style-name="T49"> </text:span>de<text:span text:style-name="T49"> </text:span>dicho<text:span text:style-name="T49"> </text:span>comando).</text:p>
          </text:list-item>
          <text:list-item>
            <text:p text:style-name="P91">Invocar<text:span text:style-name="T49"> </text:span>al<text:span text:style-name="T49"> </text:span>comando<text:span text:style-name="T49"> </text:span>como<text:span text:style-name="T49"> </text:span>listarC<text:span text:style-name="T49"> –</text:span>c<text:span text:style-name="T49"> –</text:span>c<text:span text:style-name="T49"> “</text:span>*<text:span text:style-name="T49">” “</text:span>[E01..E05]<text:span text:style-name="T49">” “</text:span>*<text:span text:style-name="T49">” “</text:span>*<text:span text:style-name="T49">”</text:span>.</text:p>
          </text:list-item>
        </text:list>
        <text:p text:style-name="P34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un</text:span><text:span text:style-name="T10"> </text:span><text:span text:style-name="T8">listado</text:span><text:span text:style-name="T10"> </text:span><text:span text:style-name="T8">con</text:span><text:span text:style-name="T10"> </text:span><text:span text:style-name="T8">la</text:span><text:span text:style-name="T10"> </text:span><text:span text:style-name="T8">cantidad</text:span><text:span text:style-name="T10"> </text:span><text:span text:style-name="T8">de</text:span><text:span text:style-name="T10"> </text:span><text:span text:style-name="T8">encuestas</text:span><text:span text:style-name="T10"> </text:span><text:span text:style-name="T8">que</text:span><text:span text:style-name="T10"> </text:span><text:span text:style-name="T8">se</text:span><text:span text:style-name="T10"> </text:span><text:span text:style-name="T8">procesaron</text:span><text:span text:style-name="T10"> </text:span><text:span text:style-name="T8">cuyo</text:span><text:span text:style-name="T10"> </text:span><text:span text:style-name="T8">código</text:span><text:span text:style-name="T10"> </text:span><text:span text:style-name="T8">sea</text:span><text:span text:style-name="T10"> </text:span><text:span text:style-name="T8">E01,</text:span><text:span text:style-name="T10"> </text:span><text:span text:style-name="T8">E02,</text:span><text:span text:style-name="T10"> </text:span><text:span text:style-name="T8">E03,</text:span><text:span text:style-name="T10"> </text:span><text:span text:style-name="T8">E04</text:span><text:span text:style-name="T10"> </text:span><text:span text:style-name="T8">o</text:span><text:span text:style-name="T10"> </text:span><text:span text:style-name="T8">E05</text:span><text:span text:style-name="T10"> </text:span><text:span text:style-name="T8">que</text:span><text:span text:style-name="T10"> </text:span><text:span text:style-name="T8">caen</text:span><text:span text:style-name="T10"> </text:span><text:span text:style-name="T8">en</text:span><text:span text:style-name="T10"> </text:span><text:span text:style-name="T8">los</text:span><text:span text:style-name="T10"> </text:span><text:span text:style-name="T8">distintos</text:span><text:span text:style-name="T10"> </text:span><text:span text:style-name="T8">rangos</text:span><text:span text:style-name="T10"> </text:span><text:span text:style-name="T8">(VERDE;</text:span><text:span text:style-name="T10"> </text:span><text:span text:style-name="T8">AMARILLO</text:span><text:span text:style-name="T10"> </text:span><text:span text:style-name="T8">o</text:span><text:span text:style-name="T10"> </text:span><text:span text:style-name="T8">ROJO).</text:span><text:span text:style-name="T10"> </text:span><text:span text:style-name="T8">Como</text:span><text:span text:style-name="T10"> </text:span><text:span text:style-name="T8">método</text:span><text:span text:style-name="T10"> </text:span><text:span text:style-name="T8">de</text:span><text:span text:style-name="T10"> </text:span><text:span text:style-name="T8">validación,</text:span><text:span text:style-name="T10"> </text:span><text:span text:style-name="T8">el</text:span><text:span text:style-name="T10"> </text:span><text:span text:style-name="T8">total</text:span><text:span text:style-name="T10"> </text:span><text:span text:style-name="T8">de</text:span><text:span text:style-name="T10"> </text:span><text:span text:style-name="T8">las</text:span><text:span text:style-name="T10"> </text:span><text:span text:style-name="T8">encuestas</text:span><text:span text:style-name="T10"> </text:span><text:span text:style-name="T8">debe</text:span><text:span text:style-name="T10"> </text:span><text:span text:style-name="T8">ser</text:span><text:span text:style-name="T10"> </text:span><text:span text:style-name="T8">5,</text:span><text:span text:style-name="T10"> </text:span><text:span text:style-name="T8">provenientes</text:span><text:span text:style-name="T10"> </text:span><text:span text:style-name="T8">de</text:span><text:span text:style-name="T10"> </text:span><text:span text:style-name="T8">encuestas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E03</text:span><text:span text:style-name="T10"> </text:span><text:span text:style-name="T8">y</text:span><text:span text:style-name="T10"> </text:span><text:span text:style-name="T8">E05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0.</text:span></text:p>
        <text:p text:style-name="P27"/>
        <text:p text:style-name="P29">Caso<text:span text:style-name="T49"> </text:span>7</text:p>
        <text:p text:style-name="P27">Descripción:<text:span text:style-name="T49"> </text:span>Consulta<text:span text:style-name="T49"> </text:span>de<text:span text:style-name="T49"> </text:span>una<text:span text:style-name="T49"> </text:span>encuesta<text:span text:style-name="T49"> </text:span>unitaria.</text:p>
        <text:p text:style-name="P27">Pasos:</text:p>
        <text:list xml:id="list127806344" text:style-name="WW8Num36">
          <text:list-item>
            <text:p text:style-name="P92">Iniciar<text:span text:style-name="T49"> </text:span>correctamente<text:span text:style-name="T49"> </text:span>el<text:span text:style-name="T49"> </text:span>ambiente.</text:p>
          </text:list-item>
          <text:list-item>
            <text:p text:style-name="P92">Procesar<text:span text:style-name="T49"> </text:span>los<text:span text:style-name="T49"> </text:span>casos<text:span text:style-name="T49"> </text:span>de<text:span text:style-name="T49"> </text:span>prueba<text:span text:style-name="T49"> </text:span>de<text:span text:style-name="T49"> </text:span>sumarC<text:span text:style-name="T49"> </text:span>(caso<text:span text:style-name="T49"> </text:span>2<text:span text:style-name="T49"> </text:span>de<text:span text:style-name="T49"> </text:span>dicho<text:span text:style-name="T49"> </text:span>comando).</text:p>
          </text:list-item>
          <text:list-item>
            <text:p text:style-name="P92">Invocar<text:span text:style-name="T49"> </text:span>al<text:span text:style-name="T49"> </text:span>comando<text:span text:style-name="T49"> </text:span>como<text:span text:style-name="T49"> </text:span>listarC<text:span text:style-name="T49"> –</text:span>c<text:span text:style-name="T49"> –</text:span>n<text:span text:style-name="T49"> “</text:span>*<text:span text:style-name="T49">” “</text:span>*<text:span text:style-name="T49">” “</text:span>1700<text:span text:style-name="T49">” “</text:span>*<text:span text:style-name="T49">”</text:span>.</text:p>
          </text:list-item>
        </text:list>
        <text:p text:style-name="P27"><text:span text:style-name="T4">Resultado</text:span><text:span text:style-name="T29"> </text:span><text:span text:style-name="T4">Esperado:</text:span><text:span text:style-name="T29"> </text:span><text:span text:style-name="T4">Se</text:span><text:span text:style-name="T29"> </text:span><text:span text:style-name="T4">muestra</text:span><text:span text:style-name="T29"> </text:span><text:span text:style-name="T4">en</text:span><text:span text:style-name="T29"> </text:span><text:span text:style-name="T4">pantalla</text:span><text:span text:style-name="T29"> </text:span><text:span text:style-name="T4">la</text:span><text:span text:style-name="T29"> </text:span><text:span text:style-name="T4">información</text:span><text:span text:style-name="T29"> </text:span><text:span text:style-name="T4">sobre</text:span><text:span text:style-name="T29"> </text:span><text:span text:style-name="T4">la</text:span><text:span text:style-name="T29"> </text:span><text:span text:style-name="T4">encuesta</text:span><text:span text:style-name="T29"> </text:span><text:span text:style-name="T4">número</text:span><text:span text:style-name="T29"> </text:span><text:span text:style-name="T4">1700.</text:span><text:span text:style-name="T29"> </text:span><text:span text:style-name="T4">Como</text:span><text:span text:style-name="T29"> </text:span><text:span text:style-name="T4">modo</text:span><text:span text:style-name="T29"> </text:span><text:span text:style-name="T4">de</text:span><text:span text:style-name="T29"> </text:span><text:span text:style-name="T4">validación,</text:span><text:span text:style-name="T29"> </text:span><text:span text:style-name="T4">la</text:span><text:span text:style-name="T29"> </text:span><text:span text:style-name="T4">misma</text:span><text:span text:style-name="T29"> </text:span><text:span text:style-name="T4">fue</text:span><text:span text:style-name="T29"> </text:span><text:span text:style-name="T4">llevada</text:span><text:span text:style-name="T29"> </text:span><text:span text:style-name="T4">a</text:span><text:span text:style-name="T29"> </text:span><text:span text:style-name="T4">cabo</text:span><text:span text:style-name="T29"> </text:span><text:span text:style-name="T4">por</text:span><text:span text:style-name="T29"> </text:span><text:span text:style-name="T4">Andrea</text:span><text:span text:style-name="T29"> </text:span><text:span text:style-name="T4">el</text:span><text:span text:style-name="T29"> </text:span><text:span text:style-name="T4">14/08/1987.</text:span><text:span text:style-name="T29"> </text:span><text:span text:style-name="T4">El</text:span><text:span text:style-name="T29"> </text:span><text:span text:style-name="T4">comando</text:span><text:span text:style-name="T29"> </text:span><text:span text:style-name="T4">retorna</text:span><text:span text:style-name="T29"> </text:span><text:span text:style-name="T4">con</text:span><text:span text:style-name="T29"> </text:span><text:span text:style-name="T4">código</text:span><text:span text:style-name="T29"> </text:span><text:span text:style-name="T4">0.</text:span></text:p>
        <text:p text:style-name="P25"/>
        <text:h text:style-name="Heading_20_2" text:outline-level="2"><text:span text:style-name="T16">Casos</text:span><text:span text:style-name="T23"> </text:span><text:span text:style-name="T16">loguearC</text:span></text:h>
        <text:p text:style-name="P25"/>
        <text:p text:style-name="P29">Caso<text:span text:style-name="T49"> </text:span>1</text:p>
        <text:p text:style-name="P27">Descripción:<text:span text:style-name="T49"> </text:span>Invocación<text:span text:style-name="T49"> </text:span>incorrecta<text:span text:style-name="T49"> </text:span>del<text:span text:style-name="T49"> </text:span>comando<text:span text:style-name="T49"> </text:span>mediante<text:span text:style-name="T49"> </text:span>un<text:span text:style-name="T49"> </text:span>tipo<text:span text:style-name="T49"> </text:span>de<text:span text:style-name="T49"> </text:span>mensaje<text:span text:style-name="T49"> </text:span>inválido.</text:p>
        <text:p text:style-name="P27">Pasos:</text:p>
        <text:list xml:id="list561354701" text:style-name="WW8Num28">
          <text:list-item>
            <text:p text:style-name="P93">Iniciar<text:span text:style-name="T49"> </text:span>correctamente<text:span text:style-name="T49"> </text:span>el<text:span text:style-name="T49"> </text:span>ambiente.</text:p>
          </text:list-item>
          <text:list-item>
            <text:p text:style-name="P93">Invocar<text:span text:style-name="T49"> </text:span>al<text:span text:style-name="T49"> </text:span>comando<text:span text:style-name="T49"> </text:span>como<text:span text:style-name="T49"> </text:span>loguearC<text:span text:style-name="T49"> </text:span>unComando<text:span text:style-name="T49"> </text:span>R<text:span text:style-name="T49"> “</text:span>Mensaje<text:span text:style-name="T49"> </text:span>invalido<text:span text:style-name="T49">”</text:span></text:p>
          </text:list-item>
        </text:list>
        <text:p text:style-name="P34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escribe</text:span><text:span text:style-name="T10"> </text:span><text:span text:style-name="T8">en</text:span><text:span text:style-name="T10"> </text:span><text:span text:style-name="T8">el</text:span><text:span text:style-name="T10"> </text:span><text:span text:style-name="T8">log</text:span><text:span text:style-name="T10"> </text:span><text:span text:style-name="T8">correspondiente</text:span><text:span text:style-name="T10"> </text:span><text:span text:style-name="T8">a</text:span><text:span text:style-name="T10"> </text:span><text:span text:style-name="T8">loguearC</text:span><text:span text:style-name="T10"> </text:span><text:span text:style-name="T8">un</text:span><text:span text:style-name="T10"> </text:span><text:span text:style-name="T8">registro</text:span><text:span text:style-name="T10"> </text:span><text:span text:style-name="T8">indicando</text:span><text:span text:style-name="T10"> </text:span><text:span text:style-name="T8">que</text:span><text:span text:style-name="T10"> </text:span><text:span text:style-name="T8">el</text:span><text:span text:style-name="T10"> </text:span><text:span text:style-name="T8">tipo</text:span><text:span text:style-name="T10"> </text:span><text:span text:style-name="T8">de</text:span><text:span text:style-name="T10"> </text:span><text:span text:style-name="T8">mensaje</text:span><text:span text:style-name="T10"> </text:span><text:span text:style-name="T8">pasado</text:span><text:span text:style-name="T10"> </text:span><text:span text:style-name="T8">como</text:span><text:span text:style-name="T10"> </text:span><text:span text:style-name="T8">parámetro</text:span><text:span text:style-name="T10"> </text:span><text:span text:style-name="T8">no</text:span><text:span text:style-name="T10"> </text:span><text:span text:style-name="T8">es</text:span><text:span text:style-name="T10"> </text:span><text:span text:style-name="T8">válido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distinto</text:span><text:span text:style-name="T10"> </text:span><text:span text:style-name="T8">a</text:span><text:span text:style-name="T10"> </text:span><text:span text:style-name="T8">0.</text:span></text:p>
        <text:p text:style-name="P27"/>
        <text:p text:style-name="P34"><text:span text:style-name="T12">Caso</text:span><text:span text:style-name="T13"> </text:span><text:span text:style-name="T12">2</text:span></text:p>
        <text:p text:style-name="P34"><text:span text:style-name="T8">Descripción:</text:span><text:span text:style-name="T10"> </text:span><text:span text:style-name="T8">Invocación</text:span><text:span text:style-name="T10"> </text:span><text:span text:style-name="T8">incorrecta</text:span><text:span text:style-name="T10"> </text:span><text:span text:style-name="T8">del</text:span><text:span text:style-name="T10"> </text:span><text:span text:style-name="T8">comando</text:span><text:span text:style-name="T10"> </text:span><text:span text:style-name="T8">con</text:span><text:span text:style-name="T10"> </text:span><text:span text:style-name="T8">menos</text:span><text:span text:style-name="T10"> </text:span><text:span text:style-name="T8">parámetros</text:span><text:span text:style-name="T10"> </text:span><text:span text:style-name="T8">de</text:span><text:span text:style-name="T10"> </text:span><text:span text:style-name="T8">los</text:span><text:span text:style-name="T10"> </text:span><text:span text:style-name="T8">necesarios</text:span><text:span text:style-name="T10"> </text:span><text:span text:style-name="T8">(no</text:span><text:span text:style-name="T10"> </text:span><text:span text:style-name="T8">se</text:span><text:span text:style-name="T10"> </text:span><text:span text:style-name="T8">especifica</text:span><text:span text:style-name="T10"> </text:span><text:span text:style-name="T8">el</text:span><text:span text:style-name="T10"> </text:span><text:span text:style-name="T8">tipo</text:span><text:span text:style-name="T10"> </text:span><text:span text:style-name="T8">de</text:span><text:span text:style-name="T10"> </text:span><text:span text:style-name="T8">mensaje).</text:span></text:p>
        <text:p text:style-name="P27">Pasos:</text:p>
        <text:list xml:id="list956993056" text:style-name="WW8Num22">
          <text:list-item>
            <text:p text:style-name="P94">Iniciar<text:span text:style-name="T49"> </text:span>correctamente<text:span text:style-name="T49"> </text:span>el<text:span text:style-name="T49"> </text:span>ambiente.</text:p>
          </text:list-item>
          <text:list-item>
            <text:p text:style-name="P106"><text:span text:style-name="T8">Invocar</text:span><text:span text:style-name="T10"> </text:span><text:span text:style-name="T8">al</text:span><text:span text:style-name="T10"> </text:span><text:span text:style-name="T8">comando</text:span><text:span text:style-name="T10"> </text:span><text:span text:style-name="T8">como</text:span><text:span text:style-name="T10"> </text:span><text:span text:style-name="T8">loguearC</text:span><text:span text:style-name="T10"> </text:span><text:span text:style-name="T8">unComando</text:span><text:span text:style-name="T10"> “</text:span><text:span text:style-name="T8">Mensaje</text:span><text:span text:style-name="T10"> </text:span><text:span text:style-name="T8">invalido</text:span><text:span text:style-name="T10">”</text:span></text:p>
          </text:list-item>
        </text:list>
        <text:p text:style-name="P34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escribe</text:span><text:span text:style-name="T10"> </text:span><text:span text:style-name="T8">en</text:span><text:span text:style-name="T10"> </text:span><text:span text:style-name="T8">el</text:span><text:span text:style-name="T10"> </text:span><text:span text:style-name="T8">log</text:span><text:span text:style-name="T10"> </text:span><text:span text:style-name="T8">correspondiente</text:span><text:span text:style-name="T10"> </text:span><text:span text:style-name="T8">a</text:span><text:span text:style-name="T10"> </text:span><text:span text:style-name="T8">loguearC</text:span><text:span text:style-name="T10"> </text:span><text:span text:style-name="T8">un</text:span><text:span text:style-name="T10"> </text:span><text:span text:style-name="T8">registro</text:span><text:span text:style-name="T10"> </text:span><text:span text:style-name="T8">indicando</text:span><text:span text:style-name="T10"> </text:span><text:span text:style-name="T8">que</text:span><text:span text:style-name="T10"> </text:span><text:span text:style-name="T8">la</text:span><text:span text:style-name="T10"> </text:span><text:span text:style-name="T8">cantidad</text:span><text:span text:style-name="T10"> </text:span><text:span text:style-name="T8">de</text:span><text:span text:style-name="T10"> </text:span><text:span text:style-name="T8">parámetros</text:span><text:span text:style-name="T10"> </text:span><text:span text:style-name="T8">es</text:span><text:span text:style-name="T10"> </text:span><text:span text:style-name="T8">errónea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distinto</text:span><text:span text:style-name="T10"> </text:span><text:span text:style-name="T8">a</text:span><text:span text:style-name="T10"> </text:span><text:span text:style-name="T8">0.</text:span></text:p>
        <text:p text:style-name="P27"/>
        <text:p text:style-name="P29">Caso<text:span text:style-name="T49"> </text:span>3</text:p>
        <text:p text:style-name="P34"><text:span text:style-name="T8">Descripción:</text:span><text:span text:style-name="T10"> </text:span><text:span text:style-name="T8">Se</text:span><text:span text:style-name="T10"> </text:span><text:span text:style-name="T8">loguea</text:span><text:span text:style-name="T10"> </text:span><text:span text:style-name="T8">un</text:span><text:span text:style-name="T10"> </text:span><text:span text:style-name="T8">mensaje</text:span><text:span text:style-name="T10"> </text:span><text:span text:style-name="T8">que</text:span><text:span text:style-name="T10"> </text:span><text:span text:style-name="T8">no</text:span><text:span text:style-name="T10"> </text:span><text:span text:style-name="T8">ha</text:span><text:span text:style-name="T10"> </text:span><text:span text:style-name="T8">sido</text:span><text:span text:style-name="T10"> </text:span><text:span text:style-name="T8">estandarizado</text:span><text:span text:style-name="T10"> </text:span><text:span text:style-name="T8">entre</text:span><text:span text:style-name="T10"> </text:span><text:span text:style-name="T8">los</text:span><text:span text:style-name="T10"> </text:span><text:span text:style-name="T8">distintos</text:span><text:span text:style-name="T10"> </text:span><text:span text:style-name="T8">módulos.</text:span></text:p>
        <text:p text:style-name="P27">Pasos:</text:p>
        <text:list xml:id="list789321332" text:style-name="WW8Num23">
          <text:list-item>
            <text:p text:style-name="P95">Iniciar<text:span text:style-name="T49"> </text:span>correctamente<text:span text:style-name="T49"> </text:span>el<text:span text:style-name="T49"> </text:span>ambiente.</text:p>
          </text:list-item>
          <text:list-item>
            <text:p text:style-name="P95">Invocar<text:span text:style-name="T49"> </text:span>al<text:span text:style-name="T49"> </text:span>comando<text:span text:style-name="T49"> </text:span>como<text:span text:style-name="T49"> </text:span>loguearC<text:span text:style-name="T49"> </text:span>unComando<text:span text:style-name="T49"> </text:span>A<text:span text:style-name="T49"> “</text:span>Esto<text:span text:style-name="T49"> </text:span>es<text:span text:style-name="T49"> </text:span>una<text:span text:style-name="T49"> </text:span>advertencia<text:span text:style-name="T49">”</text:span></text:p>
          </text:list-item>
        </text:list>
        <text:p text:style-name="P34"><text:soft-page-break/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escribe</text:span><text:span text:style-name="T10"> </text:span><text:span text:style-name="T8">en</text:span><text:span text:style-name="T10"> </text:span><text:span text:style-name="T8">el</text:span><text:span text:style-name="T10"> </text:span><text:span text:style-name="T8">log</text:span><text:span text:style-name="T10"> </text:span><text:span text:style-name="T8">correspondiente</text:span><text:span text:style-name="T10"> </text:span><text:span text:style-name="T8">a</text:span><text:span text:style-name="T10"> </text:span><text:span text:style-name="T8">unComando</text:span><text:span text:style-name="T10"> </text:span><text:span text:style-name="T8">un</text:span><text:span text:style-name="T10"> </text:span><text:span text:style-name="T8">registro</text:span><text:span text:style-name="T10"> </text:span><text:span text:style-name="T8">de</text:span><text:span text:style-name="T10"> </text:span><text:span text:style-name="T8">tipo</text:span><text:span text:style-name="T10"> “</text:span><text:span text:style-name="T8">mensaje</text:span><text:span text:style-name="T10"> </text:span><text:span text:style-name="T8">de</text:span><text:span text:style-name="T10"> </text:span><text:span text:style-name="T8">advertencia</text:span><text:span text:style-name="T10">” </text:span><text:span text:style-name="T8">con</text:span><text:span text:style-name="T10"> </text:span><text:span text:style-name="T8">el</text:span><text:span text:style-name="T10"> </text:span><text:span text:style-name="T8">mensaje</text:span><text:span text:style-name="T10"> </text:span><text:span text:style-name="T8">pasado</text:span><text:span text:style-name="T10"> </text:span><text:span text:style-name="T8">como</text:span><text:span text:style-name="T10"> </text:span><text:span text:style-name="T8">parámetro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0.</text:span></text:p>
        <text:p text:style-name="P27"/>
        <text:p text:style-name="P29">Caso<text:span text:style-name="T49"> </text:span>4</text:p>
        <text:p text:style-name="P34"><text:span text:style-name="T8">Descripción:</text:span><text:span text:style-name="T10"> </text:span><text:span text:style-name="T8">Se</text:span><text:span text:style-name="T10"> </text:span><text:span text:style-name="T8">loguea</text:span><text:span text:style-name="T10"> </text:span><text:span text:style-name="T8">un</text:span><text:span text:style-name="T10"> </text:span><text:span text:style-name="T8">mensaje</text:span><text:span text:style-name="T10"> </text:span><text:span text:style-name="T8">estandarizado</text:span><text:span text:style-name="T10"> </text:span><text:span text:style-name="T8">entre</text:span><text:span text:style-name="T10"> </text:span><text:span text:style-name="T8">los</text:span><text:span text:style-name="T10"> </text:span><text:span text:style-name="T8">distintos</text:span><text:span text:style-name="T10"> </text:span><text:span text:style-name="T8">módulos.</text:span></text:p>
        <text:p text:style-name="P27">Pasos:</text:p>
        <text:list xml:id="list228162690" text:style-name="WW8Num26">
          <text:list-item>
            <text:p text:style-name="P96">Iniciar<text:span text:style-name="T49"> </text:span>correctamente<text:span text:style-name="T49"> </text:span>el<text:span text:style-name="T49"> </text:span>ambiente.</text:p>
          </text:list-item>
          <text:list-item>
            <text:p text:style-name="P107"><text:span text:style-name="T8">Invocar</text:span><text:span text:style-name="T10"> </text:span><text:span text:style-name="T8">al</text:span><text:span text:style-name="T10"> </text:span><text:span text:style-name="T8">comando</text:span><text:span text:style-name="T10"> </text:span><text:span text:style-name="T8">como</text:span><text:span text:style-name="T10"> </text:span><text:span text:style-name="T8">loguearC</text:span><text:span text:style-name="T10"> –</text:span><text:span text:style-name="T8">s</text:span><text:span text:style-name="T10"> </text:span><text:span text:style-name="T8">unComando</text:span><text:span text:style-name="T10"> </text:span><text:span text:style-name="T8">4</text:span><text:span text:style-name="T10"> “</text:span><text:span text:style-name="T8">unArchivoInexistente</text:span><text:span text:style-name="T10">”</text:span></text:p>
          </text:list-item>
        </text:list>
        <text:p text:style-name="P34"><text:span text:style-name="T4">Resultado</text:span><text:span text:style-name="T6"> </text:span><text:span text:style-name="T4">Esperado:</text:span><text:span text:style-name="T6"> </text:span><text:span text:style-name="T4">Se</text:span><text:span text:style-name="T6"> </text:span><text:span text:style-name="T4">escribe</text:span><text:span text:style-name="T6"> </text:span><text:span text:style-name="T4">en</text:span><text:span text:style-name="T6"> </text:span><text:span text:style-name="T4">el</text:span><text:span text:style-name="T6"> </text:span><text:span text:style-name="T4">log</text:span><text:span text:style-name="T6"> </text:span><text:span text:style-name="T4">correspondiente</text:span><text:span text:style-name="T6"> </text:span><text:span text:style-name="T4">a</text:span><text:span text:style-name="T6"> </text:span><text:span text:style-name="T4">unComando</text:span><text:span text:style-name="T6"> </text:span><text:span text:style-name="T4">un</text:span><text:span text:style-name="T6"> </text:span><text:span text:style-name="T4">mensaje</text:span><text:span text:style-name="T6"> </text:span><text:span text:style-name="T4">de</text:span><text:span text:style-name="T6"> </text:span><text:span text:style-name="T4">error</text:span><text:span text:style-name="T6"> </text:span><text:span text:style-name="T4">con</text:span><text:span text:style-name="T6"> </text:span><text:span text:style-name="T4">la</text:span><text:span text:style-name="T6"> </text:span><text:span text:style-name="T4">descripción</text:span><text:span text:style-name="T6"> </text:span><text:span text:style-name="T4">mensaje</text:span><text:span text:style-name="T6"> “</text:span><text:span text:style-name="T4">No</text:span><text:span text:style-name="T6"> </text:span><text:span text:style-name="T4">se</text:span><text:span text:style-name="T6"> </text:span><text:span text:style-name="T4">encuentra</text:span><text:span text:style-name="T6"> </text:span><text:span text:style-name="T4">el</text:span><text:span text:style-name="T6"> </text:span><text:span text:style-name="T4">archivo</text:span><text:span text:style-name="T6"> </text:span><text:span text:style-name="T4">unArchivoInexistente.</text:span><text:span text:style-name="T6">”</text:span><text:span text:style-name="T4">.</text:span><text:span text:style-name="T6"> </text:span><text:span text:style-name="T4">El</text:span><text:span text:style-name="T6"> </text:span><text:span text:style-name="T4">comando</text:span><text:span text:style-name="T6"> </text:span><text:span text:style-name="T4">retorna</text:span><text:span text:style-name="T6"> </text:span><text:span text:style-name="T4">con</text:span><text:span text:style-name="T6"> </text:span><text:span text:style-name="T4">código</text:span><text:span text:style-name="T6"> </text:span><text:span text:style-name="T4">0.</text:span></text:p>
        <text:p text:style-name="P25"/>
        <text:h text:style-name="Heading_20_2" text:outline-level="2"><text:span text:style-name="T16">Casos</text:span><text:span text:style-name="T23"> </text:span><text:span text:style-name="T16">mirarC</text:span></text:h>
        <text:p text:style-name="P24"/>
        <text:p text:style-name="P24"/>
        <text:p text:style-name="P29">Caso<text:span text:style-name="T49"> </text:span>1</text:p>
        <text:p text:style-name="P27">Descripción:<text:span text:style-name="T49"> </text:span>Invocación<text:span text:style-name="T49"> </text:span>incorrecta<text:span text:style-name="T49"> </text:span>del<text:span text:style-name="T49"> </text:span>comando<text:span text:style-name="T49"> </text:span>mediante<text:span text:style-name="T49"> </text:span>un<text:span text:style-name="T49"> </text:span>parámetro<text:span text:style-name="T49"> </text:span>no<text:span text:style-name="T49"> </text:span>numérico<text:span text:style-name="T49"> </text:span>cuando<text:span text:style-name="T49"> </text:span>se<text:span text:style-name="T49"> </text:span>espera<text:span text:style-name="T49"> </text:span>un<text:span text:style-name="T49"> </text:span>número<text:span text:style-name="T49"> </text:span>(en<text:span text:style-name="T49"> </text:span>el<text:span text:style-name="T49"> </text:span>segundo<text:span text:style-name="T49"> </text:span>parámetro).</text:p>
        <text:p text:style-name="P27">Pasos:</text:p>
        <text:list xml:id="list1806285007" text:style-name="WW8Num20">
          <text:list-item>
            <text:p text:style-name="P97">Iniciar<text:span text:style-name="T49"> </text:span>correctamente<text:span text:style-name="T49"> </text:span>el<text:span text:style-name="T49"> </text:span>ambiente.</text:p>
          </text:list-item>
          <text:list-item>
            <text:p text:style-name="P108"><text:span text:style-name="T8">Invocar</text:span><text:span text:style-name="T10"> </text:span><text:span text:style-name="T8">al</text:span><text:span text:style-name="T10"> </text:span><text:span text:style-name="T8">comando</text:span><text:span text:style-name="T10"> </text:span><text:span text:style-name="T8">como</text:span><text:span text:style-name="T10"> </text:span><text:span text:style-name="T8">mirarC</text:span><text:span text:style-name="T10"> –</text:span><text:span text:style-name="T8">n</text:span><text:span text:style-name="T10"> </text:span><text:span text:style-name="T8">J</text:span><text:span text:style-name="T10"> </text:span><text:span text:style-name="T8">unComando.</text:span></text:p>
          </text:list-item>
        </text:list>
        <text:p text:style-name="P27">Resultado<text:span text:style-name="T49"> </text:span>Esperado:<text:span text:style-name="T49"> </text:span>Se<text:span text:style-name="T49"> </text:span>muestra<text:span text:style-name="T49"> </text:span>por<text:span text:style-name="T49"> </text:span>pantalla<text:span text:style-name="T49"> </text:span>y<text:span text:style-name="T49"> </text:span>se<text:span text:style-name="T49"> </text:span>registra<text:span text:style-name="T49"> </text:span>en<text:span text:style-name="T49"> </text:span>el<text:span text:style-name="T49"> </text:span>log<text:span text:style-name="T49"> </text:span>de<text:span text:style-name="T49"> </text:span>mirarC<text:span text:style-name="T49"> </text:span>un<text:span text:style-name="T49"> </text:span>mensaje<text:span text:style-name="T49"> </text:span>indicando<text:span text:style-name="T49"> </text:span>que<text:span text:style-name="T49"> </text:span>se<text:span text:style-name="T49"> </text:span>esperaba<text:span text:style-name="T49"> </text:span>un<text:span text:style-name="T49"> </text:span>número<text:span text:style-name="T49"> </text:span>como<text:span text:style-name="T49"> </text:span>parámetro.<text:span text:style-name="T49"> </text:span>Se<text:span text:style-name="T49"> </text:span>retorna<text:span text:style-name="T49"> </text:span>un<text:span text:style-name="T49"> </text:span>código<text:span text:style-name="T49"> </text:span>de<text:span text:style-name="T49"> </text:span>error<text:span text:style-name="T49"> </text:span>distinto<text:span text:style-name="T49"> </text:span>de<text:span text:style-name="T49"> </text:span>0.</text:p>
        <text:p text:style-name="P27">Observaciones:<text:span text:style-name="T49"> </text:span>Debe<text:span text:style-name="T49"> </text:span>existir<text:span text:style-name="T49"> </text:span>log<text:span text:style-name="T49"> </text:span>de<text:span text:style-name="T49"> </text:span>unComando</text:p>
        <text:p text:style-name="P27"/>
        <text:p text:style-name="P34"><text:span text:style-name="T12">Caso</text:span><text:span text:style-name="T13"> </text:span><text:span text:style-name="T12">2</text:span></text:p>
        <text:p text:style-name="P27">Descripción:<text:span text:style-name="T49"> </text:span>Invocación<text:span text:style-name="T49"> </text:span>incorrecta<text:span text:style-name="T49"> </text:span>del<text:span text:style-name="T49"> </text:span>comando<text:span text:style-name="T49"> </text:span>con<text:span text:style-name="T49"> </text:span>menos<text:span text:style-name="T49"> </text:span>parámetros<text:span text:style-name="T49"> </text:span>de<text:span text:style-name="T49"> </text:span>los<text:span text:style-name="T49"> </text:span>necesarios<text:span text:style-name="T49"> </text:span>(no<text:span text:style-name="T49"> </text:span>se<text:span text:style-name="T49"> </text:span>especifica<text:span text:style-name="T49"> </text:span>el<text:span text:style-name="T49"> </text:span>comando).</text:p>
        <text:p text:style-name="P27">Pasos:</text:p>
        <text:list xml:id="list845383287" text:style-name="WW8Num24">
          <text:list-item>
            <text:p text:style-name="P98">Iniciar<text:span text:style-name="T49"> </text:span>correctamente<text:span text:style-name="T49"> </text:span>el<text:span text:style-name="T49"> </text:span>ambiente.</text:p>
          </text:list-item>
          <text:list-item>
            <text:p text:style-name="P98">Invocar<text:span text:style-name="T49"> </text:span>al<text:span text:style-name="T49"> </text:span>comando<text:span text:style-name="T49"> </text:span>como<text:span text:style-name="T49"> </text:span>mirarC.</text:p>
          </text:list-item>
        </text:list>
        <text:p text:style-name="P27">Resultado<text:span text:style-name="T49"> </text:span>Esperado:<text:span text:style-name="T49"> </text:span>Se<text:span text:style-name="T49"> </text:span>muestra<text:span text:style-name="T49"> </text:span>por<text:span text:style-name="T49"> </text:span>pantalla<text:span text:style-name="T49"> </text:span>y<text:span text:style-name="T49"> </text:span>se<text:span text:style-name="T49"> </text:span>registra<text:span text:style-name="T49"> </text:span>en<text:span text:style-name="T49"> </text:span>el<text:span text:style-name="T49"> </text:span>log<text:span text:style-name="T49"> </text:span>de<text:span text:style-name="T49"> </text:span>mirarC<text:span text:style-name="T49"> </text:span>un<text:span text:style-name="T49"> </text:span>mensaje<text:span text:style-name="T49"> </text:span>indicando<text:span text:style-name="T49"> </text:span>que<text:span text:style-name="T49"> </text:span>la<text:span text:style-name="T49"> </text:span>cantidad<text:span text:style-name="T49"> </text:span>de<text:span text:style-name="T49"> </text:span>parámetros<text:span text:style-name="T49"> </text:span>ingresada<text:span text:style-name="T49"> </text:span>es<text:span text:style-name="T49"> </text:span>incorrecta.<text:span text:style-name="T49"> </text:span>Se<text:span text:style-name="T49"> </text:span>retorna<text:span text:style-name="T49"> </text:span>un<text:span text:style-name="T49"> </text:span>código<text:span text:style-name="T49"> </text:span>de<text:span text:style-name="T49"> </text:span>error<text:span text:style-name="T49"> </text:span>distinto<text:span text:style-name="T49"> </text:span>de<text:span text:style-name="T49"> </text:span>0.</text:p>
        <text:p text:style-name="P27"/>
        <text:p text:style-name="P29">Caso<text:span text:style-name="T49"> </text:span>3</text:p>
        <text:p text:style-name="P27">Descripción:<text:span text:style-name="T49"> </text:span>Mostrar<text:span text:style-name="T49"> </text:span>todo<text:span text:style-name="T49"> </text:span>el<text:span text:style-name="T49"> </text:span>contenido<text:span text:style-name="T49"> </text:span>de<text:span text:style-name="T49"> </text:span>un<text:span text:style-name="T49"> </text:span>log.</text:p>
        <text:p text:style-name="P27">Pasos:</text:p>
        <text:list xml:id="list1455545924" text:style-name="WW8Num37">
          <text:list-item>
            <text:p text:style-name="P99">Iniciar<text:span text:style-name="T49"> </text:span>correctamente<text:span text:style-name="T49"> </text:span>el<text:span text:style-name="T49"> </text:span>ambiente.</text:p>
          </text:list-item>
          <text:list-item>
            <text:p text:style-name="P99">Invocar<text:span text:style-name="T49"> </text:span>al<text:span text:style-name="T49"> </text:span>comando<text:span text:style-name="T49"> </text:span>como<text:span text:style-name="T49"> </text:span>mirarC<text:span text:style-name="T49"> </text:span>unComando.</text:p>
          </text:list-item>
        </text:list>
        <text:p text:style-name="P27">Resultado<text:span text:style-name="T49"> </text:span>Esperado:<text:span text:style-name="T49"> </text:span>Se<text:span text:style-name="T49"> </text:span>muestran<text:span text:style-name="T49"> </text:span>en<text:span text:style-name="T49"> </text:span>pantalla<text:span text:style-name="T49"> </text:span>todos<text:span text:style-name="T49"> </text:span>los<text:span text:style-name="T49"> </text:span>mensajes<text:span text:style-name="T49"> </text:span>logueados<text:span text:style-name="T49"> </text:span>por<text:span text:style-name="T49"> </text:span>unComando.<text:span text:style-name="T49"> </text:span>El<text:span text:style-name="T49"> </text:span>comando<text:span text:style-name="T49"> </text:span>retorna<text:span text:style-name="T49"> </text:span>con<text:span text:style-name="T49"> </text:span>código<text:span text:style-name="T49"> </text:span>0.</text:p>
        <text:p text:style-name="P27">Observaciones:<text:span text:style-name="T49"> </text:span>Debe<text:span text:style-name="T49"> </text:span>existir<text:span text:style-name="T49"> </text:span>el<text:span text:style-name="T49"> </text:span>log<text:span text:style-name="T49"> </text:span>correspondiente<text:span text:style-name="T49"> </text:span>a<text:span text:style-name="T49"> </text:span>unComando.</text:p>
        <text:p text:style-name="P27"/>
        <text:p text:style-name="P29">Caso<text:span text:style-name="T49"> </text:span>4</text:p>
        <text:p text:style-name="P34"><text:span text:style-name="T8">Descripción:</text:span><text:span text:style-name="T10"> </text:span><text:span text:style-name="T8">Mostrar</text:span><text:span text:style-name="T10"> </text:span><text:span text:style-name="T8">las</text:span><text:span text:style-name="T10"> </text:span><text:span text:style-name="T8">últimas</text:span><text:span text:style-name="T10"> </text:span><text:span text:style-name="T8">líneas</text:span><text:span text:style-name="T10"> </text:span><text:span text:style-name="T8">de</text:span><text:span text:style-name="T10"> </text:span><text:span text:style-name="T8">un</text:span><text:span text:style-name="T10"> </text:span><text:span text:style-name="T8">log.</text:span></text:p>
        <text:p text:style-name="P27"><text:soft-page-break/>Pasos:</text:p>
        <text:list xml:id="list1076598250" text:continue-list="list1243663300" text:style-name="WW8Num39">
          <text:list-item>
            <text:p text:style-name="P87">Iniciar<text:span text:style-name="T49"> </text:span>correctamente<text:span text:style-name="T49"> </text:span>el<text:span text:style-name="T49"> </text:span>ambiente.</text:p>
          </text:list-item>
          <text:list-item>
            <text:p text:style-name="P109"><text:span text:style-name="T8">Invocar</text:span><text:span text:style-name="T10"> </text:span><text:span text:style-name="T8">al</text:span><text:span text:style-name="T10"> </text:span><text:span text:style-name="T8">comando</text:span><text:span text:style-name="T10"> </text:span><text:span text:style-name="T8">como</text:span><text:span text:style-name="T10"> </text:span><text:span text:style-name="T8">mirarC</text:span><text:span text:style-name="T10"> –</text:span><text:span text:style-name="T8">n</text:span><text:span text:style-name="T10"> </text:span><text:span text:style-name="T8">1</text:span><text:span text:style-name="T10"> </text:span><text:span text:style-name="T8">unComando.</text:span></text:p>
          </text:list-item>
        </text:list>
        <text:p text:style-name="P34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n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el</text:span><text:span text:style-name="T10"> </text:span><text:span text:style-name="T8">último</text:span><text:span text:style-name="T10"> </text:span><text:span text:style-name="T8">mensaje</text:span><text:span text:style-name="T10"> </text:span><text:span text:style-name="T8">logueado</text:span><text:span text:style-name="T10"> </text:span><text:span text:style-name="T8">por</text:span><text:span text:style-name="T10"> </text:span><text:span text:style-name="T8">unComando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0.</text:span></text:p>
        <text:p text:style-name="P27">Observaciones:<text:span text:style-name="T49"> </text:span>Debe<text:span text:style-name="T49"> </text:span>existir<text:span text:style-name="T49"> </text:span>el<text:span text:style-name="T49"> </text:span>log<text:span text:style-name="T49"> </text:span>correspondiente<text:span text:style-name="T49"> </text:span>a<text:span text:style-name="T49"> </text:span>unComando.</text:p>
        <text:p text:style-name="P30"/>
        <text:p text:style-name="P29">Caso<text:span text:style-name="T49"> </text:span>5</text:p>
        <text:p text:style-name="P34"><text:span text:style-name="T8">Descripción:</text:span><text:span text:style-name="T10"> </text:span><text:span text:style-name="T8">Mostrar</text:span><text:span text:style-name="T10"> </text:span><text:span text:style-name="T8">los</text:span><text:span text:style-name="T10"> </text:span><text:span text:style-name="T8">mensajes</text:span><text:span text:style-name="T10"> </text:span><text:span text:style-name="T8">de</text:span><text:span text:style-name="T10"> </text:span><text:span text:style-name="T8">un</text:span><text:span text:style-name="T10"> </text:span><text:span text:style-name="T8">log</text:span><text:span text:style-name="T10"> </text:span><text:span text:style-name="T8">que</text:span><text:span text:style-name="T10"> </text:span><text:span text:style-name="T8">contengan</text:span><text:span text:style-name="T10"> </text:span><text:span text:style-name="T8">un</text:span><text:span text:style-name="T10"> </text:span><text:span text:style-name="T8">string</text:span><text:span text:style-name="T10"> </text:span><text:span text:style-name="T8">determinado.</text:span></text:p>
        <text:p text:style-name="P27">Pasos:</text:p>
        <text:list xml:id="list1003035666" text:style-name="WW8Num35">
          <text:list-item>
            <text:p text:style-name="P100">Iniciar<text:span text:style-name="T49"> </text:span>correctamente<text:span text:style-name="T49"> </text:span>el<text:span text:style-name="T49"> </text:span>ambiente.</text:p>
          </text:list-item>
          <text:list-item>
            <text:p text:style-name="P110"><text:span text:style-name="T8">Invocar</text:span><text:span text:style-name="T10"> </text:span><text:span text:style-name="T8">al</text:span><text:span text:style-name="T10"> </text:span><text:span text:style-name="T8">comando</text:span><text:span text:style-name="T10"> </text:span><text:span text:style-name="T8">como</text:span><text:span text:style-name="T10"> </text:span><text:span text:style-name="T8">mirarC</text:span><text:span text:style-name="T10"> –</text:span><text:span text:style-name="T8">s</text:span><text:span text:style-name="T10"> “</text:span><text:span text:style-name="T8">string</text:span><text:span text:style-name="T10"> </text:span><text:span text:style-name="T8">buscado</text:span><text:span text:style-name="T10">” </text:span><text:span text:style-name="T8">unComando.</text:span></text:p>
          </text:list-item>
        </text:list>
        <text:p text:style-name="P34"><text:span text:style-name="T8">Resultado</text:span><text:span text:style-name="T10"> </text:span><text:span text:style-name="T8">Esperado:</text:span><text:span text:style-name="T10"> </text:span><text:span text:style-name="T8">Se</text:span><text:span text:style-name="T10"> </text:span><text:span text:style-name="T8">muestran</text:span><text:span text:style-name="T10"> </text:span><text:span text:style-name="T8">en</text:span><text:span text:style-name="T10"> </text:span><text:span text:style-name="T8">pantalla</text:span><text:span text:style-name="T10"> </text:span><text:span text:style-name="T8">los</text:span><text:span text:style-name="T10"> </text:span><text:span text:style-name="T8">mensajes</text:span><text:span text:style-name="T10"> </text:span><text:span text:style-name="T8">logueados</text:span><text:span text:style-name="T10"> </text:span><text:span text:style-name="T8">por</text:span><text:span text:style-name="T10"> </text:span><text:span text:style-name="T8">unComando</text:span><text:span text:style-name="T10"> </text:span><text:span text:style-name="T8">que</text:span><text:span text:style-name="T10"> </text:span><text:span text:style-name="T8">contengan</text:span><text:span text:style-name="T10"> “</text:span><text:span text:style-name="T8">string</text:span><text:span text:style-name="T10"> </text:span><text:span text:style-name="T8">buscado</text:span><text:span text:style-name="T10">” </text:span><text:span text:style-name="T8">en</text:span><text:span text:style-name="T10"> </text:span><text:span text:style-name="T8">su</text:span><text:span text:style-name="T10"> </text:span><text:span text:style-name="T8">descripción.</text:span><text:span text:style-name="T10"> </text:span><text:span text:style-name="T8">El</text:span><text:span text:style-name="T10"> </text:span><text:span text:style-name="T8">comando</text:span><text:span text:style-name="T10"> </text:span><text:span text:style-name="T8">retorna</text:span><text:span text:style-name="T10"> </text:span><text:span text:style-name="T8">con</text:span><text:span text:style-name="T10"> </text:span><text:span text:style-name="T8">código</text:span><text:span text:style-name="T10"> </text:span><text:span text:style-name="T8">0.</text:span></text:p>
        <text:p text:style-name="P34"><text:span text:style-name="T8">Observaciones:</text:span><text:span text:style-name="T10"> </text:span><text:span text:style-name="T8">Debe</text:span><text:span text:style-name="T10"> </text:span><text:span text:style-name="T8">existir</text:span><text:span text:style-name="T10"> </text:span><text:span text:style-name="T8">el</text:span><text:span text:style-name="T10"> </text:span><text:span text:style-name="T8">log</text:span><text:span text:style-name="T10"> </text:span><text:span text:style-name="T8">correspondiente</text:span><text:span text:style-name="T10"> </text:span><text:span text:style-name="T8">a</text:span><text:span text:style-name="T10"> </text:span><text:span text:style-name="T8">unComando</text:span><text:span text:style-name="T10"> </text:span><text:span text:style-name="T8">y</text:span><text:span text:style-name="T10"> “</text:span><text:span text:style-name="T8">string</text:span><text:span text:style-name="T10"> </text:span><text:span text:style-name="T8">buscado</text:span><text:span text:style-name="T10">” </text:span><text:span text:style-name="T8">debe</text:span><text:span text:style-name="T10"> </text:span><text:span text:style-name="T8">aparecen</text:span><text:span text:style-name="T10"> </text:span><text:span text:style-name="T8">en</text:span><text:span text:style-name="T10"> </text:span><text:span text:style-name="T8">al</text:span><text:span text:style-name="T10"> </text:span><text:span text:style-name="T8">menos</text:span><text:span text:style-name="T10"> </text:span><text:span text:style-name="T8">un</text:span><text:span text:style-name="T10"> </text:span><text:span text:style-name="T8">mensaje</text:span><text:span text:style-name="T10"> </text:span><text:span text:style-name="T8">para</text:span><text:span text:style-name="T10"> </text:span><text:span text:style-name="T8">que</text:span><text:span text:style-name="T10"> </text:span><text:span text:style-name="T8">el</text:span><text:span text:style-name="T10"> </text:span><text:span text:style-name="T8">caso</text:span><text:span text:style-name="T10"> </text:span><text:span text:style-name="T8">tenga</text:span><text:span text:style-name="T10"> </text:span><text:span text:style-name="T8">sentido.</text:span></text:p>
        <text:p text:style-name="P27"/>
        <text:p text:style-name="P29">Caso<text:span text:style-name="T49"> </text:span>6</text:p>
        <text:p text:style-name="P27">Descripción:<text:span text:style-name="T49"> </text:span>Mostrar<text:span text:style-name="T49"> </text:span>los<text:span text:style-name="T49"> </text:span>mensajes<text:span text:style-name="T49"> </text:span>de<text:span text:style-name="T49"> </text:span>un<text:span text:style-name="T49"> </text:span>log<text:span text:style-name="T49"> </text:span>que<text:span text:style-name="T49"> </text:span>sean<text:span text:style-name="T49"> </text:span>de<text:span text:style-name="T49"> </text:span>un<text:span text:style-name="T49"> </text:span>tipo<text:span text:style-name="T49"> </text:span>determinado.</text:p>
        <text:p text:style-name="P27">Pasos:</text:p>
        <text:list xml:id="list520199986" text:style-name="WW8Num25">
          <text:list-item>
            <text:p text:style-name="P101">Iniciar<text:span text:style-name="T49"> </text:span>correctamente<text:span text:style-name="T49"> </text:span>el<text:span text:style-name="T49"> </text:span>ambiente.</text:p>
          </text:list-item>
          <text:list-item>
            <text:p text:style-name="P101">Invocar<text:span text:style-name="T49"> </text:span>al<text:span text:style-name="T49"> </text:span>comando<text:span text:style-name="T49"> </text:span>como<text:span text:style-name="T49"> </text:span>mirarC<text:span text:style-name="T49"> –</text:span>t<text:span text:style-name="T49"> </text:span>A<text:span text:style-name="T49"> </text:span>E<text:span text:style-name="T49"> </text:span>unComando.</text:p>
          </text:list-item>
        </text:list>
        <text:p text:style-name="P27">Resultado<text:span text:style-name="T49"> </text:span>Esperado:<text:span text:style-name="T49"> </text:span>Se<text:span text:style-name="T49"> </text:span>muestran<text:span text:style-name="T49"> </text:span>en<text:span text:style-name="T49"> </text:span>pantalla<text:span text:style-name="T49"> </text:span>los<text:span text:style-name="T49"> </text:span>mensajes<text:span text:style-name="T49"> </text:span>logueados<text:span text:style-name="T49"> </text:span>por<text:span text:style-name="T49"> </text:span>unComando<text:span text:style-name="T49"> </text:span>de<text:span text:style-name="T49"> </text:span>tipo<text:span text:style-name="T49"> </text:span>ERROR<text:span text:style-name="T49"> </text:span>y<text:span text:style-name="T49"> </text:span>ADVERTENCIA.<text:span text:style-name="T49"> </text:span>El<text:span text:style-name="T49"> </text:span>comando<text:span text:style-name="T49"> </text:span>retorna<text:span text:style-name="T49"> </text:span>con<text:span text:style-name="T49"> </text:span>código<text:span text:style-name="T49"> </text:span>0.</text:p>
        <text:p text:style-name="P27"><text:span text:style-name="T4">Observaciones:</text:span><text:span text:style-name="T29"> </text:span><text:span text:style-name="T4">Debe</text:span><text:span text:style-name="T29"> </text:span><text:span text:style-name="T4">existir</text:span><text:span text:style-name="T29"> </text:span><text:span text:style-name="T4">el</text:span><text:span text:style-name="T29"> </text:span><text:span text:style-name="T4">log</text:span><text:span text:style-name="T29"> </text:span><text:span text:style-name="T4">correspondiente</text:span><text:span text:style-name="T29"> </text:span><text:span text:style-name="T4">a</text:span><text:span text:style-name="T29"> </text:span><text:span text:style-name="T4">unComando.</text:span></text:p>
        <text:p text:style-name="P24"/>
        <text:h text:style-name="Heading_20_2" text:outline-level="2"><text:span text:style-name="T16">Casos</text:span><text:span text:style-name="T23"> </text:span><text:span text:style-name="T16">StopD</text:span></text:h>
        <text:p text:style-name="P24"/>
        <text:p text:style-name="Standard"><text:span text:style-name="T2">Caso</text:span><text:span text:style-name="T3"> </text:span><text:span text:style-name="T2">1</text:span></text:p>
        <text:p text:style-name="Standard"><text:span text:style-name="T4">Descripción:</text:span><text:span text:style-name="T5"> </text:span><text:span text:style-name="T2">StopD</text:span><text:span text:style-name="T4">.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corriendo</text:span><text:span text:style-name="T5"> </text:span><text:span text:style-name="T4">desde</text:span><text:span text:style-name="T5"> </text:span><text:span text:style-name="T4">iniciarC.</text:span><text:span text:style-name="T5"> </text:span><text:span text:style-name="T4">Se</text:span><text:span text:style-name="T5"> </text:span><text:span text:style-name="T4">detiene</text:span><text:span text:style-name="T5"> </text:span><text:span text:style-name="T4">exitosamente</text:span><text:span text:style-name="T5"> </text:span><text:span text:style-name="T4">el</text:span><text:span text:style-name="T5"> </text:span><text:span text:style-name="T4">demonio.</text:span></text:p>
        <text:p text:style-name="Standard"><text:span text:style-name="T4">Pasos:</text:span><text:span text:style-name="T5"> </text:span></text:p>
        <text:list xml:id="list2064498107" text:style-name="WW8Num3">
          <text:list-item>
            <text:p text:style-name="P111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1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1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parámetro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El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es</text:span><text:span text:style-name="T5"> </text:span><text:span text:style-name="T4">detenido.</text:span><text:span text:style-name="T5"> </text:span></text:p>
        <text:p text:style-name="P21">Observaciones:</text:p>
        <text:p text:style-name="P21"/>
        <text:p text:style-name="Standard"><text:span text:style-name="T2">Caso</text:span><text:span text:style-name="T3"> </text:span><text:span text:style-name="T2">2</text:span></text:p>
        <text:p text:style-name="Standard"><text:span text:style-name="T4">Descripción:</text:span><text:span text:style-name="T5"> </text:span><text:span text:style-name="T2">StopD</text:span><text:span text:style-name="T4">.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fue</text:span><text:span text:style-name="T5"> </text:span><text:span text:style-name="T4">previamente</text:span><text:span text:style-name="T5"> </text:span><text:span text:style-name="T4">detenido.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que</text:span><text:span text:style-name="T5"> </text:span><text:span text:style-name="T4">no</text:span><text:span text:style-name="T5"> </text:span><text:span text:style-name="T4">existe</text:span><text:span text:style-name="T5"> </text:span><text:span text:style-name="T4">demonio</text:span><text:span text:style-name="T5"> </text:span><text:span text:style-name="T4">que</text:span><text:span text:style-name="T5"> </text:span><text:span text:style-name="T4">detener.</text:span></text:p>
        <text:p text:style-name="Standard"><text:span text:style-name="T4">Pasos:</text:span><text:span text:style-name="T5"> </text:span></text:p>
        <text:list xml:id="list1560460450" text:continue-list="list1437990049" text:style-name="WW8Num4">
          <text:list-item>
            <text:p text:style-name="P62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62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62"><text:soft-page-break/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</text:span><text:span text:style-name="T4">parámetro</text:span></text:p>
          </text:list-item>
          <text:list-item>
            <text:p text:style-name="P62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</text:span><text:span text:style-name="T4">parámetro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que</text:span><text:span text:style-name="T5"> </text:span><text:span text:style-name="T4">indica</text:span><text:span text:style-name="T5"> </text:span><text:span text:style-name="T4">que</text:span><text:span text:style-name="T5"> </text:span><text:span text:style-name="T4">no</text:span><text:span text:style-name="T5"> </text:span><text:span text:style-name="T4">existía</text:span><text:span text:style-name="T5"> </text:span><text:span text:style-name="T4">ningún</text:span><text:span text:style-name="T5"> </text:span><text:span text:style-name="T4">proceso</text:span><text:span text:style-name="T5"> </text:span><text:span text:style-name="T4">detectarC.</text:span></text:p>
        <text:p text:style-name="P21">Observaciones:</text:p>
        <text:p text:style-name="P21"/>
        <text:p text:style-name="P21"/>
        <text:p text:style-name="Standard"><text:span text:style-name="T2">Caso</text:span><text:span text:style-name="T3"> </text:span><text:span text:style-name="T2">3</text:span></text:p>
        <text:p text:style-name="Standard"><text:span text:style-name="T4">Descripción:</text:span><text:span text:style-name="T5"> </text:span><text:span text:style-name="T2">StopD</text:span><text:span text:style-name="T4">.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corriendo.</text:span><text:span text:style-name="T5"> </text:span><text:span text:style-name="T4">Nombre</text:span><text:span text:style-name="T5"> </text:span><text:span text:style-name="T4">de</text:span><text:span text:style-name="T5"> </text:span><text:span text:style-name="T4">proceso</text:span><text:span text:style-name="T5"> </text:span><text:span text:style-name="T4">erroneo.</text:span></text:p>
        <text:p text:style-name="Standard"><text:span text:style-name="T4">Pasos:</text:span><text:span text:style-name="T5"> </text:span></text:p>
        <text:list xml:id="list803497204" text:style-name="WW8Num5">
          <text:list-item>
            <text:p text:style-name="P112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2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2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“</text:span><text:span text:style-name="T4">hola</text:span><text:span text:style-name="T5">” </text:span><text:span text:style-name="T4">como</text:span><text:span text:style-name="T5"> </text:span><text:span text:style-name="T4">único</text:span><text:span text:style-name="T5"> </text:span><text:span text:style-name="T4">parámetro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que</text:span><text:span text:style-name="T5"> </text:span><text:span text:style-name="T4">indica</text:span><text:span text:style-name="T5"> </text:span><text:span text:style-name="T4">que</text:span><text:span text:style-name="T5"> </text:span><text:span text:style-name="T4">no</text:span><text:span text:style-name="T5"> </text:span><text:span text:style-name="T4">existía</text:span><text:span text:style-name="T5"> </text:span><text:span text:style-name="T4">ningún</text:span><text:span text:style-name="T5"> </text:span><text:span text:style-name="T4">proceso</text:span><text:span text:style-name="T5"> “</text:span><text:span text:style-name="T4">hola</text:span><text:span text:style-name="T5">” </text:span><text:span text:style-name="T4">en</text:span><text:span text:style-name="T5"> </text:span><text:span text:style-name="T4">ejecución.</text:span></text:p>
        <text:p text:style-name="Standard"><text:span text:style-name="T4">El</text:span><text:span text:style-name="T5"> </text:span><text:span text:style-name="T4">proceso</text:span><text:span text:style-name="T5"> </text:span><text:span text:style-name="T4">detectarC</text:span><text:span text:style-name="T5"> </text:span><text:span text:style-name="T4">continua</text:span><text:span text:style-name="T5"> ejecutándose.</text:span></text:p>
        <text:p text:style-name="P21">Observaciones:</text:p>
        <text:p text:style-name="P21"/>
        <text:p text:style-name="Standard"><text:span text:style-name="T2">Caso</text:span><text:span text:style-name="T3"> </text:span><text:span text:style-name="T2">4</text:span></text:p>
        <text:p text:style-name="Standard"><text:span text:style-name="T4">Descripción:</text:span><text:span text:style-name="T5"> </text:span><text:span text:style-name="T2">StopD</text:span><text:span text:style-name="T4">.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corriendo.</text:span><text:span text:style-name="T5"> </text:span><text:span text:style-name="T4">Número</text:span><text:span text:style-name="T5"> </text:span><text:span text:style-name="T4">de</text:span><text:span text:style-name="T5"> parámetros </text:span><text:span text:style-name="T4">erroneo.</text:span></text:p>
        <text:p text:style-name="Standard"><text:span text:style-name="T4">Pasos:</text:span><text:span text:style-name="T5"> </text:span></text:p>
        <text:list xml:id="list1850924575" text:style-name="WW8Num6">
          <text:list-item>
            <text:p text:style-name="P113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3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3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</text:span><text:span text:style-name="T4">una</text:span><text:span text:style-name="T5"> </text:span><text:span text:style-name="T4">cantidad</text:span><text:span text:style-name="T5"> </text:span><text:span text:style-name="T4">de</text:span><text:span text:style-name="T5"> parámetros </text:span><text:span text:style-name="T4">erronea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que</text:span><text:span text:style-name="T5"> </text:span><text:span text:style-name="T4">indica</text:span><text:span text:style-name="T5"> </text:span><text:span text:style-name="T4">que</text:span><text:span text:style-name="T5"> </text:span><text:span text:style-name="T4">la</text:span><text:span text:style-name="T5"> </text:span><text:span text:style-name="T4">cantidad</text:span><text:span text:style-name="T5"> </text:span><text:span text:style-name="T4">de</text:span><text:span text:style-name="T5"> </text:span><text:span text:style-name="T4">parámetros</text:span><text:span text:style-name="T5"> </text:span><text:span text:style-name="T4">ingresada</text:span><text:span text:style-name="T5"> </text:span><text:span text:style-name="T4">es</text:span><text:span text:style-name="T5"> </text:span><text:span text:style-name="T4">erronea.</text:span></text:p>
        <text:p text:style-name="Standard"><text:span text:style-name="T4">Observaciones:</text:span><text:span text:style-name="T5"> </text:span><text:span text:style-name="T4">Cantidad</text:span><text:span text:style-name="T5"> </text:span><text:span text:style-name="T4">correcta</text:span><text:span text:style-name="T5"> </text:span><text:span text:style-name="T4">de</text:span><text:span text:style-name="T5"> parámetros </text:span><text:span text:style-name="T4">=</text:span><text:span text:style-name="T5"> </text:span><text:span text:style-name="T4">1</text:span></text:p>
        <text:p text:style-name="P21"/>
        <text:p text:style-name="P21"/>
        <text:h text:style-name="Heading_20_2" text:outline-level="2"><text:span text:style-name="T16">Casos</text:span><text:span text:style-name="T23"> </text:span><text:span text:style-name="T16">StartD:</text:span></text:h>
        <text:p text:style-name="P24"/>
        <text:p text:style-name="Standard"><text:span text:style-name="T2">Caso</text:span><text:span text:style-name="T3"> 1</text:span></text:p>
        <text:p text:style-name="Standard"><text:span text:style-name="T4">Descripción:</text:span><text:span text:style-name="T5"> </text:span><text:span text:style-name="T2">StartD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detenido.</text:span><text:span text:style-name="T5"> </text:span><text:span text:style-name="T4">Se</text:span><text:span text:style-name="T5"> </text:span><text:span text:style-name="T4">lanza</text:span><text:span text:style-name="T5"> </text:span><text:span text:style-name="T4">exitosamente</text:span><text:span text:style-name="T5"> </text:span><text:span text:style-name="T4">un</text:span><text:span text:style-name="T5"> </text:span><text:span text:style-name="T4">nuevo</text:span><text:span text:style-name="T5"> </text:span><text:span text:style-name="T4">demonio</text:span><text:span text:style-name="T5"> </text:span><text:span text:style-name="T4">detectarC.</text:span></text:p>
        <text:p text:style-name="Standard"><text:span text:style-name="T4">Pasos:</text:span><text:span text:style-name="T5"> </text:span></text:p>
        <text:list xml:id="list1842915865" text:style-name="WW8Num2">
          <text:list-item>
            <text:p text:style-name="P114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4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4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parámetro</text:span></text:p>
          </text:list-item>
          <text:list-item>
            <text:p text:style-name="P114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art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</text:span><text:span text:style-name="T4">parámetro.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El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se</text:span><text:span text:style-name="T5"> </text:span><text:span text:style-name="T4">encuentra</text:span><text:span text:style-name="T5"> </text:span><text:span text:style-name="T4">ahora</text:span><text:span text:style-name="T5"> </text:span><text:span text:style-name="T4">corriendo.</text:span></text:p>
        <text:p text:style-name="P21">Observaciones:</text:p>
        <text:p text:style-name="P21"/>
        <text:p text:style-name="P21"><text:soft-page-break/></text:p>
        <text:p text:style-name="Standard"><text:span text:style-name="T2">Caso</text:span><text:span text:style-name="T3"> 2</text:span></text:p>
        <text:p text:style-name="Standard"><text:span text:style-name="T4">Descripción:</text:span><text:span text:style-name="T5"> </text:span><text:span text:style-name="T2">StartD</text:span><text:span text:style-name="T4">.</text:span><text:span text:style-name="T5"> </text:span><text:span text:style-name="T4">Ambiente</text:span><text:span text:style-name="T5"> </text:span><text:span text:style-name="T4">no</text:span><text:span text:style-name="T5"> </text:span><text:span text:style-name="T4">inicializado.</text:span><text:span text:style-name="T5"> </text:span><text:span text:style-name="T4">No</text:span><text:span text:style-name="T5"> </text:span><text:span text:style-name="T4">es</text:span><text:span text:style-name="T5"> </text:span><text:span text:style-name="T4">posible</text:span><text:span text:style-name="T5"> </text:span><text:span text:style-name="T4">lanzar</text:span><text:span text:style-name="T5"> </text:span><text:span text:style-name="T4">el</text:span><text:span text:style-name="T5"> </text:span><text:span text:style-name="T4">demonio</text:span><text:span text:style-name="T5"> </text:span><text:span text:style-name="T4">detectarC.</text:span></text:p>
        <text:p text:style-name="Standard"><text:span text:style-name="T4">Pasos:</text:span><text:span text:style-name="T5"> </text:span></text:p>
        <text:list xml:id="list1209653141" text:style-name="WW8Num7">
          <text:list-item>
            <text:p text:style-name="P115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5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art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</text:span><text:span text:style-name="T4">parámetro.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El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no</text:span><text:span text:style-name="T5"> </text:span><text:span text:style-name="T4">puede</text:span><text:span text:style-name="T5"> </text:span><text:span text:style-name="T4">ser</text:span><text:span text:style-name="T5"> </text:span><text:span text:style-name="T4">lanzado</text:span><text:span text:style-name="T5"> </text:span><text:span text:style-name="T4">ya</text:span><text:span text:style-name="T5"> </text:span><text:span text:style-name="T4">que</text:span><text:span text:style-name="T5"> </text:span><text:span text:style-name="T4">el</text:span><text:span text:style-name="T5"> </text:span><text:span text:style-name="T4">ambiente</text:span><text:span text:style-name="T5"> </text:span><text:span text:style-name="T4">no</text:span><text:span text:style-name="T5"> </text:span><text:span text:style-name="T4">se</text:span><text:span text:style-name="T5"> </text:span><text:span text:style-name="T4">encuentra</text:span><text:span text:style-name="T5"> </text:span><text:span text:style-name="T4">inicializado.</text:span><text:span text:style-name="T5"> </text:span></text:p>
        <text:p text:style-name="P21">Observaciones:</text:p>
        <text:p text:style-name="P21"/>
        <text:p text:style-name="Standard"><text:span text:style-name="T2">Caso</text:span><text:span text:style-name="T3"> 3</text:span></text:p>
        <text:p text:style-name="Standard"><text:span text:style-name="T4">Descripción:</text:span><text:span text:style-name="T5"> </text:span><text:span text:style-name="T2">StartD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corriendo.</text:span><text:span text:style-name="T5"> </text:span><text:span text:style-name="T4">Advertencia</text:span><text:span text:style-name="T5"> </text:span><text:span text:style-name="T4">de</text:span><text:span text:style-name="T5"> </text:span><text:span text:style-name="T4">proceso</text:span><text:span text:style-name="T5"> </text:span><text:span text:style-name="T4">en</text:span><text:span text:style-name="T5"> </text:span><text:span text:style-name="T4">marcha.</text:span></text:p>
        <text:p text:style-name="Standard"><text:span text:style-name="T4">Pasos:</text:span><text:span text:style-name="T5"> </text:span></text:p>
        <text:list xml:id="list1170994500" text:style-name="WW8Num8">
          <text:list-item>
            <text:p text:style-name="P116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6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6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art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</text:span><text:span text:style-name="T4">parámetro.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notifica</text:span><text:span text:style-name="T5"> </text:span><text:span text:style-name="T4">por</text:span><text:span text:style-name="T5"> </text:span><text:span text:style-name="T4">pantalla</text:span><text:span text:style-name="T5"> </text:span><text:span text:style-name="T4">que</text:span><text:span text:style-name="T5"> </text:span><text:span text:style-name="T4">una</text:span><text:span text:style-name="T5"> </text:span><text:span text:style-name="T4">instancia</text:span><text:span text:style-name="T5"> </text:span><text:span text:style-name="T4">del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ya</text:span><text:span text:style-name="T5"> </text:span><text:span text:style-name="T4">se</text:span><text:span text:style-name="T5"> </text:span><text:span text:style-name="T4">encuentra</text:span><text:span text:style-name="T5"> </text:span><text:span text:style-name="T4">corriendo.</text:span></text:p>
        <text:p text:style-name="P21">Observaciones:</text:p>
        <text:p text:style-name="P21"/>
        <text:p text:style-name="Standard"><text:span text:style-name="T2">Caso</text:span><text:span text:style-name="T3"> 4</text:span></text:p>
        <text:p text:style-name="Standard"><text:span text:style-name="T4">Descripción:</text:span><text:span text:style-name="T5"> </text:span><text:span text:style-name="T2">StartD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Demonio</text:span><text:span text:style-name="T5"> </text:span><text:span text:style-name="T4">detectarC</text:span><text:span text:style-name="T5"> </text:span><text:span text:style-name="T4">detenido.</text:span><text:span text:style-name="T5"> </text:span><text:span text:style-name="T4">Número</text:span><text:span text:style-name="T5"> </text:span><text:span text:style-name="T4">de</text:span><text:span text:style-name="T5"> parámetros </text:span><text:span text:style-name="T4">erroneo.</text:span></text:p>
        <text:p text:style-name="Standard"><text:span text:style-name="T4">Pasos:</text:span><text:span text:style-name="T5"> </text:span></text:p>
        <text:list xml:id="list929927799" text:style-name="WW8Num9">
          <text:list-item>
            <text:p text:style-name="P117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7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7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“</text:span><text:span text:style-name="T4">detectarC</text:span><text:span text:style-name="T5">” </text:span><text:span text:style-name="T4">como</text:span><text:span text:style-name="T5"> </text:span><text:span text:style-name="T4">único</text:span><text:span text:style-name="T5"> parámetro</text:span></text:p>
          </text:list-item>
          <text:list-item>
            <text:p text:style-name="P117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artD</text:span><text:span text:style-name="T5"> </text:span><text:span text:style-name="T4">ingresando</text:span><text:span text:style-name="T5"> </text:span><text:span text:style-name="T4">una</text:span><text:span text:style-name="T5"> </text:span><text:span text:style-name="T4">cantidad</text:span><text:span text:style-name="T5"> </text:span><text:span text:style-name="T4">de</text:span><text:span text:style-name="T5"> </text:span><text:span text:style-name="T4">parámetros</text:span><text:span text:style-name="T5"> </text:span><text:span text:style-name="T4">erronea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que</text:span><text:span text:style-name="T5"> </text:span><text:span text:style-name="T4">indica</text:span><text:span text:style-name="T5"> </text:span><text:span text:style-name="T4">que</text:span><text:span text:style-name="T5"> </text:span><text:span text:style-name="T4">la</text:span><text:span text:style-name="T5"> </text:span><text:span text:style-name="T4">cantidad</text:span><text:span text:style-name="T5"> </text:span><text:span text:style-name="T4">de</text:span><text:span text:style-name="T5"> </text:span><text:span text:style-name="T4">parámetros</text:span><text:span text:style-name="T5"> </text:span><text:span text:style-name="T4">ingresada</text:span><text:span text:style-name="T5"> </text:span><text:span text:style-name="T4">es</text:span><text:span text:style-name="T5"> </text:span><text:span text:style-name="T4">errónea.</text:span></text:p>
        <text:p text:style-name="Standard"><text:span text:style-name="T4">Observaciones:</text:span><text:span text:style-name="T5"> </text:span><text:span text:style-name="T4">Cantidad</text:span><text:span text:style-name="T5"> </text:span><text:span text:style-name="T4">de</text:span><text:span text:style-name="T5"> parámetros </text:span><text:span text:style-name="T4">válida</text:span><text:span text:style-name="T5"> </text:span><text:span text:style-name="T4">=</text:span><text:span text:style-name="T5"> </text:span><text:span text:style-name="T4">1</text:span></text:p>
        <text:p text:style-name="P6"/>
        <text:p text:style-name="Standard"><text:span text:style-name="T2">Caso</text:span><text:span text:style-name="T3"> 5</text:span></text:p>
        <text:p text:style-name="Standard"><text:span text:style-name="T4">Descripción:</text:span><text:span text:style-name="T5"> </text:span><text:span text:style-name="T2">StartD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Opción</text:span><text:span text:style-name="T5"> </text:span><text:span text:style-name="T4">de</text:span><text:span text:style-name="T5"> </text:span><text:span text:style-name="T4">comando</text:span><text:span text:style-name="T5"> </text:span><text:span text:style-name="T4">de</text:span><text:span text:style-name="T5"> </text:span><text:span text:style-name="T4">ayuda.</text:span></text:p>
        <text:p text:style-name="Standard"><text:span text:style-name="T4">Pasos:</text:span><text:span text:style-name="T5"> </text:span></text:p>
        <text:list xml:id="list1216586128" text:style-name="WW8Num10">
          <text:list-item>
            <text:p text:style-name="P118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8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8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artD</text:span><text:span text:style-name="T5"> </text:span><text:span text:style-name="T4">ingresando</text:span><text:span text:style-name="T5"> </text:span><text:span text:style-name="T4">un</text:span><text:span text:style-name="T5"> </text:span><text:span text:style-name="T4">único</text:span><text:span text:style-name="T5"> parámetro </text:span><text:span text:style-name="T4">de</text:span><text:span text:style-name="T5"> </text:span><text:span text:style-name="T4">ayuda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de</text:span><text:span text:style-name="T5"> </text:span><text:span text:style-name="T4">ayuda</text:span><text:span text:style-name="T5"> </text:span><text:span text:style-name="T4">para</text:span><text:span text:style-name="T5"> </text:span><text:span text:style-name="T4">la</text:span><text:span text:style-name="T5"> utilización </text:span><text:span text:style-name="T4">del</text:span><text:span text:style-name="T5"> </text:span><text:span text:style-name="T4">comando</text:span><text:span text:style-name="T5"> </text:span><text:span text:style-name="T4">StartD.</text:span></text:p>
        <text:p text:style-name="Standard"><text:span text:style-name="T4">Observaciones:</text:span><text:span text:style-name="T5"> Parámetros </text:span><text:span text:style-name="T4">de</text:span><text:span text:style-name="T5"> </text:span><text:span text:style-name="T4">ayuda:</text:span><text:span text:style-name="T5"> “</text:span><text:span text:style-name="T4">-h</text:span><text:span text:style-name="T5">” </text:span><text:span text:style-name="T4">o</text:span><text:span text:style-name="T5"> “</text:span><text:span text:style-name="T4">--help</text:span><text:span text:style-name="T5">”</text:span></text:p>
        <text:p text:style-name="P24"/>
        <text:p text:style-name="Standard"><text:span text:style-name="T2">Caso</text:span><text:span text:style-name="T3"> 6</text:span></text:p>
        <text:p text:style-name="Standard"><text:span text:style-name="T4">Descripción:</text:span><text:span text:style-name="T5"> </text:span><text:span text:style-name="T2">StopD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Opción</text:span><text:span text:style-name="T5"> </text:span><text:span text:style-name="T4">de</text:span><text:span text:style-name="T5"> </text:span><text:span text:style-name="T4">comando</text:span><text:span text:style-name="T5"> </text:span><text:span text:style-name="T4">de</text:span><text:span text:style-name="T5"> </text:span><text:span text:style-name="T4">ayuda.</text:span></text:p>
        <text:p text:style-name="Standard"><text:soft-page-break/><text:span text:style-name="T4">Pasos:</text:span><text:span text:style-name="T5"> </text:span></text:p>
        <text:list xml:id="list647837966" text:style-name="WW8Num13">
          <text:list-item>
            <text:p text:style-name="P119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19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19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StopD</text:span><text:span text:style-name="T5"> </text:span><text:span text:style-name="T4">ingresando</text:span><text:span text:style-name="T5"> </text:span><text:span text:style-name="T4">un</text:span><text:span text:style-name="T5"> </text:span><text:span text:style-name="T4">único</text:span><text:span text:style-name="T5"> parámetro </text:span><text:span text:style-name="T4">de</text:span><text:span text:style-name="T5"> </text:span><text:span text:style-name="T4">ayuda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de</text:span><text:span text:style-name="T5"> </text:span><text:span text:style-name="T4">ayuda</text:span><text:span text:style-name="T5"> </text:span><text:span text:style-name="T4">para</text:span><text:span text:style-name="T5"> </text:span><text:span text:style-name="T4">la</text:span><text:span text:style-name="T5"> utilización </text:span><text:span text:style-name="T4">del</text:span><text:span text:style-name="T5"> </text:span><text:span text:style-name="T4">comando</text:span><text:span text:style-name="T5"> </text:span><text:span text:style-name="T4">StopD.</text:span></text:p>
        <text:p text:style-name="Standard"><text:span text:style-name="T4">Observaciones:</text:span><text:span text:style-name="T5"> Parámetros </text:span><text:span text:style-name="T4">de</text:span><text:span text:style-name="T5"> </text:span><text:span text:style-name="T4">ayuda:</text:span><text:span text:style-name="T5"> “</text:span><text:span text:style-name="T4">-h</text:span><text:span text:style-name="T5">” </text:span><text:span text:style-name="T4">o</text:span><text:span text:style-name="T5"> “</text:span><text:span text:style-name="T4">--help</text:span><text:span text:style-name="T5">”</text:span></text:p>
        <text:p text:style-name="P21"/>
        <text:p text:style-name="P21"/>
        <text:h text:style-name="Heading_20_2" text:outline-level="2"><text:span text:style-name="T16">Casos</text:span><text:span text:style-name="T23"> </text:span><text:span text:style-name="T16">MoverC:</text:span></text:h>
        <text:p text:style-name="P21"/>
        <text:p text:style-name="Standard"><text:span text:style-name="T2">Caso</text:span><text:span text:style-name="T3"> 1</text:span></text:p>
        <text:p text:style-name="Standard"><text:span text:style-name="T4">Descripción:</text:span><text:span text:style-name="T5"> </text:span><text:span text:style-name="T2">MoverC</text:span><text:span text:style-name="T4">.</text:span><text:span text:style-name="T5"> </text:span><text:span text:style-name="T4">Ambiente</text:span><text:span text:style-name="T5"> </text:span><text:span text:style-name="T4">no</text:span><text:span text:style-name="T5"> </text:span><text:span text:style-name="T4">inicializado.</text:span><text:span text:style-name="T5"> </text:span><text:span text:style-name="T4">No</text:span><text:span text:style-name="T5"> </text:span><text:span text:style-name="T4">es</text:span><text:span text:style-name="T5"> </text:span><text:span text:style-name="T4">posible</text:span><text:span text:style-name="T5"> </text:span><text:span text:style-name="T4">mover</text:span><text:span text:style-name="T5"> </text:span><text:span text:style-name="T4">archivos.</text:span></text:p>
        <text:p text:style-name="Standard"><text:span text:style-name="T4">Pasos:</text:span><text:span text:style-name="T5"> </text:span></text:p>
        <text:list xml:id="list1731621113" text:style-name="WW8Num11">
          <text:list-item>
            <text:p text:style-name="P120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20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moverC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de</text:span><text:span text:style-name="T5"> </text:span><text:span text:style-name="T4">error</text:span><text:span text:style-name="T5"> </text:span><text:span text:style-name="T4">que</text:span><text:span text:style-name="T5"> </text:span><text:span text:style-name="T4">indica</text:span><text:span text:style-name="T5"> </text:span><text:span text:style-name="T4">que</text:span><text:span text:style-name="T5"> </text:span><text:span text:style-name="T4">el</text:span><text:span text:style-name="T5"> </text:span><text:span text:style-name="T4">ambiente</text:span><text:span text:style-name="T5"> </text:span><text:span text:style-name="T4">no</text:span><text:span text:style-name="T5"> </text:span><text:span text:style-name="T4">se</text:span><text:span text:style-name="T5"> </text:span><text:span text:style-name="T4">encuentra</text:span><text:span text:style-name="T5"> </text:span><text:span text:style-name="T4">inicializado.</text:span></text:p>
        <text:p text:style-name="P21">Observaciones:</text:p>
        <text:p text:style-name="P21"/>
        <text:p text:style-name="P21"/>
        <text:p text:style-name="Standard"><text:span text:style-name="T2">Caso</text:span><text:span text:style-name="T3"> 2</text:span></text:p>
        <text:p text:style-name="Standard"><text:span text:style-name="T4">Descripción:</text:span><text:span text:style-name="T5"> </text:span><text:span text:style-name="T2">MoverC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Cantidad</text:span><text:span text:style-name="T5"> </text:span><text:span text:style-name="T4">de</text:span><text:span text:style-name="T5"> </text:span><text:span text:style-name="T4">parámetros</text:span><text:span text:style-name="T5"> </text:span><text:span text:style-name="T4">incorrecta.</text:span></text:p>
        <text:p text:style-name="Standard"><text:span text:style-name="T4">Pasos:</text:span><text:span text:style-name="T5"> </text:span></text:p>
        <text:list xml:id="list553381393" text:style-name="WW8Num12">
          <text:list-item>
            <text:p text:style-name="P121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21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</text:list>
        <text:list xml:id="list465738629" text:continue-list="list1209653141" text:style-name="WW8Num7">
          <text:list-item>
            <text:p text:style-name="P115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MoverC</text:span><text:span text:style-name="T5"> </text:span><text:span text:style-name="T4">ingresando</text:span><text:span text:style-name="T5"> </text:span><text:span text:style-name="T4">una</text:span><text:span text:style-name="T5"> </text:span><text:span text:style-name="T4">cantidad</text:span><text:span text:style-name="T5"> </text:span><text:span text:style-name="T4">erronea</text:span><text:span text:style-name="T5"> </text:span><text:span text:style-name="T4">de</text:span><text:span text:style-name="T5"> parámetros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advierte</text:span><text:span text:style-name="T5"> </text:span><text:span text:style-name="T4">que</text:span><text:span text:style-name="T5"> </text:span><text:span text:style-name="T4">la</text:span><text:span text:style-name="T5"> </text:span><text:span text:style-name="T4">cantidad</text:span><text:span text:style-name="T5"> </text:span><text:span text:style-name="T4">de</text:span><text:span text:style-name="T5"> </text:span><text:span text:style-name="T4">parámetros</text:span><text:span text:style-name="T5"> </text:span><text:span text:style-name="T4">ingresada</text:span><text:span text:style-name="T5"> </text:span><text:span text:style-name="T4">es</text:span><text:span text:style-name="T5"> </text:span><text:span text:style-name="T4">incorrecta.</text:span></text:p>
        <text:p text:style-name="Standard"><text:span text:style-name="T4">Observaciones:</text:span><text:span text:style-name="T5"> </text:span><text:span text:style-name="T4">Cantidad</text:span><text:span text:style-name="T5"> </text:span><text:span text:style-name="T4">de</text:span><text:span text:style-name="T5"> </text:span><text:span text:style-name="T4">parámetros</text:span><text:span text:style-name="T5"> </text:span><text:span text:style-name="T4">valida</text:span><text:span text:style-name="T5"> </text:span><text:span text:style-name="T4">2</text:span><text:span text:style-name="T5"> </text:span><text:span text:style-name="T4">o</text:span><text:span text:style-name="T5"> </text:span><text:span text:style-name="T4">3.</text:span><text:span text:style-name="T5"> </text:span><text:span text:style-name="T4">Es</text:span><text:span text:style-name="T5"> </text:span><text:span text:style-name="T4">excepción</text:span><text:span text:style-name="T5"> </text:span><text:span text:style-name="T4">la</text:span><text:span text:style-name="T5"> </text:span><text:span text:style-name="T4">opción</text:span><text:span text:style-name="T5"> </text:span><text:span text:style-name="T4">del</text:span><text:span text:style-name="T5"> </text:span><text:span text:style-name="T4">comando</text:span><text:span text:style-name="T5"> </text:span><text:span text:style-name="T4">de</text:span><text:span text:style-name="T5"> </text:span><text:span text:style-name="T4">ayuda.</text:span></text:p>
        <text:p text:style-name="P21"/>
        <text:p text:style-name="P21"/>
        <text:p text:style-name="Standard"><text:span text:style-name="T2">Caso</text:span><text:span text:style-name="T3"> 3</text:span></text:p>
        <text:p text:style-name="Standard"><text:span text:style-name="T4">Descripción:</text:span><text:span text:style-name="T5"> </text:span><text:span text:style-name="T2">MoverC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Opción</text:span><text:span text:style-name="T5"> </text:span><text:span text:style-name="T4">de</text:span><text:span text:style-name="T5"> </text:span><text:span text:style-name="T4">comando</text:span><text:span text:style-name="T5"> </text:span><text:span text:style-name="T4">de</text:span><text:span text:style-name="T5"> </text:span><text:span text:style-name="T4">ayuda.</text:span></text:p>
        <text:p text:style-name="Standard"><text:span text:style-name="T4">Pasos:</text:span><text:span text:style-name="T5"> </text:span></text:p>
        <text:list xml:id="list443746707" text:style-name="WW8Num14">
          <text:list-item>
            <text:p text:style-name="P122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22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22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MoverC</text:span><text:span text:style-name="T5"> </text:span><text:span text:style-name="T4">ingresando</text:span><text:span text:style-name="T5"> </text:span><text:span text:style-name="T4">un</text:span><text:span text:style-name="T5"> </text:span><text:span text:style-name="T4">único</text:span><text:span text:style-name="T5"> parámetro </text:span><text:span text:style-name="T4">de</text:span><text:span text:style-name="T5"> </text:span><text:span text:style-name="T4">ayuda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muestra</text:span><text:span text:style-name="T5"> </text:span><text:span text:style-name="T4">por</text:span><text:span text:style-name="T5"> </text:span><text:span text:style-name="T4">pantalla</text:span><text:span text:style-name="T5"> </text:span><text:span text:style-name="T4">un</text:span><text:span text:style-name="T5"> </text:span><text:span text:style-name="T4">mensaje</text:span><text:span text:style-name="T5"> </text:span><text:span text:style-name="T4">de</text:span><text:span text:style-name="T5"> </text:span><text:span text:style-name="T4">ayuda</text:span><text:span text:style-name="T5"> </text:span><text:span text:style-name="T4">para</text:span><text:span text:style-name="T5"> </text:span><text:span text:style-name="T4">la</text:span><text:span text:style-name="T5"> utilización </text:span><text:span text:style-name="T4">del</text:span><text:span text:style-name="T5"> </text:span><text:span text:style-name="T4">comando</text:span><text:span text:style-name="T5"> </text:span><text:span text:style-name="T4">MoverC.</text:span></text:p>
        <text:p text:style-name="Standard"><text:span text:style-name="T4">Observaciones:</text:span><text:span text:style-name="T5"> Parámetros </text:span><text:span text:style-name="T4">de</text:span><text:span text:style-name="T5"> </text:span><text:span text:style-name="T4">ayuda:</text:span><text:span text:style-name="T5"> “</text:span><text:span text:style-name="T4">-h</text:span><text:span text:style-name="T5">” </text:span><text:span text:style-name="T4">o</text:span><text:span text:style-name="T5"> “</text:span><text:span text:style-name="T4">--help</text:span><text:span text:style-name="T5">”</text:span></text:p>
        <text:p text:style-name="P21"/>
        <text:p text:style-name="P21"/>
        <text:p text:style-name="Standard"><text:span text:style-name="T2">Caso</text:span><text:span text:style-name="T3"> 4</text:span></text:p>
        <text:p text:style-name="Standard"><text:span text:style-name="T4">Descripción:</text:span><text:span text:style-name="T5"> </text:span><text:span text:style-name="T2">MoverC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Mover</text:span><text:span text:style-name="T5"> </text:span><text:span text:style-name="T4">Standard.</text:span></text:p>
        <text:p text:style-name="Standard"><text:span text:style-name="T4">Pasos:</text:span><text:span text:style-name="T5"> </text:span></text:p>
        <text:list xml:id="list610512139" text:style-name="WW8Num15">
          <text:list-item>
            <text:p text:style-name="P123"><text:soft-page-break/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23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23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MoverC</text:span><text:span text:style-name="T5"> </text:span><text:span text:style-name="T4">ingresando</text:span><text:span text:style-name="T5"> </text:span><text:span text:style-name="T4">correctamente</text:span><text:span text:style-name="T5"> </text:span><text:span text:style-name="T4">el</text:span><text:span text:style-name="T5"> </text:span><text:span text:style-name="T4">path</text:span><text:span text:style-name="T5"> </text:span><text:span text:style-name="T4">del</text:span><text:span text:style-name="T5"> </text:span><text:span text:style-name="T4">archivo</text:span><text:span text:style-name="T5"> </text:span><text:span text:style-name="T4">a</text:span><text:span text:style-name="T5"> </text:span><text:span text:style-name="T4">mover</text:span><text:span text:style-name="T5"> </text:span><text:span text:style-name="T4">y</text:span><text:span text:style-name="T5"> 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El</text:span><text:span text:style-name="T5"> </text:span><text:span text:style-name="T4">archivo</text:span><text:span text:style-name="T5"> </text:span><text:span text:style-name="T4">es</text:span><text:span text:style-name="T5"> </text:span><text:span text:style-name="T4">movido</text:span><text:span text:style-name="T5"> </text:span><text:span text:style-name="T4">a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.</text:span></text:p>
        <text:p text:style-name="Standard"><text:span text:style-name="T4">Observaciones:</text:span><text:span text:style-name="T5"> <text:s/></text:span><text:span text:style-name="T4">No</text:span><text:span text:style-name="T5"> </text:span><text:span text:style-name="T4">debe</text:span><text:span text:style-name="T5"> </text:span><text:span text:style-name="T4">existir</text:span><text:span text:style-name="T5"> </text:span><text:span text:style-name="T4">ningún</text:span><text:span text:style-name="T5"> </text:span><text:span text:style-name="T4">archivo</text:span><text:span text:style-name="T5"> </text:span><text:span text:style-name="T4">con</text:span><text:span text:style-name="T5"> </text:span><text:span text:style-name="T4">el</text:span><text:span text:style-name="T5"> </text:span><text:span text:style-name="T4">mismo</text:span><text:span text:style-name="T5"> </text:span><text:span text:style-name="T4">nombre</text:span><text:span text:style-name="T5"> </text:span><text:span text:style-name="T4">que</text:span><text:span text:style-name="T5"> </text:span><text:span text:style-name="T4">el</text:span><text:span text:style-name="T5"> </text:span><text:span text:style-name="T4">archivo</text:span><text:span text:style-name="T5"> </text:span><text:span text:style-name="T4">a</text:span><text:span text:style-name="T5"> </text:span><text:span text:style-name="T4">mover</text:span><text:span text:style-name="T5"> </text:span><text:span text:style-name="T4">en</text:span><text:span text:style-name="T5"> 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.</text:span></text:p>
        <text:p text:style-name="P21"/>
        <text:p text:style-name="Standard"><text:span text:style-name="T2">Caso</text:span><text:span text:style-name="T3"> 5</text:span></text:p>
        <text:p text:style-name="Standard"><text:span text:style-name="T4">Descripción:</text:span><text:span text:style-name="T5"> </text:span><text:span text:style-name="T2">MoverC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Mover</text:span><text:span text:style-name="T5"> </text:span><text:span text:style-name="T4">Duplicado.</text:span><text:span text:style-name="T5"> </text:span><text:span text:style-name="T4">Directorio</text:span><text:span text:style-name="T5"> </text:span><text:span text:style-name="T4">DUP</text:span><text:span text:style-name="T5"> </text:span><text:span text:style-name="T4">inexistente.</text:span></text:p>
        <text:p text:style-name="Standard"><text:span text:style-name="T4">Pasos:</text:span><text:span text:style-name="T5"> </text:span></text:p>
        <text:list xml:id="list1287181893" text:style-name="WW8Num16">
          <text:list-item>
            <text:p text:style-name="P124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24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24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MoverC</text:span><text:span text:style-name="T5"> </text:span><text:span text:style-name="T4">ingresando</text:span><text:span text:style-name="T5"> </text:span><text:span text:style-name="T4">correctamente</text:span><text:span text:style-name="T5"> </text:span><text:span text:style-name="T4">el</text:span><text:span text:style-name="T5"> </text:span><text:span text:style-name="T4">path</text:span><text:span text:style-name="T5"> </text:span><text:span text:style-name="T4">del</text:span><text:span text:style-name="T5"> </text:span><text:span text:style-name="T4">archivo</text:span><text:span text:style-name="T5"> </text:span><text:span text:style-name="T4">a</text:span><text:span text:style-name="T5"> </text:span><text:span text:style-name="T4">mover</text:span><text:span text:style-name="T5"> </text:span><text:span text:style-name="T4">y</text:span><text:span text:style-name="T5"> 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/text:span><text:span text:style-name="T4">Se</text:span><text:span text:style-name="T5"> </text:span><text:span text:style-name="T4">crea</text:span><text:span text:style-name="T5"> </text:span><text:span text:style-name="T4">un</text:span><text:span text:style-name="T5"> </text:span><text:span text:style-name="T4">nuevo</text:span><text:span text:style-name="T5"> </text:span><text:span text:style-name="T4">directorio</text:span><text:span text:style-name="T5"> </text:span><text:span text:style-name="T4">DUP</text:span><text:span text:style-name="T5"> </text:span><text:span text:style-name="T4">dentro</text:span><text:span text:style-name="T5"> </text:span><text:span text:style-name="T4">d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.</text:span><text:span text:style-name="T5"> </text:span><text:span text:style-name="T4">El</text:span><text:span text:style-name="T5"> </text:span><text:span text:style-name="T4">archivo</text:span><text:span text:style-name="T5"> </text:span><text:span text:style-name="T4">es</text:span><text:span text:style-name="T5"> </text:span><text:span text:style-name="T4">movido</text:span><text:span text:style-name="T5"> </text:span><text:span text:style-name="T4">a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/DUP.</text:span></text:p>
        <text:p text:style-name="Standard"><text:span text:style-name="T4">Observaciones:</text:span><text:span text:style-name="T5"> <text:s/></text:span><text:span text:style-name="T4">Debe</text:span><text:span text:style-name="T5"> </text:span><text:span text:style-name="T4">existir</text:span><text:span text:style-name="T5"> </text:span><text:span text:style-name="T4">un</text:span><text:span text:style-name="T5"> </text:span><text:span text:style-name="T4">archivo</text:span><text:span text:style-name="T5"> </text:span><text:span text:style-name="T4">con</text:span><text:span text:style-name="T5"> </text:span><text:span text:style-name="T4">el</text:span><text:span text:style-name="T5"> </text:span><text:span text:style-name="T4">mismo</text:span><text:span text:style-name="T5"> </text:span><text:span text:style-name="T4">nombre</text:span><text:span text:style-name="T5"> </text:span><text:span text:style-name="T4">que</text:span><text:span text:style-name="T5"> </text:span><text:span text:style-name="T4">el</text:span><text:span text:style-name="T5"> </text:span><text:span text:style-name="T4">archivo</text:span><text:span text:style-name="T5"> </text:span><text:span text:style-name="T4">a</text:span><text:span text:style-name="T5"> </text:span><text:span text:style-name="T4">mover</text:span><text:span text:style-name="T5"> </text:span><text:span text:style-name="T4">en</text:span><text:span text:style-name="T5"> 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.</text:span><text:span text:style-name="T5"> </text:span><text:span text:style-name="T4">No</text:span><text:span text:style-name="T5"> </text:span><text:span text:style-name="T4">debe</text:span><text:span text:style-name="T5"> </text:span><text:span text:style-name="T4">existir</text:span><text:span text:style-name="T5"> </text:span><text:span text:style-name="T4">un</text:span><text:span text:style-name="T5"> </text:span><text:span text:style-name="T4">directorio</text:span><text:span text:style-name="T5"> </text:span><text:span text:style-name="T4">DUP</text:span><text:span text:style-name="T5"> </text:span><text:span text:style-name="T4">dentro</text:span><text:span text:style-name="T5"> </text:span><text:span text:style-name="T4">d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.</text:span></text:p>
        <text:p text:style-name="P21"/>
        <text:p text:style-name="Standard"><text:span text:style-name="T2">Caso</text:span><text:span text:style-name="T3"> 6</text:span></text:p>
        <text:p text:style-name="Standard"><text:span text:style-name="T4">Descripción:</text:span><text:span text:style-name="T5"> </text:span><text:span text:style-name="T2">MoverC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Mover</text:span><text:span text:style-name="T5"> </text:span><text:span text:style-name="T4">Duplicado.</text:span><text:span text:style-name="T5"> </text:span><text:span text:style-name="T4">Directorio</text:span><text:span text:style-name="T5"> </text:span><text:span text:style-name="T4">DUP</text:span><text:span text:style-name="T5"> </text:span><text:span text:style-name="T4">existente.</text:span><text:span text:style-name="T5"> </text:span><text:span text:style-name="T4">Varios</text:span><text:span text:style-name="T5"> </text:span><text:span text:style-name="T4">archivos</text:span><text:span text:style-name="T5"> </text:span><text:span text:style-name="T4">duplicados</text:span><text:span text:style-name="T5"> </text:span><text:span text:style-name="T4">existentes.</text:span></text:p>
        <text:p text:style-name="Standard"><text:span text:style-name="T4">Pasos:</text:span><text:span text:style-name="T5"> </text:span></text:p>
        <text:list xml:id="list1176283117" text:style-name="WW8Num17">
          <text:list-item>
            <text:p text:style-name="P125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25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25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MoverC</text:span><text:span text:style-name="T5"> </text:span><text:span text:style-name="T4">ingresando</text:span><text:span text:style-name="T5"> </text:span><text:span text:style-name="T4">correctamente</text:span><text:span text:style-name="T5"> </text:span><text:span text:style-name="T4">el</text:span><text:span text:style-name="T5"> </text:span><text:span text:style-name="T4">path</text:span><text:span text:style-name="T5"> </text:span><text:span text:style-name="T4">del</text:span><text:span text:style-name="T5"> </text:span><text:span text:style-name="T4">archivo</text:span><text:span text:style-name="T5"> </text:span><text:span text:style-name="T4">a</text:span><text:span text:style-name="T5"> </text:span><text:span text:style-name="T4">mover</text:span><text:span text:style-name="T5"> </text:span><text:span text:style-name="T4">y</text:span><text:span text:style-name="T5"> 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text:s/></text:span><text:span text:style-name="T4">El</text:span><text:span text:style-name="T5"> </text:span><text:span text:style-name="T4">archivo</text:span><text:span text:style-name="T5"> </text:span><text:span text:style-name="T4">es</text:span><text:span text:style-name="T5"> </text:span><text:span text:style-name="T4">movido</text:span><text:span text:style-name="T5"> </text:span><text:span text:style-name="T4">al</text:span><text:span text:style-name="T5"> “</text:span><text:span text:style-name="T4">directorio</text:span><text:span text:style-name="T5"> </text:span><text:span text:style-name="T4">de</text:span><text:span text:style-name="T5"> </text:span><text:span text:style-name="T4">destino/DUP</text:span><text:span text:style-name="T5">” </text:span><text:span text:style-name="T4">con</text:span><text:span text:style-name="T5"> </text:span><text:span text:style-name="T4">una</text:span><text:span text:style-name="T5"> </text:span><text:span text:style-name="T4">extensión</text:span><text:span text:style-name="T5"> </text:span><text:span text:style-name="T4">.X</text:span><text:span text:style-name="T5"> </text:span><text:span text:style-name="T4">donde</text:span><text:span text:style-name="T5"> </text:span><text:span text:style-name="T4">X</text:span><text:span text:style-name="T5"> </text:span><text:span text:style-name="T4">es</text:span><text:span text:style-name="T5"> </text:span><text:span text:style-name="T4">el</text:span><text:span text:style-name="T5"> </text:span><text:span text:style-name="T4">primer</text:span><text:span text:style-name="T5"> </text:span><text:span text:style-name="T4">número</text:span><text:span text:style-name="T5"> </text:span><text:span text:style-name="T4">disponible</text:span><text:span text:style-name="T5"> </text:span><text:span text:style-name="T4">para</text:span><text:span text:style-name="T5"> </text:span><text:span text:style-name="T4">ese</text:span><text:span text:style-name="T5"> </text:span><text:span text:style-name="T4">archivo.</text:span></text:p>
        <text:p text:style-name="Standard"><text:span text:style-name="T4">Observaciones:</text:span><text:span text:style-name="T5"> <text:s/></text:span><text:span text:style-name="T4">Debe</text:span><text:span text:style-name="T5"> </text:span><text:span text:style-name="T4">existir</text:span><text:span text:style-name="T5"> </text:span><text:span text:style-name="T4">un</text:span><text:span text:style-name="T5"> </text:span><text:span text:style-name="T4">archivo</text:span><text:span text:style-name="T5"> </text:span><text:span text:style-name="T4">con</text:span><text:span text:style-name="T5"> </text:span><text:span text:style-name="T4">el</text:span><text:span text:style-name="T5"> </text:span><text:span text:style-name="T4">mismo</text:span><text:span text:style-name="T5"> </text:span><text:span text:style-name="T4">nombre</text:span><text:span text:style-name="T5"> </text:span><text:span text:style-name="T4">que</text:span><text:span text:style-name="T5"> </text:span><text:span text:style-name="T4">el</text:span><text:span text:style-name="T5"> </text:span><text:span text:style-name="T4">archivo</text:span><text:span text:style-name="T5"> </text:span><text:span text:style-name="T4">a</text:span><text:span text:style-name="T5"> </text:span><text:span text:style-name="T4">mover</text:span><text:span text:style-name="T5"> </text:span><text:span text:style-name="T4">en</text:span><text:span text:style-name="T5"> 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.</text:span><text:span text:style-name="T5"> </text:span><text:span text:style-name="T4">Debe</text:span><text:span text:style-name="T5"> </text:span><text:span text:style-name="T4">existir</text:span><text:span text:style-name="T5"> </text:span><text:span text:style-name="T4">al</text:span><text:span text:style-name="T5"> </text:span><text:span text:style-name="T4">menos</text:span><text:span text:style-name="T5"> </text:span><text:span text:style-name="T4">1</text:span><text:span text:style-name="T5"> </text:span><text:span text:style-name="T4">archivo</text:span><text:span text:style-name="T5"> </text:span><text:span text:style-name="T4">con</text:span><text:span text:style-name="T5"> </text:span><text:span text:style-name="T4">el</text:span><text:span text:style-name="T5"> </text:span><text:span text:style-name="T4">mismo</text:span><text:span text:style-name="T5"> </text:span><text:span text:style-name="T4">nombre</text:span><text:span text:style-name="T5"> </text:span><text:span text:style-name="T4">en</text:span><text:span text:style-name="T5"> “</text:span><text:span text:style-name="T4">directorio</text:span><text:span text:style-name="T5"> </text:span><text:span text:style-name="T4">de</text:span><text:span text:style-name="T5"> </text:span><text:span text:style-name="T4">destino/DUP</text:span><text:span text:style-name="T5">”</text:span><text:span text:style-name="T4">.</text:span></text:p>
        <text:p text:style-name="P21"/>
        <text:p text:style-name="P21"/>
        <text:p text:style-name="Standard"><text:span text:style-name="T2">Caso</text:span><text:span text:style-name="T3"> 7</text:span></text:p>
        <text:p text:style-name="Standard"><text:span text:style-name="T4">Descripción:</text:span><text:span text:style-name="T5"> </text:span><text:span text:style-name="T2">MoverC</text:span><text:span text:style-name="T4">.</text:span><text:span text:style-name="T5"> </text:span><text:span text:style-name="T4">Ambiente</text:span><text:span text:style-name="T5"> </text:span><text:span text:style-name="T4">inicializado.</text:span><text:span text:style-name="T5"> </text:span><text:span text:style-name="T4">Mover</text:span><text:span text:style-name="T5"> </text:span><text:span text:style-name="T4">como</text:span><text:span text:style-name="T5"> </text:span><text:span text:style-name="T4">Duplicado.</text:span><text:span text:style-name="T5"> </text:span><text:span text:style-name="T4">Directorio</text:span><text:span text:style-name="T5"> </text:span><text:span text:style-name="T4">DUP</text:span><text:span text:style-name="T5"> </text:span><text:span text:style-name="T4">inexistente.</text:span></text:p>
        <text:p text:style-name="Standard"><text:span text:style-name="T4">Pasos:</text:span><text:span text:style-name="T5"> </text:span></text:p>
        <text:list xml:id="list1383288667" text:style-name="WW8Num18">
          <text:list-item>
            <text:p text:style-name="P126"><text:span text:style-name="T4">Ejecutar</text:span><text:span text:style-name="T5"> </text:span><text:span text:style-name="T4">instalarC</text:span><text:span text:style-name="T5"> </text:span><text:span text:style-name="T4">exitosamente</text:span></text:p>
          </text:list-item>
          <text:list-item>
            <text:p text:style-name="P126"><text:span text:style-name="T4">Ejecutar</text:span><text:span text:style-name="T5"> </text:span><text:span text:style-name="T4">iniciarC</text:span><text:span text:style-name="T5"> </text:span><text:span text:style-name="T4">exitosamente</text:span></text:p>
          </text:list-item>
          <text:list-item>
            <text:p text:style-name="P126"><text:span text:style-name="T4">Ejecutar</text:span><text:span text:style-name="T5"> </text:span><text:span text:style-name="T4">el</text:span><text:span text:style-name="T5"> </text:span><text:span text:style-name="T4">comando</text:span><text:span text:style-name="T5"> </text:span><text:span text:style-name="T4">MoverC</text:span><text:span text:style-name="T5"> </text:span><text:span text:style-name="T4">ingresando</text:span><text:span text:style-name="T5"> </text:span><text:span text:style-name="T4">correctamente</text:span><text:span text:style-name="T5"> </text:span><text:span text:style-name="T4">el</text:span><text:span text:style-name="T5"> </text:span><text:span text:style-name="T4">path</text:span><text:span text:style-name="T5"> </text:span><text:span text:style-name="T4">del</text:span><text:span text:style-name="T5"> </text:span><text:span text:style-name="T4">archivo</text:span><text:span text:style-name="T5"> </text:span><text:span text:style-name="T4">a</text:span><text:span text:style-name="T5"> </text:span><text:span text:style-name="T4">mover</text:span><text:span text:style-name="T5"> </text:span><text:span text:style-name="T4">y</text:span><text:span text:style-name="T5"> 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</text:span></text:p>
          </text:list-item>
        </text:list>
        <text:p text:style-name="Standard"><text:span text:style-name="T4">Resultado</text:span><text:span text:style-name="T5"> </text:span><text:span text:style-name="T4">esperado:</text:span><text:span text:style-name="T5"> <text:s/></text:span><text:span text:style-name="T4">Se</text:span><text:span text:style-name="T5"> </text:span><text:span text:style-name="T4">crea</text:span><text:span text:style-name="T5"> </text:span><text:span text:style-name="T4">un</text:span><text:span text:style-name="T5"> </text:span><text:span text:style-name="T4">nuevo</text:span><text:span text:style-name="T5"> </text:span><text:span text:style-name="T4">directorio</text:span><text:span text:style-name="T5"> </text:span><text:span text:style-name="T4">DUP</text:span><text:span text:style-name="T5"> </text:span><text:span text:style-name="T4">dentro</text:span><text:span text:style-name="T5"> </text:span><text:span text:style-name="T4">d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.</text:span><text:span text:style-name="T5"> </text:span><text:span text:style-name="T4">El</text:span><text:span text:style-name="T5"> </text:span><text:span text:style-name="T4">archivo</text:span><text:span text:style-name="T5"> </text:span><text:span text:style-name="T4">es</text:span><text:span text:style-name="T5"> </text:span><text:span text:style-name="T4">movido</text:span><text:span text:style-name="T5"> </text:span><text:span text:style-name="T4">a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/DUP.</text:span></text:p>
        <text:p text:style-name="Standard"><text:span text:style-name="T4">Observaciones:</text:span><text:span text:style-name="T5"> <text:s/></text:span><text:span text:style-name="T4">El</text:span><text:span text:style-name="T5"> </text:span><text:span text:style-name="T4">directorio</text:span><text:span text:style-name="T5"> </text:span><text:span text:style-name="T4">de</text:span><text:span text:style-name="T5"> </text:span><text:span text:style-name="T4">destino</text:span><text:span text:style-name="T5"> </text:span><text:span text:style-name="T4">debe</text:span><text:span text:style-name="T5"> </text:span><text:span text:style-name="T4">ser</text:span><text:span text:style-name="T5"> </text:span><text:span text:style-name="T4">el</text:span><text:span text:style-name="T5"> </text:span><text:span text:style-name="T4">mismo</text:span><text:span text:style-name="T5"> </text:span><text:span text:style-name="T4">en</text:span><text:span text:style-name="T5"> </text:span><text:span text:style-name="T4">el</text:span><text:span text:style-name="T5"> </text:span><text:span text:style-name="T4">cual</text:span><text:span text:style-name="T5"> </text:span><text:span text:style-name="T4">se</text:span><text:span text:style-name="T5"> </text:span><text:span text:style-name="T4">encuentra</text:span><text:span text:style-name="T5"> </text:span><text:span text:style-name="T4">el</text:span><text:span text:style-name="T5"> </text:span><text:span text:style-name="T4">archivo</text:span><text:span text:style-name="T5"> </text:span><text:span text:style-name="T4">actualment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Wingdings" svg:font-family="Wingdings"/>
    <style:font-face style:name="Courier New" svg:font-family="'Courier New'" style:font-family-generic="modern"/>
    <style:font-face style:name="Calibri1" svg:font-family="Calibri" style:font-family-generic="swiss"/>
    <style:font-face style:name="arial" svg:font-family="arial" style:font-family-generic="swiss"/>
    <style:font-face style:name="arial1" svg:font-family="arial, sans-serif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0pt" fo:language="es" fo:country="A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cm" fo:text-align="justify" style:justify-single-word="false"/>
      <style:text-properties fo:font-weight="bold" style:font-weight-asian="bold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size="8pt" fo:font-style="italic" fo:font-weight="bold" style:font-size-asian="8pt" style:font-style-asian="italic" style:font-weight-asian="bold" style:font-name-complex="Times New Roma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8pt" fo:font-weight="bold" style:font-size-asian="28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ext_20_body_20_indent" style:display-name="Text body indent" style:family="paragraph" style:parent-style-name="Standard" style:class="text">
      <style:paragraph-properties fo:margin-left="2.498cm" fo:margin-right="0cm" fo:text-indent="0cm" style:auto-text-indent="false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1.905cm" fo:margin-right="0cm" fo:text-indent="0cm" style:auto-text-indent="false"/>
      <style:text-properties fo:font-size="8pt" style:font-size-asian="8pt"/>
    </style:style>
    <style:style style:name="Texto_20_independiente_20_2" style:display-name="Texto independiente 2" style:family="paragraph" style:parent-style-name="Standard" style:next-style-name="Standard">
      <style:paragraph-properties fo:margin-left="0.635cm" fo:margin-right="0cm" fo:margin-top="0.212cm" fo:margin-bottom="0cm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11cm" fo:margin-right="0cm" fo:text-indent="-0.353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764cm" fo:margin-right="0cm" fo:text-indent="-0.353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-0.353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469cm" fo:margin-right="0cm" fo:text-indent="-0.353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822cm" fo:margin-right="0cm" fo:text-indent="-0.353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75cm" fo:margin-right="0cm" fo:text-indent="-0.35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style:font-name="Calibri" fo:font-size="12pt" fo:font-style="italic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fo:text-indent="0cm" style:auto-text-indent="false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Calibri" style:font-name-complex="Calibri"/>
    </style:style>
    <style:style style:name="WW-Contents_20_4" style:display-name="WW-Contents 4" style:family="paragraph" style:parent-style-name="Standard" style:next-style-name="Standard">
      <style:paragraph-properties fo:margin-left="1.058cm" fo:margin-right="0cm" fo:text-indent="0cm" style:auto-text-indent="false"/>
      <style:text-properties style:font-name="Calibri" style:font-name-complex="Calibri"/>
    </style:style>
    <style:style style:name="WW-Contents_20_5" style:display-name="WW-Contents 5" style:family="paragraph" style:parent-style-name="Standard" style:next-style-name="Standard">
      <style:paragraph-properties fo:margin-left="1.411cm" fo:margin-right="0cm" fo:text-indent="0cm" style:auto-text-indent="false"/>
      <style:text-properties style:font-name="Calibri" style:font-name-complex="Calibri"/>
    </style:style>
    <style:style style:name="WW-Contents_20_6" style:display-name="WW-Contents 6" style:family="paragraph" style:parent-style-name="Standard" style:next-style-name="Standard">
      <style:paragraph-properties fo:margin-left="1.764cm" fo:margin-right="0cm" fo:text-indent="0cm" style:auto-text-indent="false"/>
      <style:text-properties style:font-name="Calibri" style:font-name-complex="Calibri"/>
    </style:style>
    <style:style style:name="WW-Contents_20_7" style:display-name="WW-Contents 7" style:family="paragraph" style:parent-style-name="Standard" style:next-style-name="Standard">
      <style:paragraph-properties fo:margin-left="2.117cm" fo:margin-right="0cm" fo:text-indent="0cm" style:auto-text-indent="false"/>
      <style:text-properties style:font-name="Calibri" style:font-name-complex="Calibri"/>
    </style:style>
    <style:style style:name="WW-Contents_20_8" style:display-name="WW-Contents 8" style:family="paragraph" style:parent-style-name="Standard" style:next-style-name="Standard">
      <style:paragraph-properties fo:margin-left="2.469cm" fo:margin-right="0cm" fo:text-indent="0cm" style:auto-text-indent="false"/>
      <style:text-properties style:font-name="Calibri" style:font-name-complex="Calibri"/>
    </style:style>
    <style:style style:name="WW-Contents_20_9" style:display-name="WW-Contents 9" style:family="paragraph" style:parent-style-name="Standard" style:next-style-name="Standard">
      <style:paragraph-properties fo:margin-left="2.822cm" fo:margin-right="0cm" fo:text-indent="0cm" style:auto-text-indent="false"/>
      <style:text-properties style:font-name="Calibri" style:font-name-complex="Calibri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Courier New" fo:font-size="9pt" fo:font-weight="bold" style:font-size-asian="9pt" style:font-weight-asian="bold" style:font-name-complex="Courier New" style:font-weight-complex="bold"/>
    </style:style>
    <style:style style:name="Texto_20_sin_20_formato" style:display-name="Texto sin formato" style:family="paragraph" style:parent-style-name="Standard">
      <style:text-properties style:font-name="Courier New" style:font-name-complex="Monotype Corsiva"/>
    </style:style>
    <style:style style:name="xl24" style:family="paragraph" style:parent-style-name="Standard">
      <style:paragraph-properties fo:margin-top="0.176cm" fo:margin-bottom="0.176cm" fo:text-align="center" style:justify-single-word="false" fo:background-color="#ccffcc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5" style:family="paragraph" style:parent-style-name="Standard">
      <style:paragraph-properties fo:margin-top="0.176cm" fo:margin-bottom="0.176cm" fo:background-color="#ccffcc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6" style:family="paragraph" style:parent-style-name="Standard">
      <style:paragraph-properties fo:margin-top="0.176cm" fo:margin-bottom="0.176cm" fo:text-align="center" style:justify-single-word="false" fo:background-color="#ffff99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7" style:family="paragraph" style:parent-style-name="Standard">
      <style:paragraph-properties fo:margin-top="0.176cm" fo:margin-bottom="0.176cm" fo:background-color="#ffff99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8" style:family="paragraph" style:parent-style-name="Standard">
      <style:paragraph-properties fo:margin-top="0.176cm" fo:margin-bottom="0.176cm" fo:text-align="center" style:justify-single-word="false" fo:background-color="#ff99cc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9" style:family="paragraph" style:parent-style-name="Standard">
      <style:paragraph-properties fo:margin-top="0.176cm" fo:margin-bottom="0.176cm" fo:background-color="#ff99cc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0" style:family="paragraph" style:parent-style-name="Standard">
      <style:paragraph-properties fo:margin-top="0.176cm" fo:margin-bottom="0.176cm" fo:text-align="center" style:justify-single-word="false" fo:background-color="#ccffff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1" style:family="paragraph" style:parent-style-name="Standard">
      <style:paragraph-properties fo:margin-top="0.176cm" fo:margin-bottom="0.176cm" fo:background-color="#ccffff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2" style:family="paragraph" style:parent-style-name="Standard">
      <style:paragraph-properties fo:margin-top="0.176cm" fo:margin-bottom="0.176cm" fo:text-align="center" style:justify-single-word="false" fo:background-color="#ccffff" fo:padding="0cm" fo:border="0.018cm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3" style:family="paragraph" style:parent-style-name="Standard">
      <style:paragraph-properties fo:margin-top="0.176cm" fo:margin-bottom="0.176cm" fo:background-color="#ccffff" fo:padding="0cm" fo:border="0.018cm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4" style:family="paragraph" style:parent-style-name="Standard">
      <style:paragraph-properties fo:margin-top="0.176cm" fo:margin-bottom="0.176cm" fo:text-align="center" style:justify-single-word="false" fo:background-color="#ffffff" fo:padding="0cm" fo:border="0.018cm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5" style:family="paragraph" style:parent-style-name="Standard">
      <style:paragraph-properties fo:margin-top="0.176cm" fo:margin-bottom="0.176cm" fo:text-align="center" style:justify-single-word="false" fo:background-color="#ffcc99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6" style:family="paragraph" style:parent-style-name="Standard">
      <style:paragraph-properties fo:margin-top="0.176cm" fo:margin-bottom="0.176cm" fo:background-color="#ffcc99" fo:padding="0cm" fo:border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7" style:family="paragraph" style:parent-style-name="Standard">
      <style:paragraph-properties fo:margin-top="0.176cm" fo:margin-bottom="0.176cm" fo:text-align="center" style:justify-single-word="false" fo:background-color="#c0c0c0" fo:padding="0cm" fo:border="0.018cm solid #000000">
        <style:background-image/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xl38" style:family="paragraph" style:parent-style-name="Standard">
      <style:paragraph-properties fo:margin-top="0.176cm" fo:margin-bottom="0.176cm" fo:background-color="#c0c0c0" fo:padding="0cm" fo:border="0.018cm solid #000000">
        <style:background-image/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xl39" style:family="paragraph" style:parent-style-name="Standard">
      <style:paragraph-properties fo:margin-top="0.176cm" fo:margin-bottom="0.176cm" fo:text-align="center" style:justify-single-word="false" fo:background-color="#ff99cc" fo:padding="0cm" fo:border-left="0.018cm solid #000000" fo:border-right="0.018cm solid #000000" fo:border-top="none" fo:border-bottom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0" style:family="paragraph" style:parent-style-name="Standard">
      <style:paragraph-properties fo:margin-top="0.176cm" fo:margin-bottom="0.176cm" fo:background-color="#ff99cc" fo:padding="0cm" fo:border-left="0.018cm solid #000000" fo:border-right="0.018cm solid #000000" fo:border-top="none" fo:border-bottom="0.018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1" style:family="paragraph" style:parent-style-name="Standard">
      <style:paragraph-properties fo:margin-top="0.176cm" fo:margin-bottom="0.176cm" fo:text-align="center" style:justify-single-word="false" fo:background-color="#ccffcc" fo:padding="0cm" fo:border-left="0.018cm solid #000000" fo:border-right="0.018cm solid #000000" fo:border-top="0.018cm solid #000000" fo:border-bottom="0.035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2" style:family="paragraph" style:parent-style-name="Standard">
      <style:paragraph-properties fo:margin-top="0.176cm" fo:margin-bottom="0.176cm" fo:background-color="#ccffcc" fo:padding="0cm" fo:border-left="0.018cm solid #000000" fo:border-right="0.018cm solid #000000" fo:border-top="0.018cm solid #000000" fo:border-bottom="0.035cm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Monotype Corsiva" style:font-size-complex="8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independiente_20_21" style:display-name="Texto independiente 21" style:family="paragraph" style:parent-style-name="Standard" style:next-style-name="Standard">
      <style:paragraph-properties fo:margin-left="0.635cm" fo:margin-right="0cm" fo:margin-top="0.212cm" fo:margin-bottom="0cm" fo:hyphenation-ladder-count="no-limit" fo:text-indent="0cm" style:auto-text-indent="false"/>
      <style:text-properties fo:hyphenate="false" fo:hyphenation-remain-char-count="2" fo:hyphenation-push-char-count="2"/>
    </style:style>
    <style:style style:name="Texto_20_sin_20_formato1" style:display-name="Texto sin formato1" style:family="paragraph" style:parent-style-name="Standard">
      <style:paragraph-properties fo:hyphenation-ladder-count="no-limit"/>
      <style:text-properties style:font-name="Courier New" style:font-name-complex="Tahoma" fo:hyphenate="false" fo:hyphenation-remain-char-count="2" fo:hyphenation-push-char-count="2"/>
    </style:style>
    <style:style style:name="Título" style:family="paragraph" style:parent-style-name="Standard" style:next-style-name="Standard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ngría_20_2_20_de_20_t._20_independiente1" style:display-name="Sangría 2 de t. independiente1" style:family="paragraph" style:parent-style-name="Standard">
      <style:paragraph-properties fo:margin-left="1.249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keep-together="always" fo:text-indent="0cm" style:auto-text-indent="false"/>
      <style:text-properties fo:color="#365f91" style:font-name="Cambria" style:letter-kerning="true" style:font-name-asian="Times New Roman" style:font-name-complex="Times New Roman" style:font-size-complex="14pt" style:font-weight-complex="bold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cm" fo:margin-bottom="0.572cm"/>
      <style:text-properties style:font-name="Times New Roman" fo:font-size="12pt" style:font-size-asian="12pt" style:font-name-complex="Times New Roman" style:font-size-complex="12pt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Arial" fo:font-size="10pt" fo:language="es" fo:country="AR" style:letter-kerning="true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WW-Heading_20_1" style:display-name="WW-Heading 1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4pt" fo:font-weight="bold" style:font-size-asian="14pt" style:font-weight-asian="bold"/>
    </style:style>
    <style:style style:name="WW-Heading_20_2" style:display-name="WW-Heading 2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WW-Header" style:family="paragraph" style:parent-style-name="Standard_20__28_user_29_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cimal_20_Aligned" style:display-name="Decimal Aligned" style:family="paragraph" style:parent-style-name="Standard">
      <style:paragraph-properties fo:margin-top="0cm" fo:margin-bottom="0.353cm" fo:line-height="115%">
        <style:tab-stops>
          <style:tab-stop style:position="0.635cm" style:type="char" style:char=","/>
        </style:tab-stops>
      </style:paragraph-properties>
      <style:text-properties style:font-name="Calibri" fo:font-size="11pt" style:font-name-asian="Times New Roman" style:font-size-asian="11pt" style:font-name-complex="Times New Roman" style:font-size-complex="11pt"/>
    </style:style>
    <style:style style:name="Footnote" style:family="paragraph" style:parent-style-name="Standard" style:class="extra">
      <style:text-properties style:font-name="Calibri" style:font-name-asian="Times New Roman" style:font-name-complex="Times New Roman"/>
    </style:style>
    <style:style style:name="apanormal" style:family="paragraph" style:parent-style-name="Standard_20__28_user_29_">
      <style:paragraph-properties fo:margin-top="0.176cm" fo:margin-bottom="0.176cm"/>
      <style:text-properties fo:color="#666666" fo:font-size="8.5pt" style:font-size-asian="8.5pt" style:font-name-complex="Arial" style:font-size-complex="8.5pt"/>
    </style:style>
    <style:style style:name="Cita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Índicel_20_10" style:display-name="Índicel 10" style:family="paragraph" style:parent-style-name="Índice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9z0" style:family="text">
      <style:text-properties style:font-name="Calibri1" style:font-name-complex="Calibri2"/>
    </style:style>
    <style:style style:name="WW8Num19z1" style:family="text">
      <style:text-properties style:font-name="Courier New" style:font-name-complex="Courier New2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1" style:font-name-complex="Symbol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Symbol1" style:font-name-complex="Symbol1"/>
    </style:style>
    <style:style style:name="WW8Num3z0" style:family="text">
      <style:text-properties style:font-name="Symbol1" style:font-name-complex="Symbol1"/>
    </style:style>
    <style:style style:name="WW8Num13z1" style:family="text">
      <style:text-properties style:font-name="Symbol1" style:font-name-complex="Symbol1"/>
    </style:style>
    <style:style style:name="WW8Num14z0" style:family="text">
      <style:text-properties style:font-name="Symbol1" style:font-name-complex="Symbol1"/>
    </style:style>
    <style:style style:name="WW8Num16z0" style:family="text">
      <style:text-properties style:font-name="Symbol1" style:font-name-complex="Symbol1"/>
    </style:style>
    <style:style style:name="WW8Num18z0" style:family="text">
      <style:text-properties style:font-name="Symbol1" style:font-name-complex="Symbol1"/>
    </style:style>
    <style:style style:name="WW8Num23z0" style:family="text">
      <style:text-properties style:font-name="Symbol1" style:font-name-complex="Symbol1"/>
    </style:style>
    <style:style style:name="WW8Num31z0" style:family="text">
      <style:text-properties style:font-name="Symbol1" style:font-name-complex="Symbol1"/>
    </style:style>
    <style:style style:name="WW-Absatz-Standardschriftart111" style:family="text"/>
    <style:style style:name="WW8Num5z0" style:family="text">
      <style:text-properties style:font-name="Symbol1" style:font-name-complex="Symbol1"/>
    </style:style>
    <style:style style:name="WW8Num6z0" style:family="text">
      <style:text-properties style:font-name="Symbol1" style:font-name-complex="Symbol1"/>
    </style:style>
    <style:style style:name="WW8Num8z0" style:family="text">
      <style:text-properties style:font-name="Wingdings1" fo:font-size="8pt" style:font-size-asian="8pt" style:font-name-complex="Wingdings1"/>
    </style:style>
    <style:style style:name="WW8Num9z0" style:family="text">
      <style:text-properties fo:color="#000000" style:font-name="Symbol1" style:font-name-complex="Symbol1"/>
    </style:style>
    <style:style style:name="WW8Num10z1" style:family="text">
      <style:text-properties style:font-name="Symbol1" style:font-name-complex="Symbol1"/>
    </style:style>
    <style:style style:name="WW8Num11z0" style:family="text">
      <style:text-properties style:font-name="Symbol1" style:font-name-complex="Symbol1"/>
    </style:style>
    <style:style style:name="WW8Num13z0" style:family="text">
      <style:text-properties style:font-name="Symbol1" style:font-name-complex="Symbol1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1" style:font-name-complex="Wingdings1"/>
    </style:style>
    <style:style style:name="WW8Num17z0" style:family="text">
      <style:text-properties style:font-name="Symbol1" style:font-name-complex="Symbol1"/>
    </style:style>
    <style:style style:name="WW8Num17z1" style:family="text">
      <style:text-properties style:font-name="Courier New" style:font-name-complex="Courier New"/>
    </style:style>
    <style:style style:name="WW8Num17z5" style:family="text">
      <style:text-properties style:font-name="Wingdings1" style:font-name-complex="Wingdings1"/>
    </style:style>
    <style:style style:name="WW8Num24z0" style:family="text">
      <style:text-properties style:font-name="Symbol1" style:font-name-complex="Symbol1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1" style:font-name-complex="Wingdings1"/>
    </style:style>
    <style:style style:name="WW8Num27z0" style:family="text">
      <style:text-properties style:font-name="Symbol1" style:font-name-complex="Symbol1"/>
    </style:style>
    <style:style style:name="WW8Num28z1" style:family="text">
      <style:text-properties style:font-name="Symbol1" style:font-name-complex="Symbol1"/>
    </style:style>
    <style:style style:name="WW8Num29z0" style:family="text">
      <style:text-properties style:font-name="Symbol1" style:font-name-complex="Symbol1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1" style:font-name-complex="Wingdings1"/>
    </style:style>
    <style:style style:name="WW8Num33z0" style:family="text">
      <style:text-properties style:font-name="Symbol1" style:font-name-complex="Symbol1"/>
    </style:style>
    <style:style style:name="WW8Num35z0" style:family="text">
      <style:text-properties style:font-name="Symbol1" style:font-name-complex="Symbol1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1" style:font-name-complex="Wingdings1"/>
    </style:style>
    <style:style style:name="WW8Num39z0" style:family="text">
      <style:text-properties style:font-name="Symbol1" style:font-name-complex="Symbol1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1" style:font-name-complex="Wingdings1"/>
    </style:style>
    <style:style style:name="WW8Num47z0" style:family="text">
      <style:text-properties style:font-name="Symbol1" style:font-name-complex="Symbol1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1" style:font-name-complex="Wingdings1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Título_20_Car" style:display-name="Título Car" style:family="text" style:parent-style-name="Fuente_20_de_20_párrafo_20_predeter.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Arial" fo:font-size="12pt" fo:font-style="italic" fo:font-weight="bold" style:font-size-asian="12pt" style:font-style-asian="italic" style:font-weight-asian="bold" style:font-name-complex="Arial" style:language-complex="ar" style:country-complex="SA"/>
    </style:style>
    <style:style style:name="Título_20_3_20_Car" style:display-name="Título 3 Car" style:family="text" style:parent-style-name="Fuente_20_de_20_párrafo_20_predeter.">
      <style:text-properties style:font-name="Arial" fo:font-size="12pt" style:font-size-asian="12pt" style:font-name-complex="Arial"/>
    </style:style>
    <style:style style:name="Título_20_6_20_Car" style:display-name="Título 6 Car" style:family="text" style:parent-style-name="Fuente_20_de_20_párrafo_20_predeter.">
      <style:text-properties style:font-name="Arial" fo:font-weight="bold" style:font-weight-asian="bold" style:font-name-complex="Arial" style:font-weight-complex="bold"/>
    </style:style>
    <style:style style:name="Texto_20_nota_20_pie_20_Car" style:display-name="Texto nota pie Car" style:family="text" style:parent-style-name="Fuente_20_de_20_párrafo_20_predeter.">
      <style:text-properties style:font-name="Calibri" style:font-name-asian="Times New Roman" style:font-name-complex="Times New Roman"/>
    </style:style>
    <style:style style:name="Énfasis_20_sutil" style:display-name="Énfasis sutil" style:family="text" style:parent-style-name="Fuente_20_de_20_párrafo_20_predeter.">
      <style:text-properties fo:color="#808080" fo:font-style="italic" style:font-name-asian="Times New Roman" style:font-style-asian="italic" style:font-name-complex="Times New Roman" style:font-size-complex="11pt" style:font-style-complex="italic" style:font-weight-complex="normal"/>
    </style:style>
    <style:style style:name="Título_20_1_20_Car" style:display-name="Título 1 Car" style:family="text" style:parent-style-name="Fuente_20_de_20_párrafo_20_predeter.">
      <style:text-properties style:font-name="Arial" fo:font-size="14pt" fo:font-weight="bold" style:letter-kerning="true" style:font-size-asian="14pt" style:font-weight-asian="bold" style:font-name-complex="Arial"/>
    </style:style>
    <style:style style:name="Título_20_4_20_Car" style:display-name="Título 4 Car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Cita_20_Car" style:display-name="Cita Car" style:family="text" style:parent-style-name="Fuente_20_de_20_párrafo_20_predeter.">
      <style:text-properties fo:color="#000000" style:font-name="Arial" fo:font-style="italic" style:font-style-asian="italic" style:font-name-complex="Arial" style:font-style-complex="italic"/>
    </style:style>
    <style:style style:name="Viñetas" style:family="text">
      <style:text-properties style:font-name="OpenSymbol" style:font-name-asian="OpenSymbol" style:font-name-complex="OpenSymbol"/>
    </style:style>
    <style:style style:name="Carácter_20_de_20_numeración" style:display-name="Carácter de numeración" style:family="text"/>
    <style:style style:name="Numbering_20_Symbols" style:display-name="Numbering Symbols" style:family="text"/>
    <style:style style:name="ListLabel_20_2" style:display-name="ListLabel 2" style:family="text">
      <style:text-properties style:font-name-complex="Calibri2"/>
    </style:style>
    <style:style style:name="ListLabel_20_1" style:display-name="ListLabel 1" style:family="text">
      <style:text-properties style:font-name-complex="Courier New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8z0" style:family="text">
      <style:text-properties style:font-name="Symbol1" style:font-name-complex="Symbol1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1" style:font-name-complex="Wingdings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WW8Num20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0z0" style:num-suffix="." text:bullet-char="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0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 2"/>
      </text:list-level-style-bullet>
      <text:list-level-style-bullet text:level="7" text:style-name="WW8Num20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0z0" style:num-suffix="." text:bullet-char="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0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877cm" fo:margin-left="-0.123cm" table:align="left" style:writing-mode="lr-tb"/>
    </style:style>
    <style:style style:name="Table3.A" style:family="table-column">
      <style:table-column-properties style:column-width="2.625cm"/>
    </style:style>
    <style:style style:name="Table3.B" style:family="table-column">
      <style:table-column-properties style:column-width="6.625cm"/>
    </style:style>
    <style:style style:name="Table3.C" style:family="table-column">
      <style:table-column-properties style:column-width="6.627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text-properties style:font-name="Times New Roman" fo:font-size="8pt" fo:language="es" fo:country="AR" fo:font-style="italic" fo:font-weight="bold" style:font-size-asian="8pt" style:font-style-asian="italic" style:font-weight-asian="bold" style:font-name-complex="Times New Roman"/>
    </style:style>
    <style:style style:name="MP4" style:family="paragraph" style:parent-style-name="Standard">
      <style:paragraph-properties style:snap-to-layout-grid="false"/>
      <style:text-properties style:font-name="Monotype Corsiva" fo:font-size="8pt" fo:language="es" fo:country="AR" style:font-size-asian="8pt" style:font-name-complex="Monotype Corsiva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Header">
      <style:text-properties fo:language="es" fo:country="AR" style:language-asian="zxx" style:country-asian="none"/>
    </style:style>
    <style:style style:name="MP7" style:family="paragraph">
      <style:paragraph-properties fo:text-align="center" style:writing-mode="lr-tb"/>
    </style:style>
    <style:style style:name="MP8" style:family="paragraph" style:parent-style-name="Footer">
      <style:text-properties fo:language="es" fo:country="AR"/>
    </style:style>
    <style:style style:name="MT1" style:family="text">
      <style:text-properties fo:font-size="12pt" fo:language="es" fo:country="AR" fo:font-weight="bold" style:font-size-asian="12pt" style:font-weight-asian="bold"/>
    </style:style>
    <style:style style:name="MT2" style:family="text">
      <style:text-properties style:font-name="Monotype Corsiva" fo:font-size="8pt" fo:language="es" fo:country="AR" style:font-size-asian="8pt" style:font-name-complex="Monotype Corsiva"/>
    </style:style>
    <style:style style:name="MT3" style:family="text">
      <style:text-properties style:font-name="Monotype Corsiva" fo:font-size="8pt" fo:language="es" fo:country="AR" style:font-name-asian="Monotype Corsiva" style:font-size-asian="8pt" style:font-name-complex="Monotype Corsiva"/>
    </style:style>
    <style:style style:name="MT4" style:family="text">
      <style:text-properties fo:language="es" fo:country="AR" fo:font-style="italic" style:text-underline-style="solid" style:text-underline-width="auto" style:text-underline-color="font-color" fo:font-weight="bold" style:font-style-asian="italic" style:font-weight-asian="bold"/>
    </style:style>
    <style:style style:name="MT5" style:family="text">
      <style:text-properties fo:language="es" fo:country="AR" fo:font-style="italic" style:text-underline-style="solid" style:text-underline-width="auto" style:text-underline-color="font-color" fo:font-weight="bold" style:font-name-asian="Arial" style:font-style-asian="italic" style:font-weight-asian="bold" style:font-name-complex="Arial"/>
    </style:style>
    <style:style style:name="MT6" style:family="text">
      <style:text-properties fo:font-size="8pt" fo:language="es" fo:country="AR" style:font-size-asian="8pt" style:font-size-complex="8pt"/>
    </style:style>
    <style:style style:name="MT7" style:family="text">
      <style:text-properties fo:font-size="8pt" fo:language="es" fo:country="AR" style:font-name-asian="Arial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501cm" fo:margin-bottom="1.212cm" fo:margin-left="3cm" fo:margin-right="3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1.288cm" fo:margin-left="0cm" fo:margin-right="0cm" fo:margin-top="1.1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"><text:span text:style-name="MT1"><draw:frame draw:style-name="Mfr1" draw:name="graphics1" text:anchor-type="as-char" svg:width="0.108cm" svg:height="1.099cm" draw:z-index="40"><draw:image xlink:href="Pictures/100000000000005B00000090F3E3DBFE.png" xlink:type="simple" xlink:show="embed" xlink:actuate="onLoad"/></draw:frame></text:span><text:span text:style-name="MT1"><text:tab/></text:span></text:p>
            </table:table-cell>
            <table:table-cell table:style-name="Table3.A1" office:value-type="string">
              <text:p text:style-name="MP2"><text:span text:style-name="MT2">Universidad</text:span><text:span text:style-name="MT3"> </text:span><text:span text:style-name="MT2">de</text:span><text:span text:style-name="MT3"> </text:span><text:span text:style-name="MT2">Buenos</text:span><text:span text:style-name="MT3"> </text:span><text:span text:style-name="MT2">Aires</text:span><text:span text:style-name="MT3"> <text:s text:c="124"/></text:span></text:p>
              <text:p text:style-name="Standard"><text:span text:style-name="MT2">Facultad</text:span><text:span text:style-name="MT3"> </text:span><text:span text:style-name="MT2">de</text:span><text:span text:style-name="MT3"> </text:span><text:span text:style-name="MT2">Ingeniería</text:span><text:span text:style-name="MT3"> </text:span></text:p>
              <text:p text:style-name="MP3">75.08 Sistemas Operativos</text:p>
              <text:p text:style-name="Standard"><text:span text:style-name="MT2">Segundo</text:span><text:span text:style-name="MT3"> </text:span><text:span text:style-name="MT2">Cuatrimestre</text:span><text:span text:style-name="MT3"> </text:span><text:span text:style-name="MT2">2011</text:span></text:p>
            </table:table-cell>
            <table:table-cell table:style-name="Table3.A1" office:value-type="string">
              <text:p text:style-name="MP4"/>
              <text:p text:style-name="MP5"><text:span text:style-name="MT4">Trabajo</text:span><text:span text:style-name="MT5"> </text:span><text:span text:style-name="MT4">Práctico</text:span><text:span text:style-name="MT5"> <text:s/></text:span><text:span text:style-name="MT4"><text:line-break/></text:span></text:p>
            </table:table-cell>
          </table:table-row>
        </table:table>
        <text:p text:style-name="MP6"><draw:line text:anchor-type="char" draw:z-index="81" draw:style-name="Mgr1" draw:text-style-name="MP7" svg:x1="0.048cm" svg:y1="0.129cm" svg:x2="15.542cm" svg:y2="0.129cm"><text:p/></draw:line></text:p>
      </style:header>
      <style:footer>
        <text:p text:style-name="Header"><text:span text:style-name="MT6">Grupo</text:span><text:span text:style-name="MT7"> 10</text:span><text:span text:style-name="MT6">.</text:span><text:span text:style-name="MT7"> </text:span><text:span text:style-name="MT6">Tema</text:span><text:span text:style-name="MT7"> </text:span><text:span text:style-name="MT6">R<text:tab/><text:tab/>Página</text:span><text:span text:style-name="MT7"> </text:span><text:span text:style-name="Page_20_Number"><text:span text:style-name="MT6"><text:page-number text:select-page="current">41</text:page-number></text:span></text:span><text:span text:style-name="Page_20_Number"><text:span text:style-name="MT7"> </text:span></text:span><text:span text:style-name="Page_20_Number"><text:span text:style-name="MT6">de</text:span></text:span><text:span text:style-name="Page_20_Number"><text:span text:style-name="MT7"> </text:span></text:span><text:span text:style-name="Page_20_Number"><text:span text:style-name="MT6"><text:page-count style:num-format="1">41</text:page-count></text:span></text:span></text:p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rabajo Practico de Sistemas Operativos</dc:title>
    <meta:initial-creator>Sandra Abraham</meta:initial-creator>
    <meta:creation-date>2011-09-20T20:59:00</meta:creation-date>
    <dc:creator>flavius </dc:creator>
    <dc:date>2011-10-28T09:02:23</dc:date>
    <meta:print-date>2011-09-20T12:45:00</meta:print-date>
    <meta:editing-cycles>33</meta:editing-cycles>
    <meta:editing-duration>PT05H12M14S</meta:editing-duration>
    <meta:generator>OpenOffice.org/3.2$Linux OpenOffice.org_project/320m12$Build-9483</meta:generator>
    <meta:document-statistic meta:table-count="3" meta:image-count="1" meta:object-count="0" meta:page-count="41" meta:paragraph-count="1160" meta:word-count="9618" meta:character-count="61967"/>
    <meta:user-defined meta:name="Asunto">Enunciado TP</meta:user-defined>
    <meta:user-defined meta:name="Demonio">detectarC</meta:user-defined>
    <meta:user-defined meta:name="Elaborado por">Lic. Sandra Abaham</meta:user-defined>
    <meta:user-defined meta:name="Inicializador">iniciarC</meta:user-defined>
    <meta:user-defined meta:name="Instalador">instalarC</meta:user-defined>
    <meta:user-defined meta:name="Listador">listarC</meta:user-defined>
    <meta:user-defined meta:name="Log">loguearC</meta:user-defined>
    <meta:user-defined meta:name="Mover">moverC</meta:user-defined>
    <meta:user-defined meta:name="Poceso">sumarC</meta:user-defined>
    <meta:user-defined meta:name="Proyecto">Consultar</meta:user-defined>
  </office:meta>
</office:document-meta>
</file>